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55pt"/>
    </style:style>
    <style:style style:name="co2" style:family="table-column">
      <style:table-column-properties fo:break-before="auto" style:column-width="38.86pt"/>
    </style:style>
    <style:style style:name="co3" style:family="table-column">
      <style:table-column-properties fo:break-before="auto" style:column-width="69.99pt"/>
    </style:style>
    <style:style style:name="co4" style:family="table-column">
      <style:table-column-properties fo:break-before="auto" style:column-width="63.64pt"/>
    </style:style>
    <style:style style:name="co5" style:family="table-column">
      <style:table-column-properties fo:break-before="auto" style:column-width="162.71pt"/>
    </style:style>
    <style:style style:name="co6" style:family="table-column">
      <style:table-column-properties fo:break-before="auto" style:column-width="84.16pt"/>
    </style:style>
    <style:style style:name="co7" style:family="table-column">
      <style:table-column-properties fo:break-before="auto" style:column-width="92.64pt"/>
    </style:style>
    <style:style style:name="co8" style:family="table-column">
      <style:table-column-properties fo:break-before="auto" style:column-width="84.84pt"/>
    </style:style>
    <style:style style:name="co9" style:family="table-column">
      <style:table-column-properties fo:break-before="auto" style:column-width="86.26pt"/>
    </style:style>
    <style:style style:name="co10" style:family="table-column">
      <style:table-column-properties fo:break-before="auto" style:column-width="67.15pt"/>
    </style:style>
    <style:style style:name="co11" style:family="table-column">
      <style:table-column-properties fo:break-before="auto" style:column-width="279.41pt"/>
    </style:style>
    <style:style style:name="co12" style:family="table-column">
      <style:table-column-properties fo:break-before="auto" style:column-width="91.96pt"/>
    </style:style>
    <style:style style:name="co13" style:family="table-column">
      <style:table-column-properties fo:break-before="auto" style:column-width="65.76pt"/>
    </style:style>
    <style:style style:name="co14" style:family="table-column">
      <style:table-column-properties fo:break-before="auto" style:column-width="82.06pt"/>
    </style:style>
    <style:style style:name="co15" style:family="table-column">
      <style:table-column-properties fo:break-before="auto" style:column-width="75.66pt"/>
    </style:style>
    <style:style style:name="co16" style:family="table-column">
      <style:table-column-properties fo:break-before="auto" style:column-width="99.01pt"/>
    </style:style>
    <style:style style:name="co17" style:family="table-column">
      <style:table-column-properties fo:break-before="auto" style:column-width="48.81pt"/>
    </style:style>
    <style:style style:name="co18" style:family="table-column">
      <style:table-column-properties fo:break-before="auto" style:column-width="26.84pt"/>
    </style:style>
    <style:style style:name="co19" style:family="table-column">
      <style:table-column-properties fo:break-before="auto" style:column-width="118.09pt"/>
    </style:style>
    <style:style style:name="co20" style:family="table-column">
      <style:table-column-properties fo:break-before="auto" style:column-width="103.24pt"/>
    </style:style>
    <style:style style:name="co21" style:family="table-column">
      <style:table-column-properties fo:break-before="auto" style:column-width="76.34pt"/>
    </style:style>
    <style:style style:name="co22" style:family="table-column">
      <style:table-column-properties fo:break-before="auto" style:column-width="90.51pt"/>
    </style:style>
    <style:style style:name="co23" style:family="table-column">
      <style:table-column-properties fo:break-before="auto" style:column-width="110.35pt"/>
    </style:style>
    <style:style style:name="co24" style:family="table-column">
      <style:table-column-properties fo:break-before="auto" style:column-width="58.71pt"/>
    </style:style>
    <style:style style:name="co25" style:family="table-column">
      <style:table-column-properties fo:break-before="auto" style:column-width="1300.99pt"/>
    </style:style>
    <style:style style:name="co26" style:family="table-column">
      <style:table-column-properties fo:break-before="auto" style:column-width="48.05pt"/>
    </style:style>
    <style:style style:name="co27" style:family="table-column">
      <style:table-column-properties fo:break-before="auto" style:column-width="111.06pt"/>
    </style:style>
    <style:style style:name="co28" style:family="table-column">
      <style:table-column-properties fo:break-before="auto" style:column-width="45.24pt"/>
    </style:style>
    <style:style style:name="co29" style:family="table-column">
      <style:table-column-properties fo:break-before="auto" style:column-width="72.11pt"/>
    </style:style>
    <style:style style:name="co30" style:family="table-column">
      <style:table-column-properties fo:break-before="auto" style:column-width="60.8pt"/>
    </style:style>
    <style:style style:name="co31" style:family="table-column">
      <style:table-column-properties fo:break-before="auto" style:column-width="38.15pt"/>
    </style:style>
    <style:style style:name="co32" style:family="table-column">
      <style:table-column-properties fo:break-before="auto" style:column-width="79.2pt"/>
    </style:style>
    <style:style style:name="co33" style:family="table-column">
      <style:table-column-properties fo:break-before="auto" style:column-width="51.59pt"/>
    </style:style>
    <style:style style:name="co34" style:family="table-column">
      <style:table-column-properties fo:break-before="auto" style:column-width="81.3pt"/>
    </style:style>
    <style:style style:name="co35" style:family="table-column">
      <style:table-column-properties fo:break-before="auto" style:column-width="113.84pt"/>
    </style:style>
    <style:style style:name="co36" style:family="table-column">
      <style:table-column-properties fo:break-before="auto" style:column-width="96.21pt"/>
    </style:style>
    <style:style style:name="co37" style:family="table-column">
      <style:table-column-properties fo:break-before="auto" style:column-width="62.96pt"/>
    </style:style>
    <style:style style:name="co38" style:family="table-column">
      <style:table-column-properties fo:break-before="auto" style:column-width="94.05pt"/>
    </style:style>
    <style:style style:name="co39" style:family="table-column">
      <style:table-column-properties fo:break-before="auto" style:column-width="130.14pt"/>
    </style:style>
    <style:style style:name="co40" style:family="table-column">
      <style:table-column-properties fo:break-before="auto" style:column-width="70.7pt"/>
    </style:style>
    <style:style style:name="co41" style:family="table-column">
      <style:table-column-properties fo:break-before="auto" style:column-width="64.35pt"/>
    </style:style>
    <style:style style:name="co42" style:family="table-column">
      <style:table-column-properties fo:break-before="auto" style:column-width="67.89pt"/>
    </style:style>
    <style:style style:name="co43" style:family="table-column">
      <style:table-column-properties fo:break-before="auto" style:column-width="101.14pt"/>
    </style:style>
    <style:style style:name="co44" style:family="table-column">
      <style:table-column-properties fo:break-before="auto" style:column-width="68.6pt"/>
    </style:style>
    <style:style style:name="co45" style:family="table-column">
      <style:table-column-properties fo:break-before="auto" style:column-width="50.2pt"/>
    </style:style>
    <style:style style:name="co46" style:family="table-column">
      <style:table-column-properties fo:break-before="auto" style:column-width="71.4pt"/>
    </style:style>
    <style:style style:name="co47" style:family="table-column">
      <style:table-column-properties fo:break-before="auto" style:column-width="85.55pt"/>
    </style:style>
    <style:style style:name="co48" style:family="table-column">
      <style:table-column-properties fo:break-before="auto" style:column-width="74.24pt"/>
    </style:style>
    <style:style style:name="co49" style:family="table-column">
      <style:table-column-properties fo:break-before="auto" style:column-width="31.1pt"/>
    </style:style>
    <style:style style:name="co50" style:family="table-column">
      <style:table-column-properties fo:break-before="auto" style:column-width="152.76pt"/>
    </style:style>
    <style:style style:name="co51" style:family="table-column">
      <style:table-column-properties fo:break-before="auto" style:column-width="72.85pt"/>
    </style:style>
    <style:style style:name="co52" style:family="table-column">
      <style:table-column-properties fo:break-before="auto" style:column-width="245.45pt"/>
    </style:style>
    <style:style style:name="co53" style:family="table-column">
      <style:table-column-properties fo:break-before="auto" style:column-width="113.16pt"/>
    </style:style>
    <style:style style:name="co54" style:family="table-column">
      <style:table-column-properties fo:break-before="auto" style:column-width="30.39pt"/>
    </style:style>
    <style:style style:name="co55" style:family="table-column">
      <style:table-column-properties fo:break-before="auto" style:column-width="53.74pt"/>
    </style:style>
    <style:style style:name="co56" style:family="table-column">
      <style:table-column-properties fo:break-before="auto" style:column-width="55.16pt"/>
    </style:style>
    <style:style style:name="co57" style:family="table-column">
      <style:table-column-properties fo:break-before="auto" style:column-width="915.39pt"/>
    </style:style>
    <style:style style:name="co58" style:family="table-column">
      <style:table-column-properties fo:break-before="auto" style:column-width="26.16pt"/>
    </style:style>
    <style:style style:name="co59" style:family="table-column">
      <style:table-column-properties fo:break-before="auto" style:column-width="130.85pt"/>
    </style:style>
    <style:style style:name="co60" style:family="table-column">
      <style:table-column-properties fo:break-before="auto" style:column-width="35.35pt"/>
    </style:style>
    <style:style style:name="co61" style:family="table-column">
      <style:table-column-properties fo:break-before="auto" style:column-width="54.45pt"/>
    </style:style>
    <style:style style:name="co62" style:family="table-column">
      <style:table-column-properties fo:break-before="auto" style:column-width="240.49pt"/>
    </style:style>
    <style:style style:name="co63" style:family="table-column">
      <style:table-column-properties fo:break-before="auto" style:column-width="262.46pt"/>
    </style:style>
    <style:style style:name="co64" style:family="table-column">
      <style:table-column-properties fo:break-before="auto" style:column-width="42.41pt"/>
    </style:style>
    <style:style style:name="co65" style:family="table-column">
      <style:table-column-properties fo:break-before="auto" style:column-width="37.45pt"/>
    </style:style>
    <style:style style:name="co66" style:family="table-column">
      <style:table-column-properties fo:break-before="auto" style:column-width="44.56pt"/>
    </style:style>
    <style:style style:name="co67" style:family="table-column">
      <style:table-column-properties fo:break-before="auto" style:column-width="65.06pt"/>
    </style:style>
    <style:style style:name="co68" style:family="table-column">
      <style:table-column-properties fo:break-before="auto" style:column-width="36.74pt"/>
    </style:style>
    <style:style style:name="co69" style:family="table-column">
      <style:table-column-properties fo:break-before="auto" style:column-width="43.85pt"/>
    </style:style>
    <style:style style:name="co70" style:family="table-column">
      <style:table-column-properties fo:break-before="auto" style:column-width="98.31pt"/>
    </style:style>
    <style:style style:name="co71" style:family="table-column">
      <style:table-column-properties fo:break-before="auto" style:column-width="74.95pt"/>
    </style:style>
    <style:style style:name="co72" style:family="table-column">
      <style:table-column-properties fo:break-before="auto" style:column-width="122.34pt"/>
    </style:style>
    <style:style style:name="co73" style:family="table-column">
      <style:table-column-properties fo:break-before="auto" style:column-width="125.21pt"/>
    </style:style>
    <style:style style:name="co74" style:family="table-column">
      <style:table-column-properties fo:break-before="auto" style:column-width="58pt"/>
    </style:style>
    <style:style style:name="co75" style:family="table-column">
      <style:table-column-properties fo:break-before="auto" style:column-width="80.59pt"/>
    </style:style>
    <style:style style:name="co76" style:family="table-column">
      <style:table-column-properties fo:break-before="auto" style:column-width="135.1pt"/>
    </style:style>
    <style:style style:name="co77" style:family="table-column">
      <style:table-column-properties fo:break-before="auto" style:column-width="128.69pt"/>
    </style:style>
    <style:style style:name="co78" style:family="table-column">
      <style:table-column-properties fo:break-before="auto" style:column-width="134.39pt"/>
    </style:style>
    <style:style style:name="co79" style:family="table-column">
      <style:table-column-properties fo:break-before="auto" style:column-width="131.56pt"/>
    </style:style>
    <style:style style:name="co80" style:family="table-column">
      <style:table-column-properties fo:break-before="auto" style:column-width="77.1pt"/>
    </style:style>
    <style:style style:name="co81" style:family="table-column">
      <style:table-column-properties fo:break-before="auto" style:column-width="93.34pt"/>
    </style:style>
    <style:style style:name="co82" style:family="table-column">
      <style:table-column-properties fo:break-before="auto" style:column-width="99.69pt"/>
    </style:style>
    <style:style style:name="co83" style:family="table-column">
      <style:table-column-properties fo:break-before="auto" style:column-width="118.8pt"/>
    </style:style>
    <style:style style:name="co84" style:family="table-column">
      <style:table-column-properties fo:break-before="auto" style:column-width="87pt"/>
    </style:style>
    <style:style style:name="co85" style:family="table-column">
      <style:table-column-properties fo:break-before="auto" style:column-width="106.1pt"/>
    </style:style>
    <style:style style:name="co86" style:family="table-column">
      <style:table-column-properties fo:break-before="auto" style:column-width="83.45pt"/>
    </style:style>
    <style:style style:name="co87" style:family="table-column">
      <style:table-column-properties fo:break-before="auto" style:column-width="117.41pt"/>
    </style:style>
    <style:style style:name="co88" style:family="table-column">
      <style:table-column-properties fo:break-before="auto" style:column-width="102.56pt"/>
    </style:style>
    <style:style style:name="co89" style:family="table-column">
      <style:table-column-properties fo:break-before="auto" style:column-width="95.44pt"/>
    </style:style>
    <style:style style:name="co90" style:family="table-column">
      <style:table-column-properties fo:break-before="auto" style:column-width="107.49pt"/>
    </style:style>
    <style:style style:name="co91" style:family="table-column">
      <style:table-column-properties fo:break-before="auto" style:column-width="147.09pt"/>
    </style:style>
    <style:style style:name="co92" style:family="table-column">
      <style:table-column-properties fo:break-before="auto" style:column-width="97.6pt"/>
    </style:style>
    <style:style style:name="co93" style:family="table-column">
      <style:table-column-properties fo:break-before="auto" style:column-width="171.16pt"/>
    </style:style>
    <style:style style:name="co94" style:family="table-column">
      <style:table-column-properties fo:break-before="auto" style:column-width="91.25pt"/>
    </style:style>
    <style:style style:name="co95" style:family="table-column">
      <style:table-column-properties fo:break-before="auto" style:column-width="108.2pt"/>
    </style:style>
    <style:style style:name="co96" style:family="table-column">
      <style:table-column-properties fo:break-before="auto" style:column-width="104.66pt"/>
    </style:style>
    <style:style style:name="co97" style:family="table-column">
      <style:table-column-properties fo:break-before="auto" style:column-width="109.59pt"/>
    </style:style>
    <style:style style:name="co98" style:family="table-column">
      <style:table-column-properties fo:break-before="auto" style:column-width="135.81pt"/>
    </style:style>
    <style:style style:name="co99" style:family="table-column">
      <style:table-column-properties fo:break-before="auto" style:column-width="157.75pt"/>
    </style:style>
    <style:style style:name="co100" style:family="table-column">
      <style:table-column-properties fo:break-before="auto" style:column-width="132.24pt"/>
    </style:style>
    <style:style style:name="co101" style:family="table-column">
      <style:table-column-properties fo:break-before="auto" style:column-width="123.05pt"/>
    </style:style>
    <style:style style:name="co102" style:family="table-column">
      <style:table-column-properties fo:break-before="auto" style:column-width="129.46pt"/>
    </style:style>
    <style:style style:name="co103" style:family="table-column">
      <style:table-column-properties fo:break-before="auto" style:column-width="124.5pt"/>
    </style:style>
    <style:style style:name="co104" style:family="table-column">
      <style:table-column-properties fo:break-before="auto" style:column-width="115.31pt"/>
    </style:style>
    <style:style style:name="co105" style:family="table-column">
      <style:table-column-properties fo:break-before="auto" style:column-width="132.94pt"/>
    </style:style>
    <style:style style:name="co10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24pt" fo:break-before="auto" style:use-optimal-row-height="true"/>
    </style:style>
    <style:style style:name="ro3" style:family="table-row">
      <style:table-row-properties style:row-height="81.41pt" fo:break-before="auto" style:use-optimal-row-height="true"/>
    </style:style>
    <style:style style:name="ro4" style:family="table-row">
      <style:table-row-properties style:row-height="47.1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catalog_product_magento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0"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14" table:default-cell-style-name="Default"/>
        <table:table-column table:style-name="co38" table:default-cell-style-name="Default"/>
        <table:table-column table:style-name="co39" table:default-cell-style-name="Default"/>
        <table:table-column table:style-name="co37" table:default-cell-style-name="Default"/>
        <table:table-column table:style-name="co40" table:default-cell-style-name="Default"/>
        <table:table-column table:style-name="co41" table:default-cell-style-name="Default"/>
        <table:table-column table:style-name="co13" table:default-cell-style-name="Default"/>
        <table:table-column table:style-name="co33" table:default-cell-style-name="Default"/>
        <table:table-column table:style-name="co42" table:default-cell-style-name="Default"/>
        <table:table-column table:style-name="co40"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 table:default-cell-style-name="Default"/>
        <table:table-column table:style-name="co40"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34" table:default-cell-style-name="Default"/>
        <table:table-column table:style-name="co4" table:default-cell-style-name="Default"/>
        <table:table-column table:style-name="co20" table:number-columns-repeated="2" table:default-cell-style-name="Default"/>
        <table:table-column table:style-name="co26" table:default-cell-style-name="Default"/>
        <table:table-column table:style-name="co53" table:default-cell-style-name="Default"/>
        <table:table-column table:style-name="co4" table:default-cell-style-name="Default"/>
        <table:table-column table:style-name="co54" table:default-cell-style-name="Default"/>
        <table:table-column table:style-name="co6"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12" table:default-cell-style-name="Default"/>
        <table:table-column table:style-name="co20" table:default-cell-style-name="Default"/>
        <table:table-column table:style-name="co10" table:default-cell-style-name="Default"/>
        <table:table-column table:style-name="co32" table:default-cell-style-name="Default"/>
        <table:table-column table:style-name="co60" table:default-cell-style-name="Default"/>
        <table:table-column table:style-name="co61" table:default-cell-style-name="Default"/>
        <table:table-column table:style-name="co4" table:default-cell-style-name="Default"/>
        <table:table-column table:style-name="co59" table:default-cell-style-name="Default"/>
        <table:table-column table:style-name="co32" table:default-cell-style-name="Default"/>
        <table:table-column table:style-name="co20"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24" table:default-cell-style-name="Default"/>
        <table:table-column table:style-name="co53" table:default-cell-style-name="Default"/>
        <table:table-column table:style-name="co42"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48"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59" table:default-cell-style-name="Default"/>
        <table:table-column table:style-name="co53" table:default-cell-style-name="Default"/>
        <table:table-column table:style-name="co81" table:default-cell-style-name="Default"/>
        <table:table-column table:style-name="co12" table:default-cell-style-name="Default"/>
        <table:table-column table:style-name="co27"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6" table:default-cell-style-name="Default"/>
        <table:table-column table:style-name="co71" table:default-cell-style-name="Default"/>
        <table:table-column table:style-name="co86" table:default-cell-style-name="Default"/>
        <table:table-column table:style-name="co90" table:default-cell-style-name="Default"/>
        <table:table-column table:style-name="co91" table:default-cell-style-name="Default"/>
        <table:table-column table:style-name="co89" table:default-cell-style-name="Default"/>
        <table:table-column table:style-name="co92" table:default-cell-style-name="Default"/>
        <table:table-column table:style-name="co93" table:default-cell-style-name="Default"/>
        <table:table-column table:style-name="co94" table:default-cell-style-name="Default"/>
        <table:table-column table:style-name="co14" table:default-cell-style-name="Default"/>
        <table:table-column table:style-name="co92"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0" table:default-cell-style-name="Default"/>
        <table:table-column table:style-name="co43"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1" table:default-cell-style-name="Default"/>
        <table:table-column table:style-name="co103" table:default-cell-style-name="Default"/>
        <table:table-column table:style-name="co90" table:default-cell-style-name="Default"/>
        <table:table-column table:style-name="co97" table:default-cell-style-name="Default"/>
        <table:table-column table:style-name="co104" table:default-cell-style-name="Default"/>
        <table:table-column table:style-name="co105" table:default-cell-style-name="Default"/>
        <table:table-row table:style-name="ro1">
          <table:table-cell office:value-type="string">
            <text:p>sku</text:p>
          </table:table-cell>
          <table:table-cell office:value-type="string">
            <text:p>_store</text:p>
          </table:table-cell>
          <table:table-cell office:value-type="string">
            <text:p>_attribute_set</text:p>
          </table:table-cell>
          <table:table-cell office:value-type="string">
            <text:p>_type</text:p>
          </table:table-cell>
          <table:table-cell office:value-type="string">
            <text:p>_category</text:p>
          </table:table-cell>
          <table:table-cell office:value-type="string">
            <text:p>_root_category</text:p>
          </table:table-cell>
          <table:table-cell office:value-type="string">
            <text:p>_product_websites</text:p>
          </table:table-cell>
          <table:table-cell office:value-type="string">
            <text:p>accessories_size</text:p>
          </table:table-cell>
          <table:table-cell office:value-type="string">
            <text:p>accessories_type</text:p>
          </table:table-cell>
          <table:table-cell office:value-type="string">
            <text:p>apparel_type</text:p>
          </table:table-cell>
          <table:table-cell office:value-type="string">
            <text:p>author_artist</text:p>
          </table:table-cell>
          <table:table-cell office:value-type="string">
            <text:p>bag_luggage_type</text:p>
          </table:table-cell>
          <table:table-cell office:value-type="string">
            <text:p>banana_split</text:p>
          </table:table-cell>
          <table:table-cell office:value-type="string">
            <text:p>bedding_pattern</text:p>
          </table:table-cell>
          <table:table-cell office:value-type="string">
            <text:p>bed_bath_type</text:p>
          </table:table-cell>
          <table:table-cell office:value-type="string">
            <text:p>books_music_type</text:p>
          </table:table-cell>
          <table:table-cell office:value-type="string">
            <text:p>camera_megapixels</text:p>
          </table:table-cell>
          <table:table-cell office:value-type="string">
            <text:p>camera_type</text:p>
          </table:table-cell>
          <table:table-cell office:value-type="string">
            <text:p>color</text:p>
          </table:table-cell>
          <table:table-cell office:value-type="string">
            <text:p>cost</text:p>
          </table:table-cell>
          <table:table-cell office:value-type="string">
            <text:p>country_of_manufacture</text:p>
          </table:table-cell>
          <table:table-cell office:value-type="string">
            <text:p>created_at</text:p>
          </table:table-cell>
          <table:table-cell office:value-type="string">
            <text:p>custom_design</text:p>
          </table:table-cell>
          <table:table-cell office:value-type="string">
            <text:p>custom_design_from</text:p>
          </table:table-cell>
          <table:table-cell office:value-type="string">
            <text:p>custom_design_to</text:p>
          </table:table-cell>
          <table:table-cell office:value-type="string">
            <text:p>custom_layout_update</text:p>
          </table:table-cell>
          <table:table-cell office:value-type="string">
            <text:p>decor_type</text:p>
          </table:table-cell>
          <table:table-cell office:value-type="string">
            <text:p>description</text:p>
          </table:table-cell>
          <table:table-cell office:value-type="string">
            <text:p>diameter</text:p>
          </table:table-cell>
          <table:table-cell office:value-type="string">
            <text:p>electronic_type</text:p>
          </table:table-cell>
          <table:table-cell office:value-type="string">
            <text:p>fit</text:p>
          </table:table-cell>
          <table:table-cell office:value-type="string">
            <text:p>format</text:p>
          </table:table-cell>
          <table:table-cell office:value-type="string">
            <text:p>frame_style</text:p>
          </table:table-cell>
          <table:table-cell office:value-type="string">
            <text:p>gallery</text:p>
          </table:table-cell>
          <table:table-cell office:value-type="string">
            <text:p>gender</text:p>
          </table:table-cell>
          <table:table-cell office:value-type="string">
            <text:p>gendered</text:p>
          </table:table-cell>
          <table:table-cell office:value-type="string">
            <text:p>genre</text:p>
          </table:table-cell>
          <table:table-cell office:value-type="string">
            <text:p>gift_message_available</text:p>
          </table:table-cell>
          <table:table-cell office:value-type="string">
            <text:p>gift_wrapping_available</text:p>
          </table:table-cell>
          <table:table-cell office:value-type="string">
            <text:p>gift_wrapping_price</text:p>
          </table:table-cell>
          <table:table-cell office:value-type="string">
            <text:p>has_options</text:p>
          </table:table-cell>
          <table:table-cell office:value-type="string">
            <text:p>homeware_style</text:p>
          </table:table-cell>
          <table:table-cell office:value-type="string">
            <text:p>home_decor_type</text:p>
          </table:table-cell>
          <table:table-cell office:value-type="string">
            <text:p>image</text:p>
          </table:table-cell>
          <table:table-cell office:value-type="string">
            <text:p>image_label</text:p>
          </table:table-cell>
          <table:table-cell office:value-type="string">
            <text:p>internal_lining</text:p>
          </table:table-cell>
          <table:table-cell office:value-type="string">
            <text:p>jewelry_type</text:p>
          </table:table-cell>
          <table:table-cell office:value-type="string">
            <text:p>length</text:p>
          </table:table-cell>
          <table:table-cell office:value-type="string">
            <text:p>lens_type</text:p>
          </table:table-cell>
          <table:table-cell office:value-type="string">
            <text:p>luggage_size</text:p>
          </table:table-cell>
          <table:table-cell office:value-type="string">
            <text:p>luggage_style</text:p>
          </table:table-cell>
          <table:table-cell office:value-type="string">
            <text:p>luggage_travel_style</text:p>
          </table:table-cell>
          <table:table-cell office:value-type="string">
            <text:p>manufacturer</text:p>
          </table:table-cell>
          <table:table-cell office:value-type="string">
            <text:p>material</text:p>
          </table:table-cell>
          <table:table-cell office:value-type="string">
            <text:p>media_gallery</text:p>
          </table:table-cell>
          <table:table-cell office:value-type="string">
            <text:p>meta_description</text:p>
          </table:table-cell>
          <table:table-cell office:value-type="string">
            <text:p>meta_keyword</text:p>
          </table:table-cell>
          <table:table-cell office:value-type="string">
            <text:p>meta_title</text:p>
          </table:table-cell>
          <table:table-cell office:value-type="string">
            <text:p>minimal_price</text:p>
          </table:table-cell>
          <table:table-cell office:value-type="string">
            <text:p>msrp</text:p>
          </table:table-cell>
          <table:table-cell office:value-type="string">
            <text:p>msrp_display_actual_price_type</text:p>
          </table:table-cell>
          <table:table-cell office:value-type="string">
            <text:p>msrp_enabled</text:p>
          </table:table-cell>
          <table:table-cell office:value-type="string">
            <text:p>name</text:p>
          </table:table-cell>
          <table:table-cell office:value-type="string">
            <text:p>necklace_length</text:p>
          </table:table-cell>
          <table:table-cell office:value-type="string">
            <text:p>newattribute</text:p>
          </table:table-cell>
          <table:table-cell office:value-type="string">
            <text:p>news_from_date</text:p>
          </table:table-cell>
          <table:table-cell office:value-type="string">
            <text:p>news_to_date</text:p>
          </table:table-cell>
          <table:table-cell office:value-type="string">
            <text:p>occasion</text:p>
          </table:table-cell>
          <table:table-cell office:value-type="string">
            <text:p>options_container</text:p>
          </table:table-cell>
          <table:table-cell office:value-type="string">
            <text:p>page_layout</text:p>
          </table:table-cell>
          <table:table-cell office:value-type="string">
            <text:p>price</text:p>
          </table:table-cell>
          <table:table-cell office:value-type="string">
            <text:p>required_options</text:p>
          </table:table-cell>
          <table:table-cell office:value-type="string">
            <text:p>shoe_size</text:p>
          </table:table-cell>
          <table:table-cell office:value-type="string">
            <text:p>shoe_type</text:p>
          </table:table-cell>
          <table:table-cell office:value-type="string">
            <text:p>short_description</text:p>
          </table:table-cell>
          <table:table-cell office:value-type="string">
            <text:p>size</text:p>
          </table:table-cell>
          <table:table-cell office:value-type="string">
            <text:p>sleeve_length</text:p>
          </table:table-cell>
          <table:table-cell office:value-type="string">
            <text:p>small_image</text:p>
          </table:table-cell>
          <table:table-cell office:value-type="string">
            <text:p>small_image_label</text:p>
          </table:table-cell>
          <table:table-cell office:value-type="string">
            <text:p>special_from_date</text:p>
          </table:table-cell>
          <table:table-cell office:value-type="string">
            <text:p>special_price</text:p>
          </table:table-cell>
          <table:table-cell office:value-type="string">
            <text:p>special_to_date</text:p>
          </table:table-cell>
          <table:table-cell office:value-type="string">
            <text:p>status</text:p>
          </table:table-cell>
          <table:table-cell office:value-type="string">
            <text:p>style</text:p>
          </table:table-cell>
          <table:table-cell office:value-type="string">
            <text:p>tax_class_id</text:p>
          </table:table-cell>
          <table:table-cell office:value-type="string">
            <text:p>thumbnail</text:p>
          </table:table-cell>
          <table:table-cell office:value-type="string">
            <text:p>thumbnail_label</text:p>
          </table:table-cell>
          <table:table-cell office:value-type="string">
            <text:p>updated_at</text:p>
          </table:table-cell>
          <table:table-cell office:value-type="string">
            <text:p>url_key</text:p>
          </table:table-cell>
          <table:table-cell office:value-type="string">
            <text:p>url_path</text:p>
          </table:table-cell>
          <table:table-cell office:value-type="string">
            <text:p>visibility</text:p>
          </table:table-cell>
          <table:table-cell office:value-type="string">
            <text:p>weight</text:p>
          </table:table-cell>
          <table:table-cell office:value-type="string">
            <text:p>width</text:p>
          </table:table-cell>
          <table:table-cell office:value-type="string">
            <text:p>window_size</text:p>
          </table:table-cell>
          <table:table-cell office:value-type="string">
            <text:p>qty</text:p>
          </table:table-cell>
          <table:table-cell office:value-type="string">
            <text:p>min_qty</text:p>
          </table:table-cell>
          <table:table-cell office:value-type="string">
            <text:p>use_config_min_qty</text:p>
          </table:table-cell>
          <table:table-cell office:value-type="string">
            <text:p>is_qty_decimal</text:p>
          </table:table-cell>
          <table:table-cell office:value-type="string">
            <text:p>backorders</text:p>
          </table:table-cell>
          <table:table-cell office:value-type="string">
            <text:p>use_config_backorders</text:p>
          </table:table-cell>
          <table:table-cell office:value-type="string">
            <text:p>min_sale_qty</text:p>
          </table:table-cell>
          <table:table-cell office:value-type="string">
            <text:p>use_config_min_sale_qty</text:p>
          </table:table-cell>
          <table:table-cell office:value-type="string">
            <text:p>max_sale_qty</text:p>
          </table:table-cell>
          <table:table-cell office:value-type="string">
            <text:p>use_config_max_sale_qty</text:p>
          </table:table-cell>
          <table:table-cell office:value-type="string">
            <text:p>is_in_stock</text:p>
          </table:table-cell>
          <table:table-cell office:value-type="string">
            <text:p>notify_stock_qty</text:p>
          </table:table-cell>
          <table:table-cell office:value-type="string">
            <text:p>use_config_notify_stock_qty</text:p>
          </table:table-cell>
          <table:table-cell office:value-type="string">
            <text:p>manage_stock</text:p>
          </table:table-cell>
          <table:table-cell office:value-type="string">
            <text:p>use_config_manage_stock</text:p>
          </table:table-cell>
          <table:table-cell office:value-type="string">
            <text:p>stock_status_changed_auto</text:p>
          </table:table-cell>
          <table:table-cell office:value-type="string">
            <text:p>use_config_qty_increments</text:p>
          </table:table-cell>
          <table:table-cell office:value-type="string">
            <text:p>qty_increments</text:p>
          </table:table-cell>
          <table:table-cell office:value-type="string">
            <text:p>use_config_enable_qty_inc</text:p>
          </table:table-cell>
          <table:table-cell office:value-type="string">
            <text:p>enable_qty_increments</text:p>
          </table:table-cell>
          <table:table-cell office:value-type="string">
            <text:p>is_decimal_divided</text:p>
          </table:table-cell>
          <table:table-cell office:value-type="string">
            <text:p>_links_related_sku</text:p>
          </table:table-cell>
          <table:table-cell office:value-type="string">
            <text:p>_links_related_position</text:p>
          </table:table-cell>
          <table:table-cell office:value-type="string">
            <text:p>_links_crosssell_sku</text:p>
          </table:table-cell>
          <table:table-cell office:value-type="string">
            <text:p>_links_crosssell_position</text:p>
          </table:table-cell>
          <table:table-cell office:value-type="string">
            <text:p>_links_upsell_sku</text:p>
          </table:table-cell>
          <table:table-cell office:value-type="string">
            <text:p>_links_upsell_position</text:p>
          </table:table-cell>
          <table:table-cell office:value-type="string">
            <text:p>_associated_sku</text:p>
          </table:table-cell>
          <table:table-cell office:value-type="string">
            <text:p>_associated_default_qty</text:p>
          </table:table-cell>
          <table:table-cell office:value-type="string">
            <text:p>_associated_position</text:p>
          </table:table-cell>
          <table:table-cell office:value-type="string">
            <text:p>_tier_price_website</text:p>
          </table:table-cell>
          <table:table-cell office:value-type="string">
            <text:p>_tier_price_customer_group</text:p>
          </table:table-cell>
          <table:table-cell office:value-type="string">
            <text:p>_tier_price_qty</text:p>
          </table:table-cell>
          <table:table-cell office:value-type="string">
            <text:p>_tier_price_price</text:p>
          </table:table-cell>
          <table:table-cell office:value-type="string">
            <text:p>_group_price_website</text:p>
          </table:table-cell>
          <table:table-cell office:value-type="string">
            <text:p>_group_price_customer_group</text:p>
          </table:table-cell>
          <table:table-cell office:value-type="string">
            <text:p>_group_price_price</text:p>
          </table:table-cell>
          <table:table-cell office:value-type="string">
            <text:p>_media_attribute_id</text:p>
          </table:table-cell>
          <table:table-cell office:value-type="string">
            <text:p>_media_image</text:p>
          </table:table-cell>
          <table:table-cell office:value-type="string">
            <text:p>_media_lable</text:p>
          </table:table-cell>
          <table:table-cell office:value-type="string">
            <text:p>_media_position</text:p>
          </table:table-cell>
          <table:table-cell office:value-type="string">
            <text:p>_media_is_disabled</text:p>
          </table:table-cell>
          <table:table-cell office:value-type="string">
            <text:p>_custom_option_store</text:p>
          </table:table-cell>
          <table:table-cell office:value-type="string">
            <text:p>_custom_option_type</text:p>
          </table:table-cell>
          <table:table-cell office:value-type="string">
            <text:p>_custom_option_title</text:p>
          </table:table-cell>
          <table:table-cell office:value-type="string">
            <text:p>_custom_option_is_required</text:p>
          </table:table-cell>
          <table:table-cell office:value-type="string">
            <text:p>_custom_option_price</text:p>
          </table:table-cell>
          <table:table-cell office:value-type="string">
            <text:p>_custom_option_sku</text:p>
          </table:table-cell>
          <table:table-cell office:value-type="string">
            <text:p>_custom_option_max_characters</text:p>
          </table:table-cell>
          <table:table-cell office:value-type="string">
            <text:p>_custom_option_sort_order</text:p>
          </table:table-cell>
          <table:table-cell office:value-type="string">
            <text:p>_custom_option_row_title</text:p>
          </table:table-cell>
          <table:table-cell office:value-type="string">
            <text:p>_custom_option_row_price</text:p>
          </table:table-cell>
          <table:table-cell office:value-type="string">
            <text:p>_custom_option_row_sku</text:p>
          </table:table-cell>
          <table:table-cell office:value-type="string">
            <text:p>_custom_option_row_sort</text:p>
          </table:table-cell>
          <table:table-cell office:value-type="string">
            <text:p>_super_products_sku</text:p>
          </table:table-cell>
          <table:table-cell office:value-type="string">
            <text:p>_super_attribute_code</text:p>
          </table:table-cell>
          <table:table-cell office:value-type="string">
            <text:p>_super_attribute_option</text:p>
          </table:table-cell>
          <table:table-cell office:value-type="string">
            <text:p>_super_attribute_price_corr</text:p>
          </table:table-cell>
        </table:table-row>
        <table:table-row table:style-name="ro1">
          <table:table-cell office:value-type="string">
            <text:p>msj000</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White</text:p>
          </table:table-cell>
          <table:table-cell table:number-columns-repeated="2"/>
          <table:table-cell table:style-name="ce1" office:value-type="string">
            <text:p>2013-03-05 05:48:12</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9">
            <text:p>19</text:p>
          </table:table-cell>
          <table:table-cell office:value-type="float" office:value="0">
            <text:p>0</text:p>
          </table:table-cell>
          <table:table-cell table:number-columns-repeated="2"/>
          <table:table-cell office:value-type="string">
            <text:p>Made with wrinkle resistant cotton twill, this French-cuffed luxury dress shirt is perfect for Business Class frequent flyers.</text:p>
          </table:table-cell>
          <table:table-cell office:value-type="string">
            <text:p>S</text:p>
          </table:table-cell>
          <table:table-cell office:value-type="string">
            <text:p>Long Sleeve</text:p>
          </table:table-cell>
          <table:table-cell office:value-type="string">
            <text:p>no_selection</text:p>
          </table:table-cell>
          <table:table-cell table:number-columns-repeated="4"/>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7-02-04 22:09:25</text:p>
          </table:table-cell>
          <table:table-cell office:value-type="string">
            <text:p>french-cuff-cotton-twill-oxford</text:p>
          </table:table-cell>
          <table:table-cell office:value-type="string">
            <text:p>french-cuff-cotton-twill-oxford.html</text:p>
          </table:table-cell>
          <table:table-cell table:number-columns-repeated="2" office:value-type="float" office:value="1">
            <text:p>1</text:p>
          </table:table-cell>
          <table:table-cell table:number-columns-repeated="2"/>
          <table:table-cell office:value-type="float" office:value="14">
            <text:p>1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office:value-type="string">
            <text:p>msj001</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0t_1.jpg</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90">
            <text:p>190</text:p>
          </table:table-cell>
          <table:table-cell office:value-type="float" office:value="0">
            <text:p>0</text:p>
          </table:table-cell>
          <table:table-cell table:number-columns-repeated="2"/>
          <table:table-cell office:value-type="string">
            <text:p>Made with wrinkle resistant cotton twill, this French-cuffed luxury dress shirt is perfect for Business Class frequent flyers.</text:p>
          </table:table-cell>
          <table:table-cell office:value-type="string">
            <text:p>M</text:p>
          </table:table-cell>
          <table:table-cell office:value-type="string">
            <text:p>Long Sleeve</text:p>
          </table:table-cell>
          <table:table-cell office:value-type="string">
            <text:p>/m/s/msj00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0t_1.jpg</text:p>
          </table:table-cell>
          <table:table-cell/>
          <table:table-cell table:style-name="ce1" office:value-type="string">
            <text:p>2013-03-05 08:27:15</text:p>
          </table:table-cell>
          <table:table-cell office:value-type="string">
            <text:p>french-cuff-cotton-twill-oxford</text:p>
          </table:table-cell>
          <table:table-cell office:value-type="string">
            <text:p>french-cuff-cotton-twill-oxford-20457.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rench-cuff-cotton-twill-oxford-34374.html</text:p>
          </table:table-cell>
          <table:table-cell table:number-columns-repeated="41"/>
          <table:table-cell office:value-type="float" office:value="88">
            <text:p>88</text:p>
          </table:table-cell>
          <table:table-cell office:value-type="string">
            <text:p>/m/s/msj000c_1.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rench-cuff-cotton-twill-oxford-18549.html</text:p>
          </table:table-cell>
          <table:table-cell table:number-columns-repeated="62"/>
        </table:table-row>
        <table:table-row table:style-name="ro1">
          <table:table-cell office:value-type="string">
            <text:p>msj002</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0t_1.jpg</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90">
            <text:p>190</text:p>
          </table:table-cell>
          <table:table-cell office:value-type="float" office:value="0">
            <text:p>0</text:p>
          </table:table-cell>
          <table:table-cell table:number-columns-repeated="2"/>
          <table:table-cell office:value-type="string">
            <text:p>Made with wrinkle resistant cotton twill, this French-cuffed luxury dress shirt is perfect for Business Class frequent flyers.</text:p>
          </table:table-cell>
          <table:table-cell office:value-type="string">
            <text:p>L</text:p>
          </table:table-cell>
          <table:table-cell office:value-type="string">
            <text:p>Long Sleeve</text:p>
          </table:table-cell>
          <table:table-cell office:value-type="string">
            <text:p>/m/s/msj00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0t_1.jpg</text:p>
          </table:table-cell>
          <table:table-cell/>
          <table:table-cell table:style-name="ce1" office:value-type="string">
            <text:p>2013-03-05 08:27:15</text:p>
          </table:table-cell>
          <table:table-cell office:value-type="string">
            <text:p>french-cuff-cotton-twill-oxford</text:p>
          </table:table-cell>
          <table:table-cell office:value-type="string">
            <text:p>french-cuff-cotton-twill-oxford-20458.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0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rench-cuff-cotton-twill-oxford-3437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french-cuff-cotton-twill-oxford-18550.html</text:p>
          </table:table-cell>
          <table:table-cell table:number-columns-repeated="62"/>
        </table:table-row>
        <table:table-row table:style-name="ro1">
          <table:table-cell office:value-type="string">
            <text:p>msj003</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3t_1.jpg</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0">
            <text:p>0</text:p>
          </table:table-cell>
          <table:table-cell table:number-columns-repeated="2"/>
          <table:table-cell office:value-type="string">
            <text:p>A bold hue and understated dobby detail bring refined nuance to this modern dress shirt. </text:p>
          </table:table-cell>
          <table:table-cell office:value-type="string">
            <text:p>S</text:p>
          </table:table-cell>
          <table:table-cell office:value-type="string">
            <text:p>Long Sleeve</text:p>
          </table:table-cell>
          <table:table-cell office:value-type="string">
            <text:p>/m/s/msj003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3t_1.jpg</text:p>
          </table:table-cell>
          <table:table-cell/>
          <table:table-cell table:style-name="ce1" office:value-type="string">
            <text:p>2013-03-05 08:27:15</text:p>
          </table:table-cell>
          <table:table-cell office:value-type="string">
            <text:p>slim-fit-dobby-oxford-shirt</text:p>
          </table:table-cell>
          <table:table-cell office:value-type="string">
            <text:p>slim-fit-dobby-oxford-shirt.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3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s/msj00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s/msj00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msj004</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3t_1.jpg</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0">
            <text:p>0</text:p>
          </table:table-cell>
          <table:table-cell table:number-columns-repeated="2"/>
          <table:table-cell office:value-type="string">
            <text:p>A bold hue and understated dobby detail bring refined nuance to this modern dress shirt. </text:p>
          </table:table-cell>
          <table:table-cell office:value-type="string">
            <text:p>M</text:p>
          </table:table-cell>
          <table:table-cell office:value-type="string">
            <text:p>Long Sleeve</text:p>
          </table:table-cell>
          <table:table-cell office:value-type="string">
            <text:p>/m/s/msj003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3t_1.jpg</text:p>
          </table:table-cell>
          <table:table-cell/>
          <table:table-cell table:style-name="ce1" office:value-type="string">
            <text:p>2013-03-05 08:27:15</text:p>
          </table:table-cell>
          <table:table-cell office:value-type="string">
            <text:p>slim-fit-dobby-oxford-shirt</text:p>
          </table:table-cell>
          <table:table-cell office:value-type="string">
            <text:p>slim-fit-dobby-oxford-shirt-2041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3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lim-fit-dobby-oxford-shirt-33821.html</text:p>
          </table:table-cell>
          <table:table-cell table:number-columns-repeated="41"/>
          <table:table-cell office:value-type="float" office:value="88">
            <text:p>88</text:p>
          </table:table-cell>
          <table:table-cell office:value-type="string">
            <text:p>/m/s/msj00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lim-fit-dobby-oxford-shirt-18534.html</text:p>
          </table:table-cell>
          <table:table-cell table:number-columns-repeated="41"/>
          <table:table-cell office:value-type="float" office:value="88">
            <text:p>88</text:p>
          </table:table-cell>
          <table:table-cell office:value-type="string">
            <text:p>/m/s/msj00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msj005</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3t_1.jpg</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0">
            <text:p>0</text:p>
          </table:table-cell>
          <table:table-cell table:number-columns-repeated="2"/>
          <table:table-cell office:value-type="string">
            <text:p>A bold hue and understated dobby detail bring refined nuance to this modern dress shirt. </text:p>
          </table:table-cell>
          <table:table-cell office:value-type="string">
            <text:p>L</text:p>
          </table:table-cell>
          <table:table-cell office:value-type="string">
            <text:p>Long Sleeve</text:p>
          </table:table-cell>
          <table:table-cell office:value-type="string">
            <text:p>/m/s/msj003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3t_1.jpg</text:p>
          </table:table-cell>
          <table:table-cell/>
          <table:table-cell table:style-name="ce1" office:value-type="string">
            <text:p>2013-03-05 08:27:15</text:p>
          </table:table-cell>
          <table:table-cell office:value-type="string">
            <text:p>slim-fit-dobby-oxford-shirt</text:p>
          </table:table-cell>
          <table:table-cell office:value-type="string">
            <text:p>slim-fit-dobby-oxford-shirt-20413.html</text:p>
          </table:table-cell>
          <table:table-cell table:number-columns-repeated="2" office:value-type="float" office:value="1">
            <text:p>1</text:p>
          </table:table-cell>
          <table:table-cell table:number-columns-repeated="2"/>
          <table:table-cell office:value-type="float" office:value="-3">
            <text:p>-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3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lim-fit-dobby-oxford-shirt-33822.html</text:p>
          </table:table-cell>
          <table:table-cell table:number-columns-repeated="41"/>
          <table:table-cell office:value-type="float" office:value="88">
            <text:p>88</text:p>
          </table:table-cell>
          <table:table-cell office:value-type="string">
            <text:p>/m/s/msj00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lim-fit-dobby-oxford-shirt-18535.html</text:p>
          </table:table-cell>
          <table:table-cell table:number-columns-repeated="41"/>
          <table:table-cell office:value-type="float" office:value="88">
            <text:p>88</text:p>
          </table:table-cell>
          <table:table-cell office:value-type="string">
            <text:p>/m/s/msj00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msj006</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Charcoal</text:p>
          </table:table-cell>
          <table:table-cell table:number-columns-repeated="2"/>
          <table:table-cell table:style-name="ce1" office:value-type="string">
            <text:p>2013-03-05 05:48:13</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6t_1.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This everyday shirt is equally stylish with jeans or trousers.</text:p>
          </table:table-cell>
          <table:table-cell office:value-type="string">
            <text:p>S</text:p>
          </table:table-cell>
          <table:table-cell office:value-type="string">
            <text:p>Long Sleeve</text:p>
          </table:table-cell>
          <table:table-cell office:value-type="string">
            <text:p>/m/s/msj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_1.jpg</text:p>
          </table:table-cell>
          <table:table-cell/>
          <table:table-cell table:style-name="ce1" office:value-type="string">
            <text:p>2014-03-08 06:36:36</text:p>
          </table:table-cell>
          <table:table-cell office:value-type="string">
            <text:p>plaid-cotton-shirt</text:p>
          </table:table-cell>
          <table:table-cell office:value-type="string">
            <text:p>plaid-cotton-shirt.html</text:p>
          </table:table-cell>
          <table:table-cell table:number-columns-repeated="2"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Sale/Men</text:p>
          </table:table-cell>
          <table:table-cell office:value-type="string">
            <text:p>Default Category</text:p>
          </table:table-cell>
          <table:table-cell table:number-columns-repeated="146"/>
        </table:table-row>
        <table:table-row table:style-name="ro1">
          <table:table-cell office:value-type="string">
            <text:p>msj007</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Charcoal</text:p>
          </table:table-cell>
          <table:table-cell table:number-columns-repeated="2"/>
          <table:table-cell table:style-name="ce1" office:value-type="string">
            <text:p>2013-03-05 05:48:13</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6t_2.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This everyday shirt is equally stylish with jeans or trousers.</text:p>
          </table:table-cell>
          <table:table-cell office:value-type="string">
            <text:p>M</text:p>
          </table:table-cell>
          <table:table-cell office:value-type="string">
            <text:p>Long Sleeve</text:p>
          </table:table-cell>
          <table:table-cell office:value-type="string">
            <text:p>/m/s/msj006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_2.jpg</text:p>
          </table:table-cell>
          <table:table-cell/>
          <table:table-cell table:style-name="ce1" office:value-type="string">
            <text:p>2014-03-08 06:38:22</text:p>
          </table:table-cell>
          <table:table-cell office:value-type="string">
            <text:p>plaid-cotton-shirt</text:p>
          </table:table-cell>
          <table:table-cell office:value-type="string">
            <text:p>plaid-cotton-shirt-2038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Sale/Men</text:p>
          </table:table-cell>
          <table:table-cell office:value-type="string">
            <text:p>Default Category</text:p>
          </table:table-cell>
          <table:table-cell table:number-columns-repeated="83"/>
          <table:table-cell office:value-type="string">
            <text:p>plaid-cotton-shirt-33526.html</text:p>
          </table:table-cell>
          <table:table-cell table:number-columns-repeated="41"/>
          <table:table-cell office:value-type="float" office:value="88">
            <text:p>88</text:p>
          </table:table-cell>
          <table:table-cell office:value-type="string">
            <text:p>/m/s/msj006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plaid-cotton-shirt-18523.html</text:p>
          </table:table-cell>
          <table:table-cell table:number-columns-repeated="62"/>
        </table:table-row>
        <table:table-row table:style-name="ro1">
          <table:table-cell office:value-type="string">
            <text:p>msj008</text:p>
          </table:table-cell>
          <table:table-cell/>
          <table:table-cell office:value-type="string">
            <text:p>Clothing</text:p>
          </table:table-cell>
          <table:table-cell office:value-type="string">
            <text:p>simp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8"/>
          <table:table-cell office:value-type="string">
            <text:p>Charcoal</text:p>
          </table:table-cell>
          <table:table-cell table:number-columns-repeated="2"/>
          <table:table-cell table:style-name="ce1" office:value-type="string">
            <text:p>2013-03-05 05:48:13</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6t_3.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This everyday shirt is equally stylish with jeans or trousers.</text:p>
          </table:table-cell>
          <table:table-cell office:value-type="string">
            <text:p>L</text:p>
          </table:table-cell>
          <table:table-cell office:value-type="string">
            <text:p>Long Sleeve</text:p>
          </table:table-cell>
          <table:table-cell office:value-type="string">
            <text:p>/m/s/msj006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_3.jpg</text:p>
          </table:table-cell>
          <table:table-cell/>
          <table:table-cell table:style-name="ce1" office:value-type="string">
            <text:p>2014-03-08 06:39:03</text:p>
          </table:table-cell>
          <table:table-cell office:value-type="string">
            <text:p>plaid-cotton-shirt</text:p>
          </table:table-cell>
          <table:table-cell office:value-type="string">
            <text:p>plaid-cotton-shirt-2038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Sale/Men</text:p>
          </table:table-cell>
          <table:table-cell office:value-type="string">
            <text:p>Default Category</text:p>
          </table:table-cell>
          <table:table-cell table:number-columns-repeated="83"/>
          <table:table-cell office:value-type="string">
            <text:p>plaid-cotton-shirt-33527.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laid-cotton-shirt-18524.html</text:p>
          </table:table-cell>
          <table:table-cell table:number-columns-repeated="62"/>
        </table:table-row>
        <table:table-row table:style-name="ro1">
          <table:table-cell office:value-type="string">
            <text:p>msj009</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Silver</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9t_1.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0">
            <text:p>0</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office:value-type="string">
            <text:p>S</text:p>
          </table:table-cell>
          <table:table-cell office:value-type="string">
            <text:p>Long Sleeve</text:p>
          </table:table-cell>
          <table:table-cell office:value-type="string">
            <text:p>/m/s/msj009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_1.jpg</text:p>
          </table:table-cell>
          <table:table-cell/>
          <table:table-cell table:style-name="ce1" office:value-type="string">
            <text:p>2014-03-08 06:42:59</text:p>
          </table:table-cell>
          <table:table-cell office:value-type="string">
            <text:p>oxford-sport-coat</text:p>
          </table:table-cell>
          <table:table-cell office:value-type="string">
            <text:p>oxford-sport-coat.html</text:p>
          </table:table-cell>
          <table:table-cell table:number-columns-repeated="2" office:value-type="float" office:value="1">
            <text:p>1</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Men/Blazers</text:p>
          </table:table-cell>
          <table:table-cell office:value-type="string">
            <text:p>Default Category</text:p>
          </table:table-cell>
          <table:table-cell table:number-columns-repeated="146"/>
        </table:table-row>
        <table:table-row table:style-name="ro1">
          <table:table-cell office:value-type="string">
            <text:p>msj010</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Silver</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9t_2.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0">
            <text:p>0</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office:value-type="string">
            <text:p>M</text:p>
          </table:table-cell>
          <table:table-cell office:value-type="string">
            <text:p>Long Sleeve</text:p>
          </table:table-cell>
          <table:table-cell office:value-type="string">
            <text:p>/m/s/msj009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_2.jpg</text:p>
          </table:table-cell>
          <table:table-cell/>
          <table:table-cell table:style-name="ce1" office:value-type="string">
            <text:p>2014-03-08 06:43:22</text:p>
          </table:table-cell>
          <table:table-cell office:value-type="string">
            <text:p>oxford-sport-coat</text:p>
          </table:table-cell>
          <table:table-cell office:value-type="string">
            <text:p>oxford-sport-coat-12828.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Men/Blazers</text:p>
          </table:table-cell>
          <table:table-cell office:value-type="string">
            <text:p>Default Category</text:p>
          </table:table-cell>
          <table:table-cell table:number-columns-repeated="83"/>
          <table:table-cell office:value-type="string">
            <text:p>oxford-sport-coat-24111.html</text:p>
          </table:table-cell>
          <table:table-cell table:number-columns-repeated="41"/>
          <table:table-cell office:value-type="float" office:value="88">
            <text:p>88</text:p>
          </table:table-cell>
          <table:table-cell office:value-type="string">
            <text:p>/m/s/msj009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oxford-sport-coat-11356.html</text:p>
          </table:table-cell>
          <table:table-cell table:number-columns-repeated="41"/>
          <table:table-cell office:value-type="float" office:value="88">
            <text:p>88</text:p>
          </table:table-cell>
          <table:table-cell office:value-type="string">
            <text:p>/m/s/msj009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sj011</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Silver</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9t_3.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0">
            <text:p>0</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office:value-type="string">
            <text:p>L</text:p>
          </table:table-cell>
          <table:table-cell office:value-type="string">
            <text:p>Long Sleeve</text:p>
          </table:table-cell>
          <table:table-cell office:value-type="string">
            <text:p>/m/s/msj009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_3.jpg</text:p>
          </table:table-cell>
          <table:table-cell/>
          <table:table-cell table:style-name="ce1" office:value-type="string">
            <text:p>2014-03-08 06:43:53</text:p>
          </table:table-cell>
          <table:table-cell office:value-type="string">
            <text:p>oxford-sport-coat</text:p>
          </table:table-cell>
          <table:table-cell office:value-type="string">
            <text:p>oxford-sport-coat-12829.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Men/Blazers</text:p>
          </table:table-cell>
          <table:table-cell office:value-type="string">
            <text:p>Default Category</text:p>
          </table:table-cell>
          <table:table-cell table:number-columns-repeated="83"/>
          <table:table-cell office:value-type="string">
            <text:p>oxford-sport-coat-2411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oxford-sport-coat-11357.html</text:p>
          </table:table-cell>
          <table:table-cell table:number-columns-repeated="62"/>
        </table:table-row>
        <table:table-row table:style-name="ro1">
          <table:table-cell office:value-type="string">
            <text:p>msj012</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White</text:p>
          </table:table-cell>
          <table:table-cell table:number-columns-repeated="2"/>
          <table:table-cell table:style-name="ce1" office:value-type="string">
            <text:p>2013-04-04 05:48:13</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0">
            <text:p>0</text:p>
          </table:table-cell>
          <table:table-cell table:number-columns-repeated="2"/>
          <table:table-cell office:value-type="string">
            <text:p>In airy lightweight linen, this blazer is classic tailoring with a warm weather twist.</text:p>
          </table:table-cell>
          <table:table-cell office:value-type="string">
            <text:p>S</text:p>
          </table:table-cell>
          <table:table-cell office:value-type="string">
            <text:p>Long Sleeve</text:p>
          </table:table-cell>
          <table:table-cell office:value-type="string">
            <text:p>no_selection</text:p>
          </table:table-cell>
          <table:table-cell table:number-columns-repeated="4"/>
          <table:table-cell office:value-type="float" office:value="2">
            <text:p>2</text:p>
          </table:table-cell>
          <table:table-cell/>
          <table:table-cell office:value-type="float" office:value="2">
            <text:p>2</text:p>
          </table:table-cell>
          <table:table-cell office:value-type="string">
            <text:p>no_selection</text:p>
          </table:table-cell>
          <table:table-cell/>
          <table:table-cell table:style-name="ce1" office:value-type="string">
            <text:p>2017-01-10 10:51:59</text:p>
          </table:table-cell>
          <table:table-cell office:value-type="string">
            <text:p>linen-blazer</text:p>
          </table:table-cell>
          <table:table-cell office:value-type="string">
            <text:p>linen-blazer.html</text:p>
          </table:table-cell>
          <table:table-cell table:number-columns-repeated="2" office:value-type="float" office:value="1">
            <text:p>1</text:p>
          </table:table-cell>
          <table:table-cell table:number-columns-repeated="2"/>
          <table:table-cell office:value-type="float" office:value="5">
            <text:p>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msj013</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2t_1.jpg</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0">
            <text:p>0</text:p>
          </table:table-cell>
          <table:table-cell table:number-columns-repeated="2"/>
          <table:table-cell office:value-type="string">
            <text:p>In airy lightweight linen, this blazer is classic tailoring with a warm weather twist.</text:p>
          </table:table-cell>
          <table:table-cell office:value-type="string">
            <text:p>M</text:p>
          </table:table-cell>
          <table:table-cell office:value-type="string">
            <text:p>Long Sleeve</text:p>
          </table:table-cell>
          <table:table-cell office:value-type="string">
            <text:p>/m/s/msj012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2t_1.jpg</text:p>
          </table:table-cell>
          <table:table-cell/>
          <table:table-cell table:style-name="ce1" office:value-type="string">
            <text:p>2013-03-05 08:27:15</text:p>
          </table:table-cell>
          <table:table-cell office:value-type="string">
            <text:p>linen-blazer</text:p>
          </table:table-cell>
          <table:table-cell office:value-type="string">
            <text:p>linen-blazer-20314.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2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linen-blazer-3293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inen-blazer-18510.html</text:p>
          </table:table-cell>
          <table:table-cell table:number-columns-repeated="62"/>
        </table:table-row>
        <table:table-row table:style-name="ro1">
          <table:table-cell office:value-type="string">
            <text:p>msj014</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2t_1.jpg</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0">
            <text:p>0</text:p>
          </table:table-cell>
          <table:table-cell table:number-columns-repeated="2"/>
          <table:table-cell office:value-type="string">
            <text:p>In airy lightweight linen, this blazer is classic tailoring with a warm weather twist.</text:p>
          </table:table-cell>
          <table:table-cell office:value-type="string">
            <text:p>L</text:p>
          </table:table-cell>
          <table:table-cell office:value-type="string">
            <text:p>Long Sleeve</text:p>
          </table:table-cell>
          <table:table-cell office:value-type="string">
            <text:p>/m/s/msj012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2t_1.jpg</text:p>
          </table:table-cell>
          <table:table-cell/>
          <table:table-cell table:style-name="ce1" office:value-type="string">
            <text:p>2013-03-05 08:27:15</text:p>
          </table:table-cell>
          <table:table-cell office:value-type="string">
            <text:p>linen-blazer</text:p>
          </table:table-cell>
          <table:table-cell office:value-type="string">
            <text:p>linen-blazer-20315.html</text:p>
          </table:table-cell>
          <table:table-cell table:number-columns-repeated="2"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linen-blazer-3293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inen-blazer-18511.html</text:p>
          </table:table-cell>
          <table:table-cell table:number-columns-repeated="62"/>
        </table:table-row>
        <table:table-row table:style-name="ro1">
          <table:table-cell office:value-type="string">
            <text:p>msj015</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5t_2.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0">
            <text:p>0</text:p>
          </table:table-cell>
          <table:table-cell table:number-columns-repeated="2"/>
          <table:table-cell office:value-type="string">
            <text:p>Sleek and modern, our form flattering blazer carries a slightly relaxed, yet structured shape. Timeless in any time zone.</text:p>
          </table:table-cell>
          <table:table-cell office:value-type="string">
            <text:p>S</text:p>
          </table:table-cell>
          <table:table-cell office:value-type="string">
            <text:p>Long Sleeve</text:p>
          </table:table-cell>
          <table:table-cell office:value-type="string">
            <text:p>/m/s/msj015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t_2.jpg</text:p>
          </table:table-cell>
          <table:table-cell/>
          <table:table-cell table:style-name="ce1" office:value-type="string">
            <text:p>2014-03-08 06:47:56</text:p>
          </table:table-cell>
          <table:table-cell office:value-type="string">
            <text:p>stretch-cotton-blazer</text:p>
          </table:table-cell>
          <table:table-cell office:value-type="string">
            <text:p>stretch-cotton-blazer.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sj016</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5t_3.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0">
            <text:p>0</text:p>
          </table:table-cell>
          <table:table-cell table:number-columns-repeated="2"/>
          <table:table-cell office:value-type="string">
            <text:p>Sleek and modern, our form flattering blazer carries a slightly relaxed, yet structured shape. Timeless in any time zone.</text:p>
          </table:table-cell>
          <table:table-cell office:value-type="string">
            <text:p>M</text:p>
          </table:table-cell>
          <table:table-cell office:value-type="string">
            <text:p>Long Sleeve</text:p>
          </table:table-cell>
          <table:table-cell office:value-type="string">
            <text:p>/m/s/msj015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t_3.jpg</text:p>
          </table:table-cell>
          <table:table-cell/>
          <table:table-cell table:style-name="ce1" office:value-type="string">
            <text:p>2014-03-08 06:48:20</text:p>
          </table:table-cell>
          <table:table-cell office:value-type="string">
            <text:p>stretch-cotton-blazer</text:p>
          </table:table-cell>
          <table:table-cell office:value-type="string">
            <text:p>stretch-cotton-blazer-20280.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tretch-cotton-blazer-3269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tretch-cotton-blazer-18494.html</text:p>
          </table:table-cell>
          <table:table-cell table:number-columns-repeated="62"/>
        </table:table-row>
        <table:table-row table:style-name="ro1">
          <table:table-cell office:value-type="string">
            <text:p>msj017</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5t_4.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0">
            <text:p>0</text:p>
          </table:table-cell>
          <table:table-cell table:number-columns-repeated="2"/>
          <table:table-cell office:value-type="string">
            <text:p>Sleek and modern, our form flattering blazer carries a slightly relaxed, yet structured shape. Timeless in any time zone.</text:p>
          </table:table-cell>
          <table:table-cell office:value-type="string">
            <text:p>L</text:p>
          </table:table-cell>
          <table:table-cell office:value-type="string">
            <text:p>Long Sleeve</text:p>
          </table:table-cell>
          <table:table-cell office:value-type="string">
            <text:p>/m/s/msj015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t_4.jpg</text:p>
          </table:table-cell>
          <table:table-cell/>
          <table:table-cell table:style-name="ce1" office:value-type="string">
            <text:p>2014-03-08 06:48:41</text:p>
          </table:table-cell>
          <table:table-cell office:value-type="string">
            <text:p>stretch-cotton-blazer</text:p>
          </table:table-cell>
          <table:table-cell office:value-type="string">
            <text:p>stretch-cotton-blazer-2028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tretch-cotton-blazer-3269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tretch-cotton-blazer-18495.html</text:p>
          </table:table-cell>
          <table:table-cell table:number-columns-repeated="62"/>
        </table:table-row>
        <table:table-row table:style-name="ro1">
          <table:table-cell office:value-type="string">
            <text:p>mtk000</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0t_3.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S</text:p>
          </table:table-cell>
          <table:table-cell office:value-type="string">
            <text:p>Short Sleeve</text:p>
          </table:table-cell>
          <table:table-cell office:value-type="string">
            <text:p>/m/t/mtk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_3.jpg</text:p>
          </table:table-cell>
          <table:table-cell/>
          <table:table-cell table:style-name="ce1" office:value-type="string">
            <text:p>2014-03-08 06:58:09</text:p>
          </table:table-cell>
          <table:table-cell office:value-type="string">
            <text:p>chelsea-tee</text:p>
          </table:table-cell>
          <table:table-cell office:value-type="string">
            <text:p>chelsea-tee.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tk001</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Blue</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0t_4.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M</text:p>
          </table:table-cell>
          <table:table-cell office:value-type="string">
            <text:p>Short Sleeve</text:p>
          </table:table-cell>
          <table:table-cell office:value-type="string">
            <text:p>/m/t/mtk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_4.jpg</text:p>
          </table:table-cell>
          <table:table-cell/>
          <table:table-cell table:style-name="ce1" office:value-type="string">
            <text:p>2014-03-08 06:59:32</text:p>
          </table:table-cell>
          <table:table-cell office:value-type="string">
            <text:p>chelsea-tee</text:p>
          </table:table-cell>
          <table:table-cell office:value-type="string">
            <text:p>chelsea-tee-66539.html</text:p>
          </table:table-cell>
          <table:table-cell table:number-columns-repeated="2"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72.html</text:p>
          </table:table-cell>
          <table:table-cell table:number-columns-repeated="41"/>
          <table:table-cell office:value-type="float" office:value="88">
            <text:p>88</text:p>
          </table:table-cell>
          <table:table-cell office:value-type="string">
            <text:p>/m/t/mtk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helsea-tee-61371.html</text:p>
          </table:table-cell>
          <table:table-cell table:number-columns-repeated="62"/>
        </table:table-row>
        <table:table-row table:style-name="ro1">
          <table:table-cell office:value-type="string">
            <text:p>mtk002</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2t_3.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M</text:p>
          </table:table-cell>
          <table:table-cell office:value-type="string">
            <text:p>Short Sleeve</text:p>
          </table:table-cell>
          <table:table-cell office:value-type="string">
            <text:p>/m/t/mtk002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_3.jpg</text:p>
          </table:table-cell>
          <table:table-cell/>
          <table:table-cell table:style-name="ce1" office:value-type="string">
            <text:p>2014-03-08 07:04:27</text:p>
          </table:table-cell>
          <table:table-cell office:value-type="string">
            <text:p>chelsea-tee</text:p>
          </table:table-cell>
          <table:table-cell office:value-type="string">
            <text:p>chelsea-tee-66540.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7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72.html</text:p>
          </table:table-cell>
          <table:table-cell table:number-columns-repeated="62"/>
        </table:table-row>
        <table:table-row table:style-name="ro1">
          <table:table-cell office:value-type="string">
            <text:p>mtk003</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White</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2t_4.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L</text:p>
          </table:table-cell>
          <table:table-cell office:value-type="string">
            <text:p>Short Sleeve</text:p>
          </table:table-cell>
          <table:table-cell office:value-type="string">
            <text:p>/m/t/mtk002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_4.jpg</text:p>
          </table:table-cell>
          <table:table-cell/>
          <table:table-cell table:style-name="ce1" office:value-type="string">
            <text:p>2014-03-08 07:05:29</text:p>
          </table:table-cell>
          <table:table-cell office:value-type="string">
            <text:p>chelsea-tee</text:p>
          </table:table-cell>
          <table:table-cell office:value-type="string">
            <text:p>chelsea-tee-6654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7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73.html</text:p>
          </table:table-cell>
          <table:table-cell table:number-columns-repeated="62"/>
        </table:table-row>
        <table:table-row table:style-name="ro1">
          <table:table-cell office:value-type="string">
            <text:p>mtk004</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Black</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4t_3.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S</text:p>
          </table:table-cell>
          <table:table-cell office:value-type="string">
            <text:p>Short Sleeve</text:p>
          </table:table-cell>
          <table:table-cell office:value-type="string">
            <text:p>/m/t/mtk004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_3.jpg</text:p>
          </table:table-cell>
          <table:table-cell/>
          <table:table-cell table:style-name="ce1" office:value-type="string">
            <text:p>2014-03-08 07:09:39</text:p>
          </table:table-cell>
          <table:table-cell office:value-type="string">
            <text:p>chelsea-tee</text:p>
          </table:table-cell>
          <table:table-cell office:value-type="string">
            <text:p>chelsea-tee-66542.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75.html</text:p>
          </table:table-cell>
          <table:table-cell table:number-columns-repeated="41"/>
          <table:table-cell office:value-type="float" office:value="88">
            <text:p>88</text:p>
          </table:table-cell>
          <table:table-cell office:value-type="string">
            <text:p>/m/t/mtk004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helsea-tee-61374.html</text:p>
          </table:table-cell>
          <table:table-cell table:number-columns-repeated="62"/>
        </table:table-row>
        <table:table-row table:style-name="ro1">
          <table:table-cell office:value-type="string">
            <text:p>mtk005</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8"/>
          <table:table-cell office:value-type="string">
            <text:p>Black</text:p>
          </table:table-cell>
          <table:table-cell table:number-columns-repeated="2"/>
          <table:table-cell table:style-name="ce1" office:value-type="string">
            <text:p>2013-03-05 05:48:13</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4t_4.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L</text:p>
          </table:table-cell>
          <table:table-cell office:value-type="string">
            <text:p>Short Sleeve</text:p>
          </table:table-cell>
          <table:table-cell office:value-type="string">
            <text:p>/m/t/mtk004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_4.jpg</text:p>
          </table:table-cell>
          <table:table-cell/>
          <table:table-cell table:style-name="ce1" office:value-type="string">
            <text:p>2014-03-08 07:10:02</text:p>
          </table:table-cell>
          <table:table-cell office:value-type="string">
            <text:p>chelsea-tee</text:p>
          </table:table-cell>
          <table:table-cell office:value-type="string">
            <text:p>chelsea-tee-66543.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7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75.html</text:p>
          </table:table-cell>
          <table:table-cell table:number-columns-repeated="62"/>
        </table:table-row>
        <table:table-row table:style-name="ro1">
          <table:table-cell office:value-type="string">
            <text:p>mtk006</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Red</text:p>
          </table:table-cell>
          <table:table-cell table:number-columns-repeated="2"/>
          <table:table-cell table:style-name="ce1" office:value-type="string">
            <text:p>2013-03-05 05:48:13</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6t_1.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classy V-neck sweater crafted from smooth refined Merino wool. Essential for layering when changing climates.</text:p>
          </table:table-cell>
          <table:table-cell office:value-type="string">
            <text:p>S</text:p>
          </table:table-cell>
          <table:table-cell office:value-type="string">
            <text:p>Long Sleeve</text:p>
          </table:table-cell>
          <table:table-cell office:value-type="string">
            <text:p>/m/t/mtk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_1.jpg</text:p>
          </table:table-cell>
          <table:table-cell/>
          <table:table-cell table:style-name="ce1" office:value-type="string">
            <text:p>2014-03-08 07:17:54</text:p>
          </table:table-cell>
          <table:table-cell office:value-type="string">
            <text:p>merino-v-neck-pullover-sweater</text:p>
          </table:table-cell>
          <table:table-cell office:value-type="string">
            <text:p>merino-v-neck-pullover-sweater.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c_1.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t/mtk006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tk007</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Red</text:p>
          </table:table-cell>
          <table:table-cell table:number-columns-repeated="2"/>
          <table:table-cell table:style-name="ce1" office:value-type="string">
            <text:p>2013-03-05 05:48:13</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6t_2.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classy V-neck sweater crafted from smooth refined Merino wool. Essential for layering when changing climates.</text:p>
          </table:table-cell>
          <table:table-cell office:value-type="string">
            <text:p>M</text:p>
          </table:table-cell>
          <table:table-cell office:value-type="string">
            <text:p>Long Sleeve</text:p>
          </table:table-cell>
          <table:table-cell office:value-type="string">
            <text:p>/m/t/mtk006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_2.jpg</text:p>
          </table:table-cell>
          <table:table-cell/>
          <table:table-cell table:style-name="ce1" office:value-type="string">
            <text:p>2014-03-08 07:18:15</text:p>
          </table:table-cell>
          <table:table-cell office:value-type="string">
            <text:p>merino-v-neck-pullover-sweater</text:p>
          </table:table-cell>
          <table:table-cell office:value-type="string">
            <text:p>merino-v-neck-pullover-sweater-20037.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merino-v-neck-pullover-sweater-3117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merino-v-neck-pullover-sweater-18396.html</text:p>
          </table:table-cell>
          <table:table-cell table:number-columns-repeated="62"/>
        </table:table-row>
        <table:table-row table:style-name="ro1">
          <table:table-cell office:value-type="string">
            <text:p>mtk008</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Red</text:p>
          </table:table-cell>
          <table:table-cell table:number-columns-repeated="2"/>
          <table:table-cell table:style-name="ce1" office:value-type="string">
            <text:p>2013-03-05 05:48:13</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6t_3.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classy V-neck sweater crafted from smooth refined Merino wool. Essential for layering when changing climates.</text:p>
          </table:table-cell>
          <table:table-cell office:value-type="string">
            <text:p>L</text:p>
          </table:table-cell>
          <table:table-cell office:value-type="string">
            <text:p>Long Sleeve</text:p>
          </table:table-cell>
          <table:table-cell office:value-type="string">
            <text:p>/m/t/mtk006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_3.jpg</text:p>
          </table:table-cell>
          <table:table-cell/>
          <table:table-cell table:style-name="ce1" office:value-type="string">
            <text:p>2014-03-08 07:18:39</text:p>
          </table:table-cell>
          <table:table-cell office:value-type="string">
            <text:p>merino-v-neck-pullover-sweater</text:p>
          </table:table-cell>
          <table:table-cell office:value-type="string">
            <text:p>merino-v-neck-pullover-sweater-20038.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merino-v-neck-pullover-sweater-3117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merino-v-neck-pullover-sweater-18397.html</text:p>
          </table:table-cell>
          <table:table-cell table:number-columns-repeated="62"/>
        </table:table-row>
        <table:table-row table:style-name="ro1">
          <table:table-cell office:value-type="string">
            <text:p>mtk009</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9t_1.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lean, raglan sleeve cardigan with cosmopolitan appeal.</text:p>
          </table:table-cell>
          <table:table-cell office:value-type="string">
            <text:p>S</text:p>
          </table:table-cell>
          <table:table-cell office:value-type="string">
            <text:p>Long Sleeve</text:p>
          </table:table-cell>
          <table:table-cell office:value-type="string">
            <text:p>/m/t/mtk009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_1.jpg</text:p>
          </table:table-cell>
          <table:table-cell/>
          <table:table-cell table:style-name="ce1" office:value-type="string">
            <text:p>2014-03-08 07:22:10</text:p>
          </table:table-cell>
          <table:table-cell office:value-type="string">
            <text:p>lexington-cardigan-sweater</text:p>
          </table:table-cell>
          <table:table-cell office:value-type="string">
            <text:p>lexington-cardigan-sweater.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Men/Tees, Knits and Polos</text:p>
          </table:table-cell>
          <table:table-cell office:value-type="string">
            <text:p>Default Category</text:p>
          </table:table-cell>
          <table:table-cell table:number-columns-repeated="146"/>
        </table:table-row>
        <table:table-row table:style-name="ro1">
          <table:table-cell office:value-type="string">
            <text:p>mtk010</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9t_2.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lean, raglan sleeve cardigan with cosmopolitan appeal.</text:p>
          </table:table-cell>
          <table:table-cell office:value-type="string">
            <text:p>M</text:p>
          </table:table-cell>
          <table:table-cell office:value-type="string">
            <text:p>Long Sleeve</text:p>
          </table:table-cell>
          <table:table-cell office:value-type="string">
            <text:p>/m/t/mtk009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_2.jpg</text:p>
          </table:table-cell>
          <table:table-cell/>
          <table:table-cell table:style-name="ce1" office:value-type="string">
            <text:p>2014-03-08 07:22:33</text:p>
          </table:table-cell>
          <table:table-cell office:value-type="string">
            <text:p>lexington-cardigan-sweater</text:p>
          </table:table-cell>
          <table:table-cell office:value-type="string">
            <text:p>lexington-cardigan-sweater-20037.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Men/Tees, Knits and Polos</text:p>
          </table:table-cell>
          <table:table-cell office:value-type="string">
            <text:p>Default Category</text:p>
          </table:table-cell>
          <table:table-cell table:number-columns-repeated="83"/>
          <table:table-cell office:value-type="string">
            <text:p>lexington-cardigan-sweater-31034.html</text:p>
          </table:table-cell>
          <table:table-cell table:number-columns-repeated="41"/>
          <table:table-cell office:value-type="float" office:value="88">
            <text:p>88</text:p>
          </table:table-cell>
          <table:table-cell office:value-type="string">
            <text:p>/m/t/mtk009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lexington-cardigan-sweater-18401.html</text:p>
          </table:table-cell>
          <table:table-cell table:number-columns-repeated="62"/>
        </table:table-row>
        <table:table-row table:style-name="ro1">
          <table:table-cell office:value-type="string">
            <text:p>mtk011</text:p>
          </table:table-cell>
          <table:table-cell/>
          <table:table-cell office:value-type="string">
            <text:p>Clothing</text:p>
          </table:table-cell>
          <table:table-cell office:value-type="string">
            <text:p>simp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9t_3.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lean, raglan sleeve cardigan with cosmopolitan appeal.</text:p>
          </table:table-cell>
          <table:table-cell office:value-type="string">
            <text:p>L</text:p>
          </table:table-cell>
          <table:table-cell office:value-type="string">
            <text:p>Long Sleeve</text:p>
          </table:table-cell>
          <table:table-cell office:value-type="string">
            <text:p>/m/t/mtk009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_3.jpg</text:p>
          </table:table-cell>
          <table:table-cell/>
          <table:table-cell table:style-name="ce1" office:value-type="string">
            <text:p>2014-03-08 07:22:59</text:p>
          </table:table-cell>
          <table:table-cell office:value-type="string">
            <text:p>lexington-cardigan-sweater</text:p>
          </table:table-cell>
          <table:table-cell office:value-type="string">
            <text:p>lexington-cardigan-sweater-20038.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Men/Tees, Knits and Polos</text:p>
          </table:table-cell>
          <table:table-cell office:value-type="string">
            <text:p>Default Category</text:p>
          </table:table-cell>
          <table:table-cell table:number-columns-repeated="83"/>
          <table:table-cell office:value-type="string">
            <text:p>lexington-cardigan-sweater-3103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exington-cardigan-sweater-18402.html</text:p>
          </table:table-cell>
          <table:table-cell table:number-columns-repeated="62"/>
        </table:table-row>
        <table:table-row table:style-name="ro1">
          <table:table-cell office:value-type="string">
            <text:p>mtk012</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Polo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12t_3.jpg</text:p>
          </table:table-cell>
          <table:table-cell table:number-columns-repeated="16"/>
          <table:table-cell table:number-columns-repeated="2" office:value-type="string">
            <text:p>Use config</text:p>
          </table:table-cell>
          <table:table-cell office:value-type="string">
            <text:p>Core Striped Sport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This grommet closure sports shirt is wrinkle free straight from the dryer. </text:p>
          </table:table-cell>
          <table:table-cell office:value-type="string">
            <text:p>S</text:p>
          </table:table-cell>
          <table:table-cell office:value-type="string">
            <text:p>Short Sleeve</text:p>
          </table:table-cell>
          <table:table-cell office:value-type="string">
            <text:p>/m/t/mtk012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_3.jpg</text:p>
          </table:table-cell>
          <table:table-cell/>
          <table:table-cell table:style-name="ce1" office:value-type="string">
            <text:p>2014-03-08 07:29:36</text:p>
          </table:table-cell>
          <table:table-cell office:value-type="string">
            <text:p>core-striped-sport-shirt</text:p>
          </table:table-cell>
          <table:table-cell office:value-type="string">
            <text:p>core-striped-sport-shirt.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tk013</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Polo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12t_2.jpg</text:p>
          </table:table-cell>
          <table:table-cell table:number-columns-repeated="16"/>
          <table:table-cell table:number-columns-repeated="2" office:value-type="string">
            <text:p>Use config</text:p>
          </table:table-cell>
          <table:table-cell office:value-type="string">
            <text:p>Core Striped Sport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This grommet closure sports shirt is wrinkle free straight from the dryer. </text:p>
          </table:table-cell>
          <table:table-cell office:value-type="string">
            <text:p>M</text:p>
          </table:table-cell>
          <table:table-cell office:value-type="string">
            <text:p>Short Sleeve</text:p>
          </table:table-cell>
          <table:table-cell office:value-type="string">
            <text:p>/m/t/mtk012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_2.jpg</text:p>
          </table:table-cell>
          <table:table-cell/>
          <table:table-cell table:style-name="ce1" office:value-type="string">
            <text:p>2014-03-08 07:29:12</text:p>
          </table:table-cell>
          <table:table-cell office:value-type="string">
            <text:p>core-striped-sport-shirt</text:p>
          </table:table-cell>
          <table:table-cell office:value-type="string">
            <text:p>core-striped-sport-shirt-1628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re-striped-sport-shirt-2632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ore-striped-sport-shirt-14849.html</text:p>
          </table:table-cell>
          <table:table-cell table:number-columns-repeated="62"/>
        </table:table-row>
        <table:table-row table:style-name="ro1">
          <table:table-cell office:value-type="string">
            <text:p>mtk014</text:p>
          </table:table-cell>
          <table:table-cell/>
          <table:table-cell office:value-type="string">
            <text:p>Clothing</text:p>
          </table:table-cell>
          <table:table-cell office:value-type="string">
            <text:p>simp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Polos</text:p>
          </table:table-cell>
          <table:table-cell table:number-columns-repeated="8"/>
          <table:table-cell office:value-type="string">
            <text:p>Indigo</text:p>
          </table:table-cell>
          <table:table-cell table:number-columns-repeated="2"/>
          <table:table-cell table:style-name="ce1" office:value-type="string">
            <text:p>2013-03-05 05:48:13</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12t_1.jpg</text:p>
          </table:table-cell>
          <table:table-cell table:number-columns-repeated="16"/>
          <table:table-cell table:number-columns-repeated="2" office:value-type="string">
            <text:p>Use config</text:p>
          </table:table-cell>
          <table:table-cell office:value-type="string">
            <text:p>Core Striped Sport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This grommet closure sports shirt is wrinkle free straight from the dryer. </text:p>
          </table:table-cell>
          <table:table-cell office:value-type="string">
            <text:p>L</text:p>
          </table:table-cell>
          <table:table-cell/>
          <table:table-cell office:value-type="string">
            <text:p>/m/t/mtk012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_1.jpg</text:p>
          </table:table-cell>
          <table:table-cell/>
          <table:table-cell table:style-name="ce1" office:value-type="string">
            <text:p>2014-03-08 07:28:42</text:p>
          </table:table-cell>
          <table:table-cell office:value-type="string">
            <text:p>core-striped-sport-shirt</text:p>
          </table:table-cell>
          <table:table-cell office:value-type="string">
            <text:p>core-striped-sport-shirt-1628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re-striped-sport-shirt-2633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ore-striped-sport-shirt-14850.html</text:p>
          </table:table-cell>
          <table:table-cell table:number-columns-repeated="62"/>
        </table:table-row>
        <table:table-row table:style-name="ro1">
          <table:table-cell office:value-type="string">
            <text:p>mpd003</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05 05:48:14</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2.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0">
            <text:p>30</text:p>
          </table:table-cell>
          <table:table-cell/>
          <table:table-cell office:value-type="string">
            <text:p>/m/p/mpd003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2.jpg</text:p>
          </table:table-cell>
          <table:table-cell/>
          <table:table-cell table:style-name="ce1" office:value-type="string">
            <text:p>2014-03-08 07:38:23</text:p>
          </table:table-cell>
          <table:table-cell office:value-type="string">
            <text:p>bowery-chino-pants</text:p>
          </table:table-cell>
          <table:table-cell office:value-type="string">
            <text:p>bowery-chino-pants.html</text:p>
          </table:table-cell>
          <table:table-cell table:number-columns-repeated="2" office:value-type="float" office:value="1">
            <text:p>1</text:p>
          </table:table-cell>
          <table:table-cell table:number-columns-repeated="2"/>
          <table:table-cell office:value-type="float" office:value="18">
            <text:p>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04</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05 05:48:14</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3.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2">
            <text:p>32</text:p>
          </table:table-cell>
          <table:table-cell/>
          <table:table-cell office:value-type="string">
            <text:p>/m/p/mpd003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3.jpg</text:p>
          </table:table-cell>
          <table:table-cell/>
          <table:table-cell table:style-name="ce1" office:value-type="string">
            <text:p>2014-03-08 07:40:15</text:p>
          </table:table-cell>
          <table:table-cell office:value-type="string">
            <text:p>bowery-chino-pants</text:p>
          </table:table-cell>
          <table:table-cell office:value-type="string">
            <text:p>bowery-chino-pants-20147.html</text:p>
          </table:table-cell>
          <table:table-cell table:number-columns-repeated="2" office:value-type="float" office:value="1">
            <text:p>1</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bowery-chino-pants-31550.html</text:p>
          </table:table-cell>
          <table:table-cell table:number-columns-repeated="41"/>
          <table:table-cell office:value-type="float" office:value="88">
            <text:p>88</text:p>
          </table:table-cell>
          <table:table-cell office:value-type="string">
            <text:p>/m/p/mpd00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bowery-chino-pants-18432.html</text:p>
          </table:table-cell>
          <table:table-cell table:number-columns-repeated="41"/>
          <table:table-cell office:value-type="float" office:value="88">
            <text:p>88</text:p>
          </table:table-cell>
          <table:table-cell office:value-type="string">
            <text:p>/m/p/mpd003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05</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05 05:48:14</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4.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4">
            <text:p>34</text:p>
          </table:table-cell>
          <table:table-cell/>
          <table:table-cell office:value-type="string">
            <text:p>/m/p/mpd003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4.jpg</text:p>
          </table:table-cell>
          <table:table-cell/>
          <table:table-cell table:style-name="ce1" office:value-type="string">
            <text:p>2014-03-08 07:41:01</text:p>
          </table:table-cell>
          <table:table-cell office:value-type="string">
            <text:p>bowery-chino-pants</text:p>
          </table:table-cell>
          <table:table-cell office:value-type="string">
            <text:p>bowery-chino-pants-20148.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bowery-chino-pants-3155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wery-chino-pants-18433.html</text:p>
          </table:table-cell>
          <table:table-cell table:number-columns-repeated="62"/>
        </table:table-row>
        <table:table-row table:style-name="ro1">
          <table:table-cell office:value-type="string">
            <text:p>mpd006</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0">
            <text:p>30</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19:24</text:p>
          </table:table-cell>
          <table:table-cell office:value-type="string">
            <text:p>the-essential-boot-cut-jean</text:p>
          </table:table-cell>
          <table:table-cell office:value-type="string">
            <text:p>the-essential-boot-cut-jean.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office:value-type="string">
            <text:p>mpd007</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1">
            <text:p>31</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19:55</text:p>
          </table:table-cell>
          <table:table-cell office:value-type="string">
            <text:p>the-essential-boot-cut-jean</text:p>
          </table:table-cell>
          <table:table-cell office:value-type="string">
            <text:p>the-essential-boot-cut-jean-24585.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the-essential-boot-cut-jean-4395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he-essential-boot-cut-jean-22072.html</text:p>
          </table:table-cell>
          <table:table-cell table:number-columns-repeated="62"/>
        </table:table-row>
        <table:table-row table:style-name="ro1">
          <table:table-cell office:value-type="string">
            <text:p>mpd008</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2">
            <text:p>32</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20:15</text:p>
          </table:table-cell>
          <table:table-cell office:value-type="string">
            <text:p>the-essential-boot-cut-jean</text:p>
          </table:table-cell>
          <table:table-cell office:value-type="string">
            <text:p>the-essential-boot-cut-jean-24586.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the-essential-boot-cut-jean-4395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he-essential-boot-cut-jean-22073.html</text:p>
          </table:table-cell>
          <table:table-cell table:number-columns-repeated="62"/>
        </table:table-row>
        <table:table-row table:style-name="ro1">
          <table:table-cell office:value-type="string">
            <text:p>mpd009</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3">
            <text:p>33</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20:35</text:p>
          </table:table-cell>
          <table:table-cell office:value-type="string">
            <text:p>the-essential-boot-cut-jean</text:p>
          </table:table-cell>
          <table:table-cell office:value-type="string">
            <text:p>the-essential-boot-cut-jean-24587.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the-essential-boot-cut-jean-4395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he-essential-boot-cut-jean-22074.html</text:p>
          </table:table-cell>
          <table:table-cell table:number-columns-repeated="62"/>
        </table:table-row>
        <table:table-row table:style-name="ro1">
          <table:table-cell office:value-type="string">
            <text:p>mpd010</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4">
            <text:p>34</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22:36</text:p>
          </table:table-cell>
          <table:table-cell office:value-type="string">
            <text:p>the-essential-boot-cut-jean</text:p>
          </table:table-cell>
          <table:table-cell office:value-type="string">
            <text:p>the-essential-boot-cut-jean-24588.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the-essential-boot-cut-jean-4395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he-essential-boot-cut-jean-22075.html</text:p>
          </table:table-cell>
          <table:table-cell table:number-columns-repeated="62"/>
        </table:table-row>
        <table:table-row table:style-name="ro1">
          <table:table-cell office:value-type="string">
            <text:p>mpd011</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6t_1.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office:value-type="float" office:value="36">
            <text:p>36</text:p>
          </table:table-cell>
          <table:table-cell/>
          <table:table-cell office:value-type="string">
            <text:p>/m/p/mpd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1.jpg</text:p>
          </table:table-cell>
          <table:table-cell/>
          <table:table-cell table:style-name="ce1" office:value-type="string">
            <text:p>2013-03-11 05:23:23</text:p>
          </table:table-cell>
          <table:table-cell office:value-type="string">
            <text:p>the-essential-boot-cut-jean</text:p>
          </table:table-cell>
          <table:table-cell office:value-type="string">
            <text:p>the-essential-boot-cut-jean-24589.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the-essential-boot-cut-jean-43957.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he-essential-boot-cut-jean-22076.html</text:p>
          </table:table-cell>
          <table:table-cell table:number-columns-repeated="62"/>
        </table:table-row>
        <table:table-row table:style-name="ro1">
          <table:table-cell office:value-type="string">
            <text:p>mpd012</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1.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0">
            <text:p>30</text:p>
          </table:table-cell>
          <table:table-cell/>
          <table:table-cell office:value-type="string">
            <text:p>/m/p/mpd012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1.jpg</text:p>
          </table:table-cell>
          <table:table-cell/>
          <table:table-cell table:style-name="ce1" office:value-type="string">
            <text:p>2014-03-08 07:58:12</text:p>
          </table:table-cell>
          <table:table-cell office:value-type="string">
            <text:p>flat-front-trouser</text:p>
          </table:table-cell>
          <table:table-cell office:value-type="string">
            <text:p>flat-front-trouser.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p/mpd012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13</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2.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1">
            <text:p>31</text:p>
          </table:table-cell>
          <table:table-cell/>
          <table:table-cell office:value-type="string">
            <text:p>/m/p/mpd012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2.jpg</text:p>
          </table:table-cell>
          <table:table-cell/>
          <table:table-cell table:style-name="ce1" office:value-type="string">
            <text:p>2014-03-08 07:58:35</text:p>
          </table:table-cell>
          <table:table-cell office:value-type="string">
            <text:p>flat-front-trouser</text:p>
          </table:table-cell>
          <table:table-cell office:value-type="string">
            <text:p>flat-front-trouser-24467.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lat-front-trouser-43103.html</text:p>
          </table:table-cell>
          <table:table-cell table:number-columns-repeated="4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lat-front-trouser-22066.html</text:p>
          </table:table-cell>
          <table:table-cell table:number-columns-repeated="41"/>
          <table:table-cell office:value-type="float" office:value="88">
            <text:p>88</text:p>
          </table:table-cell>
          <table:table-cell office:value-type="string">
            <text:p>/m/p/mpd012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14</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3.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2">
            <text:p>32</text:p>
          </table:table-cell>
          <table:table-cell/>
          <table:table-cell office:value-type="string">
            <text:p>/m/p/mpd012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3.jpg</text:p>
          </table:table-cell>
          <table:table-cell/>
          <table:table-cell table:style-name="ce1" office:value-type="string">
            <text:p>2014-03-08 07:58:57</text:p>
          </table:table-cell>
          <table:table-cell office:value-type="string">
            <text:p>flat-front-trouser</text:p>
          </table:table-cell>
          <table:table-cell office:value-type="string">
            <text:p>flat-front-trouser-24468.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lat-front-trouser-43104.html</text:p>
          </table:table-cell>
          <table:table-cell table:number-columns-repeated="4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lat-front-trouser-22067.html</text:p>
          </table:table-cell>
          <table:table-cell table:number-columns-repeated="41"/>
          <table:table-cell office:value-type="float" office:value="88">
            <text:p>88</text:p>
          </table:table-cell>
          <table:table-cell office:value-type="string">
            <text:p>/m/p/mpd012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15</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4.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3">
            <text:p>33</text:p>
          </table:table-cell>
          <table:table-cell/>
          <table:table-cell office:value-type="string">
            <text:p>/m/p/mpd012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4.jpg</text:p>
          </table:table-cell>
          <table:table-cell/>
          <table:table-cell table:style-name="ce1" office:value-type="string">
            <text:p>2014-03-08 07:59:18</text:p>
          </table:table-cell>
          <table:table-cell office:value-type="string">
            <text:p>flat-front-trouser</text:p>
          </table:table-cell>
          <table:table-cell office:value-type="string">
            <text:p>flat-front-trouser-24469.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lat-front-trouser-43105.html</text:p>
          </table:table-cell>
          <table:table-cell table:number-columns-repeated="4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lat-front-trouser-22068.html</text:p>
          </table:table-cell>
          <table:table-cell table:number-columns-repeated="41"/>
          <table:table-cell office:value-type="float" office:value="88">
            <text:p>88</text:p>
          </table:table-cell>
          <table:table-cell office:value-type="string">
            <text:p>/m/p/mpd012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16</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5.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4">
            <text:p>34</text:p>
          </table:table-cell>
          <table:table-cell/>
          <table:table-cell office:value-type="string">
            <text:p>/m/p/mpd012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5.jpg</text:p>
          </table:table-cell>
          <table:table-cell/>
          <table:table-cell table:style-name="ce1" office:value-type="string">
            <text:p>2014-03-08 07:59:41</text:p>
          </table:table-cell>
          <table:table-cell office:value-type="string">
            <text:p>flat-front-trouser</text:p>
          </table:table-cell>
          <table:table-cell office:value-type="string">
            <text:p>flat-front-trouser-24470.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lat-front-trouser-43106.html</text:p>
          </table:table-cell>
          <table:table-cell table:number-columns-repeated="4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lat-front-trouser-22069.html</text:p>
          </table:table-cell>
          <table:table-cell table:number-columns-repeated="41"/>
          <table:table-cell office:value-type="float" office:value="88">
            <text:p>88</text:p>
          </table:table-cell>
          <table:table-cell office:value-type="string">
            <text:p>/m/p/mpd012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17</text:p>
          </table:table-cell>
          <table:table-cell/>
          <table:table-cell office:value-type="string">
            <text:p>Clothing</text:p>
          </table:table-cell>
          <table:table-cell office:value-type="string">
            <text:p>simp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Silver</text:p>
          </table:table-cell>
          <table:table-cell table:number-columns-repeated="2"/>
          <table:table-cell table:style-name="ce1" office:value-type="string">
            <text:p>2013-03-05 05:48:14</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12t_6.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0">
            <text:p>0</text:p>
          </table:table-cell>
          <table:table-cell table:number-columns-repeated="2"/>
          <table:table-cell office:value-type="string">
            <text:p>Thanks to its timeless versatility, these flat front trousers are perfectly suited to wear wherever and still stand apart.</text:p>
          </table:table-cell>
          <table:table-cell office:value-type="float" office:value="36">
            <text:p>36</text:p>
          </table:table-cell>
          <table:table-cell/>
          <table:table-cell office:value-type="string">
            <text:p>/m/p/mpd012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_6.jpg</text:p>
          </table:table-cell>
          <table:table-cell/>
          <table:table-cell table:style-name="ce1" office:value-type="string">
            <text:p>2014-03-08 08:00:04</text:p>
          </table:table-cell>
          <table:table-cell office:value-type="string">
            <text:p>flat-front-trouser</text:p>
          </table:table-cell>
          <table:table-cell office:value-type="string">
            <text:p>flat-front-trouser-2447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flat-front-trouser-43107.html</text:p>
          </table:table-cell>
          <table:table-cell table:number-columns-repeated="41"/>
          <table:table-cell office:value-type="float" office:value="88">
            <text:p>88</text:p>
          </table:table-cell>
          <table:table-cell office:value-type="string">
            <text:p>/m/p/mpd012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flat-front-trouser-22070.html</text:p>
          </table:table-cell>
          <table:table-cell table:number-columns-repeated="41"/>
          <table:table-cell office:value-type="float" office:value="88">
            <text:p>88</text:p>
          </table:table-cell>
          <table:table-cell office:value-type="string">
            <text:p>/m/p/mpd012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bk000</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Pink</text:p>
          </table:table-cell>
          <table:table-cell table:number-columns-repeated="2"/>
          <table:table-cell table:style-name="ce1" office:value-type="string">
            <text:p>2013-03-05 05:48:14</text:p>
          </table:table-cell>
          <table:table-cell table:number-columns-repeated="5"/>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0t_2.jpg</text:p>
          </table:table-cell>
          <table:table-cell table:number-columns-repeated="16"/>
          <table:table-cell table:number-columns-repeated="2" office:value-type="string">
            <text:p>Use config</text:p>
          </table:table-cell>
          <table:table-cell office:value-type="string">
            <text:p>NoLIta Cami</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office:value-type="string">
            <text:p>S</text:p>
          </table:table-cell>
          <table:table-cell office:value-type="string">
            <text:p>Sleeveless</text:p>
          </table:table-cell>
          <table:table-cell office:value-type="string">
            <text:p>/w/b/wbk00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0t_2.jpg</text:p>
          </table:table-cell>
          <table:table-cell/>
          <table:table-cell table:style-name="ce1" office:value-type="string">
            <text:p>2014-03-07 15:25:34</text:p>
          </table:table-cell>
          <table:table-cell office:value-type="string">
            <text:p>nolita-cami</text:p>
          </table:table-cell>
          <table:table-cell office:value-type="string">
            <text:p>nolita-cami.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0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bk001</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Pink</text:p>
          </table:table-cell>
          <table:table-cell table:number-columns-repeated="2"/>
          <table:table-cell table:style-name="ce1" office:value-type="string">
            <text:p>2013-03-05 05:48:14</text:p>
          </table:table-cell>
          <table:table-cell table:number-columns-repeated="5"/>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0t_3.jpg</text:p>
          </table:table-cell>
          <table:table-cell table:number-columns-repeated="16"/>
          <table:table-cell table:number-columns-repeated="2" office:value-type="string">
            <text:p>Use config</text:p>
          </table:table-cell>
          <table:table-cell office:value-type="string">
            <text:p>NoLIta Cami</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office:value-type="string">
            <text:p>M</text:p>
          </table:table-cell>
          <table:table-cell office:value-type="string">
            <text:p>Sleeveless</text:p>
          </table:table-cell>
          <table:table-cell office:value-type="string">
            <text:p>/w/b/wbk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0t_3.jpg</text:p>
          </table:table-cell>
          <table:table-cell/>
          <table:table-cell table:style-name="ce1" office:value-type="string">
            <text:p>2014-03-07 15:26:42</text:p>
          </table:table-cell>
          <table:table-cell office:value-type="string">
            <text:p>nolita-cami</text:p>
          </table:table-cell>
          <table:table-cell office:value-type="string">
            <text:p>nolita-cami-19854.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nolita-cami-29681.html</text:p>
          </table:table-cell>
          <table:table-cell table:number-columns-repeated="41"/>
          <table:table-cell office:value-type="float" office:value="88">
            <text:p>88</text:p>
          </table:table-cell>
          <table:table-cell office:value-type="string">
            <text:p>/w/b/wbk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nolita-cami-18388.html</text:p>
          </table:table-cell>
          <table:table-cell table:number-columns-repeated="62"/>
        </table:table-row>
        <table:table-row table:style-name="ro1">
          <table:table-cell office:value-type="string">
            <text:p>wbk002L</text:p>
          </table:table-cell>
          <table:table-cell/>
          <table:table-cell office:value-type="string">
            <text:p>Clothing</text:p>
          </table:table-cell>
          <table:table-cell office:value-type="string">
            <text:p>simple</text:p>
          </table:table-cell>
          <table:table-cell office:value-type="string">
            <text:p>Women</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Black</text:p>
          </table:table-cell>
          <table:table-cell table:number-columns-repeated="2"/>
          <table:table-cell table:style-name="ce1" office:value-type="string">
            <text:p>2013-03-05 05:48:14</text:p>
          </table:table-cell>
          <table:table-cell/>
          <table:table-cell table:style-name="ce1" office:value-type="string">
            <text:p>2013-05-08 00:00:00</text:p>
          </table:table-cell>
          <table:table-cell table:number-columns-repeated="3"/>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2t.jpg</text:p>
          </table:table-cell>
          <table:table-cell table:number-columns-repeated="16"/>
          <table:table-cell table:number-columns-repeated="2" office:value-type="string">
            <text:p>Use config</text:p>
          </table:table-cell>
          <table:table-cell office:value-type="string">
            <text:p>Black NoLIta Cami</text:p>
          </table:table-cell>
          <table:table-cell table:number-columns-repeated="2"/>
          <table:table-cell table:style-name="ce1" office:value-type="string">
            <text:p>2013-05-08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office:value-type="string">
            <text:p>L</text:p>
          </table:table-cell>
          <table:table-cell office:value-type="string">
            <text:p>Sleeveless</text:p>
          </table:table-cell>
          <table:table-cell office:value-type="string">
            <text:p>/w/b/wbk002t.jpg</text:p>
          </table:table-cell>
          <table:table-cell/>
          <table:table-cell table:style-name="ce1" office:value-type="string">
            <text:p>2013-03-05 00:00:00</text:p>
          </table:table-cell>
          <table:table-cell office:value-type="float" office:value="120">
            <text:p>120</text:p>
          </table:table-cell>
          <table:table-cell/>
          <table:table-cell office:value-type="float" office:value="1">
            <text:p>1</text:p>
          </table:table-cell>
          <table:table-cell/>
          <table:table-cell office:value-type="float" office:value="2">
            <text:p>2</text:p>
          </table:table-cell>
          <table:table-cell office:value-type="string">
            <text:p>/w/b/wbk002t.jpg</text:p>
          </table:table-cell>
          <table:table-cell/>
          <table:table-cell table:style-name="ce1" office:value-type="string">
            <text:p>2013-05-10 21:17:59</text:p>
          </table:table-cell>
          <table:table-cell office:value-type="string">
            <text:p>nolita-cami</text:p>
          </table:table-cell>
          <table:table-cell office:value-type="string">
            <text:p>nolita-cami-19855.html</text:p>
          </table:table-cell>
          <table:table-cell table:number-columns-repeated="2" office:value-type="float" office:value="1">
            <text:p>1</text:p>
          </table:table-cell>
          <table:table-cell table:number-columns-repeated="2"/>
          <table:table-cell office:value-type="float" office:value="11">
            <text:p>1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2a.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Sale</text:p>
          </table:table-cell>
          <table:table-cell office:value-type="string">
            <text:p>Default Category</text:p>
          </table:table-cell>
          <table:table-cell table:number-columns-repeated="83"/>
          <table:table-cell office:value-type="string">
            <text:p>nolita-cami-29682.html</text:p>
          </table:table-cell>
          <table:table-cell table:number-columns-repeated="41"/>
          <table:table-cell office:value-type="float" office:value="88">
            <text:p>88</text:p>
          </table:table-cell>
          <table:table-cell office:value-type="string">
            <text:p>/w/b/wbk002t.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nolita-cami-18389.html</text:p>
          </table:table-cell>
          <table:table-cell table:number-columns-repeated="62"/>
        </table:table-row>
        <table:table-row table:style-name="ro1">
          <table:table-cell office:value-type="string">
            <text:p>wbk003</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3t_1.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0">
            <text:p>0</text:p>
          </table:table-cell>
          <table:table-cell table:number-columns-repeated="2"/>
          <table:table-cell office:value-type="string">
            <text:p>A simple ribbed cotton tank. Great for layering.</text:p>
          </table:table-cell>
          <table:table-cell office:value-type="string">
            <text:p>S</text:p>
          </table:table-cell>
          <table:table-cell office:value-type="string">
            <text:p>Sleeveless</text:p>
          </table:table-cell>
          <table:table-cell office:value-type="string">
            <text:p>/w/b/wbk003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3t_1.jpg</text:p>
          </table:table-cell>
          <table:table-cell/>
          <table:table-cell table:style-name="ce1" office:value-type="string">
            <text:p>2014-03-08 08:05:08</text:p>
          </table:table-cell>
          <table:table-cell office:value-type="string">
            <text:p>tori-tank</text:p>
          </table:table-cell>
          <table:table-cell office:value-type="string">
            <text:p>tori-tank.html</text:p>
          </table:table-cell>
          <table:table-cell table:number-columns-repeated="2" office:value-type="float" office:value="1">
            <text:p>1</text:p>
          </table:table-cell>
          <table:table-cell table:number-columns-repeated="2"/>
          <table:table-cell office:value-type="float" office:value="-6">
            <text:p>-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3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Women/Tops &amp; Blouses</text:p>
          </table:table-cell>
          <table:table-cell office:value-type="string">
            <text:p>Default Category</text:p>
          </table:table-cell>
          <table:table-cell table:number-columns-repeated="146"/>
        </table:table-row>
        <table:table-row table:style-name="ro1">
          <table:table-cell office:value-type="string">
            <text:p>wbk004</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3t_2.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0">
            <text:p>0</text:p>
          </table:table-cell>
          <table:table-cell table:number-columns-repeated="2"/>
          <table:table-cell office:value-type="string">
            <text:p>A simple ribbed cotton tank. Great for layering.</text:p>
          </table:table-cell>
          <table:table-cell office:value-type="string">
            <text:p>M</text:p>
          </table:table-cell>
          <table:table-cell office:value-type="string">
            <text:p>Sleeveless</text:p>
          </table:table-cell>
          <table:table-cell office:value-type="string">
            <text:p>/w/b/wbk003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3t_2.jpg</text:p>
          </table:table-cell>
          <table:table-cell/>
          <table:table-cell table:style-name="ce1" office:value-type="string">
            <text:p>2014-03-08 08:05:35</text:p>
          </table:table-cell>
          <table:table-cell office:value-type="string">
            <text:p>tori-tank</text:p>
          </table:table-cell>
          <table:table-cell office:value-type="string">
            <text:p>tori-tank-19840.html</text:p>
          </table:table-cell>
          <table:table-cell table:number-columns-repeated="2" office:value-type="float" office:value="1">
            <text:p>1</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3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tori-tank-2953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ori-tank-18386.html</text:p>
          </table:table-cell>
          <table:table-cell table:number-columns-repeated="62"/>
        </table:table-row>
        <table:table-row table:style-name="ro1">
          <table:table-cell office:value-type="string">
            <text:p>wbk005</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Indigo</text:p>
          </table:table-cell>
          <table:table-cell table:number-columns-repeated="2"/>
          <table:table-cell table:style-name="ce1" office:value-type="string">
            <text:p>2013-03-05 05:48:14</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3t_3.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0">
            <text:p>0</text:p>
          </table:table-cell>
          <table:table-cell table:number-columns-repeated="2"/>
          <table:table-cell office:value-type="string">
            <text:p>A simple ribbed cotton tank. Great for layering.</text:p>
          </table:table-cell>
          <table:table-cell office:value-type="string">
            <text:p>L</text:p>
          </table:table-cell>
          <table:table-cell office:value-type="string">
            <text:p>Sleeveless</text:p>
          </table:table-cell>
          <table:table-cell office:value-type="string">
            <text:p>/w/b/wbk003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3t_3.jpg</text:p>
          </table:table-cell>
          <table:table-cell/>
          <table:table-cell table:style-name="ce1" office:value-type="string">
            <text:p>2014-03-08 08:06:01</text:p>
          </table:table-cell>
          <table:table-cell office:value-type="string">
            <text:p>tori-tank</text:p>
          </table:table-cell>
          <table:table-cell office:value-type="string">
            <text:p>tori-tank-19841.html</text:p>
          </table:table-cell>
          <table:table-cell table:number-columns-repeated="2" office:value-type="float" office:value="1">
            <text:p>1</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3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tori-tank-2953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ori-tank-18387.html</text:p>
          </table:table-cell>
          <table:table-cell table:number-columns-repeated="62"/>
        </table:table-row>
        <table:table-row table:style-name="ro1">
          <table:table-cell office:value-type="string">
            <text:p>wbk006</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Taupe</text:p>
          </table:table-cell>
          <table:table-cell table:number-columns-repeated="2"/>
          <table:table-cell table:style-name="ce1" office:value-type="string">
            <text:p>2013-03-05 05:48:14</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6t_1.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Refresh your knitwear collection with our silk blend top. Layer over a bold hue for maximum contrast.</text:p>
          </table:table-cell>
          <table:table-cell office:value-type="string">
            <text:p>S</text:p>
          </table:table-cell>
          <table:table-cell office:value-type="string">
            <text:p>Long Sleeve</text:p>
          </table:table-cell>
          <table:table-cell office:value-type="string">
            <text:p>/w/b/wbk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t_1.jpg</text:p>
          </table:table-cell>
          <table:table-cell/>
          <table:table-cell table:style-name="ce1" office:value-type="string">
            <text:p>2014-03-08 08:57:21</text:p>
          </table:table-cell>
          <table:table-cell office:value-type="string">
            <text:p>delancy-cardigan-sweater</text:p>
          </table:table-cell>
          <table:table-cell office:value-type="string">
            <text:p>delancy-cardigan-sweater.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office:value-type="string">
            <text:p>wbk007</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Taupe</text:p>
          </table:table-cell>
          <table:table-cell table:number-columns-repeated="2"/>
          <table:table-cell table:style-name="ce1" office:value-type="string">
            <text:p>2013-03-05 05:48:14</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6t_1.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Refresh your knitwear collection with our silk blend top. Layer over a bold hue for maximum contrast.</text:p>
          </table:table-cell>
          <table:table-cell office:value-type="string">
            <text:p>M</text:p>
          </table:table-cell>
          <table:table-cell office:value-type="string">
            <text:p>Long Sleeve</text:p>
          </table:table-cell>
          <table:table-cell office:value-type="string">
            <text:p>/w/b/wbk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t_1.jpg</text:p>
          </table:table-cell>
          <table:table-cell/>
          <table:table-cell table:style-name="ce1" office:value-type="string">
            <text:p>2014-03-08 08:57:33</text:p>
          </table:table-cell>
          <table:table-cell office:value-type="string">
            <text:p>delancy-cardigan-sweater</text:p>
          </table:table-cell>
          <table:table-cell office:value-type="string">
            <text:p>delancy-cardigan-sweater-1982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6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delancy-cardigan-sweater-2937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elancy-cardigan-sweater-18388.html</text:p>
          </table:table-cell>
          <table:table-cell table:number-columns-repeated="62"/>
        </table:table-row>
        <table:table-row table:style-name="ro1">
          <table:table-cell office:value-type="string">
            <text:p>wbk008</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Taupe</text:p>
          </table:table-cell>
          <table:table-cell table:number-columns-repeated="2"/>
          <table:table-cell table:style-name="ce1" office:value-type="string">
            <text:p>2013-03-05 05:48:14</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6t_1.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Refresh your knitwear collection with our silk blend top. Layer over a bold hue for maximum contrast.</text:p>
          </table:table-cell>
          <table:table-cell office:value-type="string">
            <text:p>L</text:p>
          </table:table-cell>
          <table:table-cell office:value-type="string">
            <text:p>Long Sleeve</text:p>
          </table:table-cell>
          <table:table-cell office:value-type="string">
            <text:p>/w/b/wbk006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t_1.jpg</text:p>
          </table:table-cell>
          <table:table-cell/>
          <table:table-cell table:style-name="ce1" office:value-type="string">
            <text:p>2014-03-08 08:57:43</text:p>
          </table:table-cell>
          <table:table-cell office:value-type="string">
            <text:p>delancy-cardigan-sweater</text:p>
          </table:table-cell>
          <table:table-cell office:value-type="string">
            <text:p>delancy-cardigan-sweater-19823.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delancy-cardigan-sweater-2937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elancy-cardigan-sweater-18389.html</text:p>
          </table:table-cell>
          <table:table-cell table:number-columns-repeated="62"/>
        </table:table-row>
        <table:table-row table:style-name="ro1">
          <table:table-cell office:value-type="string">
            <text:p>wbk009</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9t_2.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No matter where you are in the world, a crisp, clean oxford is always in style.</text:p>
          </table:table-cell>
          <table:table-cell office:value-type="string">
            <text:p>S</text:p>
          </table:table-cell>
          <table:table-cell office:value-type="string">
            <text:p>Long Sleeve</text:p>
          </table:table-cell>
          <table:table-cell office:value-type="string">
            <text:p>/w/b/wbk009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_2.jpg</text:p>
          </table:table-cell>
          <table:table-cell/>
          <table:table-cell table:style-name="ce1" office:value-type="string">
            <text:p>2014-03-08 08:11:19</text:p>
          </table:table-cell>
          <table:table-cell office:value-type="string">
            <text:p>ludlow-oxford-top</text:p>
          </table:table-cell>
          <table:table-cell office:value-type="string">
            <text:p>ludlow-oxford-top.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bk010</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9t_3.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No matter where you are in the world, a crisp, clean oxford is always in style.</text:p>
          </table:table-cell>
          <table:table-cell office:value-type="string">
            <text:p>M</text:p>
          </table:table-cell>
          <table:table-cell office:value-type="string">
            <text:p>Long Sleeve</text:p>
          </table:table-cell>
          <table:table-cell office:value-type="string">
            <text:p>/w/b/wbk009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_3.jpg</text:p>
          </table:table-cell>
          <table:table-cell/>
          <table:table-cell table:style-name="ce1" office:value-type="string">
            <text:p>2014-03-08 08:11:44</text:p>
          </table:table-cell>
          <table:table-cell office:value-type="string">
            <text:p>ludlow-oxford-top</text:p>
          </table:table-cell>
          <table:table-cell office:value-type="string">
            <text:p>ludlow-oxford-top-19813.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ludlow-oxford-top-2925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udlow-oxford-top-18389.html</text:p>
          </table:table-cell>
          <table:table-cell table:number-columns-repeated="62"/>
        </table:table-row>
        <table:table-row table:style-name="ro1">
          <table:table-cell office:value-type="string">
            <text:p>wbk011</text:p>
          </table:table-cell>
          <table:table-cell/>
          <table:table-cell office:value-type="string">
            <text:p>Clothing</text:p>
          </table:table-cell>
          <table:table-cell office:value-type="string">
            <text:p>simp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9t_4.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No matter where you are in the world, a crisp, clean oxford is always in style.</text:p>
          </table:table-cell>
          <table:table-cell office:value-type="string">
            <text:p>L</text:p>
          </table:table-cell>
          <table:table-cell office:value-type="string">
            <text:p>Long Sleeve</text:p>
          </table:table-cell>
          <table:table-cell office:value-type="string">
            <text:p>/w/b/wbk009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_4.jpg</text:p>
          </table:table-cell>
          <table:table-cell/>
          <table:table-cell table:style-name="ce1" office:value-type="string">
            <text:p>2014-03-08 08:12:03</text:p>
          </table:table-cell>
          <table:table-cell office:value-type="string">
            <text:p>ludlow-oxford-top</text:p>
          </table:table-cell>
          <table:table-cell office:value-type="string">
            <text:p>ludlow-oxford-top-19814.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ludlow-oxford-top-29260.html</text:p>
          </table:table-cell>
          <table:table-cell table:number-columns-repeated="41"/>
          <table:table-cell office:value-type="float" office:value="88">
            <text:p>88</text:p>
          </table:table-cell>
          <table:table-cell office:value-type="string">
            <text:p>/w/b/wbk009c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ludlow-oxford-top-18390.html</text:p>
          </table:table-cell>
          <table:table-cell table:number-columns-repeated="41"/>
          <table:table-cell office:value-type="float" office:value="88">
            <text:p>88</text:p>
          </table:table-cell>
          <table:table-cell office:value-type="string">
            <text:p>/w/b/wbk009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bk012</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12t_2.jpg</text:p>
          </table:table-cell>
          <table:table-cell table:number-columns-repeated="16"/>
          <table:table-cell table:number-columns-repeated="2" office:value-type="string">
            <text:p>Use config</text:p>
          </table:table-cell>
          <table:table-cell office:value-type="string">
            <text:p>Elizabeth Knit Top</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office:value-type="string">
            <text:p>S</text:p>
          </table:table-cell>
          <table:table-cell office:value-type="string">
            <text:p>Short Sleeve</text:p>
          </table:table-cell>
          <table:table-cell office:value-type="string">
            <text:p>/w/b/wbk012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12t_2.jpg</text:p>
          </table:table-cell>
          <table:table-cell/>
          <table:table-cell table:style-name="ce1" office:value-type="string">
            <text:p>2014-03-08 08:21:33</text:p>
          </table:table-cell>
          <table:table-cell office:value-type="string">
            <text:p>elizabeth-knit-top</text:p>
          </table:table-cell>
          <table:table-cell office:value-type="string">
            <text:p>elizabeth-knit-top.html</text:p>
          </table:table-cell>
          <table:table-cell table:number-columns-repeated="2" office:value-type="float" office:value="1">
            <text:p>1</text:p>
          </table:table-cell>
          <table:table-cell table:number-columns-repeated="2"/>
          <table:table-cell office:value-type="float" office:value="9">
            <text:p>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12b_2.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4"/>
          <table:table-cell office:value-type="string">
            <text:p>Women/Tops &amp; Blouses</text:p>
          </table:table-cell>
          <table:table-cell office:value-type="string">
            <text:p>Default Category</text:p>
          </table:table-cell>
          <table:table-cell table:number-columns-repeated="125"/>
          <table:table-cell office:value-type="float" office:value="88">
            <text:p>88</text:p>
          </table:table-cell>
          <table:table-cell office:value-type="string">
            <text:p>/w/b/wbk012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bk013</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12t_3.jpg</text:p>
          </table:table-cell>
          <table:table-cell table:number-columns-repeated="16"/>
          <table:table-cell table:number-columns-repeated="2" office:value-type="string">
            <text:p>Use config</text:p>
          </table:table-cell>
          <table:table-cell office:value-type="string">
            <text:p>Elizabeth Knit Top</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office:value-type="string">
            <text:p>M</text:p>
          </table:table-cell>
          <table:table-cell office:value-type="string">
            <text:p>Short Sleeve</text:p>
          </table:table-cell>
          <table:table-cell office:value-type="string">
            <text:p>/w/b/wbk012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12t_3.jpg</text:p>
          </table:table-cell>
          <table:table-cell/>
          <table:table-cell table:style-name="ce1" office:value-type="string">
            <text:p>2014-03-08 08:17:50</text:p>
          </table:table-cell>
          <table:table-cell office:value-type="string">
            <text:p>elizabeth-knit-top</text:p>
          </table:table-cell>
          <table:table-cell office:value-type="string">
            <text:p>elizabeth-knit-top-16113.html</text:p>
          </table:table-cell>
          <table:table-cell table:number-columns-repeated="2" office:value-type="float" office:value="1">
            <text:p>1</text:p>
          </table:table-cell>
          <table:table-cell table:number-columns-repeated="2"/>
          <table:table-cell office:value-type="float" office:value="21">
            <text:p>2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12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elizabeth-knit-top-2474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elizabeth-knit-top-14868.html</text:p>
          </table:table-cell>
          <table:table-cell table:number-columns-repeated="62"/>
        </table:table-row>
        <table:table-row table:style-name="ro1">
          <table:table-cell office:value-type="string">
            <text:p>wbk014</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8"/>
          <table:table-cell office:value-type="string">
            <text:p>White</text:p>
          </table:table-cell>
          <table:table-cell table:number-columns-repeated="2"/>
          <table:table-cell table:style-name="ce1" office:value-type="string">
            <text:p>2013-03-05 05:48:14</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12t_4.jpg</text:p>
          </table:table-cell>
          <table:table-cell table:number-columns-repeated="16"/>
          <table:table-cell table:number-columns-repeated="2" office:value-type="string">
            <text:p>Use config</text:p>
          </table:table-cell>
          <table:table-cell office:value-type="string">
            <text:p>Elizabeth Knit Top</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office:value-type="string">
            <text:p>L</text:p>
          </table:table-cell>
          <table:table-cell office:value-type="string">
            <text:p>Short Sleeve</text:p>
          </table:table-cell>
          <table:table-cell office:value-type="string">
            <text:p>/w/b/wbk012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12t_4.jpg</text:p>
          </table:table-cell>
          <table:table-cell/>
          <table:table-cell table:style-name="ce1" office:value-type="string">
            <text:p>2014-03-08 08:18:12</text:p>
          </table:table-cell>
          <table:table-cell office:value-type="string">
            <text:p>elizabeth-knit-top</text:p>
          </table:table-cell>
          <table:table-cell office:value-type="string">
            <text:p>elizabeth-knit-top-16114.html</text:p>
          </table:table-cell>
          <table:table-cell table:number-columns-repeated="2"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12b_3.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elizabeth-knit-top-24742.html</text:p>
          </table:table-cell>
          <table:table-cell table:number-columns-repeated="41"/>
          <table:table-cell office:value-type="float" office:value="88">
            <text:p>88</text:p>
          </table:table-cell>
          <table:table-cell office:value-type="string">
            <text:p>/w/b/wbk012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elizabeth-knit-top-14869.html</text:p>
          </table:table-cell>
          <table:table-cell table:number-columns-repeated="62"/>
        </table:table-row>
        <table:table-row table:style-name="ro1">
          <table:table-cell office:value-type="string">
            <text:p>wsd000</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8"/>
          <table:table-cell office:value-type="string">
            <text:p>Charcoal</text:p>
          </table:table-cell>
          <table:table-cell table:number-columns-repeated="2"/>
          <table:table-cell table:style-name="ce1" office:value-type="string">
            <text:p>2013-03-05 05:48:15</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0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Essex Pencil Skir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office:value-type="float" office:value="2">
            <text:p>2</text:p>
          </table:table-cell>
          <table:table-cell/>
          <table:table-cell office:value-type="string">
            <text:p>/w/s/wsd00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_1.jpg</text:p>
          </table:table-cell>
          <table:table-cell/>
          <table:table-cell table:style-name="ce1" office:value-type="string">
            <text:p>2014-03-08 08:24:58</text:p>
          </table:table-cell>
          <table:table-cell office:value-type="string">
            <text:p>essex-pencil-skirt</text:p>
          </table:table-cell>
          <table:table-cell office:value-type="string">
            <text:p>essex-pencil-skirt.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00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01</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8"/>
          <table:table-cell office:value-type="string">
            <text:p>Charcoal</text:p>
          </table:table-cell>
          <table:table-cell table:number-columns-repeated="2"/>
          <table:table-cell table:style-name="ce1" office:value-type="string">
            <text:p>2013-03-05 05:48:15</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0t_2.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Essex Pencil Skir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office:value-type="float" office:value="4">
            <text:p>4</text:p>
          </table:table-cell>
          <table:table-cell/>
          <table:table-cell office:value-type="string">
            <text:p>/w/s/wsd00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_2.jpg</text:p>
          </table:table-cell>
          <table:table-cell/>
          <table:table-cell table:style-name="ce1" office:value-type="string">
            <text:p>2014-03-08 08:25:20</text:p>
          </table:table-cell>
          <table:table-cell office:value-type="string">
            <text:p>essex-pencil-skirt</text:p>
          </table:table-cell>
          <table:table-cell office:value-type="string">
            <text:p>essex-pencil-skirt-2025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essex-pencil-skirt-34118.html</text:p>
          </table:table-cell>
          <table:table-cell table:number-columns-repeated="41"/>
          <table:table-cell office:value-type="float" office:value="88">
            <text:p>88</text:p>
          </table:table-cell>
          <table:table-cell office:value-type="string">
            <text:p>/w/s/wsd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essex-pencil-skirt-18444.html</text:p>
          </table:table-cell>
          <table:table-cell table:number-columns-repeated="41"/>
          <table:table-cell office:value-type="float" office:value="88">
            <text:p>88</text:p>
          </table:table-cell>
          <table:table-cell office:value-type="string">
            <text:p>/w/s/wsd000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02</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8"/>
          <table:table-cell office:value-type="string">
            <text:p>Charcoal</text:p>
          </table:table-cell>
          <table:table-cell table:number-columns-repeated="2"/>
          <table:table-cell table:style-name="ce1" office:value-type="string">
            <text:p>2013-03-05 05:48:15</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0t_3.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Essex Pencil Skir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office:value-type="float" office:value="6">
            <text:p>6</text:p>
          </table:table-cell>
          <table:table-cell/>
          <table:table-cell office:value-type="string">
            <text:p>/w/s/wsd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_3.jpg</text:p>
          </table:table-cell>
          <table:table-cell/>
          <table:table-cell table:style-name="ce1" office:value-type="string">
            <text:p>2014-03-08 08:26:15</text:p>
          </table:table-cell>
          <table:table-cell office:value-type="string">
            <text:p>essex-pencil-skirt</text:p>
          </table:table-cell>
          <table:table-cell office:value-type="string">
            <text:p>essex-pencil-skirt-20253.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essex-pencil-skirt-34119.html</text:p>
          </table:table-cell>
          <table:table-cell table:number-columns-repeated="41"/>
          <table:table-cell office:value-type="float" office:value="88">
            <text:p>88</text:p>
          </table:table-cell>
          <table:table-cell office:value-type="string">
            <text:p>/w/s/wsd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essex-pencil-skirt-18445.html</text:p>
          </table:table-cell>
          <table:table-cell table:number-columns-repeated="41"/>
          <table:table-cell office:value-type="float" office:value="88">
            <text:p>88</text:p>
          </table:table-cell>
          <table:table-cell office:value-type="string">
            <text:p>/w/s/wsd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03</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8"/>
          <table:table-cell office:value-type="string">
            <text:p>Charcoal</text:p>
          </table:table-cell>
          <table:table-cell table:number-columns-repeated="2"/>
          <table:table-cell table:style-name="ce1" office:value-type="string">
            <text:p>2013-03-05 05:48:15</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0t_4.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Essex Pencil Skir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office:value-type="float" office:value="8">
            <text:p>8</text:p>
          </table:table-cell>
          <table:table-cell/>
          <table:table-cell office:value-type="string">
            <text:p>/w/s/wsd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_4.jpg</text:p>
          </table:table-cell>
          <table:table-cell/>
          <table:table-cell table:style-name="ce1" office:value-type="string">
            <text:p>2014-03-08 08:26:35</text:p>
          </table:table-cell>
          <table:table-cell office:value-type="string">
            <text:p>essex-pencil-skirt</text:p>
          </table:table-cell>
          <table:table-cell office:value-type="string">
            <text:p>essex-pencil-skirt-20254.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essex-pencil-skirt-34120.html</text:p>
          </table:table-cell>
          <table:table-cell table:number-columns-repeated="41"/>
          <table:table-cell office:value-type="float" office:value="88">
            <text:p>88</text:p>
          </table:table-cell>
          <table:table-cell office:value-type="string">
            <text:p>/w/s/wsd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essex-pencil-skirt-18446.html</text:p>
          </table:table-cell>
          <table:table-cell table:number-columns-repeated="41"/>
          <table:table-cell office:value-type="float" office:value="88">
            <text:p>88</text:p>
          </table:table-cell>
          <table:table-cell office:value-type="string">
            <text:p>/w/s/wsd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04</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8"/>
          <table:table-cell office:value-type="string">
            <text:p>Charcoal</text:p>
          </table:table-cell>
          <table:table-cell table:number-columns-repeated="2"/>
          <table:table-cell table:style-name="ce1" office:value-type="string">
            <text:p>2013-03-05 05:48:15</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0t_5.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Essex Pencil Skir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office:value-type="float" office:value="10">
            <text:p>10</text:p>
          </table:table-cell>
          <table:table-cell/>
          <table:table-cell office:value-type="string">
            <text:p>/w/s/wsd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_5.jpg</text:p>
          </table:table-cell>
          <table:table-cell/>
          <table:table-cell table:style-name="ce1" office:value-type="string">
            <text:p>2014-03-08 08:26:55</text:p>
          </table:table-cell>
          <table:table-cell office:value-type="string">
            <text:p>essex-pencil-skirt</text:p>
          </table:table-cell>
          <table:table-cell office:value-type="string">
            <text:p>essex-pencil-skirt-20255.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essex-pencil-skirt-34121.html</text:p>
          </table:table-cell>
          <table:table-cell table:number-columns-repeated="41"/>
          <table:table-cell office:value-type="float" office:value="88">
            <text:p>88</text:p>
          </table:table-cell>
          <table:table-cell office:value-type="string">
            <text:p>/w/s/wsd000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essex-pencil-skirt-18447.html</text:p>
          </table:table-cell>
          <table:table-cell table:number-columns-repeated="41"/>
          <table:table-cell office:value-type="float" office:value="88">
            <text:p>88</text:p>
          </table:table-cell>
          <table:table-cell office:value-type="string">
            <text:p>/w/s/wsd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05</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Purple</text:p>
          </table:table-cell>
          <table:table-cell table:number-columns-repeated="2"/>
          <table:table-cell table:style-name="ce1" office:value-type="string">
            <text:p>2013-03-05 05:48:15</text:p>
          </table:table-cell>
          <table:table-cell table:number-columns-repeated="5"/>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5t_1.jpg</text:p>
          </table:table-cell>
          <table:table-cell table:number-columns-repeated="3"/>
          <table:table-cell office:value-type="string">
            <text:p>Long</text:p>
          </table:table-cell>
          <table:table-cell table:number-columns-repeated="12"/>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0">
            <text:p>0</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office:value-type="string">
            <text:p>S</text:p>
          </table:table-cell>
          <table:table-cell office:value-type="string">
            <text:p>Sleeveless</text:p>
          </table:table-cell>
          <table:table-cell office:value-type="string">
            <text:p>/w/s/wsd005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5t_1.jpg</text:p>
          </table:table-cell>
          <table:table-cell/>
          <table:table-cell table:style-name="ce1" office:value-type="string">
            <text:p>2013-05-10 21:22:33</text:p>
          </table:table-cell>
          <table:table-cell office:value-type="string">
            <text:p>racer-back-maxi-dress</text:p>
          </table:table-cell>
          <table:table-cell office:value-type="string">
            <text:p>racer-back-maxi-dress.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05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06</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Purple</text:p>
          </table:table-cell>
          <table:table-cell table:number-columns-repeated="2"/>
          <table:table-cell table:style-name="ce1" office:value-type="string">
            <text:p>2013-03-05 05:48:15</text:p>
          </table:table-cell>
          <table:table-cell table:number-columns-repeated="5"/>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5t_1.jpg</text:p>
          </table:table-cell>
          <table:table-cell table:number-columns-repeated="3"/>
          <table:table-cell office:value-type="string">
            <text:p>Long</text:p>
          </table:table-cell>
          <table:table-cell table:number-columns-repeated="12"/>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0">
            <text:p>0</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office:value-type="string">
            <text:p>M</text:p>
          </table:table-cell>
          <table:table-cell office:value-type="string">
            <text:p>Sleeveless</text:p>
          </table:table-cell>
          <table:table-cell office:value-type="string">
            <text:p>/w/s/wsd005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5t_1.jpg</text:p>
          </table:table-cell>
          <table:table-cell/>
          <table:table-cell table:style-name="ce1" office:value-type="string">
            <text:p>2013-05-10 21:22:09</text:p>
          </table:table-cell>
          <table:table-cell office:value-type="string">
            <text:p>racer-back-maxi-dress</text:p>
          </table:table-cell>
          <table:table-cell office:value-type="string">
            <text:p>racer-back-maxi-dress-19705.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racer-back-maxi-dress-28521.html</text:p>
          </table:table-cell>
          <table:table-cell table:number-columns-repeated="41"/>
          <table:table-cell office:value-type="float" office:value="88">
            <text:p>88</text:p>
          </table:table-cell>
          <table:table-cell office:value-type="string">
            <text:p>/w/s/wsd005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racer-back-maxi-dress-18384.html</text:p>
          </table:table-cell>
          <table:table-cell table:number-columns-repeated="62"/>
        </table:table-row>
        <table:table-row table:style-name="ro1">
          <table:table-cell office:value-type="string">
            <text:p>wsd007</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Purple</text:p>
          </table:table-cell>
          <table:table-cell table:number-columns-repeated="2"/>
          <table:table-cell table:style-name="ce1" office:value-type="string">
            <text:p>2013-03-05 05:48:15</text:p>
          </table:table-cell>
          <table:table-cell table:number-columns-repeated="5"/>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5t_1.jpg</text:p>
          </table:table-cell>
          <table:table-cell table:number-columns-repeated="3"/>
          <table:table-cell office:value-type="string">
            <text:p>Long</text:p>
          </table:table-cell>
          <table:table-cell table:number-columns-repeated="12"/>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0">
            <text:p>0</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office:value-type="string">
            <text:p>L</text:p>
          </table:table-cell>
          <table:table-cell office:value-type="string">
            <text:p>Sleeveless</text:p>
          </table:table-cell>
          <table:table-cell office:value-type="string">
            <text:p>/w/s/wsd005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5t_1.jpg</text:p>
          </table:table-cell>
          <table:table-cell/>
          <table:table-cell table:style-name="ce1" office:value-type="string">
            <text:p>2013-05-10 21:21:35</text:p>
          </table:table-cell>
          <table:table-cell office:value-type="string">
            <text:p>racer-back-maxi-dress</text:p>
          </table:table-cell>
          <table:table-cell office:value-type="string">
            <text:p>racer-back-maxi-dress-19706.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racer-back-maxi-dress-28522.html</text:p>
          </table:table-cell>
          <table:table-cell table:number-columns-repeated="41"/>
          <table:table-cell office:value-type="float" office:value="88">
            <text:p>88</text:p>
          </table:table-cell>
          <table:table-cell office:value-type="string">
            <text:p>/w/s/wsd005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racer-back-maxi-dress-18385.html</text:p>
          </table:table-cell>
          <table:table-cell table:number-columns-repeated="62"/>
        </table:table-row>
        <table:table-row table:style-name="ro1">
          <table:table-cell office:value-type="string">
            <text:p>wsd008</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Silver</text:p>
          </table:table-cell>
          <table:table-cell table:number-columns-repeated="2"/>
          <table:table-cell table:style-name="ce1" office:value-type="string">
            <text:p>2013-03-05 05:48:15</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8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Sheath</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0">
            <text:p>0</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office:value-type="float" office:value="2">
            <text:p>2</text:p>
          </table:table-cell>
          <table:table-cell office:value-type="string">
            <text:p>Sleeveless</text:p>
          </table:table-cell>
          <table:table-cell office:value-type="string">
            <text:p>/w/s/wsd008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1.jpg</text:p>
          </table:table-cell>
          <table:table-cell/>
          <table:table-cell table:style-name="ce1" office:value-type="string">
            <text:p>2013-03-05 08:27:15</text:p>
          </table:table-cell>
          <table:table-cell office:value-type="string">
            <text:p>sheath</text:p>
          </table:table-cell>
          <table:table-cell office:value-type="string">
            <text:p>sheath.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08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08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09</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Silver</text:p>
          </table:table-cell>
          <table:table-cell table:number-columns-repeated="2"/>
          <table:table-cell table:style-name="ce1" office:value-type="string">
            <text:p>2013-03-05 05:48:15</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8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Sheath</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0">
            <text:p>0</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office:value-type="float" office:value="4">
            <text:p>4</text:p>
          </table:table-cell>
          <table:table-cell office:value-type="string">
            <text:p>Sleeveless</text:p>
          </table:table-cell>
          <table:table-cell office:value-type="string">
            <text:p>/w/s/wsd008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1.jpg</text:p>
          </table:table-cell>
          <table:table-cell/>
          <table:table-cell table:style-name="ce1" office:value-type="string">
            <text:p>2013-03-05 08:27:15</text:p>
          </table:table-cell>
          <table:table-cell office:value-type="string">
            <text:p>sheath</text:p>
          </table:table-cell>
          <table:table-cell office:value-type="string">
            <text:p>sheath-1622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heath-28189.html</text:p>
          </table:table-cell>
          <table:table-cell table:number-columns-repeated="41"/>
          <table:table-cell office:value-type="float" office:value="88">
            <text:p>88</text:p>
          </table:table-cell>
          <table:table-cell office:value-type="string">
            <text:p>/w/s/wsd008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heath-14746.html</text:p>
          </table:table-cell>
          <table:table-cell table:number-columns-repeated="41"/>
          <table:table-cell office:value-type="float" office:value="88">
            <text:p>88</text:p>
          </table:table-cell>
          <table:table-cell office:value-type="string">
            <text:p>/w/s/wsd008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10</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Silver</text:p>
          </table:table-cell>
          <table:table-cell table:number-columns-repeated="2"/>
          <table:table-cell table:style-name="ce1" office:value-type="string">
            <text:p>2013-03-05 05:48:15</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8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Sheath</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0">
            <text:p>0</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office:value-type="float" office:value="6">
            <text:p>6</text:p>
          </table:table-cell>
          <table:table-cell office:value-type="string">
            <text:p>Sleeveless</text:p>
          </table:table-cell>
          <table:table-cell office:value-type="string">
            <text:p>/w/s/wsd008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1.jpg</text:p>
          </table:table-cell>
          <table:table-cell/>
          <table:table-cell table:style-name="ce1" office:value-type="string">
            <text:p>2013-03-05 08:27:15</text:p>
          </table:table-cell>
          <table:table-cell office:value-type="string">
            <text:p>sheath</text:p>
          </table:table-cell>
          <table:table-cell office:value-type="string">
            <text:p>sheath-1622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heath-28190.html</text:p>
          </table:table-cell>
          <table:table-cell table:number-columns-repeated="41"/>
          <table:table-cell office:value-type="float" office:value="88">
            <text:p>88</text:p>
          </table:table-cell>
          <table:table-cell office:value-type="string">
            <text:p>/w/s/wsd008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heath-14747.html</text:p>
          </table:table-cell>
          <table:table-cell table:number-columns-repeated="41"/>
          <table:table-cell office:value-type="float" office:value="88">
            <text:p>88</text:p>
          </table:table-cell>
          <table:table-cell office:value-type="string">
            <text:p>/w/s/wsd008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11</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Silver</text:p>
          </table:table-cell>
          <table:table-cell table:number-columns-repeated="2"/>
          <table:table-cell table:style-name="ce1" office:value-type="string">
            <text:p>2013-03-05 05:48:15</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8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Sheath</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0">
            <text:p>0</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office:value-type="float" office:value="8">
            <text:p>8</text:p>
          </table:table-cell>
          <table:table-cell office:value-type="string">
            <text:p>Sleeveless</text:p>
          </table:table-cell>
          <table:table-cell office:value-type="string">
            <text:p>/w/s/wsd008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1.jpg</text:p>
          </table:table-cell>
          <table:table-cell/>
          <table:table-cell table:style-name="ce1" office:value-type="string">
            <text:p>2013-03-05 08:27:15</text:p>
          </table:table-cell>
          <table:table-cell office:value-type="string">
            <text:p>sheath</text:p>
          </table:table-cell>
          <table:table-cell office:value-type="string">
            <text:p>sheath-16223.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heath-28191.html</text:p>
          </table:table-cell>
          <table:table-cell table:number-columns-repeated="41"/>
          <table:table-cell office:value-type="float" office:value="88">
            <text:p>88</text:p>
          </table:table-cell>
          <table:table-cell office:value-type="string">
            <text:p>/w/s/wsd008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heath-14748.html</text:p>
          </table:table-cell>
          <table:table-cell table:number-columns-repeated="41"/>
          <table:table-cell office:value-type="float" office:value="88">
            <text:p>88</text:p>
          </table:table-cell>
          <table:table-cell office:value-type="string">
            <text:p>/w/s/wsd008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12</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Silver</text:p>
          </table:table-cell>
          <table:table-cell table:number-columns-repeated="2"/>
          <table:table-cell table:style-name="ce1" office:value-type="string">
            <text:p>2013-03-05 05:48:15</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8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Sheath</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0">
            <text:p>0</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office:value-type="float" office:value="10">
            <text:p>10</text:p>
          </table:table-cell>
          <table:table-cell office:value-type="string">
            <text:p>Sleeveless</text:p>
          </table:table-cell>
          <table:table-cell office:value-type="string">
            <text:p>/w/s/wsd008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1.jpg</text:p>
          </table:table-cell>
          <table:table-cell/>
          <table:table-cell table:style-name="ce1" office:value-type="string">
            <text:p>2013-03-20 16:46:51</text:p>
          </table:table-cell>
          <table:table-cell office:value-type="string">
            <text:p>sheath</text:p>
          </table:table-cell>
          <table:table-cell office:value-type="string">
            <text:p>sheath-16224.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heath-28192.html</text:p>
          </table:table-cell>
          <table:table-cell table:number-columns-repeated="41"/>
          <table:table-cell office:value-type="float" office:value="88">
            <text:p>88</text:p>
          </table:table-cell>
          <table:table-cell office:value-type="string">
            <text:p>/w/s/wsd008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heath-14749.html</text:p>
          </table:table-cell>
          <table:table-cell table:number-columns-repeated="41"/>
          <table:table-cell office:value-type="float" office:value="88">
            <text:p>88</text:p>
          </table:table-cell>
          <table:table-cell office:value-type="string">
            <text:p>/w/s/wsd008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wsd013</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Blue</text:p>
          </table:table-cell>
          <table:table-cell table:number-columns-repeated="2"/>
          <table:table-cell table:style-name="ce1" office:value-type="string">
            <text:p>2013-03-05 05:48:15</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13t_1.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Convertible Dres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0">
            <text:p>0</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office:value-type="float" office:value="2">
            <text:p>2</text:p>
          </table:table-cell>
          <table:table-cell office:value-type="string">
            <text:p>Sleeveless</text:p>
          </table:table-cell>
          <table:table-cell office:value-type="string">
            <text:p>/w/s/wsd013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13t_1.jpg</text:p>
          </table:table-cell>
          <table:table-cell/>
          <table:table-cell table:style-name="ce1" office:value-type="string">
            <text:p>2014-03-08 08:29:51</text:p>
          </table:table-cell>
          <table:table-cell office:value-type="string">
            <text:p>convertible-dress</text:p>
          </table:table-cell>
          <table:table-cell office:value-type="string">
            <text:p>convertible-dress.html</text:p>
          </table:table-cell>
          <table:table-cell table:number-columns-repeated="2"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1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w/s/wsd013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14</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Blue</text:p>
          </table:table-cell>
          <table:table-cell table:number-columns-repeated="2"/>
          <table:table-cell table:style-name="ce1" office:value-type="string">
            <text:p>2013-03-05 05:48:15</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13t_2.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Convertible Dres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0">
            <text:p>0</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office:value-type="float" office:value="4">
            <text:p>4</text:p>
          </table:table-cell>
          <table:table-cell office:value-type="string">
            <text:p>Sleeveless</text:p>
          </table:table-cell>
          <table:table-cell office:value-type="string">
            <text:p>/w/s/wsd013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13t_2.jpg</text:p>
          </table:table-cell>
          <table:table-cell/>
          <table:table-cell table:style-name="ce1" office:value-type="string">
            <text:p>2014-03-08 08:30:13</text:p>
          </table:table-cell>
          <table:table-cell office:value-type="string">
            <text:p>convertible-dress</text:p>
          </table:table-cell>
          <table:table-cell office:value-type="string">
            <text:p>convertible-dress-16193.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nvertible-dress-28014.html</text:p>
          </table:table-cell>
          <table:table-cell table:number-columns-repeated="41"/>
          <table:table-cell office:value-type="float" office:value="88">
            <text:p>88</text:p>
          </table:table-cell>
          <table:table-cell office:value-type="string">
            <text:p>/w/s/wsd01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onvertible-dress-14751.html</text:p>
          </table:table-cell>
          <table:table-cell table:number-columns-repeated="41"/>
          <table:table-cell office:value-type="float" office:value="88">
            <text:p>88</text:p>
          </table:table-cell>
          <table:table-cell office:value-type="string">
            <text:p>/w/s/wsd013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15</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Blue</text:p>
          </table:table-cell>
          <table:table-cell table:number-columns-repeated="2"/>
          <table:table-cell table:style-name="ce1" office:value-type="string">
            <text:p>2013-03-05 05:48:15</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13t_3.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Convertible Dres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0">
            <text:p>0</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office:value-type="float" office:value="6">
            <text:p>6</text:p>
          </table:table-cell>
          <table:table-cell office:value-type="string">
            <text:p>Sleeveless</text:p>
          </table:table-cell>
          <table:table-cell office:value-type="string">
            <text:p>/w/s/wsd013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13t_3.jpg</text:p>
          </table:table-cell>
          <table:table-cell/>
          <table:table-cell table:style-name="ce1" office:value-type="string">
            <text:p>2014-03-08 08:30:33</text:p>
          </table:table-cell>
          <table:table-cell office:value-type="string">
            <text:p>convertible-dress</text:p>
          </table:table-cell>
          <table:table-cell office:value-type="string">
            <text:p>convertible-dress-16194.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nvertible-dress-28015.html</text:p>
          </table:table-cell>
          <table:table-cell table:number-columns-repeated="41"/>
          <table:table-cell office:value-type="float" office:value="88">
            <text:p>88</text:p>
          </table:table-cell>
          <table:table-cell office:value-type="string">
            <text:p>/w/s/wsd01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onvertible-dress-14752.html</text:p>
          </table:table-cell>
          <table:table-cell table:number-columns-repeated="41"/>
          <table:table-cell office:value-type="float" office:value="88">
            <text:p>88</text:p>
          </table:table-cell>
          <table:table-cell office:value-type="string">
            <text:p>/w/s/wsd013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16</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Blue</text:p>
          </table:table-cell>
          <table:table-cell table:number-columns-repeated="2"/>
          <table:table-cell table:style-name="ce1" office:value-type="string">
            <text:p>2013-03-05 05:48:15</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13t_4.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Convertible Dres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0">
            <text:p>0</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office:value-type="float" office:value="8">
            <text:p>8</text:p>
          </table:table-cell>
          <table:table-cell office:value-type="string">
            <text:p>Sleeveless</text:p>
          </table:table-cell>
          <table:table-cell office:value-type="string">
            <text:p>/w/s/wsd013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13t_4.jpg</text:p>
          </table:table-cell>
          <table:table-cell/>
          <table:table-cell table:style-name="ce1" office:value-type="string">
            <text:p>2014-03-08 08:30:57</text:p>
          </table:table-cell>
          <table:table-cell office:value-type="string">
            <text:p>convertible-dress</text:p>
          </table:table-cell>
          <table:table-cell office:value-type="string">
            <text:p>convertible-dress-16195.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nvertible-dress-28016.html</text:p>
          </table:table-cell>
          <table:table-cell table:number-columns-repeated="41"/>
          <table:table-cell office:value-type="float" office:value="88">
            <text:p>88</text:p>
          </table:table-cell>
          <table:table-cell office:value-type="string">
            <text:p>/w/s/wsd01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onvertible-dress-14753.html</text:p>
          </table:table-cell>
          <table:table-cell table:number-columns-repeated="41"/>
          <table:table-cell office:value-type="float" office:value="88">
            <text:p>88</text:p>
          </table:table-cell>
          <table:table-cell office:value-type="string">
            <text:p>/w/s/wsd013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sd017</text:p>
          </table:table-cell>
          <table:table-cell/>
          <table:table-cell office:value-type="string">
            <text:p>Clothing</text:p>
          </table:table-cell>
          <table:table-cell office:value-type="string">
            <text:p>simp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8"/>
          <table:table-cell office:value-type="string">
            <text:p>Blue</text:p>
          </table:table-cell>
          <table:table-cell table:number-columns-repeated="2"/>
          <table:table-cell table:style-name="ce1" office:value-type="string">
            <text:p>2013-03-05 05:48:15</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13t_5.jpg</text:p>
          </table:table-cell>
          <table:table-cell table:number-columns-repeated="3"/>
          <table:table-cell office:value-type="string">
            <text:p>Knee Length</text:p>
          </table:table-cell>
          <table:table-cell table:number-columns-repeated="12"/>
          <table:table-cell table:number-columns-repeated="2" office:value-type="string">
            <text:p>Use config</text:p>
          </table:table-cell>
          <table:table-cell office:value-type="string">
            <text:p>Convertible Dres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0">
            <text:p>0</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office:value-type="float" office:value="10">
            <text:p>10</text:p>
          </table:table-cell>
          <table:table-cell office:value-type="string">
            <text:p>Sleeveless</text:p>
          </table:table-cell>
          <table:table-cell office:value-type="string">
            <text:p>/w/s/wsd013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13t_5.jpg</text:p>
          </table:table-cell>
          <table:table-cell/>
          <table:table-cell table:style-name="ce1" office:value-type="string">
            <text:p>2014-03-08 08:31:20</text:p>
          </table:table-cell>
          <table:table-cell office:value-type="string">
            <text:p>convertible-dress</text:p>
          </table:table-cell>
          <table:table-cell office:value-type="string">
            <text:p>convertible-dress-16196.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onvertible-dress-28017.html</text:p>
          </table:table-cell>
          <table:table-cell table:number-columns-repeated="41"/>
          <table:table-cell office:value-type="float" office:value="88">
            <text:p>88</text:p>
          </table:table-cell>
          <table:table-cell office:value-type="string">
            <text:p>/w/s/wsd013b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onvertible-dress-14754.html</text:p>
          </table:table-cell>
          <table:table-cell table:number-columns-repeated="41"/>
          <table:table-cell office:value-type="float" office:value="88">
            <text:p>88</text:p>
          </table:table-cell>
          <table:table-cell office:value-type="string">
            <text:p>/w/s/wsd013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pd010</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05 05:48:16</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1.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2">
            <text:p>2</text:p>
          </table:table-cell>
          <table:table-cell/>
          <table:table-cell office:value-type="string">
            <text:p>/w/p/wpd01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1.jpg</text:p>
          </table:table-cell>
          <table:table-cell/>
          <table:table-cell table:style-name="ce1" office:value-type="string">
            <text:p>2014-03-08 08:40:35</text:p>
          </table:table-cell>
          <table:table-cell office:value-type="string">
            <text:p>park-avenue-pleat-front-trousers</text:p>
          </table:table-cell>
          <table:table-cell office:value-type="string">
            <text:p>park-avenue-pleat-front-trousers.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2.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number-columns-repeated="4"/>
          <table:table-cell office:value-type="string">
            <text:p>Women/Pants &amp; Denim</text:p>
          </table:table-cell>
          <table:table-cell office:value-type="string">
            <text:p>Default Category</text:p>
          </table:table-cell>
          <table:table-cell table:number-columns-repeated="125"/>
          <table:table-cell office:value-type="float" office:value="88">
            <text:p>88</text:p>
          </table:table-cell>
          <table:table-cell office:value-type="string">
            <text:p>/w/p/wpd010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wpd011</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05 05:48:16</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4">
            <text:p>4</text:p>
          </table:table-cell>
          <table:table-cell/>
          <table:table-cell office:value-type="string">
            <text:p>no_selection</text:p>
          </table:table-cell>
          <table:table-cell table:number-columns-repeated="4"/>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1 05:32:11</text:p>
          </table:table-cell>
          <table:table-cell office:value-type="string">
            <text:p>park-avenue-pleat-front-trousers</text:p>
          </table:table-cell>
          <table:table-cell office:value-type="string">
            <text:p>park-avenue-pleat-front-trousers-38579.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2.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Pants &amp; Denim</text:p>
          </table:table-cell>
          <table:table-cell office:value-type="string">
            <text:p>Default Category</text:p>
          </table:table-cell>
          <table:table-cell table:number-columns-repeated="83"/>
          <table:table-cell office:value-type="string">
            <text:p>park-avenue-pleat-front-trousers-5460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3.html</text:p>
          </table:table-cell>
          <table:table-cell table:number-columns-repeated="62"/>
        </table:table-row>
        <table:table-row table:style-name="ro1">
          <table:table-cell office:value-type="string">
            <text:p>wpd012</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05 05:48:16</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6">
            <text:p>6</text:p>
          </table:table-cell>
          <table:table-cell/>
          <table:table-cell office:value-type="string">
            <text:p>no_selection</text:p>
          </table:table-cell>
          <table:table-cell table:number-columns-repeated="4"/>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1 05:32:33</text:p>
          </table:table-cell>
          <table:table-cell office:value-type="string">
            <text:p>park-avenue-pleat-front-trousers</text:p>
          </table:table-cell>
          <table:table-cell office:value-type="string">
            <text:p>park-avenue-pleat-front-trousers-38580.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2.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Pants &amp; Denim</text:p>
          </table:table-cell>
          <table:table-cell office:value-type="string">
            <text:p>Default Category</text:p>
          </table:table-cell>
          <table:table-cell table:number-columns-repeated="83"/>
          <table:table-cell office:value-type="string">
            <text:p>park-avenue-pleat-front-trousers-5460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4.html</text:p>
          </table:table-cell>
          <table:table-cell table:number-columns-repeated="62"/>
        </table:table-row>
        <table:table-row table:style-name="ro1">
          <table:table-cell office:value-type="string">
            <text:p>wpd013</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Ivory</text:p>
          </table:table-cell>
          <table:table-cell table:number-columns-repeated="2"/>
          <table:table-cell table:style-name="ce1" office:value-type="string">
            <text:p>2013-03-05 05:48:16</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8">
            <text:p>8</text:p>
          </table:table-cell>
          <table:table-cell/>
          <table:table-cell office:value-type="string">
            <text:p>no_selection</text:p>
          </table:table-cell>
          <table:table-cell table:number-columns-repeated="4"/>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1 05:33:00</text:p>
          </table:table-cell>
          <table:table-cell office:value-type="string">
            <text:p>park-avenue-pleat-front-trousers</text:p>
          </table:table-cell>
          <table:table-cell office:value-type="string">
            <text:p>park-avenue-pleat-front-trousers-3858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3.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Pants &amp; Denim</text:p>
          </table:table-cell>
          <table:table-cell office:value-type="string">
            <text:p>Default Category</text:p>
          </table:table-cell>
          <table:table-cell table:number-columns-repeated="83"/>
          <table:table-cell office:value-type="string">
            <text:p>park-avenue-pleat-front-trousers-5461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5.html</text:p>
          </table:table-cell>
          <table:table-cell table:number-columns-repeated="62"/>
        </table:table-row>
        <table:table-row table:style-name="ro1">
          <table:table-cell office:value-type="string">
            <text:p>wpd014</text:p>
          </table:table-cell>
          <table:table-cell/>
          <table:table-cell office:value-type="string">
            <text:p>Clothing</text:p>
          </table:table-cell>
          <table:table-cell office:value-type="string">
            <text:p>simp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8"/>
          <table:table-cell office:value-type="string">
            <text:p>Ivory</text:p>
          </table:table-cell>
          <table:table-cell table:number-columns-repeated="2"/>
          <table:table-cell table:style-name="ce1" office:value-type="string">
            <text:p>2013-03-05 05:48:16</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10">
            <text:p>10</text:p>
          </table:table-cell>
          <table:table-cell/>
          <table:table-cell office:value-type="string">
            <text:p>no_selection</text:p>
          </table:table-cell>
          <table:table-cell table:number-columns-repeated="4"/>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1 05:33:20</text:p>
          </table:table-cell>
          <table:table-cell office:value-type="string">
            <text:p>park-avenue-pleat-front-trousers</text:p>
          </table:table-cell>
          <table:table-cell office:value-type="string">
            <text:p>park-avenue-pleat-front-trousers-3858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3.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table-cell office:value-type="string">
            <text:p>default</text:p>
          </table:table-cell>
          <table:table-cell table:number-columns-repeated="2"/>
          <table:table-cell office:value-type="string">
            <text:p>Women/Pants &amp; Denim</text:p>
          </table:table-cell>
          <table:table-cell office:value-type="string">
            <text:p>Default Category</text:p>
          </table:table-cell>
          <table:table-cell table:number-columns-repeated="83"/>
          <table:table-cell office:value-type="string">
            <text:p>park-avenue-pleat-front-trousers-5461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6.html</text:p>
          </table:table-cell>
          <table:table-cell table:number-columns-repeated="62"/>
        </table:table-row>
        <table:table-row table:style-name="ro2">
          <table:table-cell office:value-type="string">
            <text:p>ace000</text:p>
          </table:table-cell>
          <table:table-cell/>
          <table:table-cell office:value-type="string">
            <text:p>Accessories</text:p>
          </table:table-cell>
          <table:table-cell office:value-type="string">
            <text:p>simple</text:p>
          </table:table-cell>
          <table:table-cell office:value-type="string">
            <text:p>Accessories/Eyewear</text:p>
          </table:table-cell>
          <table:table-cell office:value-type="string">
            <text:p>Default Category</text:p>
          </table:table-cell>
          <table:table-cell office:value-type="string">
            <text:p>base</text:p>
          </table:table-cell>
          <table:table-cell/>
          <table:table-cell office:value-type="string">
            <text:p>Eyewear</text:p>
          </table:table-cell>
          <table:table-cell table:number-columns-repeated="9"/>
          <table:table-cell office:value-type="string">
            <text:p>Silver</text:p>
          </table:table-cell>
          <table:table-cell table:number-columns-repeated="2"/>
          <table:table-cell table:style-name="ce1" office:value-type="string">
            <text:p>2013-03-05 05:48:17</text:p>
          </table:table-cell>
          <table:table-cell table:number-columns-repeated="5"/>
          <table:table-cell office:value-type="string">
            <text:p>A timeless accessory staple, the unmistakable teardrop lenses of our Aviator sunglasses appeal to everyone from suits to rock stars to citizens of the world.A timeless accessory staple, the unmistakable teardrop lenses of our Aviator sunglasses appeal to everyone from suits to rock stars to citizens of the world.A timeless accessory staple, the unmistakable teardrop lenses of our Aviator sunglasses appeal to everyone from suits to rock stars to citizens of the world.A timeless accessory staple, the unmistakable teardrop lenses of our Aviator sunglasses appeal to everyone from suits to rock stars to citizens of the world.</text:p>
            <text:p>long description </text:p>
          </table:table-cell>
          <table:table-cell table:number-columns-repeated="6"/>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c/ace000a_1.jpg</text:p>
          </table:table-cell>
          <table:table-cell table:number-columns-repeated="9"/>
          <table:table-cell office:value-type="string">
            <text:p>Other</text:p>
          </table:table-cell>
          <table:table-cell table:number-columns-repeated="6"/>
          <table:table-cell table:number-columns-repeated="2" office:value-type="string">
            <text:p>Use config</text:p>
          </table:table-cell>
          <table:table-cell office:value-type="string">
            <text:p>Aviator Sunglasses</text:p>
          </table:table-cell>
          <table:table-cell table:number-columns-repeated="5"/>
          <table:table-cell office:value-type="string">
            <text:p>Product Info Column</text:p>
          </table:table-cell>
          <table:table-cell office:value-type="string">
            <text:p>1 column</text:p>
          </table:table-cell>
          <table:table-cell office:value-type="float" office:value="295">
            <text:p>295</text:p>
          </table:table-cell>
          <table:table-cell office:value-type="float" office:value="0">
            <text:p>0</text:p>
          </table:table-cell>
          <table:table-cell table:number-columns-repeated="2"/>
          <table:table-cell office:value-type="string">
            <text:p>A timeless accessory staple, the unmistakable teardrop lenses of our Aviator sunglasses appeal to everyone from suits to rock stars to citizens of the world.</text:p>
          </table:table-cell>
          <table:table-cell table:number-columns-repeated="2"/>
          <table:table-cell office:value-type="string">
            <text:p>/a/c/ace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c/ace000a_1.jpg</text:p>
          </table:table-cell>
          <table:table-cell/>
          <table:table-cell table:style-name="ce1" office:value-type="string">
            <text:p>2016-11-30 12:16:35</text:p>
          </table:table-cell>
          <table:table-cell office:value-type="string">
            <text:p>aviator-sunglasses</text:p>
          </table:table-cell>
          <table:table-cell office:value-type="string">
            <text:p>aviator-sunglasses.html</text:p>
          </table:table-cell>
          <table:table-cell office:value-type="float" office:value="4">
            <text:p>4</text:p>
          </table:table-cell>
          <table:table-cell office:value-type="float" office:value="1">
            <text:p>1</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e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c/ace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3">
          <table:table-cell office:value-type="string">
            <text:p>ace001</text:p>
          </table:table-cell>
          <table:table-cell/>
          <table:table-cell office:value-type="string">
            <text:p>Accessories</text:p>
          </table:table-cell>
          <table:table-cell office:value-type="string">
            <text:p>simple</text:p>
          </table:table-cell>
          <table:table-cell office:value-type="string">
            <text:p>Accessories/Eyewear</text:p>
          </table:table-cell>
          <table:table-cell office:value-type="string">
            <text:p>Default Category</text:p>
          </table:table-cell>
          <table:table-cell office:value-type="string">
            <text:p>base</text:p>
          </table:table-cell>
          <table:table-cell/>
          <table:table-cell office:value-type="string">
            <text:p>Eyewear</text:p>
          </table:table-cell>
          <table:table-cell table:number-columns-repeated="9"/>
          <table:table-cell office:value-type="string">
            <text:p>Red</text:p>
          </table:table-cell>
          <table:table-cell table:number-columns-repeated="2"/>
          <table:table-cell table:style-name="ce1" office:value-type="string">
            <text:p>2013-04-04 05:48:17</text:p>
          </table:table-cell>
          <table:table-cell table:number-columns-repeated="5"/>
          <table:table-cell office:value-type="string">
            <text:p>These distinct, feminine frames balance a classic Jackie-O styling with a modern look. </text:p>
            <text:p>These distinct, feminine frames balance a classic Jackie-O styling with a modern look. </text:p>
            <text:p>These distinct, feminine frames balance a classic Jackie-O styling with a modern look. </text:p>
            <text:p>These distinct, feminine frames balance a classic Jackie-O styling with a modern look. </text:p>
            <text:p>These distinct, feminine frames balance a classic Jackie-O styling with a modern look. </text:p>
            <text:p>These distinct, feminine frames balance a classic Jackie-O styling with a modern look. </text:p>
            <text:p>long description </text:p>
          </table:table-cell>
          <table:table-cell table:number-columns-repeated="6"/>
          <table:table-cell office:value-type="string">
            <text:p>Fe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c/ace001_1.jpg</text:p>
          </table:table-cell>
          <table:table-cell table:number-columns-repeated="9"/>
          <table:table-cell office:value-type="string">
            <text:p>Other</text:p>
          </table:table-cell>
          <table:table-cell table:number-columns-repeated="6"/>
          <table:table-cell table:number-columns-repeated="2" office:value-type="string">
            <text:p>Use config</text:p>
          </table:table-cell>
          <table:table-cell office:value-type="string">
            <text:p>Jackie O Round Sunglasses </text:p>
          </table:table-cell>
          <table:table-cell table:number-columns-repeated="5"/>
          <table:table-cell office:value-type="string">
            <text:p>Product Info Column</text:p>
          </table:table-cell>
          <table:table-cell office:value-type="string">
            <text:p>1 column</text:p>
          </table:table-cell>
          <table:table-cell office:value-type="float" office:value="295">
            <text:p>295</text:p>
          </table:table-cell>
          <table:table-cell office:value-type="float" office:value="0">
            <text:p>0</text:p>
          </table:table-cell>
          <table:table-cell table:number-columns-repeated="2"/>
          <table:table-cell office:value-type="string">
            <text:p>These distinct, feminine frames balance a classic Jackie-O styling with a modern look. </text:p>
          </table:table-cell>
          <table:table-cell table:number-columns-repeated="2"/>
          <table:table-cell office:value-type="string">
            <text:p>/a/c/ace001_1.jpg</text:p>
          </table:table-cell>
          <table:table-cell/>
          <table:table-cell table:style-name="ce1" office:value-type="string">
            <text:p>2013-03-05 00:00:00</text:p>
          </table:table-cell>
          <table:table-cell office:value-type="float" office:value="225">
            <text:p>225</text:p>
          </table:table-cell>
          <table:table-cell/>
          <table:table-cell office:value-type="float" office:value="2">
            <text:p>2</text:p>
          </table:table-cell>
          <table:table-cell/>
          <table:table-cell office:value-type="float" office:value="2">
            <text:p>2</text:p>
          </table:table-cell>
          <table:table-cell office:value-type="string">
            <text:p>/a/c/ace001_1.jpg</text:p>
          </table:table-cell>
          <table:table-cell/>
          <table:table-cell table:style-name="ce1" office:value-type="string">
            <text:p>2017-01-10 11:06:00</text:p>
          </table:table-cell>
          <table:table-cell office:value-type="string">
            <text:p>jackie-o-round-sunglasses</text:p>
          </table:table-cell>
          <table:table-cell office:value-type="string">
            <text:p>jackie-o-round-sunglasses.html</text:p>
          </table:table-cell>
          <table:table-cell office:value-type="float" office:value="4">
            <text:p>4</text:p>
          </table:table-cell>
          <table:table-cell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e001_1.jpg</text:p>
          </table:table-cell>
          <table:table-cell/>
          <table:table-cell table:number-columns-repeated="2" office:value-type="float" office:value="1">
            <text:p>1</text:p>
          </table:table-cell>
          <table:table-cell table:number-columns-repeated="16"/>
        </table:table-row>
        <table:table-row table:style-name="ro1">
          <table:table-cell table:number-columns-repeated="4"/>
          <table:table-cell office:value-type="string">
            <text:p>Sale/Accessories</text:p>
          </table:table-cell>
          <table:table-cell office:value-type="string">
            <text:p>Default Category</text:p>
          </table:table-cell>
          <table:table-cell table:number-columns-repeated="146"/>
        </table:table-row>
        <table:table-row table:style-name="ro1">
          <table:table-cell office:value-type="string">
            <text:p>ace002</text:p>
          </table:table-cell>
          <table:table-cell/>
          <table:table-cell office:value-type="string">
            <text:p>Accessories</text:p>
          </table:table-cell>
          <table:table-cell office:value-type="string">
            <text:p>simple</text:p>
          </table:table-cell>
          <table:table-cell office:value-type="string">
            <text:p>Accessories/Eyewear</text:p>
          </table:table-cell>
          <table:table-cell office:value-type="string">
            <text:p>Default Category</text:p>
          </table:table-cell>
          <table:table-cell office:value-type="string">
            <text:p>base</text:p>
          </table:table-cell>
          <table:table-cell/>
          <table:table-cell office:value-type="string">
            <text:p>Eyewear</text:p>
          </table:table-cell>
          <table:table-cell table:number-columns-repeated="9"/>
          <table:table-cell office:value-type="string">
            <text:p>Black</text:p>
          </table:table-cell>
          <table:table-cell table:number-columns-repeated="2"/>
          <table:table-cell table:style-name="ce1" office:value-type="string">
            <text:p>2013-04-04 05:48:17</text:p>
          </table:table-cell>
          <table:table-cell table:number-columns-repeated="5"/>
          <table:table-cell office:value-type="string">
            <text:p>Madison Island Retro chic lenses are stylish on both men and women. Madison Island Retro chic lenses are stylish on both men and women. <text:s/>Madison Island Retro chic lenses are stylish on both men and women.Madison Island Retro chic lenses are stylish on both men and women. Madison Island Retro chic lenses are stylish on both men and women. </text:p>
          </table:table-cell>
          <table:table-cell table:number-columns-repeated="6"/>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c/ace002a_1.jpg</text:p>
          </table:table-cell>
          <table:table-cell table:number-columns-repeated="9"/>
          <table:table-cell office:value-type="string">
            <text:p>Other</text:p>
          </table:table-cell>
          <table:table-cell table:number-columns-repeated="6"/>
          <table:table-cell table:number-columns-repeated="2" office:value-type="string">
            <text:p>Use config</text:p>
          </table:table-cell>
          <table:table-cell office:value-type="string">
            <text:p>Black leather</text:p>
          </table:table-cell>
          <table:table-cell table:number-columns-repeated="5"/>
          <table:table-cell office:value-type="string">
            <text:p>Product Info Column</text:p>
          </table:table-cell>
          <table:table-cell office:value-type="string">
            <text:p>1 column</text:p>
          </table:table-cell>
          <table:table-cell office:value-type="float" office:value="295">
            <text:p>295</text:p>
          </table:table-cell>
          <table:table-cell office:value-type="float" office:value="0">
            <text:p>0</text:p>
          </table:table-cell>
          <table:table-cell table:number-columns-repeated="2"/>
          <table:table-cell office:value-type="string">
            <text:p>Madison Island Retro chic lenses are stylish on both men and women.</text:p>
          </table:table-cell>
          <table:table-cell table:number-columns-repeated="2"/>
          <table:table-cell office:value-type="string">
            <text:p>/a/c/ace002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c/ace002a_1.jpg</text:p>
          </table:table-cell>
          <table:table-cell/>
          <table:table-cell table:style-name="ce1" office:value-type="string">
            <text:p>2016-11-30 12:18:02</text:p>
          </table:table-cell>
          <table:table-cell office:value-type="string">
            <text:p>retro-chic-eyeglasses</text:p>
          </table:table-cell>
          <table:table-cell office:value-type="string">
            <text:p>retro-chic-eyeglasses.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e002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c/ace002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ws000</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Taupe</text:p>
          </table:table-cell>
          <table:table-cell table:number-columns-repeated="2"/>
          <table:table-cell table:style-name="ce1" office:value-type="string">
            <text:p>2013-03-05 05:48:17</text:p>
          </table:table-cell>
          <table:table-cell table:number-columns-repeated="5"/>
          <table:table-cell office:value-type="string">
            <text:p>Leather. 3.5" heel. Peep toe and anknle strap. Leather insole and lining.</text:p>
          </table:table-cell>
          <table:table-cell table:number-columns-repeated="12"/>
          <table:table-cell office:value-type="float" office:value="0">
            <text:p>0</text:p>
          </table:table-cell>
          <table:table-cell table:number-columns-repeated="2"/>
          <table:table-cell office:value-type="string">
            <text:p>/a/w/aws000a_1.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0">
            <text:p>0</text:p>
          </table:table-cell>
          <table:table-cell office:value-type="float" office:value="6">
            <text:p>6</text:p>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1.jpg</text:p>
          </table:table-cell>
          <table:table-cell/>
          <table:table-cell table:style-name="ce1" office:value-type="string">
            <text:p>2013-03-12 22:45:20</text:p>
          </table:table-cell>
          <table:table-cell office:value-type="string">
            <text:p>angelique-d-orsay-pump-nude</text:p>
          </table:table-cell>
          <table:table-cell office:value-type="string">
            <text:p>angelique-d-orsay-pump-nude.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w/aw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ws001</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Taupe</text:p>
          </table:table-cell>
          <table:table-cell table:number-columns-repeated="2"/>
          <table:table-cell table:style-name="ce1" office:value-type="string">
            <text:p>2013-03-05 05:48:17</text:p>
          </table:table-cell>
          <table:table-cell table:number-columns-repeated="5"/>
          <table:table-cell office:value-type="string">
            <text:p>Leather. 3.5" heel. Peep toe and anknle strap. Leather insole and lining.</text:p>
          </table:table-cell>
          <table:table-cell table:number-columns-repeated="12"/>
          <table:table-cell office:value-type="float" office:value="0">
            <text:p>0</text:p>
          </table:table-cell>
          <table:table-cell table:number-columns-repeated="2"/>
          <table:table-cell office:value-type="string">
            <text:p>/a/w/aws000a_1.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0">
            <text:p>0</text:p>
          </table:table-cell>
          <table:table-cell office:value-type="float" office:value="7">
            <text:p>7</text:p>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1.jpg</text:p>
          </table:table-cell>
          <table:table-cell/>
          <table:table-cell table:style-name="ce1" office:value-type="string">
            <text:p>2013-03-12 22:45:36</text:p>
          </table:table-cell>
          <table:table-cell office:value-type="string">
            <text:p>angelique-d-orsay-pump-nude</text:p>
          </table:table-cell>
          <table:table-cell office:value-type="string">
            <text:p>angelique-d-orsay-pump-nude-16263.html</text:p>
          </table:table-cell>
          <table:table-cell table:number-columns-repeated="2" office:value-type="float" office:value="1">
            <text:p>1</text:p>
          </table:table-cell>
          <table:table-cell office:value-type="string">
            <text:p>M</text:p>
          </table:table-cell>
          <table:table-cell/>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angelique-d-orsay-pump-nude-27355.html</text:p>
          </table:table-cell>
          <table:table-cell table:number-columns-repeated="41"/>
          <table:table-cell office:value-type="float" office:value="88">
            <text:p>88</text:p>
          </table:table-cell>
          <table:table-cell office:value-type="string">
            <text:p>/a/w/aw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angelique-d-orsay-pump-nude-14932.html</text:p>
          </table:table-cell>
          <table:table-cell table:number-columns-repeated="62"/>
        </table:table-row>
        <table:table-row table:style-name="ro1">
          <table:table-cell office:value-type="string">
            <text:p>aws002</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Taupe</text:p>
          </table:table-cell>
          <table:table-cell table:number-columns-repeated="2"/>
          <table:table-cell table:style-name="ce1" office:value-type="string">
            <text:p>2013-03-05 05:48:17</text:p>
          </table:table-cell>
          <table:table-cell table:number-columns-repeated="5"/>
          <table:table-cell office:value-type="string">
            <text:p>Leather. 3.5" heel. Peep toe and anknle strap. Leather insole and lining.</text:p>
          </table:table-cell>
          <table:table-cell table:number-columns-repeated="12"/>
          <table:table-cell office:value-type="float" office:value="0">
            <text:p>0</text:p>
          </table:table-cell>
          <table:table-cell table:number-columns-repeated="2"/>
          <table:table-cell office:value-type="string">
            <text:p>/a/w/aws000a_1.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0">
            <text:p>0</text:p>
          </table:table-cell>
          <table:table-cell office:value-type="float" office:value="8">
            <text:p>8</text:p>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1.jpg</text:p>
          </table:table-cell>
          <table:table-cell/>
          <table:table-cell table:style-name="ce1" office:value-type="string">
            <text:p>2013-03-12 22:46:59</text:p>
          </table:table-cell>
          <table:table-cell office:value-type="string">
            <text:p>angelique-d-orsay-pump-nude</text:p>
          </table:table-cell>
          <table:table-cell office:value-type="string">
            <text:p>angelique-d-orsay-pump-nude-16264.html</text:p>
          </table:table-cell>
          <table:table-cell table:number-columns-repeated="2" office:value-type="float" office:value="1">
            <text:p>1</text:p>
          </table:table-cell>
          <table:table-cell office:value-type="string">
            <text:p>M</text:p>
          </table:table-cell>
          <table:table-cell/>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angelique-d-orsay-pump-nude-27356.html</text:p>
          </table:table-cell>
          <table:table-cell table:number-columns-repeated="41"/>
          <table:table-cell office:value-type="float" office:value="88">
            <text:p>88</text:p>
          </table:table-cell>
          <table:table-cell office:value-type="string">
            <text:p>/a/w/aw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angelique-d-orsay-pump-nude-14933.html</text:p>
          </table:table-cell>
          <table:table-cell table:number-columns-repeated="62"/>
        </table:table-row>
        <table:table-row table:style-name="ro1">
          <table:table-cell office:value-type="string">
            <text:p>aws003</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Taupe</text:p>
          </table:table-cell>
          <table:table-cell table:number-columns-repeated="2"/>
          <table:table-cell table:style-name="ce1" office:value-type="string">
            <text:p>2013-03-05 05:48:17</text:p>
          </table:table-cell>
          <table:table-cell table:number-columns-repeated="5"/>
          <table:table-cell office:value-type="string">
            <text:p>Leather. 3.5" heel. Peep toe and anknle strap. Leather insole and lining.</text:p>
          </table:table-cell>
          <table:table-cell table:number-columns-repeated="12"/>
          <table:table-cell office:value-type="float" office:value="0">
            <text:p>0</text:p>
          </table:table-cell>
          <table:table-cell table:number-columns-repeated="2"/>
          <table:table-cell office:value-type="string">
            <text:p>/a/w/aws000a_1.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0">
            <text:p>0</text:p>
          </table:table-cell>
          <table:table-cell office:value-type="float" office:value="9">
            <text:p>9</text:p>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1.jpg</text:p>
          </table:table-cell>
          <table:table-cell/>
          <table:table-cell table:style-name="ce1" office:value-type="string">
            <text:p>2013-03-12 22:47:17</text:p>
          </table:table-cell>
          <table:table-cell office:value-type="string">
            <text:p>angelique-d-orsay-pump-nude</text:p>
          </table:table-cell>
          <table:table-cell office:value-type="string">
            <text:p>angelique-d-orsay-pump-nude-16265.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angelique-d-orsay-pump-nude-27357.html</text:p>
          </table:table-cell>
          <table:table-cell table:number-columns-repeated="41"/>
          <table:table-cell office:value-type="float" office:value="88">
            <text:p>88</text:p>
          </table:table-cell>
          <table:table-cell office:value-type="string">
            <text:p>/a/w/aw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angelique-d-orsay-pump-nude-14934.html</text:p>
          </table:table-cell>
          <table:table-cell table:number-columns-repeated="62"/>
        </table:table-row>
        <table:table-row table:style-name="ro1">
          <table:table-cell office:value-type="string">
            <text:p>aws004</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Taupe</text:p>
          </table:table-cell>
          <table:table-cell table:number-columns-repeated="2"/>
          <table:table-cell table:style-name="ce1" office:value-type="string">
            <text:p>2013-03-05 05:48:17</text:p>
          </table:table-cell>
          <table:table-cell table:number-columns-repeated="5"/>
          <table:table-cell office:value-type="string">
            <text:p>Leather. 3.5" heel. Peep toe and anknle strap. Leather insole and lining.</text:p>
          </table:table-cell>
          <table:table-cell table:number-columns-repeated="12"/>
          <table:table-cell office:value-type="float" office:value="0">
            <text:p>0</text:p>
          </table:table-cell>
          <table:table-cell table:number-columns-repeated="2"/>
          <table:table-cell office:value-type="string">
            <text:p>/a/w/aws000a_1.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0">
            <text:p>0</text:p>
          </table:table-cell>
          <table:table-cell office:value-type="float" office:value="10">
            <text:p>10</text:p>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1.jpg</text:p>
          </table:table-cell>
          <table:table-cell/>
          <table:table-cell table:style-name="ce1" office:value-type="string">
            <text:p>2013-03-12 22:47:36</text:p>
          </table:table-cell>
          <table:table-cell office:value-type="string">
            <text:p>angelique-d-orsay-pump-nude</text:p>
          </table:table-cell>
          <table:table-cell office:value-type="string">
            <text:p>angelique-d-orsay-pump-nude-16266.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angelique-d-orsay-pump-nude-27358.html</text:p>
          </table:table-cell>
          <table:table-cell table:number-columns-repeated="41"/>
          <table:table-cell office:value-type="float" office:value="88">
            <text:p>88</text:p>
          </table:table-cell>
          <table:table-cell office:value-type="string">
            <text:p>/a/w/aw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angelique-d-orsay-pump-nude-14935.html</text:p>
          </table:table-cell>
          <table:table-cell table:number-columns-repeated="62"/>
        </table:table-row>
        <table:table-row table:style-name="ro1">
          <table:table-cell office:value-type="string">
            <text:p>aws005</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12"/>
          <table:table-cell office:value-type="float" office:value="0">
            <text:p>0</text:p>
          </table:table-cell>
          <table:table-cell table:number-columns-repeated="2"/>
          <table:table-cell office:value-type="string">
            <text:p>/a/w/aws005a_1.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0">
            <text:p>0</text:p>
          </table:table-cell>
          <table:table-cell office:value-type="float" office:value="6">
            <text:p>6</text:p>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1.jpg</text:p>
          </table:table-cell>
          <table:table-cell/>
          <table:table-cell table:style-name="ce1" office:value-type="string">
            <text:p>2013-03-12 22:51:43</text:p>
          </table:table-cell>
          <table:table-cell office:value-type="string">
            <text:p>borgha-ankle-boot</text:p>
          </table:table-cell>
          <table:table-cell office:value-type="string">
            <text:p>borgha-ankle-boot.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w/aw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ws006</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12"/>
          <table:table-cell office:value-type="float" office:value="0">
            <text:p>0</text:p>
          </table:table-cell>
          <table:table-cell table:number-columns-repeated="2"/>
          <table:table-cell office:value-type="string">
            <text:p>/a/w/aws005a_1.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0">
            <text:p>0</text:p>
          </table:table-cell>
          <table:table-cell office:value-type="float" office:value="7">
            <text:p>7</text:p>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1.jpg</text:p>
          </table:table-cell>
          <table:table-cell/>
          <table:table-cell table:style-name="ce1" office:value-type="string">
            <text:p>2013-03-12 22:52:22</text:p>
          </table:table-cell>
          <table:table-cell office:value-type="string">
            <text:p>borgha-ankle-boot</text:p>
          </table:table-cell>
          <table:table-cell office:value-type="string">
            <text:p>borgha-ankle-boot-20030.html</text:p>
          </table:table-cell>
          <table:table-cell table:number-columns-repeated="2" office:value-type="float" office:value="1">
            <text:p>1</text:p>
          </table:table-cell>
          <table:table-cell office:value-type="string">
            <text:p>M</text:p>
          </table:table-cell>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borgha-ankle-boot-3238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rgha-ankle-boot-18449.html</text:p>
          </table:table-cell>
          <table:table-cell table:number-columns-repeated="62"/>
        </table:table-row>
        <table:table-row table:style-name="ro1">
          <table:table-cell office:value-type="string">
            <text:p>aws007</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12"/>
          <table:table-cell office:value-type="float" office:value="0">
            <text:p>0</text:p>
          </table:table-cell>
          <table:table-cell table:number-columns-repeated="2"/>
          <table:table-cell office:value-type="string">
            <text:p>/a/w/aws005a_1.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0">
            <text:p>0</text:p>
          </table:table-cell>
          <table:table-cell office:value-type="float" office:value="8">
            <text:p>8</text:p>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1.jpg</text:p>
          </table:table-cell>
          <table:table-cell/>
          <table:table-cell table:style-name="ce1" office:value-type="string">
            <text:p>2013-03-12 22:52:38</text:p>
          </table:table-cell>
          <table:table-cell office:value-type="string">
            <text:p>borgha-ankle-boot</text:p>
          </table:table-cell>
          <table:table-cell office:value-type="string">
            <text:p>borgha-ankle-boot-20031.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borgha-ankle-boot-3238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rgha-ankle-boot-18450.html</text:p>
          </table:table-cell>
          <table:table-cell table:number-columns-repeated="62"/>
        </table:table-row>
        <table:table-row table:style-name="ro1">
          <table:table-cell office:value-type="string">
            <text:p>aws008</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12"/>
          <table:table-cell office:value-type="float" office:value="0">
            <text:p>0</text:p>
          </table:table-cell>
          <table:table-cell table:number-columns-repeated="2"/>
          <table:table-cell office:value-type="string">
            <text:p>/a/w/aws005a_1.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0">
            <text:p>0</text:p>
          </table:table-cell>
          <table:table-cell office:value-type="float" office:value="9">
            <text:p>9</text:p>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1.jpg</text:p>
          </table:table-cell>
          <table:table-cell/>
          <table:table-cell table:style-name="ce1" office:value-type="string">
            <text:p>2013-03-12 22:52:55</text:p>
          </table:table-cell>
          <table:table-cell office:value-type="string">
            <text:p>borgha-ankle-boot</text:p>
          </table:table-cell>
          <table:table-cell office:value-type="string">
            <text:p>borgha-ankle-boot-20032.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borgha-ankle-boot-3238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rgha-ankle-boot-18451.html</text:p>
          </table:table-cell>
          <table:table-cell table:number-columns-repeated="62"/>
        </table:table-row>
        <table:table-row table:style-name="ro1">
          <table:table-cell office:value-type="string">
            <text:p>aws009</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12"/>
          <table:table-cell office:value-type="float" office:value="0">
            <text:p>0</text:p>
          </table:table-cell>
          <table:table-cell table:number-columns-repeated="2"/>
          <table:table-cell office:value-type="string">
            <text:p>/a/w/aws005a_1.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0">
            <text:p>0</text:p>
          </table:table-cell>
          <table:table-cell office:value-type="float" office:value="10">
            <text:p>10</text:p>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1.jpg</text:p>
          </table:table-cell>
          <table:table-cell/>
          <table:table-cell table:style-name="ce1" office:value-type="string">
            <text:p>2013-03-12 22:53:19</text:p>
          </table:table-cell>
          <table:table-cell office:value-type="string">
            <text:p>borgha-ankle-boot</text:p>
          </table:table-cell>
          <table:table-cell office:value-type="string">
            <text:p>borgha-ankle-boot-20033.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default</text:p>
          </table:table-cell>
          <table:table-cell table:number-columns-repeated="87"/>
          <table:table-cell office:value-type="string">
            <text:p>borgha-ankle-boot-3238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rgha-ankle-boot-18452.html</text:p>
          </table:table-cell>
          <table:table-cell table:number-columns-repeated="62"/>
        </table:table-row>
        <table:table-row table:style-name="ro1">
          <table:table-cell office:value-type="string">
            <text:p>aws010</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17</text:p>
          </table:table-cell>
          <table:table-cell table:number-columns-repeated="5"/>
          <table:table-cell office:value-type="string">
            <text:p>Suede. Square toe. 1/4" flat heel. Padded leather insole and lining. Rubber outsole provides traction.</text:p>
          </table:table-cell>
          <table:table-cell table:number-columns-repeated="12"/>
          <table:table-cell office:value-type="float" office:value="0">
            <text:p>0</text:p>
          </table:table-cell>
          <table:table-cell table:number-columns-repeated="2"/>
          <table:table-cell office:value-type="string">
            <text:p>/a/w/aws010_1.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office:value-type="float" office:value="6">
            <text:p>6</text:p>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_1.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10_1.jpg</text:p>
          </table:table-cell>
          <table:table-cell/>
          <table:table-cell table:style-name="ce1" office:value-type="string">
            <text:p>2014-03-08 08:45:33</text:p>
          </table:table-cell>
          <table:table-cell office:value-type="string">
            <text:p>hana-flat-charcoal</text:p>
          </table:table-cell>
          <table:table-cell office:value-type="string">
            <text:p>hana-flat-charcoal.html</text:p>
          </table:table-cell>
          <table:table-cell table:number-columns-repeated="2" office:value-type="float" office:value="1">
            <text:p>1</text:p>
          </table:table-cell>
          <table:table-cell office:value-type="string">
            <text:p>M</text:p>
          </table:table-cell>
          <table:table-cell/>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aws011</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17</text:p>
          </table:table-cell>
          <table:table-cell table:number-columns-repeated="5"/>
          <table:table-cell office:value-type="string">
            <text:p>Suede. Square toe. 1/4" flat heel. Padded leather insole and lining. Rubber outsole provides traction.</text:p>
          </table:table-cell>
          <table:table-cell table:number-columns-repeated="12"/>
          <table:table-cell office:value-type="float" office:value="0">
            <text:p>0</text:p>
          </table:table-cell>
          <table:table-cell table:number-columns-repeated="2"/>
          <table:table-cell office:value-type="string">
            <text:p>/a/w/aws010_2.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office:value-type="float" office:value="7">
            <text:p>7</text:p>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_2.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10_2.jpg</text:p>
          </table:table-cell>
          <table:table-cell/>
          <table:table-cell table:style-name="ce1" office:value-type="string">
            <text:p>2014-03-08 08:45:59</text:p>
          </table:table-cell>
          <table:table-cell office:value-type="string">
            <text:p>hana-flat-charcoal</text:p>
          </table:table-cell>
          <table:table-cell office:value-type="string">
            <text:p>hana-flat-charcoal-20008.html</text:p>
          </table:table-cell>
          <table:table-cell table:number-columns-repeated="2" office:value-type="float" office:value="1">
            <text:p>1</text:p>
          </table:table-cell>
          <table:table-cell office:value-type="string">
            <text:p>M</text:p>
          </table:table-cell>
          <table:table-cell/>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hana-flat-charcoal-3202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hana-flat-charcoal-18447.html</text:p>
          </table:table-cell>
          <table:table-cell table:number-columns-repeated="62"/>
        </table:table-row>
        <table:table-row table:style-name="ro1">
          <table:table-cell office:value-type="string">
            <text:p>aws012</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17</text:p>
          </table:table-cell>
          <table:table-cell table:number-columns-repeated="5"/>
          <table:table-cell office:value-type="string">
            <text:p>Suede. Square toe. 1/4" flat heel. Padded leather insole and lining. Rubber outsole provides traction.</text:p>
          </table:table-cell>
          <table:table-cell table:number-columns-repeated="12"/>
          <table:table-cell office:value-type="float" office:value="0">
            <text:p>0</text:p>
          </table:table-cell>
          <table:table-cell table:number-columns-repeated="2"/>
          <table:table-cell office:value-type="string">
            <text:p>/a/w/aws010_3.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office:value-type="float" office:value="8">
            <text:p>8</text:p>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_3.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10_3.jpg</text:p>
          </table:table-cell>
          <table:table-cell/>
          <table:table-cell table:style-name="ce1" office:value-type="string">
            <text:p>2014-03-08 08:46:16</text:p>
          </table:table-cell>
          <table:table-cell office:value-type="string">
            <text:p>hana-flat-charcoal</text:p>
          </table:table-cell>
          <table:table-cell office:value-type="string">
            <text:p>hana-flat-charcoal-20009.html</text:p>
          </table:table-cell>
          <table:table-cell table:number-columns-repeated="2" office:value-type="float" office:value="1">
            <text:p>1</text:p>
          </table:table-cell>
          <table:table-cell office:value-type="string">
            <text:p>M</text:p>
          </table:table-cell>
          <table:table-cell/>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hana-flat-charcoal-3202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hana-flat-charcoal-18448.html</text:p>
          </table:table-cell>
          <table:table-cell table:number-columns-repeated="62"/>
        </table:table-row>
        <table:table-row table:style-name="ro1">
          <table:table-cell office:value-type="string">
            <text:p>aws013</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17</text:p>
          </table:table-cell>
          <table:table-cell table:number-columns-repeated="5"/>
          <table:table-cell office:value-type="string">
            <text:p>Suede. Square toe. 1/4" flat heel. Padded leather insole and lining. Rubber outsole provides traction.</text:p>
          </table:table-cell>
          <table:table-cell table:number-columns-repeated="12"/>
          <table:table-cell office:value-type="float" office:value="0">
            <text:p>0</text:p>
          </table:table-cell>
          <table:table-cell table:number-columns-repeated="2"/>
          <table:table-cell office:value-type="string">
            <text:p>/a/w/aws010_4.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office:value-type="float" office:value="9">
            <text:p>9</text:p>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_4.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10_4.jpg</text:p>
          </table:table-cell>
          <table:table-cell/>
          <table:table-cell table:style-name="ce1" office:value-type="string">
            <text:p>2014-03-08 08:46:33</text:p>
          </table:table-cell>
          <table:table-cell office:value-type="string">
            <text:p>hana-flat-charcoal</text:p>
          </table:table-cell>
          <table:table-cell office:value-type="string">
            <text:p>hana-flat-charcoal-20010.html</text:p>
          </table:table-cell>
          <table:table-cell table:number-columns-repeated="2" office:value-type="float" office:value="1">
            <text:p>1</text:p>
          </table:table-cell>
          <table:table-cell office:value-type="string">
            <text:p>M</text:p>
          </table:table-cell>
          <table:table-cell/>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hana-flat-charcoal-3202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hana-flat-charcoal-18449.html</text:p>
          </table:table-cell>
          <table:table-cell table:number-columns-repeated="62"/>
        </table:table-row>
        <table:table-row table:style-name="ro1">
          <table:table-cell office:value-type="string">
            <text:p>aws014</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17</text:p>
          </table:table-cell>
          <table:table-cell table:number-columns-repeated="5"/>
          <table:table-cell office:value-type="string">
            <text:p>Suede. Square toe. 1/4" flat heel. Padded leather insole and lining. Rubber outsole provides traction.</text:p>
          </table:table-cell>
          <table:table-cell table:number-columns-repeated="12"/>
          <table:table-cell office:value-type="float" office:value="0">
            <text:p>0</text:p>
          </table:table-cell>
          <table:table-cell table:number-columns-repeated="2"/>
          <table:table-cell office:value-type="string">
            <text:p>/a/w/aws010_5.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office:value-type="float" office:value="10">
            <text:p>10</text:p>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_5.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10_5.jpg</text:p>
          </table:table-cell>
          <table:table-cell/>
          <table:table-cell table:style-name="ce1" office:value-type="string">
            <text:p>2014-03-08 08:46:51</text:p>
          </table:table-cell>
          <table:table-cell office:value-type="string">
            <text:p>hana-flat-charcoal</text:p>
          </table:table-cell>
          <table:table-cell office:value-type="string">
            <text:p>hana-flat-charcoal-20011.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hana-flat-charcoal-3202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hana-flat-charcoal-18450.html</text:p>
          </table:table-cell>
          <table:table-cell table:number-columns-repeated="62"/>
        </table:table-row>
        <table:table-row table:style-name="ro1">
          <table:table-cell office:value-type="string">
            <text:p>ams000</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12"/>
          <table:table-cell office:value-type="float" office:value="0">
            <text:p>0</text:p>
          </table:table-cell>
          <table:table-cell table:number-columns-repeated="2"/>
          <table:table-cell office:value-type="string">
            <text:p>/a/m/ams000a_1.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0">
            <text:p>0</text:p>
          </table:table-cell>
          <table:table-cell office:value-type="float" office:value="8">
            <text:p>8</text:p>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1.jpg</text:p>
          </table:table-cell>
          <table:table-cell/>
          <table:table-cell table:style-name="ce1" office:value-type="string">
            <text:p>2013-03-05 21:43:01</text:p>
          </table:table-cell>
          <table:table-cell office:value-type="string">
            <text:p>dorian-preforated-oxford</text:p>
          </table:table-cell>
          <table:table-cell office:value-type="string">
            <text:p>dorian-preforated-oxford.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m/am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ms001</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12"/>
          <table:table-cell office:value-type="float" office:value="0">
            <text:p>0</text:p>
          </table:table-cell>
          <table:table-cell table:number-columns-repeated="2"/>
          <table:table-cell office:value-type="string">
            <text:p>/a/m/ams000a_1.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0">
            <text:p>0</text:p>
          </table:table-cell>
          <table:table-cell office:value-type="float" office:value="9">
            <text:p>9</text:p>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1.jpg</text:p>
          </table:table-cell>
          <table:table-cell/>
          <table:table-cell table:style-name="ce1" office:value-type="string">
            <text:p>2013-03-05 21:43:33</text:p>
          </table:table-cell>
          <table:table-cell office:value-type="string">
            <text:p>dorian-preforated-oxford</text:p>
          </table:table-cell>
          <table:table-cell office:value-type="string">
            <text:p>dorian-preforated-oxford-19980.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dorian-preforated-oxford-31642.html</text:p>
          </table:table-cell>
          <table:table-cell table:number-columns-repeated="41"/>
          <table:table-cell office:value-type="float" office:value="88">
            <text:p>88</text:p>
          </table:table-cell>
          <table:table-cell office:value-type="string">
            <text:p>/a/m/am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dorian-preforated-oxford-18447.html</text:p>
          </table:table-cell>
          <table:table-cell table:number-columns-repeated="62"/>
        </table:table-row>
        <table:table-row table:style-name="ro1">
          <table:table-cell office:value-type="string">
            <text:p>ams002</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12"/>
          <table:table-cell office:value-type="float" office:value="0">
            <text:p>0</text:p>
          </table:table-cell>
          <table:table-cell table:number-columns-repeated="2"/>
          <table:table-cell office:value-type="string">
            <text:p>/a/m/ams000a_1.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0">
            <text:p>0</text:p>
          </table:table-cell>
          <table:table-cell office:value-type="float" office:value="10">
            <text:p>10</text:p>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1.jpg</text:p>
          </table:table-cell>
          <table:table-cell/>
          <table:table-cell table:style-name="ce1" office:value-type="string">
            <text:p>2013-03-05 21:43:48</text:p>
          </table:table-cell>
          <table:table-cell office:value-type="string">
            <text:p>dorian-preforated-oxford</text:p>
          </table:table-cell>
          <table:table-cell office:value-type="string">
            <text:p>dorian-preforated-oxford-19981.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dorian-preforated-oxford-31643.html</text:p>
          </table:table-cell>
          <table:table-cell table:number-columns-repeated="41"/>
          <table:table-cell office:value-type="float" office:value="88">
            <text:p>88</text:p>
          </table:table-cell>
          <table:table-cell office:value-type="string">
            <text:p>/a/m/am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dorian-preforated-oxford-18448.html</text:p>
          </table:table-cell>
          <table:table-cell table:number-columns-repeated="62"/>
        </table:table-row>
        <table:table-row table:style-name="ro1">
          <table:table-cell office:value-type="string">
            <text:p>ams003</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12"/>
          <table:table-cell office:value-type="float" office:value="0">
            <text:p>0</text:p>
          </table:table-cell>
          <table:table-cell table:number-columns-repeated="2"/>
          <table:table-cell office:value-type="string">
            <text:p>/a/m/ams000a_1.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0">
            <text:p>0</text:p>
          </table:table-cell>
          <table:table-cell office:value-type="float" office:value="11">
            <text:p>11</text:p>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1.jpg</text:p>
          </table:table-cell>
          <table:table-cell/>
          <table:table-cell table:style-name="ce1" office:value-type="string">
            <text:p>2013-03-05 21:42:46</text:p>
          </table:table-cell>
          <table:table-cell office:value-type="string">
            <text:p>dorian-preforated-oxford</text:p>
          </table:table-cell>
          <table:table-cell office:value-type="string">
            <text:p>dorian-preforated-oxford-19982.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dorian-preforated-oxford-31644.html</text:p>
          </table:table-cell>
          <table:table-cell table:number-columns-repeated="41"/>
          <table:table-cell office:value-type="float" office:value="88">
            <text:p>88</text:p>
          </table:table-cell>
          <table:table-cell office:value-type="string">
            <text:p>/a/m/am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dorian-preforated-oxford-18449.html</text:p>
          </table:table-cell>
          <table:table-cell table:number-columns-repeated="62"/>
        </table:table-row>
        <table:table-row table:style-name="ro1">
          <table:table-cell office:value-type="string">
            <text:p>ams004</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7</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12"/>
          <table:table-cell office:value-type="float" office:value="0">
            <text:p>0</text:p>
          </table:table-cell>
          <table:table-cell table:number-columns-repeated="2"/>
          <table:table-cell office:value-type="string">
            <text:p>/a/m/ams000a_1.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0">
            <text:p>0</text:p>
          </table:table-cell>
          <table:table-cell office:value-type="float" office:value="12">
            <text:p>12</text:p>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1.jpg</text:p>
          </table:table-cell>
          <table:table-cell/>
          <table:table-cell table:style-name="ce1" office:value-type="string">
            <text:p>2013-03-05 21:43:18</text:p>
          </table:table-cell>
          <table:table-cell office:value-type="string">
            <text:p>dorian-preforated-oxford</text:p>
          </table:table-cell>
          <table:table-cell office:value-type="string">
            <text:p>dorian-preforated-oxford-19983.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dorian-preforated-oxford-31645.html</text:p>
          </table:table-cell>
          <table:table-cell table:number-columns-repeated="41"/>
          <table:table-cell office:value-type="float" office:value="88">
            <text:p>88</text:p>
          </table:table-cell>
          <table:table-cell office:value-type="string">
            <text:p>/a/m/ams00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dorian-preforated-oxford-18450.html</text:p>
          </table:table-cell>
          <table:table-cell table:number-columns-repeated="62"/>
        </table:table-row>
        <table:table-row table:style-name="ro1">
          <table:table-cell office:value-type="string">
            <text:p>ams005</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Orange</text:p>
          </table:table-cell>
          <table:table-cell table:number-columns-repeated="2"/>
          <table:table-cell table:style-name="ce1" office:value-type="string">
            <text:p>2013-03-05 05:48:17</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12"/>
          <table:table-cell office:value-type="float" office:value="0">
            <text:p>0</text:p>
          </table:table-cell>
          <table:table-cell table:number-columns-repeated="2"/>
          <table:table-cell office:value-type="string">
            <text:p>/a/m/ams005a_1.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0">
            <text:p>0</text:p>
          </table:table-cell>
          <table:table-cell office:value-type="float" office:value="8">
            <text:p>8</text:p>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1.jpg</text:p>
          </table:table-cell>
          <table:table-cell/>
          <table:table-cell table:style-name="ce1" office:value-type="string">
            <text:p>2013-03-05 08:27:15</text:p>
          </table:table-cell>
          <table:table-cell office:value-type="string">
            <text:p>wingtip-cognac-oxford</text:p>
          </table:table-cell>
          <table:table-cell office:value-type="string">
            <text:p>wingtip-cognac-oxford.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m/am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ms006</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Orange</text:p>
          </table:table-cell>
          <table:table-cell table:number-columns-repeated="2"/>
          <table:table-cell table:style-name="ce1" office:value-type="string">
            <text:p>2013-03-05 05:48:18</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12"/>
          <table:table-cell office:value-type="float" office:value="0">
            <text:p>0</text:p>
          </table:table-cell>
          <table:table-cell table:number-columns-repeated="2"/>
          <table:table-cell office:value-type="string">
            <text:p>/a/m/ams005a_1.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0">
            <text:p>0</text:p>
          </table:table-cell>
          <table:table-cell office:value-type="float" office:value="9">
            <text:p>9</text:p>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1.jpg</text:p>
          </table:table-cell>
          <table:table-cell/>
          <table:table-cell table:style-name="ce1" office:value-type="string">
            <text:p>2013-03-05 08:27:15</text:p>
          </table:table-cell>
          <table:table-cell office:value-type="string">
            <text:p>wingtip-cognac-oxford</text:p>
          </table:table-cell>
          <table:table-cell office:value-type="string">
            <text:p>wingtip-cognac-oxford-19958.html</text:p>
          </table:table-cell>
          <table:table-cell table:number-columns-repeated="2" office:value-type="float" office:value="1">
            <text:p>1</text:p>
          </table:table-cell>
          <table:table-cell office:value-type="string">
            <text:p>M</text:p>
          </table:table-cell>
          <table:table-cell/>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wingtip-cognac-oxford-31246.html</text:p>
          </table:table-cell>
          <table:table-cell table:number-columns-repeated="41"/>
          <table:table-cell office:value-type="float" office:value="88">
            <text:p>88</text:p>
          </table:table-cell>
          <table:table-cell office:value-type="string">
            <text:p>/a/m/am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wingtip-cognac-oxford-18448.html</text:p>
          </table:table-cell>
          <table:table-cell table:number-columns-repeated="62"/>
        </table:table-row>
        <table:table-row table:style-name="ro1">
          <table:table-cell office:value-type="string">
            <text:p>ams007</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Orange</text:p>
          </table:table-cell>
          <table:table-cell table:number-columns-repeated="2"/>
          <table:table-cell table:style-name="ce1" office:value-type="string">
            <text:p>2013-03-05 05:48:18</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12"/>
          <table:table-cell office:value-type="float" office:value="0">
            <text:p>0</text:p>
          </table:table-cell>
          <table:table-cell table:number-columns-repeated="2"/>
          <table:table-cell office:value-type="string">
            <text:p>/a/m/ams005a_1.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0">
            <text:p>0</text:p>
          </table:table-cell>
          <table:table-cell office:value-type="float" office:value="10">
            <text:p>10</text:p>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1.jpg</text:p>
          </table:table-cell>
          <table:table-cell/>
          <table:table-cell table:style-name="ce1" office:value-type="string">
            <text:p>2013-03-05 08:27:15</text:p>
          </table:table-cell>
          <table:table-cell office:value-type="string">
            <text:p>wingtip-cognac-oxford</text:p>
          </table:table-cell>
          <table:table-cell office:value-type="string">
            <text:p>wingtip-cognac-oxford-19959.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wingtip-cognac-oxford-31247.html</text:p>
          </table:table-cell>
          <table:table-cell table:number-columns-repeated="41"/>
          <table:table-cell office:value-type="float" office:value="88">
            <text:p>88</text:p>
          </table:table-cell>
          <table:table-cell office:value-type="string">
            <text:p>/a/m/am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wingtip-cognac-oxford-18449.html</text:p>
          </table:table-cell>
          <table:table-cell table:number-columns-repeated="62"/>
        </table:table-row>
        <table:table-row table:style-name="ro1">
          <table:table-cell office:value-type="string">
            <text:p>ams008</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Orange</text:p>
          </table:table-cell>
          <table:table-cell table:number-columns-repeated="2"/>
          <table:table-cell table:style-name="ce1" office:value-type="string">
            <text:p>2013-03-05 05:48:18</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12"/>
          <table:table-cell office:value-type="float" office:value="0">
            <text:p>0</text:p>
          </table:table-cell>
          <table:table-cell table:number-columns-repeated="2"/>
          <table:table-cell office:value-type="string">
            <text:p>/a/m/ams005a_1.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0">
            <text:p>0</text:p>
          </table:table-cell>
          <table:table-cell office:value-type="float" office:value="11">
            <text:p>11</text:p>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1.jpg</text:p>
          </table:table-cell>
          <table:table-cell/>
          <table:table-cell table:style-name="ce1" office:value-type="string">
            <text:p>2013-03-05 08:27:15</text:p>
          </table:table-cell>
          <table:table-cell office:value-type="string">
            <text:p>wingtip-cognac-oxford</text:p>
          </table:table-cell>
          <table:table-cell office:value-type="string">
            <text:p>wingtip-cognac-oxford-19960.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wingtip-cognac-oxford-31248.html</text:p>
          </table:table-cell>
          <table:table-cell table:number-columns-repeated="41"/>
          <table:table-cell office:value-type="float" office:value="88">
            <text:p>88</text:p>
          </table:table-cell>
          <table:table-cell office:value-type="string">
            <text:p>/a/m/am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wingtip-cognac-oxford-18450.html</text:p>
          </table:table-cell>
          <table:table-cell table:number-columns-repeated="62"/>
        </table:table-row>
        <table:table-row table:style-name="ro1">
          <table:table-cell office:value-type="string">
            <text:p>ams009</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Orange</text:p>
          </table:table-cell>
          <table:table-cell table:number-columns-repeated="2"/>
          <table:table-cell table:style-name="ce1" office:value-type="string">
            <text:p>2013-03-05 05:48:18</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12"/>
          <table:table-cell office:value-type="float" office:value="0">
            <text:p>0</text:p>
          </table:table-cell>
          <table:table-cell table:number-columns-repeated="2"/>
          <table:table-cell office:value-type="string">
            <text:p>/a/m/ams005a_1.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0">
            <text:p>0</text:p>
          </table:table-cell>
          <table:table-cell office:value-type="float" office:value="12">
            <text:p>12</text:p>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1.jpg</text:p>
          </table:table-cell>
          <table:table-cell/>
          <table:table-cell table:style-name="ce1" office:value-type="string">
            <text:p>2013-03-05 08:27:15</text:p>
          </table:table-cell>
          <table:table-cell office:value-type="string">
            <text:p>wingtip-cognac-oxford</text:p>
          </table:table-cell>
          <table:table-cell office:value-type="string">
            <text:p>wingtip-cognac-oxford-19961.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wingtip-cognac-oxford-31249.html</text:p>
          </table:table-cell>
          <table:table-cell table:number-columns-repeated="41"/>
          <table:table-cell office:value-type="float" office:value="88">
            <text:p>88</text:p>
          </table:table-cell>
          <table:table-cell office:value-type="string">
            <text:p>/a/m/ams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wingtip-cognac-oxford-18451.html</text:p>
          </table:table-cell>
          <table:table-cell table:number-columns-repeated="62"/>
        </table:table-row>
        <table:table-row table:style-name="ro1">
          <table:table-cell office:value-type="string">
            <text:p>ams010</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Suede loafer. Contrast stitching. Leather lined. Imported.</text:p>
          </table:table-cell>
          <table:table-cell table:number-columns-repeated="12"/>
          <table:table-cell office:value-type="float" office:value="0">
            <text:p>0</text:p>
          </table:table-cell>
          <table:table-cell table:number-columns-repeated="2"/>
          <table:table-cell office:value-type="string">
            <text:p>/a/m/ams010a_1.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0">
            <text:p>0</text:p>
          </table:table-cell>
          <table:table-cell office:value-type="float" office:value="8">
            <text:p>8</text:p>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1.jpg</text:p>
          </table:table-cell>
          <table:table-cell/>
          <table:table-cell table:style-name="ce1" office:value-type="string">
            <text:p>2013-03-05 08:27:15</text:p>
          </table:table-cell>
          <table:table-cell office:value-type="string">
            <text:p>suede-loafer-navy</text:p>
          </table:table-cell>
          <table:table-cell office:value-type="string">
            <text:p>suede-loafer-navy.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m/ams01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ms011</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Suede loafer. Contrast stitching. Leather lined. Imported.</text:p>
          </table:table-cell>
          <table:table-cell table:number-columns-repeated="12"/>
          <table:table-cell office:value-type="float" office:value="0">
            <text:p>0</text:p>
          </table:table-cell>
          <table:table-cell table:number-columns-repeated="2"/>
          <table:table-cell office:value-type="string">
            <text:p>/a/m/ams010a_1.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0">
            <text:p>0</text:p>
          </table:table-cell>
          <table:table-cell office:value-type="float" office:value="9">
            <text:p>9</text:p>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1.jpg</text:p>
          </table:table-cell>
          <table:table-cell/>
          <table:table-cell table:style-name="ce1" office:value-type="string">
            <text:p>2013-03-05 08:27:15</text:p>
          </table:table-cell>
          <table:table-cell office:value-type="string">
            <text:p>suede-loafer-navy</text:p>
          </table:table-cell>
          <table:table-cell office:value-type="string">
            <text:p>suede-loafer-navy-19944.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uede-loafer-navy-30831.html</text:p>
          </table:table-cell>
          <table:table-cell table:number-columns-repeated="41"/>
          <table:table-cell office:value-type="float" office:value="88">
            <text:p>88</text:p>
          </table:table-cell>
          <table:table-cell office:value-type="string">
            <text:p>/a/m/ams01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uede-loafer-navy-18449.html</text:p>
          </table:table-cell>
          <table:table-cell table:number-columns-repeated="62"/>
        </table:table-row>
        <table:table-row table:style-name="ro1">
          <table:table-cell office:value-type="string">
            <text:p>ams012</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Suede loafer. Contrast stitching. Leather lined. Imported.</text:p>
          </table:table-cell>
          <table:table-cell table:number-columns-repeated="12"/>
          <table:table-cell office:value-type="float" office:value="0">
            <text:p>0</text:p>
          </table:table-cell>
          <table:table-cell table:number-columns-repeated="2"/>
          <table:table-cell office:value-type="string">
            <text:p>/a/m/ams010a_1.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0">
            <text:p>0</text:p>
          </table:table-cell>
          <table:table-cell office:value-type="float" office:value="10">
            <text:p>10</text:p>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1.jpg</text:p>
          </table:table-cell>
          <table:table-cell/>
          <table:table-cell table:style-name="ce1" office:value-type="string">
            <text:p>2013-03-05 08:27:15</text:p>
          </table:table-cell>
          <table:table-cell office:value-type="string">
            <text:p>suede-loafer-navy</text:p>
          </table:table-cell>
          <table:table-cell office:value-type="string">
            <text:p>suede-loafer-navy-19945.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uede-loafer-navy-30832.html</text:p>
          </table:table-cell>
          <table:table-cell table:number-columns-repeated="41"/>
          <table:table-cell office:value-type="float" office:value="88">
            <text:p>88</text:p>
          </table:table-cell>
          <table:table-cell office:value-type="string">
            <text:p>/a/m/ams01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uede-loafer-navy-18450.html</text:p>
          </table:table-cell>
          <table:table-cell table:number-columns-repeated="62"/>
        </table:table-row>
        <table:table-row table:style-name="ro1">
          <table:table-cell office:value-type="string">
            <text:p>ams013</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Suede loafer. Contrast stitching. Leather lined. Imported.</text:p>
          </table:table-cell>
          <table:table-cell table:number-columns-repeated="12"/>
          <table:table-cell office:value-type="float" office:value="0">
            <text:p>0</text:p>
          </table:table-cell>
          <table:table-cell table:number-columns-repeated="2"/>
          <table:table-cell office:value-type="string">
            <text:p>/a/m/ams010a_1.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0">
            <text:p>0</text:p>
          </table:table-cell>
          <table:table-cell office:value-type="float" office:value="11">
            <text:p>11</text:p>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1.jpg</text:p>
          </table:table-cell>
          <table:table-cell/>
          <table:table-cell table:style-name="ce1" office:value-type="string">
            <text:p>2013-03-05 08:27:15</text:p>
          </table:table-cell>
          <table:table-cell office:value-type="string">
            <text:p>suede-loafer-navy</text:p>
          </table:table-cell>
          <table:table-cell office:value-type="string">
            <text:p>suede-loafer-navy-19946.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uede-loafer-navy-30833.html</text:p>
          </table:table-cell>
          <table:table-cell table:number-columns-repeated="41"/>
          <table:table-cell office:value-type="float" office:value="88">
            <text:p>88</text:p>
          </table:table-cell>
          <table:table-cell office:value-type="string">
            <text:p>/a/m/ams01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uede-loafer-navy-18451.html</text:p>
          </table:table-cell>
          <table:table-cell table:number-columns-repeated="62"/>
        </table:table-row>
        <table:table-row table:style-name="ro1">
          <table:table-cell office:value-type="string">
            <text:p>ams014</text:p>
          </table:table-cell>
          <table:table-cell/>
          <table:table-cell office:value-type="string">
            <text:p>Shoes</text:p>
          </table:table-cell>
          <table:table-cell office:value-type="string">
            <text:p>simp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Suede loafer. Contrast stitching. Leather lined. Imported.</text:p>
          </table:table-cell>
          <table:table-cell table:number-columns-repeated="12"/>
          <table:table-cell office:value-type="float" office:value="0">
            <text:p>0</text:p>
          </table:table-cell>
          <table:table-cell table:number-columns-repeated="2"/>
          <table:table-cell office:value-type="string">
            <text:p>/a/m/ams010a_1.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0">
            <text:p>0</text:p>
          </table:table-cell>
          <table:table-cell office:value-type="float" office:value="12">
            <text:p>12</text:p>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1.jpg</text:p>
          </table:table-cell>
          <table:table-cell/>
          <table:table-cell table:style-name="ce1" office:value-type="string">
            <text:p>2013-03-05 08:27:15</text:p>
          </table:table-cell>
          <table:table-cell office:value-type="string">
            <text:p>suede-loafer-navy</text:p>
          </table:table-cell>
          <table:table-cell office:value-type="string">
            <text:p>suede-loafer-navy-19947.html</text:p>
          </table:table-cell>
          <table:table-cell table:number-columns-repeated="2" office:value-type="float" office:value="1">
            <text:p>1</text:p>
          </table:table-cell>
          <table:table-cell office:value-type="string">
            <text:p>M</text:p>
          </table:table-cell>
          <table:table-cell/>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suede-loafer-navy-30834.html</text:p>
          </table:table-cell>
          <table:table-cell table:number-columns-repeated="41"/>
          <table:table-cell office:value-type="float" office:value="88">
            <text:p>88</text:p>
          </table:table-cell>
          <table:table-cell office:value-type="string">
            <text:p>/a/m/ams010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suede-loafer-navy-18452.html</text:p>
          </table:table-cell>
          <table:table-cell table:number-columns-repeated="62"/>
        </table:table-row>
        <table:table-row table:style-name="ro1">
          <table:table-cell office:value-type="string">
            <text:p>abl000</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Handbags</text:p>
          </table:table-cell>
          <table:table-cell table:number-columns-repeated="6"/>
          <table:table-cell office:value-type="string">
            <text:p>Black</text:p>
          </table:table-cell>
          <table:table-cell table:number-columns-repeated="2"/>
          <table:table-cell table:style-name="ce1" office:value-type="string">
            <text:p>2013-03-05 05:48:18</text:p>
          </table:table-cell>
          <table:table-cell table:number-columns-repeated="5"/>
          <table:table-cell office:value-type="string">
            <text:p>Pebbled leather. Contrast stitching. Fold over flap with Fasten closure. Crossbody strap. 6" x 8" x 0.75".</text:p>
          </table:table-cell>
          <table:table-cell table:number-columns-repeated="6"/>
          <table:table-cell office:value-type="string">
            <text:p>Female</text:p>
          </table:table-cell>
          <table:table-cell table:number-columns-repeated="3"/>
          <table:table-cell office:value-type="string">
            <text:p>No</text:p>
          </table:table-cell>
          <table:table-cell/>
          <table:table-cell office:value-type="float" office:value="1">
            <text:p>1</text:p>
          </table:table-cell>
          <table:table-cell table:number-columns-repeated="2"/>
          <table:table-cell office:value-type="string">
            <text:p>/a/b/abl000_4.jpg</text:p>
          </table:table-cell>
          <table:table-cell table:number-columns-repeated="6"/>
          <table:table-cell office:value-type="string">
            <text:p>Frequent</text:p>
          </table:table-cell>
          <table:table-cell table:number-columns-repeated="2"/>
          <table:table-cell office:value-type="string">
            <text:p>Leather</text:p>
          </table:table-cell>
          <table:table-cell table:number-columns-repeated="6"/>
          <table:table-cell table:number-columns-repeated="2" office:value-type="string">
            <text:p>Use config</text:p>
          </table:table-cell>
          <table:table-cell office:value-type="string">
            <text:p>Isla Crossbody Handbag</text:p>
          </table:table-cell>
          <table:table-cell table:number-columns-repeated="5"/>
          <table:table-cell office:value-type="string">
            <text:p>Product Info Column</text:p>
          </table:table-cell>
          <table:table-cell office:value-type="string">
            <text:p>1 column</text:p>
          </table:table-cell>
          <table:table-cell office:value-type="float" office:value="290">
            <text:p>290</text:p>
          </table:table-cell>
          <table:table-cell office:value-type="float" office:value="1">
            <text:p>1</text:p>
          </table:table-cell>
          <table:table-cell table:number-columns-repeated="2"/>
          <table:table-cell office:value-type="string">
            <text:p>Form follows function with this decidedly chic mini bag. </text:p>
          </table:table-cell>
          <table:table-cell table:number-columns-repeated="2"/>
          <table:table-cell office:value-type="string">
            <text:p>/a/b/abl000_4.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0_4.jpg</text:p>
          </table:table-cell>
          <table:table-cell/>
          <table:table-cell table:style-name="ce1" office:value-type="string">
            <text:p>2016-11-30 10:30:09</text:p>
          </table:table-cell>
          <table:table-cell office:value-type="string">
            <text:p>isla-crossbody-handbag</text:p>
          </table:table-cell>
          <table:table-cell office:value-type="string">
            <text:p>isla-crossbody-handbag.html</text:p>
          </table:table-cell>
          <table:table-cell office:value-type="float" office:value="4">
            <text:p>4</text:p>
          </table:table-cell>
          <table:table-cell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0_4.jpg</text:p>
          </table:table-cell>
          <table:table-cell/>
          <table:table-cell table:number-columns-repeated="2" office:value-type="float" office:value="1">
            <text:p>1</text:p>
          </table:table-cell>
          <table:table-cell/>
          <table:table-cell office:value-type="string">
            <text:p>area</text:p>
          </table:table-cell>
          <table:table-cell office:value-type="string">
            <text:p>Monogramming</text:p>
          </table:table-cell>
          <table:table-cell office:value-type="float" office:value="0">
            <text:p>0</text:p>
          </table:table-cell>
          <table:table-cell office:value-type="float" office:value="50">
            <text:p>50</text:p>
          </table:table-cell>
          <table:table-cell/>
          <table:table-cell office:value-type="float" office:value="150">
            <text:p>150</text:p>
          </table:table-cell>
          <table:table-cell office:value-type="float" office:value="0">
            <text:p>0</text:p>
          </table:table-cell>
          <table:table-cell table:number-columns-repeated="8"/>
        </table:table-row>
        <table:table-row table:style-name="ro1">
          <table:table-cell office:value-type="string">
            <text:p>abl001</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Handbags</text:p>
          </table:table-cell>
          <table:table-cell table:number-columns-repeated="6"/>
          <table:table-cell office:value-type="string">
            <text:p>Ivory</text:p>
          </table:table-cell>
          <table:table-cell table:number-columns-repeated="2"/>
          <table:table-cell table:style-name="ce1" office:value-type="string">
            <text:p>2013-04-04 05:48:18</text:p>
          </table:table-cell>
          <table:table-cell table:number-columns-repeated="5"/>
          <table:table-cell office:value-type="string">
            <text:p>Leather. Silver hardware. Inside open pocket. Fasten closure, fabric lining. Handles with 7" drop. 14" x 3.5" x 9". Imported.</text:p>
          </table:table-cell>
          <table:table-cell table:number-columns-repeated="6"/>
          <table:table-cell office:value-type="string">
            <text:p>Fe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b/abl001_1.jpg</text:p>
          </table:table-cell>
          <table:table-cell table:number-columns-repeated="6"/>
          <table:table-cell office:value-type="string">
            <text:p>Frequent</text:p>
          </table:table-cell>
          <table:table-cell table:number-columns-repeated="2"/>
          <table:table-cell office:value-type="string">
            <text:p>Leather</text:p>
          </table:table-cell>
          <table:table-cell table:number-columns-repeated="6"/>
          <table:table-cell table:number-columns-repeated="2" office:value-type="string">
            <text:p>Use config</text:p>
          </table:table-cell>
          <table:table-cell office:value-type="string">
            <text:p>Florentine Satchel Handbag</text:p>
          </table:table-cell>
          <table:table-cell table:number-columns-repeated="5"/>
          <table:table-cell office:value-type="string">
            <text:p>Product Info Column</text:p>
          </table:table-cell>
          <table:table-cell office:value-type="string">
            <text:p>1 column</text:p>
          </table:table-cell>
          <table:table-cell office:value-type="float" office:value="625">
            <text:p>625</text:p>
          </table:table-cell>
          <table:table-cell office:value-type="float" office:value="0">
            <text:p>0</text:p>
          </table:table-cell>
          <table:table-cell table:number-columns-repeated="2"/>
          <table:table-cell office:value-type="string">
            <text:p>Carry it all with the spacious and stylishFlorentine Satchel.</text:p>
          </table:table-cell>
          <table:table-cell table:number-columns-repeated="2"/>
          <table:table-cell office:value-type="string">
            <text:p>/a/b/abl001_1.jpg</text:p>
          </table:table-cell>
          <table:table-cell table:number-columns-repeated="4"/>
          <table:table-cell office:value-type="float" office:value="2">
            <text:p>2</text:p>
          </table:table-cell>
          <table:table-cell/>
          <table:table-cell office:value-type="float" office:value="2">
            <text:p>2</text:p>
          </table:table-cell>
          <table:table-cell office:value-type="string">
            <text:p>/a/b/abl001_1.jpg</text:p>
          </table:table-cell>
          <table:table-cell/>
          <table:table-cell table:style-name="ce1" office:value-type="string">
            <text:p>2016-11-28 13:54:18</text:p>
          </table:table-cell>
          <table:table-cell office:value-type="string">
            <text:p>florentine-satchel-handbag</text:p>
          </table:table-cell>
          <table:table-cell office:value-type="string">
            <text:p>florentine-satchel-handbag.html</text:p>
          </table:table-cell>
          <table:table-cell office:value-type="float" office:value="4">
            <text:p>4</text:p>
          </table:table-cell>
          <table:table-cell office:value-type="float" office:value="1">
            <text:p>1</text:p>
          </table:table-cell>
          <table:table-cell table:number-columns-repeated="2"/>
          <table:table-cell office:value-type="float" office:value="-35">
            <text:p>-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1_1.jpg</text:p>
          </table:table-cell>
          <table:table-cell/>
          <table:table-cell table:number-columns-repeated="2" office:value-type="float" office:value="1">
            <text:p>1</text:p>
          </table:table-cell>
          <table:table-cell table:number-columns-repeated="16"/>
        </table:table-row>
        <table:table-row table:style-name="ro4">
          <table:table-cell office:value-type="string">
            <text:p>abl002</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aptop Bag</text:p>
          </table:table-cell>
          <table:table-cell table:number-columns-repeated="6"/>
          <table:table-cell office:value-type="string">
            <text:p>Black</text:p>
          </table:table-cell>
          <table:table-cell table:number-columns-repeated="2"/>
          <table:table-cell table:style-name="ce1" office:value-type="string">
            <text:p>2013-04-04 05:48:18</text:p>
          </table:table-cell>
          <table:table-cell table:number-columns-repeated="5"/>
          <table:table-cell office:value-type="string">
            <text:p>Deutsche Beschreibung. Hallo wie geht es dier? Gut und dir? Ich habe dich seit Jahren nicht mehr gesehen.</text:p>
            <text:p/>
            <text:p>-----</text:p>
            <text:p>Pebble textured leather tabled case. Top zip closure. Exterior zipper pocket. Fully lined with back wall slip pocket. 8.75" x 11" x .5". Imported.</text:p>
          </table:table-cell>
          <table:table-cell table:number-columns-repeated="6"/>
          <table:table-cell office:value-type="string">
            <text:p>Male or Fe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b/abl002b_1.jpg</text:p>
          </table:table-cell>
          <table:table-cell table:number-columns-repeated="6"/>
          <table:table-cell office:value-type="string">
            <text:p>Business</text:p>
          </table:table-cell>
          <table:table-cell table:number-columns-repeated="2"/>
          <table:table-cell office:value-type="string">
            <text:p>Leather</text:p>
          </table:table-cell>
          <table:table-cell table:number-columns-repeated="6"/>
          <table:table-cell table:number-columns-repeated="2" office:value-type="string">
            <text:p>Use config</text:p>
          </table:table-cell>
          <table:table-cell office:value-type="string">
            <text:p>Flatiron Tablet Sleeve</text:p>
          </table:table-cell>
          <table:table-cell table:number-columns-repeated="5"/>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Protect your tablet with our minimal tablet sleeve.</text:p>
          </table:table-cell>
          <table:table-cell table:number-columns-repeated="2"/>
          <table:table-cell office:value-type="string">
            <text:p>/a/b/abl002b_1.jpg</text:p>
          </table:table-cell>
          <table:table-cell table:number-columns-repeated="4"/>
          <table:table-cell office:value-type="float" office:value="2">
            <text:p>2</text:p>
          </table:table-cell>
          <table:table-cell/>
          <table:table-cell office:value-type="float" office:value="2">
            <text:p>2</text:p>
          </table:table-cell>
          <table:table-cell office:value-type="string">
            <text:p>/a/b/abl002b_1.jpg</text:p>
          </table:table-cell>
          <table:table-cell/>
          <table:table-cell table:style-name="ce1" office:value-type="string">
            <text:p>2016-11-28 14:43:42</text:p>
          </table:table-cell>
          <table:table-cell office:value-type="string">
            <text:p>leather-tablet-sleeve</text:p>
          </table:table-cell>
          <table:table-cell office:value-type="string">
            <text:p>leather-tablet-sleeve.html</text:p>
          </table:table-cell>
          <table:table-cell office:value-type="float" office:value="4">
            <text:p>4</text:p>
          </table:table-cell>
          <table:table-cell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2a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b/abl002b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abl003</text:p>
          </table:table-cell>
          <table:table-cell/>
          <table:table-cell office:value-type="string">
            <text:p>Accessories</text:p>
          </table:table-cell>
          <table:table-cell office:value-type="string">
            <text:p>simple</text:p>
          </table:table-cell>
          <table:table-cell office:value-type="string">
            <text:p>VIP</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Briefcase</text:p>
          </table:table-cell>
          <table:table-cell table:number-columns-repeated="6"/>
          <table:table-cell office:value-type="string">
            <text:p>Black</text:p>
          </table:table-cell>
          <table:table-cell table:number-columns-repeated="2"/>
          <table:table-cell table:style-name="ce1" office:value-type="string">
            <text:p>2013-04-04 05:48:18</text:p>
          </table:table-cell>
          <table:table-cell table:number-columns-repeated="5"/>
          <table:table-cell office:value-type="string">
            <text:p>Leather, with flap closure. Padded carrying handles. Main compartment has padded laptop pocket, file section and organizer panel. Quick access back pocket. Padded adjustable shoulder strap. 16" x 12" x 3.5". Domestic.</text:p>
          </table:table-cell>
          <table:table-cell table:number-columns-repeated="6"/>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a/b/abl003b_1.jpg</text:p>
          </table:table-cell>
          <table:table-cell table:number-columns-repeated="6"/>
          <table:table-cell office:value-type="string">
            <text:p>Business</text:p>
          </table:table-cell>
          <table:table-cell table:number-columns-repeated="2"/>
          <table:table-cell office:value-type="string">
            <text:p>Leather</text:p>
          </table:table-cell>
          <table:table-cell table:number-columns-repeated="6"/>
          <table:table-cell table:number-columns-repeated="2" office:value-type="string">
            <text:p>Use config</text:p>
          </table:table-cell>
          <table:table-cell office:value-type="string">
            <text:p>Broad St. Flapover Briefcase</text:p>
          </table:table-cell>
          <table:table-cell table:number-columns-repeated="5"/>
          <table:table-cell office:value-type="string">
            <text:p>Product Info Column</text:p>
          </table:table-cell>
          <table:table-cell office:value-type="string">
            <text:p>1 column</text:p>
          </table:table-cell>
          <table:table-cell office:value-type="float" office:value="570">
            <text:p>570</text:p>
          </table:table-cell>
          <table:table-cell office:value-type="float" office:value="0">
            <text:p>0</text:p>
          </table:table-cell>
          <table:table-cell table:number-columns-repeated="2"/>
          <table:table-cell office:value-type="string">
            <text:p>Make an impression at overseas business meetings.</text:p>
          </table:table-cell>
          <table:table-cell table:number-columns-repeated="2"/>
          <table:table-cell office:value-type="string">
            <text:p>/a/b/abl003b_1.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3b_1.jpg</text:p>
          </table:table-cell>
          <table:table-cell/>
          <table:table-cell table:style-name="ce1" office:value-type="string">
            <text:p>2014-11-24 10:28:33</text:p>
          </table:table-cell>
          <table:table-cell office:value-type="string">
            <text:p>flapover-briefcase</text:p>
          </table:table-cell>
          <table:table-cell office:value-type="string">
            <text:p>flapover-briefcase.html</text:p>
          </table:table-cell>
          <table:table-cell office:value-type="float" office:value="4">
            <text:p>4</text:p>
          </table:table-cell>
          <table:table-cell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3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Accessories/Bags &amp; Luggage</text:p>
          </table:table-cell>
          <table:table-cell office:value-type="string">
            <text:p>Default Category</text:p>
          </table:table-cell>
          <table:table-cell table:number-columns-repeated="125"/>
          <table:table-cell office:value-type="float" office:value="88">
            <text:p>88</text:p>
          </table:table-cell>
          <table:table-cell office:value-type="string">
            <text:p>/a/b/abl003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bl004</text:p>
          </table:table-cell>
          <table:table-cell/>
          <table:table-cell office:value-type="string">
            <text:p>Accessories</text:p>
          </table:table-cell>
          <table:table-cell office:value-type="string">
            <text:p>simple</text:p>
          </table:table-cell>
          <table:table-cell office:value-type="string">
            <text:p>VIP</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Business</text:p>
          </table:table-cell>
          <table:table-cell table:number-columns-repeated="9"/>
          <table:table-cell table:style-name="ce1" office:value-type="string">
            <text:p>2013-04-04 05:48:18</text:p>
          </table:table-cell>
          <table:table-cell table:number-columns-repeated="5"/>
          <table:table-cell office:value-type="string">
            <text:p>Leather. 4" x 6.5" x 0.5"</text:p>
          </table:table-cell>
          <table:table-cell table:number-columns-repeated="10"/>
          <table:table-cell office:value-type="string">
            <text:p>No</text:p>
          </table:table-cell>
          <table:table-cell/>
          <table:table-cell office:value-type="float" office:value="0">
            <text:p>0</text:p>
          </table:table-cell>
          <table:table-cell table:number-columns-repeated="2"/>
          <table:table-cell office:value-type="string">
            <text:p>/a/b/abl004a_1.jpg</text:p>
          </table:table-cell>
          <table:table-cell table:number-columns-repeated="6"/>
          <table:table-cell office:value-type="string">
            <text:p>Frequent</text:p>
          </table:table-cell>
          <table:table-cell table:number-columns-repeated="2"/>
          <table:table-cell office:value-type="string">
            <text:p>Leather</text:p>
          </table:table-cell>
          <table:table-cell table:number-columns-repeated="6"/>
          <table:table-cell table:number-columns-repeated="2" office:value-type="string">
            <text:p>Use config</text:p>
          </table:table-cell>
          <table:table-cell office:value-type="string">
            <text:p>Houston Travel Wallet</text:p>
          </table:table-cell>
          <table:table-cell table:number-columns-repeated="5"/>
          <table:table-cell office:value-type="string">
            <text:p>Product Info Column</text:p>
          </table:table-cell>
          <table:table-cell office:value-type="string">
            <text:p>3 columns</text:p>
          </table:table-cell>
          <table:table-cell office:value-type="float" office:value="210">
            <text:p>210</text:p>
          </table:table-cell>
          <table:table-cell office:value-type="float" office:value="0">
            <text:p>0</text:p>
          </table:table-cell>
          <table:table-cell table:number-columns-repeated="2"/>
          <table:table-cell office:value-type="string">
            <text:p>Just the right size for your passport, tickets and other essentials, this leather wallet is the perfect travel carry all.</text:p>
          </table:table-cell>
          <table:table-cell table:number-columns-repeated="2"/>
          <table:table-cell office:value-type="string">
            <text:p>/a/b/abl004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4a_1.jpg</text:p>
          </table:table-cell>
          <table:table-cell/>
          <table:table-cell table:style-name="ce1" office:value-type="string">
            <text:p>2014-11-24 10:29:12</text:p>
          </table:table-cell>
          <table:table-cell office:value-type="string">
            <text:p>rolls-travel-wallet</text:p>
          </table:table-cell>
          <table:table-cell office:value-type="string">
            <text:p>rolls-travel-wallet.html</text:p>
          </table:table-cell>
          <table:table-cell office:value-type="float" office:value="4">
            <text:p>4</text:p>
          </table:table-cell>
          <table:table-cell office:value-type="float" office:value="1">
            <text:p>1</text:p>
          </table:table-cell>
          <table:table-cell table:number-columns-repeated="2"/>
          <table:table-cell office:value-type="float" office:value="18">
            <text:p>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4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Accessories/Bags &amp; Luggage</text:p>
          </table:table-cell>
          <table:table-cell office:value-type="string">
            <text:p>Default Category</text:p>
          </table:table-cell>
          <table:table-cell table:number-columns-repeated="125"/>
          <table:table-cell office:value-type="float" office:value="88">
            <text:p>88</text:p>
          </table:table-cell>
          <table:table-cell office:value-type="string">
            <text:p>/a/b/abl004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bl005</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6"/>
          <table:table-cell office:value-type="string">
            <text:p>Blue</text:p>
          </table:table-cell>
          <table:table-cell table:number-columns-repeated="2"/>
          <table:table-cell table:style-name="ce1" office:value-type="string">
            <text:p>2013-03-05 05:48:18</text:p>
          </table:table-cell>
          <table:table-cell table:number-columns-repeated="5"/>
          <table:table-cell office:value-type="string">
            <text:p>Zip closure. Water resistant hard polycarbonate shell. All direction spinner wheels. Retractable plastic handle. Cross strap interior. 29" x 20" x 13".</text:p>
          </table:table-cell>
          <table:table-cell table:number-columns-repeated="6"/>
          <table:table-cell office:value-type="string">
            <text:p>Male or Female</text:p>
          </table:table-cell>
          <table:table-cell table:number-columns-repeated="5"/>
          <table:table-cell office:value-type="float" office:value="0">
            <text:p>0</text:p>
          </table:table-cell>
          <table:table-cell table:number-columns-repeated="2"/>
          <table:table-cell office:value-type="string">
            <text:p>/a/b/abl005a_1.jpg</text:p>
          </table:table-cell>
          <table:table-cell table:number-columns-repeated="5"/>
          <table:table-cell office:value-type="string">
            <text:p>29"</text:p>
          </table:table-cell>
          <table:table-cell office:value-type="string">
            <text:p>Weekend</text:p>
          </table:table-cell>
          <table:table-cell office:value-type="string">
            <text:p>colorful</text:p>
          </table:table-cell>
          <table:table-cell/>
          <table:table-cell office:value-type="string">
            <text:p>Other</text:p>
          </table:table-cell>
          <table:table-cell table:number-columns-repeated="6"/>
          <table:table-cell table:number-columns-repeated="2" office:value-type="string">
            <text:p>Use config</text:p>
          </table:table-cell>
          <table:table-cell office:value-type="string">
            <text:p>Roller Suitcase</text:p>
          </table:table-cell>
          <table:table-cell table:number-columns-repeated="5"/>
          <table:table-cell office:value-type="string">
            <text:p>Product Info Column</text:p>
          </table:table-cell>
          <table:table-cell office:value-type="string">
            <text:p>1 column</text:p>
          </table:table-cell>
          <table:table-cell office:value-type="float" office:value="650">
            <text:p>650</text:p>
          </table:table-cell>
          <table:table-cell office:value-type="float" office:value="0">
            <text:p>0</text:p>
          </table:table-cell>
          <table:table-cell table:number-columns-repeated="2"/>
          <table:table-cell office:value-type="string">
            <text:p>No more baggage claim mixups! Our Roller in bold cobalt blue is sure to standout in a sea of suitcases.</text:p>
          </table:table-cell>
          <table:table-cell table:number-columns-repeated="2"/>
          <table:table-cell office:value-type="string">
            <text:p>/a/b/abl005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5a_1.jpg</text:p>
          </table:table-cell>
          <table:table-cell/>
          <table:table-cell table:style-name="ce1" office:value-type="string">
            <text:p>2013-03-20 17:05:26</text:p>
          </table:table-cell>
          <table:table-cell office:value-type="string">
            <text:p>roller-suitcase</text:p>
          </table:table-cell>
          <table:table-cell office:value-type="string">
            <text:p>roller-suitcase.html</text:p>
          </table:table-cell>
          <table:table-cell office:value-type="float" office:value="4">
            <text:p>4</text:p>
          </table:table-cell>
          <table:table-cell office:value-type="float" office:value="1">
            <text:p>1</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5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b/abl005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abl006</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6"/>
          <table:table-cell office:value-type="string">
            <text:p>Black</text:p>
          </table:table-cell>
          <table:table-cell table:number-columns-repeated="2"/>
          <table:table-cell table:style-name="ce1" office:value-type="string">
            <text:p>2013-03-05 05:48:18</text:p>
          </table:table-cell>
          <table:table-cell table:number-columns-repeated="5"/>
          <table:table-cell office:value-type="string">
            <text:p>Water resistant hard polycarbonate shell. All direction spinner wheels. Zip closure. Locking, retractable metal handle. Cross strap and self repairing zipper interior. Padded side handle for lateral carry. 21" x 17" x 10".</text:p>
          </table:table-cell>
          <table:table-cell table:number-columns-repeated="6"/>
          <table:table-cell office:value-type="string">
            <text:p>Male or Female</text:p>
          </table:table-cell>
          <table:table-cell table:number-columns-repeated="5"/>
          <table:table-cell office:value-type="float" office:value="0">
            <text:p>0</text:p>
          </table:table-cell>
          <table:table-cell table:number-columns-repeated="2"/>
          <table:table-cell office:value-type="string">
            <text:p>/a/b/abl0006a_2.jpg</text:p>
          </table:table-cell>
          <table:table-cell table:number-columns-repeated="5"/>
          <table:table-cell office:value-type="string">
            <text:p>21"</text:p>
          </table:table-cell>
          <table:table-cell office:value-type="string">
            <text:p>Business</text:p>
          </table:table-cell>
          <table:table-cell office:value-type="string">
            <text:p>classic</text:p>
          </table:table-cell>
          <table:table-cell/>
          <table:table-cell office:value-type="string">
            <text:p>Other</text:p>
          </table:table-cell>
          <table:table-cell table:number-columns-repeated="6"/>
          <table:table-cell table:number-columns-repeated="2" office:value-type="string">
            <text:p>Use config</text:p>
          </table:table-cell>
          <table:table-cell office:value-type="string">
            <text:p>Classic Hardshell Suitcase 21"</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650">
            <text:p>650</text:p>
          </table:table-cell>
          <table:table-cell office:value-type="float" office:value="0">
            <text:p>0</text:p>
          </table:table-cell>
          <table:table-cell table:number-columns-repeated="2"/>
          <table:table-cell office:value-type="string">
            <text:p>Some like it classic. This luggage provides ample room for multiday trips.</text:p>
          </table:table-cell>
          <table:table-cell table:number-columns-repeated="2"/>
          <table:table-cell office:value-type="string">
            <text:p>/a/b/abl0006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06a_2.jpg</text:p>
          </table:table-cell>
          <table:table-cell/>
          <table:table-cell table:style-name="ce1" office:value-type="string">
            <text:p>2013-03-19 19:19:49</text:p>
          </table:table-cell>
          <table:table-cell office:value-type="string">
            <text:p>classic-hardshell-suitcase</text:p>
          </table:table-cell>
          <table:table-cell office:value-type="string">
            <text:p>classic-hardshell-suitcase.html</text:p>
          </table:table-cell>
          <table:table-cell table:number-columns-repeated="2" office:value-type="float" office:value="1">
            <text:p>1</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6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b/abl0006a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a/b/abl0008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abl007</text:p>
          </table:table-cell>
          <table:table-cell/>
          <table:table-cell office:value-type="string">
            <text:p>Accessories</text:p>
          </table:table-cell>
          <table:table-cell office:value-type="string">
            <text:p>simp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6"/>
          <table:table-cell office:value-type="string">
            <text:p>Black</text:p>
          </table:table-cell>
          <table:table-cell table:number-columns-repeated="2"/>
          <table:table-cell table:style-name="ce1" office:value-type="string">
            <text:p>2013-03-05 05:48:19</text:p>
          </table:table-cell>
          <table:table-cell table:number-columns-repeated="5"/>
          <table:table-cell office:value-type="string">
            <text:p>Water resistant hard polycarbonate shell. All direction spinner wheels. Zip closure. Locking, retractable metal handle. Cross strap and self repairing zipper interior. Padded side handle for lateral carry. 29" x 20" x 13".</text:p>
          </table:table-cell>
          <table:table-cell table:number-columns-repeated="6"/>
          <table:table-cell office:value-type="string">
            <text:p>Male or Female</text:p>
          </table:table-cell>
          <table:table-cell table:number-columns-repeated="5"/>
          <table:table-cell office:value-type="float" office:value="0">
            <text:p>0</text:p>
          </table:table-cell>
          <table:table-cell table:number-columns-repeated="2"/>
          <table:table-cell office:value-type="string">
            <text:p>/a/b/abl0006a_3.jpg</text:p>
          </table:table-cell>
          <table:table-cell table:number-columns-repeated="5"/>
          <table:table-cell office:value-type="string">
            <text:p>29"</text:p>
          </table:table-cell>
          <table:table-cell office:value-type="string">
            <text:p>Business</text:p>
          </table:table-cell>
          <table:table-cell office:value-type="string">
            <text:p>classic</text:p>
          </table:table-cell>
          <table:table-cell/>
          <table:table-cell office:value-type="string">
            <text:p>Other</text:p>
          </table:table-cell>
          <table:table-cell table:number-columns-repeated="6"/>
          <table:table-cell table:number-columns-repeated="2" office:value-type="string">
            <text:p>Use config</text:p>
          </table:table-cell>
          <table:table-cell office:value-type="string">
            <text:p>Classic Hardshell Suitcase 29"</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750">
            <text:p>750</text:p>
          </table:table-cell>
          <table:table-cell office:value-type="float" office:value="0">
            <text:p>0</text:p>
          </table:table-cell>
          <table:table-cell table:number-columns-repeated="2"/>
          <table:table-cell office:value-type="string">
            <text:p>Some like it classic. This luggage provides ample room for multiday trips.</text:p>
          </table:table-cell>
          <table:table-cell table:number-columns-repeated="2"/>
          <table:table-cell office:value-type="string">
            <text:p>/a/b/abl0006a_3.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06a_3.jpg</text:p>
          </table:table-cell>
          <table:table-cell/>
          <table:table-cell table:style-name="ce1" office:value-type="string">
            <text:p>2013-03-19 19:19:31</text:p>
          </table:table-cell>
          <table:table-cell office:value-type="string">
            <text:p>classic-hardshell-suitcase</text:p>
          </table:table-cell>
          <table:table-cell office:value-type="string">
            <text:p>classic-hardshell-suitcase-11963.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6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lassic-hardshell-suitcase-16175.html</text:p>
          </table:table-cell>
          <table:table-cell table:number-columns-repeated="41"/>
          <table:table-cell office:value-type="float" office:value="88">
            <text:p>88</text:p>
          </table:table-cell>
          <table:table-cell office:value-type="string">
            <text:p>/a/b/abl0008_2.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lassic-hardshell-suitcase-11253.html</text:p>
          </table:table-cell>
          <table:table-cell table:number-columns-repeated="41"/>
          <table:table-cell office:value-type="float" office:value="88">
            <text:p>88</text:p>
          </table:table-cell>
          <table:table-cell office:value-type="string">
            <text:p>/a/b/abl0006a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hdb000</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7"/>
          <table:table-cell office:value-type="string">
            <text:p>Bath</text:p>
          </table:table-cell>
          <table:table-cell table:number-columns-repeated="3"/>
          <table:table-cell office:value-type="string">
            <text:p>Yellow</text:p>
          </table:table-cell>
          <table:table-cell table:number-columns-repeated="2"/>
          <table:table-cell table:style-name="ce1" office:value-type="string">
            <text:p>2013-03-05 05:48:19</text:p>
          </table:table-cell>
          <table:table-cell table:number-columns-repeated="4"/>
          <table:table-cell office:value-type="string">
            <text:p>N/A</text:p>
          </table:table-cell>
          <table:table-cell office:value-type="string">
            <text:p>Lemon flower and Aloe Vera extract. Super moisturizing. </text:p>
          </table:table-cell>
          <table:table-cell table:number-columns-repeated="12"/>
          <table:table-cell office:value-type="float" office:value="0">
            <text:p>0</text:p>
          </table:table-cell>
          <table:table-cell/>
          <table:table-cell office:value-type="string">
            <text:p>Bed &amp; Bath</text:p>
          </table:table-cell>
          <table:table-cell office:value-type="string">
            <text:p>/h/d/hdb000_1.jpg</text:p>
          </table:table-cell>
          <table:table-cell table:number-columns-repeated="16"/>
          <table:table-cell table:number-columns-repeated="2" office:value-type="string">
            <text:p>Use config</text:p>
          </table:table-cell>
          <table:table-cell office:value-type="string">
            <text:p>Body Wash with Lemon Flower Extract and Aloe Vera</text:p>
          </table:table-cell>
          <table:table-cell table:number-columns-repeated="5"/>
          <table:table-cell office:value-type="string">
            <text:p>Product Info Column</text:p>
          </table:table-cell>
          <table:table-cell office:value-type="string">
            <text:p>1 column</text:p>
          </table:table-cell>
          <table:table-cell office:value-type="float" office:value="28">
            <text:p>28</text:p>
          </table:table-cell>
          <table:table-cell office:value-type="float" office:value="0">
            <text:p>0</text:p>
          </table:table-cell>
          <table:table-cell table:number-columns-repeated="2"/>
          <table:table-cell office:value-type="string">
            <text:p>A rich lather, infused with lemon flower awakens the senses.</text:p>
          </table:table-cell>
          <table:table-cell table:number-columns-repeated="2"/>
          <table:table-cell office:value-type="string">
            <text:p>/h/d/hdb000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0_1.jpg</text:p>
          </table:table-cell>
          <table:table-cell/>
          <table:table-cell table:style-name="ce1" office:value-type="string">
            <text:p>2013-03-20 16:46:06</text:p>
          </table:table-cell>
          <table:table-cell office:value-type="string">
            <text:p>body-wash-with-lemon-flower-extract-and-aloe-vera</text:p>
          </table:table-cell>
          <table:table-cell office:value-type="string">
            <text:p>body-wash-with-lemon-flower-extract-and-aloe-vera.html</text:p>
          </table:table-cell>
          <table:table-cell office:value-type="float" office:value="4">
            <text:p>4</text:p>
          </table:table-cell>
          <table:table-cell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0_1.jpg</text:p>
          </table:table-cell>
          <table:table-cell/>
          <table:table-cell table:number-columns-repeated="2" office:value-type="float" office:value="1">
            <text:p>1</text:p>
          </table:table-cell>
          <table:table-cell table:number-columns-repeated="16"/>
        </table:table-row>
        <table:table-row table:style-name="ro1">
          <table:table-cell office:value-type="string">
            <text:p>hdb001</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7"/>
          <table:table-cell office:value-type="string">
            <text:p>Bath</text:p>
          </table:table-cell>
          <table:table-cell table:number-columns-repeated="3"/>
          <table:table-cell office:value-type="string">
            <text:p>Pink</text:p>
          </table:table-cell>
          <table:table-cell table:number-columns-repeated="2"/>
          <table:table-cell table:style-name="ce1" office:value-type="string">
            <text:p>2013-03-05 05:48:19</text:p>
          </table:table-cell>
          <table:table-cell table:number-columns-repeated="4"/>
          <table:table-cell office:value-type="string">
            <text:p>N/A</text:p>
          </table:table-cell>
          <table:table-cell office:value-type="string">
            <text:p>100% pure Dead Sea salts. Fragrance.</text:p>
          </table:table-cell>
          <table:table-cell table:number-columns-repeated="12"/>
          <table:table-cell office:value-type="float" office:value="0">
            <text:p>0</text:p>
          </table:table-cell>
          <table:table-cell/>
          <table:table-cell office:value-type="string">
            <text:p>Bed &amp; Bath</text:p>
          </table:table-cell>
          <table:table-cell office:value-type="string">
            <text:p>/h/d/hdb001_2.jpg</text:p>
          </table:table-cell>
          <table:table-cell table:number-columns-repeated="9"/>
          <table:table-cell office:value-type="string">
            <text:p>Crystal</text:p>
          </table:table-cell>
          <table:table-cell table:number-columns-repeated="6"/>
          <table:table-cell table:number-columns-repeated="2" office:value-type="string">
            <text:p>Use config</text:p>
          </table:table-cell>
          <table:table-cell office:value-type="string">
            <text:p>Bath Minerals and Salt</text:p>
          </table:table-cell>
          <table:table-cell table:number-columns-repeated="5"/>
          <table:table-cell office:value-type="string">
            <text:p>Product Info Column</text:p>
          </table:table-cell>
          <table:table-cell office:value-type="string">
            <text:p>1 column</text:p>
          </table:table-cell>
          <table:table-cell office:value-type="float" office:value="25">
            <text:p>25</text:p>
          </table:table-cell>
          <table:table-cell office:value-type="float" office:value="0">
            <text:p>0</text:p>
          </table:table-cell>
          <table:table-cell table:number-columns-repeated="2"/>
          <table:table-cell office:value-type="string">
            <text:p>Just what your body needs after a long day on the road. Soak, relax and reenergize with 100% natural Dead Sea salt crystals and minerals.</text:p>
          </table:table-cell>
          <table:table-cell table:number-columns-repeated="2"/>
          <table:table-cell office:value-type="string">
            <text:p>/h/d/hdb001_2.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1_2.jpg</text:p>
          </table:table-cell>
          <table:table-cell/>
          <table:table-cell table:style-name="ce1" office:value-type="string">
            <text:p>2013-03-20 17:16:34</text:p>
          </table:table-cell>
          <table:table-cell office:value-type="string">
            <text:p>bath-minerals-and-salt</text:p>
          </table:table-cell>
          <table:table-cell office:value-type="string">
            <text:p>bath-minerals-and-salt.html</text:p>
          </table:table-cell>
          <table:table-cell office:value-type="float" office:value="4">
            <text:p>4</text:p>
          </table:table-cell>
          <table:table-cell office:value-type="float" office:value="1">
            <text:p>1</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1_2.jpg</text:p>
          </table:table-cell>
          <table:table-cell/>
          <table:table-cell table:number-columns-repeated="2" office:value-type="float" office:value="1">
            <text:p>1</text:p>
          </table:table-cell>
          <table:table-cell table:number-columns-repeated="16"/>
        </table:table-row>
        <table:table-row table:style-name="ro1">
          <table:table-cell office:value-type="string">
            <text:p>hdb002</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7"/>
          <table:table-cell office:value-type="string">
            <text:p>Bath</text:p>
          </table:table-cell>
          <table:table-cell table:number-columns-repeated="3"/>
          <table:table-cell office:value-type="string">
            <text:p>White</text:p>
          </table:table-cell>
          <table:table-cell table:number-columns-repeated="2"/>
          <table:table-cell table:style-name="ce1" office:value-type="string">
            <text:p>2013-03-05 05:48:19</text:p>
          </table:table-cell>
          <table:table-cell table:number-columns-repeated="4"/>
          <table:table-cell office:value-type="string">
            <text:p>N/A</text:p>
          </table:table-cell>
          <table:table-cell office:value-type="string">
            <text:p>Milk and shea extracts. Long lasting moisturizer. 100% natural and gentle enough for sensitive skin. Fast absorbing. Non greasy. 250mL/8.4oz. Domestic.</text:p>
          </table:table-cell>
          <table:table-cell table:number-columns-repeated="12"/>
          <table:table-cell office:value-type="float" office:value="0">
            <text:p>0</text:p>
          </table:table-cell>
          <table:table-cell/>
          <table:table-cell office:value-type="string">
            <text:p>Bed &amp; Bath</text:p>
          </table:table-cell>
          <table:table-cell office:value-type="string">
            <text:p>/h/d/hdb002_1.jpg</text:p>
          </table:table-cell>
          <table:table-cell table:number-columns-repeated="9"/>
          <table:table-cell office:value-type="string">
            <text:p>Shea</text:p>
          </table:table-cell>
          <table:table-cell table:number-columns-repeated="6"/>
          <table:table-cell table:number-columns-repeated="2" office:value-type="string">
            <text:p>Use config</text:p>
          </table:table-cell>
          <table:table-cell office:value-type="string">
            <text:p>Shea Enfused Hydrating Body Lotion</text:p>
          </table:table-cell>
          <table:table-cell table:number-columns-repeated="5"/>
          <table:table-cell office:value-type="string">
            <text:p>Product Info Column</text:p>
          </table:table-cell>
          <table:table-cell office:value-type="string">
            <text:p>1 column</text:p>
          </table:table-cell>
          <table:table-cell office:value-type="float" office:value="28">
            <text:p>28</text:p>
          </table:table-cell>
          <table:table-cell office:value-type="float" office:value="0">
            <text:p>0</text:p>
          </table:table-cell>
          <table:table-cell table:number-columns-repeated="2"/>
          <table:table-cell office:value-type="string">
            <text:p>Experience the perfect escape with this irresistable blend of milk extract and shea.</text:p>
          </table:table-cell>
          <table:table-cell table:number-columns-repeated="2"/>
          <table:table-cell office:value-type="string">
            <text:p>/h/d/hdb002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2_1.jpg</text:p>
          </table:table-cell>
          <table:table-cell/>
          <table:table-cell table:style-name="ce1" office:value-type="string">
            <text:p>2013-03-20 16:46:25</text:p>
          </table:table-cell>
          <table:table-cell office:value-type="string">
            <text:p>shea-enfused-hydrating-body-lotion</text:p>
          </table:table-cell>
          <table:table-cell office:value-type="string">
            <text:p>shea-enfused-hydrating-body-lotion.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2_1.jpg</text:p>
          </table:table-cell>
          <table:table-cell/>
          <table:table-cell table:number-columns-repeated="2" office:value-type="float" office:value="1">
            <text:p>1</text:p>
          </table:table-cell>
          <table:table-cell table:number-columns-repeated="16"/>
        </table:table-row>
        <table:table-row table:style-name="ro1">
          <table:table-cell office:value-type="string">
            <text:p>hdb005</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6"/>
          <table:table-cell office:value-type="string">
            <text:p>Solid</text:p>
          </table:table-cell>
          <table:table-cell office:value-type="string">
            <text:p>Bed</text:p>
          </table:table-cell>
          <table:table-cell table:number-columns-repeated="3"/>
          <table:table-cell office:value-type="string">
            <text:p>Orange</text:p>
          </table:table-cell>
          <table:table-cell table:number-columns-repeated="2"/>
          <table:table-cell table:style-name="ce1" office:value-type="string">
            <text:p>2013-03-05 05:48:19</text:p>
          </table:table-cell>
          <table:table-cell table:number-columns-repeated="4"/>
          <table:table-cell office:value-type="string">
            <text:p>Throw</text:p>
          </table:table-cell>
          <table:table-cell office:value-type="string">
            <text:p>20" x 20". Raw Silk. Hidden zipper closure. Interior pillow included. 100% polyester fill. Dry clean. Imported.</text:p>
          </table:table-cell>
          <table:table-cell table:number-columns-repeated="12"/>
          <table:table-cell office:value-type="float" office:value="0">
            <text:p>0</text:p>
          </table:table-cell>
          <table:table-cell/>
          <table:table-cell office:value-type="string">
            <text:p>Bed &amp; Bath</text:p>
          </table:table-cell>
          <table:table-cell office:value-type="string">
            <text:p>/h/d/hdb005_1.jpg</text:p>
          </table:table-cell>
          <table:table-cell table:number-columns-repeated="9"/>
          <table:table-cell office:value-type="string">
            <text:p>Silk</text:p>
          </table:table-cell>
          <table:table-cell table:number-columns-repeated="6"/>
          <table:table-cell table:number-columns-repeated="2" office:value-type="string">
            <text:p>Use config</text:p>
          </table:table-cell>
          <table:table-cell office:value-type="string">
            <text:p>Titian Raw Silk Pillow</text:p>
          </table:table-cell>
          <table:table-cell table:number-columns-repeated="5"/>
          <table:table-cell office:value-type="string">
            <text:p>Block after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An exquisite home accent, our bazaar inspired raw silk square pillow is a statement in luxury. Interior pillow included.</text:p>
          </table:table-cell>
          <table:table-cell table:number-columns-repeated="2"/>
          <table:table-cell office:value-type="string">
            <text:p>/h/d/hdb005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5_1.jpg</text:p>
          </table:table-cell>
          <table:table-cell/>
          <table:table-cell table:style-name="ce1" office:value-type="string">
            <text:p>2013-05-16 20:17:56</text:p>
          </table:table-cell>
          <table:table-cell office:value-type="string">
            <text:p>titian-raw-silk-pillow</text:p>
          </table:table-cell>
          <table:table-cell office:value-type="string">
            <text:p>titian-raw-silk-pillow.html</text:p>
          </table:table-cell>
          <table:table-cell office:value-type="float" office:value="4">
            <text:p>4</text:p>
          </table:table-cell>
          <table:table-cell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9"/>
          <table:table-cell table:number-columns-repeated="2" office:value-type="string">
            <text:p>all</text:p>
          </table:table-cell>
          <table:table-cell office:value-type="float" office:value="2">
            <text:p>2</text:p>
          </table:table-cell>
          <table:table-cell office:value-type="float" office:value="110">
            <text:p>110</text:p>
          </table:table-cell>
          <table:table-cell table:number-columns-repeated="3"/>
          <table:table-cell office:value-type="float" office:value="88">
            <text:p>88</text:p>
          </table:table-cell>
          <table:table-cell office:value-type="string">
            <text:p>/h/d/hdb005_1.jpg</text:p>
          </table:table-cell>
          <table:table-cell/>
          <table:table-cell table:number-columns-repeated="2" office:value-type="float" office:value="1">
            <text:p>1</text:p>
          </table:table-cell>
          <table:table-cell table:number-columns-repeated="16"/>
        </table:table-row>
        <table:table-row table:style-name="ro1">
          <table:table-cell table:number-columns-repeated="124"/>
          <table:table-cell table:number-columns-repeated="2" office:value-type="string">
            <text:p>all</text:p>
          </table:table-cell>
          <table:table-cell office:value-type="float" office:value="3">
            <text:p>3</text:p>
          </table:table-cell>
          <table:table-cell office:value-type="float" office:value="100">
            <text:p>100</text:p>
          </table:table-cell>
          <table:table-cell table:number-columns-repeated="24"/>
        </table:table-row>
        <table:table-row table:style-name="ro1">
          <table:table-cell office:value-type="string">
            <text:p>hdb006</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6"/>
          <table:table-cell office:value-type="string">
            <text:p>Print</text:p>
          </table:table-cell>
          <table:table-cell office:value-type="string">
            <text:p>Bed</text:p>
          </table:table-cell>
          <table:table-cell table:number-columns-repeated="3"/>
          <table:table-cell office:value-type="string">
            <text:p>Ivory</text:p>
          </table:table-cell>
          <table:table-cell table:number-columns-repeated="2"/>
          <table:table-cell table:style-name="ce1" office:value-type="string">
            <text:p>2013-03-05 05:48:19</text:p>
          </table:table-cell>
          <table:table-cell table:number-columns-repeated="4"/>
          <table:table-cell office:value-type="string">
            <text:p>Throw</text:p>
          </table:table-cell>
          <table:table-cell office:value-type="string">
            <text:p>20" x 20". Printed polyester. Hidden zipper closure. Interior pillow included. 100% polyester fill. Spot clean. Imported.</text:p>
          </table:table-cell>
          <table:table-cell table:number-columns-repeated="12"/>
          <table:table-cell office:value-type="float" office:value="0">
            <text:p>0</text:p>
          </table:table-cell>
          <table:table-cell office:value-type="string">
            <text:p>Modern</text:p>
          </table:table-cell>
          <table:table-cell office:value-type="string">
            <text:p>Bed &amp; Bath</text:p>
          </table:table-cell>
          <table:table-cell office:value-type="string">
            <text:p>/h/d/hdb006_1.jpg</text:p>
          </table:table-cell>
          <table:table-cell table:number-columns-repeated="9"/>
          <table:table-cell office:value-type="string">
            <text:p>Other</text:p>
          </table:table-cell>
          <table:table-cell table:number-columns-repeated="6"/>
          <table:table-cell table:number-columns-repeated="2" office:value-type="string">
            <text:p>Use config</text:p>
          </table:table-cell>
          <table:table-cell office:value-type="string">
            <text:p>Shay Printed Pillow</text:p>
          </table:table-cell>
          <table:table-cell table:number-columns-repeated="5"/>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distinctive printed pillow that fills any room with classic appeal.</text:p>
          </table:table-cell>
          <table:table-cell table:number-columns-repeated="2"/>
          <table:table-cell office:value-type="string">
            <text:p>/h/d/hdb006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6_1.jpg</text:p>
          </table:table-cell>
          <table:table-cell/>
          <table:table-cell table:style-name="ce1" office:value-type="string">
            <text:p>2013-03-20 18:18:01</text:p>
          </table:table-cell>
          <table:table-cell office:value-type="string">
            <text:p>shay-printed-pillow</text:p>
          </table:table-cell>
          <table:table-cell office:value-type="string">
            <text:p>shay-printed-pillow.html</text:p>
          </table:table-cell>
          <table:table-cell office:value-type="float" office:value="4">
            <text:p>4</text:p>
          </table:table-cell>
          <table:table-cell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6_1.jpg</text:p>
          </table:table-cell>
          <table:table-cell/>
          <table:table-cell table:number-columns-repeated="2" office:value-type="float" office:value="1">
            <text:p>1</text:p>
          </table:table-cell>
          <table:table-cell table:number-columns-repeated="16"/>
        </table:table-row>
        <table:table-row table:style-name="ro1">
          <table:table-cell office:value-type="string">
            <text:p>hdb007</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6"/>
          <table:table-cell office:value-type="string">
            <text:p>Solid</text:p>
          </table:table-cell>
          <table:table-cell office:value-type="string">
            <text:p>Bed</text:p>
          </table:table-cell>
          <table:table-cell table:number-columns-repeated="3"/>
          <table:table-cell office:value-type="string">
            <text:p>Taupe</text:p>
          </table:table-cell>
          <table:table-cell table:number-columns-repeated="2"/>
          <table:table-cell table:style-name="ce1" office:value-type="string">
            <text:p>2013-03-05 05:48:19</text:p>
          </table:table-cell>
          <table:table-cell table:number-columns-repeated="4"/>
          <table:table-cell office:value-type="string">
            <text:p>Throw</text:p>
          </table:table-cell>
          <table:table-cell office:value-type="string">
            <text:p>Woven alpaca wool. 4" fringe detail. Dry clean. Imported.</text:p>
          </table:table-cell>
          <table:table-cell table:number-columns-repeated="12"/>
          <table:table-cell office:value-type="float" office:value="0">
            <text:p>0</text:p>
          </table:table-cell>
          <table:table-cell office:value-type="string">
            <text:p>Traditional</text:p>
          </table:table-cell>
          <table:table-cell office:value-type="string">
            <text:p>Bed &amp; Bath</text:p>
          </table:table-cell>
          <table:table-cell office:value-type="string">
            <text:p>/h/d/hdb007_1.jpg</text:p>
          </table:table-cell>
          <table:table-cell table:number-columns-repeated="9"/>
          <table:table-cell office:value-type="string">
            <text:p>Wool</text:p>
          </table:table-cell>
          <table:table-cell table:number-columns-repeated="6"/>
          <table:table-cell table:number-columns-repeated="2" office:value-type="string">
            <text:p>Use config</text:p>
          </table:table-cell>
          <table:table-cell office:value-type="string">
            <text:p>Carnegie Alpaca Throw</text:p>
          </table:table-cell>
          <table:table-cell table:number-columns-repeated="5"/>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A luxuriously soft throw made of long-fiber lambs wool woven into a Chevron twill.</text:p>
          </table:table-cell>
          <table:table-cell table:number-columns-repeated="2"/>
          <table:table-cell office:value-type="string">
            <text:p>/h/d/hdb007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7_1.jpg</text:p>
          </table:table-cell>
          <table:table-cell/>
          <table:table-cell table:style-name="ce1" office:value-type="string">
            <text:p>2013-03-20 17:16:45</text:p>
          </table:table-cell>
          <table:table-cell office:value-type="string">
            <text:p>carnegie-alpaca-throw</text:p>
          </table:table-cell>
          <table:table-cell office:value-type="string">
            <text:p>carnegie-alpaca-throw.html</text:p>
          </table:table-cell>
          <table:table-cell office:value-type="float" office:value="4">
            <text:p>4</text:p>
          </table:table-cell>
          <table:table-cell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7_1.jpg</text:p>
          </table:table-cell>
          <table:table-cell/>
          <table:table-cell table:number-columns-repeated="2" office:value-type="float" office:value="1">
            <text:p>1</text:p>
          </table:table-cell>
          <table:table-cell table:number-columns-repeated="16"/>
        </table:table-row>
        <table:table-row table:style-name="ro1">
          <table:table-cell office:value-type="string">
            <text:p>hdb008</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6"/>
          <table:table-cell office:value-type="string">
            <text:p>pattern</text:p>
          </table:table-cell>
          <table:table-cell office:value-type="string">
            <text:p>Bed</text:p>
          </table:table-cell>
          <table:table-cell table:number-columns-repeated="3"/>
          <table:table-cell office:value-type="string">
            <text:p>Blue</text:p>
          </table:table-cell>
          <table:table-cell table:number-columns-repeated="2"/>
          <table:table-cell table:style-name="ce1" office:value-type="string">
            <text:p>2013-03-05 05:48:19</text:p>
          </table:table-cell>
          <table:table-cell table:number-columns-repeated="4"/>
          <table:table-cell office:value-type="string">
            <text:p>Throw</text:p>
          </table:table-cell>
          <table:table-cell office:value-type="string">
            <text:p>Woven acrylic/wool/cotton. 50" x 75". Spot clean.</text:p>
          </table:table-cell>
          <table:table-cell table:number-columns-repeated="12"/>
          <table:table-cell office:value-type="float" office:value="0">
            <text:p>0</text:p>
          </table:table-cell>
          <table:table-cell office:value-type="string">
            <text:p>Traditional</text:p>
          </table:table-cell>
          <table:table-cell office:value-type="string">
            <text:p>Bed &amp; Bath</text:p>
          </table:table-cell>
          <table:table-cell office:value-type="string">
            <text:p>/h/d/hdb008_1.jpg</text:p>
          </table:table-cell>
          <table:table-cell table:number-columns-repeated="9"/>
          <table:table-cell office:value-type="string">
            <text:p>Wool</text:p>
          </table:table-cell>
          <table:table-cell table:number-columns-repeated="6"/>
          <table:table-cell table:number-columns-repeated="2" office:value-type="string">
            <text:p>Use config</text:p>
          </table:table-cell>
          <table:table-cell office:value-type="string">
            <text:p>Park Row Throw</text:p>
          </table:table-cell>
          <table:table-cell table:number-columns-repeated="5"/>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rustic wool blend leaves our Park Row Throw feeling lofty and warm. Packs perfectly into carry-ons.</text:p>
          </table:table-cell>
          <table:table-cell table:number-columns-repeated="2"/>
          <table:table-cell office:value-type="string">
            <text:p>/h/d/hdb008_1.jpg</text:p>
          </table:table-cell>
          <table:table-cell/>
          <table:table-cell table:style-name="ce1" office:value-type="string">
            <text:p>2013-03-05 00:00:00</text:p>
          </table:table-cell>
          <table:table-cell office:value-type="float" office:value="120">
            <text:p>120</text:p>
          </table:table-cell>
          <table:table-cell/>
          <table:table-cell office:value-type="float" office:value="1">
            <text:p>1</text:p>
          </table:table-cell>
          <table:table-cell/>
          <table:table-cell office:value-type="float" office:value="2">
            <text:p>2</text:p>
          </table:table-cell>
          <table:table-cell office:value-type="string">
            <text:p>/h/d/hdb008_1.jpg</text:p>
          </table:table-cell>
          <table:table-cell/>
          <table:table-cell table:style-name="ce1" office:value-type="string">
            <text:p>2013-04-09 04:32:00</text:p>
          </table:table-cell>
          <table:table-cell office:value-type="string">
            <text:p>park-row-throw</text:p>
          </table:table-cell>
          <table:table-cell office:value-type="string">
            <text:p>park-row-throw.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8_1.jpg</text:p>
          </table:table-cell>
          <table:table-cell/>
          <table:table-cell table:number-columns-repeated="2" office:value-type="float" office:value="1">
            <text:p>1</text:p>
          </table:table-cell>
          <table:table-cell table:number-columns-repeated="16"/>
        </table:table-row>
        <table:table-row table:style-name="ro1">
          <table:table-cell table:number-columns-repeated="4"/>
          <table:table-cell office:value-type="string">
            <text:p>Sale/Home &amp; Decor</text:p>
          </table:table-cell>
          <table:table-cell office:value-type="string">
            <text:p>Default Category</text:p>
          </table:table-cell>
          <table:table-cell table:number-columns-repeated="146"/>
        </table:table-row>
        <table:table-row table:style-name="ro1">
          <table:table-cell office:value-type="string">
            <text:p>hdb009</text:p>
          </table:table-cell>
          <table:table-cell/>
          <table:table-cell office:value-type="string">
            <text:p>Home &amp; Decor</text:p>
          </table:table-cell>
          <table:table-cell office:value-type="string">
            <text:p>simple</text:p>
          </table:table-cell>
          <table:table-cell office:value-type="string">
            <text:p>Home &amp; Decor/Bed &amp; Bath</text:p>
          </table:table-cell>
          <table:table-cell office:value-type="string">
            <text:p>Default Category</text:p>
          </table:table-cell>
          <table:table-cell office:value-type="string">
            <text:p>base</text:p>
          </table:table-cell>
          <table:table-cell table:number-columns-repeated="6"/>
          <table:table-cell office:value-type="string">
            <text:p>Solid</text:p>
          </table:table-cell>
          <table:table-cell office:value-type="string">
            <text:p>Bed</text:p>
          </table:table-cell>
          <table:table-cell table:number-columns-repeated="3"/>
          <table:table-cell office:value-type="string">
            <text:p>Silver</text:p>
          </table:table-cell>
          <table:table-cell table:number-columns-repeated="2"/>
          <table:table-cell table:style-name="ce1" office:value-type="string">
            <text:p>2013-03-05 05:48:19</text:p>
          </table:table-cell>
          <table:table-cell table:number-columns-repeated="4"/>
          <table:table-cell office:value-type="string">
            <text:p>Throw</text:p>
          </table:table-cell>
          <table:table-cell office:value-type="string">
            <text:p>Woven cotton. 60" x 72". Machine wash.</text:p>
          </table:table-cell>
          <table:table-cell table:number-columns-repeated="12"/>
          <table:table-cell office:value-type="float" office:value="0">
            <text:p>0</text:p>
          </table:table-cell>
          <table:table-cell/>
          <table:table-cell office:value-type="string">
            <text:p>Bed &amp; Bath</text:p>
          </table:table-cell>
          <table:table-cell office:value-type="string">
            <text:p>/h/d/hdb009_1.jpg</text:p>
          </table:table-cell>
          <table:table-cell table:number-columns-repeated="9"/>
          <table:table-cell office:value-type="string">
            <text:p>Cotton</text:p>
          </table:table-cell>
          <table:table-cell table:number-columns-repeated="6"/>
          <table:table-cell table:number-columns-repeated="2" office:value-type="string">
            <text:p>Use config</text:p>
          </table:table-cell>
          <table:table-cell office:value-type="string">
            <text:p>Gramercy Throw</text:p>
          </table:table-cell>
          <table:table-cell table:number-columns-repeated="5"/>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Wrap yourself in this incredibly soft and luxurious blanket for all climate comfort. </text:p>
          </table:table-cell>
          <table:table-cell table:number-columns-repeated="2"/>
          <table:table-cell office:value-type="string">
            <text:p>/h/d/hdb009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b009_1.jpg</text:p>
          </table:table-cell>
          <table:table-cell/>
          <table:table-cell table:style-name="ce1" office:value-type="string">
            <text:p>2013-03-20 18:19:33</text:p>
          </table:table-cell>
          <table:table-cell office:value-type="string">
            <text:p>gramercy-throw</text:p>
          </table:table-cell>
          <table:table-cell office:value-type="string">
            <text:p>gramercy-throw.html</text:p>
          </table:table-cell>
          <table:table-cell office:value-type="float" office:value="4">
            <text:p>4</text:p>
          </table:table-cell>
          <table:table-cell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9_1.jpg</text:p>
          </table:table-cell>
          <table:table-cell/>
          <table:table-cell table:number-columns-repeated="2" office:value-type="float" office:value="1">
            <text:p>1</text:p>
          </table:table-cell>
          <table:table-cell table:number-columns-repeated="16"/>
        </table:table-row>
        <table:table-row table:style-name="ro1">
          <table:table-cell office:value-type="string">
            <text:p>hdd000</text:p>
          </table:table-cell>
          <table:table-cell/>
          <table:table-cell office:value-type="string">
            <text:p>Home &amp; Decor</text:p>
          </table:table-cell>
          <table:table-cell office:value-type="string">
            <text:p>simple</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5:48:19</text:p>
          </table:table-cell>
          <table:table-cell table:number-columns-repeated="4"/>
          <table:table-cell office:value-type="string">
            <text:p>Vase</text:p>
          </table:table-cell>
          <table:table-cell office:value-type="string">
            <text:p>Blown glass. 10" diameter. 17" high. Imported.</text:p>
          </table:table-cell>
          <table:table-cell table:number-columns-repeated="12"/>
          <table:table-cell office:value-type="float" office:value="0">
            <text:p>0</text:p>
          </table:table-cell>
          <table:table-cell office:value-type="string">
            <text:p>Traditional</text:p>
          </table:table-cell>
          <table:table-cell office:value-type="string">
            <text:p>Decorative Accents</text:p>
          </table:table-cell>
          <table:table-cell office:value-type="string">
            <text:p>/h/d/hdd000_1.jpg</text:p>
          </table:table-cell>
          <table:table-cell table:number-columns-repeated="9"/>
          <table:table-cell office:value-type="string">
            <text:p>Glass</text:p>
          </table:table-cell>
          <table:table-cell table:number-columns-repeated="6"/>
          <table:table-cell table:number-columns-repeated="2" office:value-type="string">
            <text:p>Use config</text:p>
          </table:table-cell>
          <table:table-cell office:value-type="string">
            <text:p>Herald Glass Vase</text:p>
          </table:table-cell>
          <table:table-cell table:number-columns-repeated="5"/>
          <table:table-cell office:value-type="string">
            <text:p>Product Info Column</text:p>
          </table:table-cell>
          <table:table-cell office:value-type="string">
            <text:p>1 column</text:p>
          </table:table-cell>
          <table:table-cell office:value-type="float" office:value="110">
            <text:p>110</text:p>
          </table:table-cell>
          <table:table-cell office:value-type="float" office:value="0">
            <text:p>0</text:p>
          </table:table-cell>
          <table:table-cell table:number-columns-repeated="2"/>
          <table:table-cell office:value-type="string">
            <text:p>The uniquely shaped Herand Glass Vase packs easily and adds instant impact.</text:p>
          </table:table-cell>
          <table:table-cell table:number-columns-repeated="2"/>
          <table:table-cell office:value-type="string">
            <text:p>/h/d/hdd000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0_1.jpg</text:p>
          </table:table-cell>
          <table:table-cell/>
          <table:table-cell table:style-name="ce1" office:value-type="string">
            <text:p>2013-05-16 20:13:36</text:p>
          </table:table-cell>
          <table:table-cell office:value-type="string">
            <text:p>herald-glass-vase</text:p>
          </table:table-cell>
          <table:table-cell office:value-type="string">
            <text:p>herald-glass-vase.html</text:p>
          </table:table-cell>
          <table:table-cell office:value-type="float" office:value="4">
            <text:p>4</text:p>
          </table:table-cell>
          <table:table-cell office:value-type="float" office:value="1">
            <text:p>1</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0_1.jpg</text:p>
          </table:table-cell>
          <table:table-cell/>
          <table:table-cell table:number-columns-repeated="2" office:value-type="float" office:value="1">
            <text:p>1</text:p>
          </table:table-cell>
          <table:table-cell table:number-columns-repeated="16"/>
        </table:table-row>
        <table:table-row table:style-name="ro1">
          <table:table-cell office:value-type="string">
            <text:p>hdd001</text:p>
          </table:table-cell>
          <table:table-cell/>
          <table:table-cell office:value-type="string">
            <text:p>Home &amp; Decor</text:p>
          </table:table-cell>
          <table:table-cell office:value-type="string">
            <text:p>simple</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1"/>
          <table:table-cell office:value-type="string">
            <text:p>White</text:p>
          </table:table-cell>
          <table:table-cell table:number-columns-repeated="2"/>
          <table:table-cell table:style-name="ce1" office:value-type="string">
            <text:p>2013-03-05 05:48:19</text:p>
          </table:table-cell>
          <table:table-cell table:number-columns-repeated="4"/>
          <table:table-cell office:value-type="string">
            <text:p>Vase</text:p>
          </table:table-cell>
          <table:table-cell office:value-type="string">
            <text:p>Ceramic. 5.5" diameter, 12" high. </text:p>
          </table:table-cell>
          <table:table-cell table:number-columns-repeated="12"/>
          <table:table-cell office:value-type="float" office:value="0">
            <text:p>0</text:p>
          </table:table-cell>
          <table:table-cell office:value-type="string">
            <text:p>Modern</text:p>
          </table:table-cell>
          <table:table-cell office:value-type="string">
            <text:p>Decorative Accents</text:p>
          </table:table-cell>
          <table:table-cell office:value-type="string">
            <text:p>/h/d/hdd001_1.jpg</text:p>
          </table:table-cell>
          <table:table-cell table:number-columns-repeated="9"/>
          <table:table-cell office:value-type="string">
            <text:p>Porcelain</text:p>
          </table:table-cell>
          <table:table-cell table:number-columns-repeated="6"/>
          <table:table-cell table:number-columns-repeated="2" office:value-type="string">
            <text:p>Use config</text:p>
          </table:table-cell>
          <table:table-cell office:value-type="string">
            <text:p>Modern Murray Ceramic Vase</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35">
            <text:p>135</text:p>
          </table:table-cell>
          <table:table-cell office:value-type="float" office:value="0">
            <text:p>0</text:p>
          </table:table-cell>
          <table:table-cell table:number-columns-repeated="2"/>
          <table:table-cell office:value-type="string">
            <text:p>Modern, edgy, distinct. Choose from two colors.</text:p>
          </table:table-cell>
          <table:table-cell table:number-columns-repeated="2"/>
          <table:table-cell office:value-type="string">
            <text:p>/h/d/hdd001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1_1.jpg</text:p>
          </table:table-cell>
          <table:table-cell/>
          <table:table-cell table:style-name="ce1" office:value-type="string">
            <text:p>2013-03-26 16:41:05</text:p>
          </table:table-cell>
          <table:table-cell office:value-type="string">
            <text:p>modern-murray-ceramic-vase</text:p>
          </table:table-cell>
          <table:table-cell office:value-type="string">
            <text:p>modern-murray-ceramic-vase.html</text:p>
          </table:table-cell>
          <table:table-cell table:number-columns-repeated="2" office:value-type="float" office:value="1">
            <text:p>1</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1_1.jpg</text:p>
          </table:table-cell>
          <table:table-cell/>
          <table:table-cell table:number-columns-repeated="2" office:value-type="float" office:value="1">
            <text:p>1</text:p>
          </table:table-cell>
          <table:table-cell table:number-columns-repeated="16"/>
        </table:table-row>
        <table:table-row table:style-name="ro1">
          <table:table-cell office:value-type="string">
            <text:p>hdd002</text:p>
          </table:table-cell>
          <table:table-cell/>
          <table:table-cell office:value-type="string">
            <text:p>Home &amp; Decor</text:p>
          </table:table-cell>
          <table:table-cell office:value-type="string">
            <text:p>simple</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19</text:p>
          </table:table-cell>
          <table:table-cell table:number-columns-repeated="4"/>
          <table:table-cell office:value-type="string">
            <text:p>Vase</text:p>
          </table:table-cell>
          <table:table-cell office:value-type="string">
            <text:p>Ceramic. 5.5" diameter, 12" high. Domestic.</text:p>
          </table:table-cell>
          <table:table-cell table:number-columns-repeated="12"/>
          <table:table-cell office:value-type="float" office:value="0">
            <text:p>0</text:p>
          </table:table-cell>
          <table:table-cell office:value-type="string">
            <text:p>Modern</text:p>
          </table:table-cell>
          <table:table-cell office:value-type="string">
            <text:p>Decorative Accents</text:p>
          </table:table-cell>
          <table:table-cell office:value-type="string">
            <text:p>/h/d/hdd002_1.jpg</text:p>
          </table:table-cell>
          <table:table-cell table:number-columns-repeated="9"/>
          <table:table-cell office:value-type="string">
            <text:p>Porcelain</text:p>
          </table:table-cell>
          <table:table-cell table:number-columns-repeated="6"/>
          <table:table-cell table:number-columns-repeated="2" office:value-type="string">
            <text:p>Use config</text:p>
          </table:table-cell>
          <table:table-cell office:value-type="string">
            <text:p>Modern Murray Ceramic Vase</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35">
            <text:p>135</text:p>
          </table:table-cell>
          <table:table-cell office:value-type="float" office:value="0">
            <text:p>0</text:p>
          </table:table-cell>
          <table:table-cell table:number-columns-repeated="2"/>
          <table:table-cell office:value-type="string">
            <text:p>Modern, edgy, distinct. Choose from two colors.</text:p>
          </table:table-cell>
          <table:table-cell table:number-columns-repeated="2"/>
          <table:table-cell office:value-type="string">
            <text:p>/h/d/hdd002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2_1.jpg</text:p>
          </table:table-cell>
          <table:table-cell/>
          <table:table-cell table:style-name="ce1" office:value-type="string">
            <text:p>2013-03-26 16:41:20</text:p>
          </table:table-cell>
          <table:table-cell office:value-type="string">
            <text:p>modern-murray-ceramic-vase</text:p>
          </table:table-cell>
          <table:table-cell office:value-type="string">
            <text:p>modern-murray-ceramic-vase-8189.html</text:p>
          </table:table-cell>
          <table:table-cell table:number-columns-repeated="2" office:value-type="float" office:value="1">
            <text:p>1</text:p>
          </table:table-cell>
          <table:table-cell table:number-columns-repeated="2"/>
          <table:table-cell office:value-type="float" office:value="8">
            <text:p>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2_1.jpg</text:p>
          </table:table-cell>
          <table:table-cell/>
          <table:table-cell table:number-columns-repeated="2" office:value-type="float" office:value="1">
            <text:p>1</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modern-murray-ceramic-vase-1175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modern-murray-ceramic-vase-7630.html</text:p>
          </table:table-cell>
          <table:table-cell table:number-columns-repeated="62"/>
        </table:table-row>
        <table:table-row table:style-name="ro1">
          <table:table-cell office:value-type="string">
            <text:p>hdd004</text:p>
          </table:table-cell>
          <table:table-cell/>
          <table:table-cell office:value-type="string">
            <text:p>Home &amp; Decor</text:p>
          </table:table-cell>
          <table:table-cell office:value-type="string">
            <text:p>simple</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20</text:p>
          </table:table-cell>
          <table:table-cell table:number-columns-repeated="5"/>
          <table:table-cell office:value-type="string">
            <text:p>Glazed stoneware. 2" diam. 5.5" x 5.5" coaster. Set of 2. Domestic.</text:p>
          </table:table-cell>
          <table:table-cell table:number-columns-repeated="12"/>
          <table:table-cell office:value-type="float" office:value="0">
            <text:p>0</text:p>
          </table:table-cell>
          <table:table-cell office:value-type="string">
            <text:p>Modern</text:p>
          </table:table-cell>
          <table:table-cell office:value-type="string">
            <text:p>Decorative Accents</text:p>
          </table:table-cell>
          <table:table-cell office:value-type="string">
            <text:p>/h/d/hdd004_1.jpg</text:p>
          </table:table-cell>
          <table:table-cell table:number-columns-repeated="9"/>
          <table:table-cell office:value-type="string">
            <text:p>Ceramic</text:p>
          </table:table-cell>
          <table:table-cell table:number-columns-repeated="6"/>
          <table:table-cell table:number-columns-repeated="2" office:value-type="string">
            <text:p>Use config</text:p>
          </table:table-cell>
          <table:table-cell office:value-type="string">
            <text:p>Stone Salt and Pepper Shakers</text:p>
          </table:table-cell>
          <table:table-cell table:number-columns-repeated="5"/>
          <table:table-cell office:value-type="string">
            <text:p>Product Info Column</text:p>
          </table:table-cell>
          <table:table-cell office:value-type="string">
            <text:p>1 column</text:p>
          </table:table-cell>
          <table:table-cell office:value-type="float" office:value="65">
            <text:p>65</text:p>
          </table:table-cell>
          <table:table-cell office:value-type="float" office:value="0">
            <text:p>0</text:p>
          </table:table-cell>
          <table:table-cell table:number-columns-repeated="2"/>
          <table:table-cell office:value-type="string">
            <text:p>A subtle nod to Old World antiquity.</text:p>
          </table:table-cell>
          <table:table-cell table:number-columns-repeated="2"/>
          <table:table-cell office:value-type="string">
            <text:p>/h/d/hdd004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4_1.jpg</text:p>
          </table:table-cell>
          <table:table-cell/>
          <table:table-cell table:style-name="ce1" office:value-type="string">
            <text:p>2013-03-20 18:18:24</text:p>
          </table:table-cell>
          <table:table-cell office:value-type="string">
            <text:p>stone-salt-and-pepper-shakers</text:p>
          </table:table-cell>
          <table:table-cell office:value-type="string">
            <text:p>stone-salt-and-pepper-shakers.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4_1.jpg</text:p>
          </table:table-cell>
          <table:table-cell/>
          <table:table-cell table:number-columns-repeated="2" office:value-type="float" office:value="1">
            <text:p>1</text:p>
          </table:table-cell>
          <table:table-cell table:number-columns-repeated="16"/>
        </table:table-row>
        <table:table-row table:style-name="ro1">
          <table:table-cell office:value-type="string">
            <text:p>hdd005</text:p>
          </table:table-cell>
          <table:table-cell/>
          <table:table-cell office:value-type="string">
            <text:p>Home &amp; Decor</text:p>
          </table:table-cell>
          <table:table-cell office:value-type="string">
            <text:p>simple</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20</text:p>
          </table:table-cell>
          <table:table-cell table:number-columns-repeated="5"/>
          <table:table-cell office:value-type="string">
            <text:p>8" diffuser reeds. 2oz fragrance oil. Decorative wood container.</text:p>
          </table:table-cell>
          <table:table-cell table:number-columns-repeated="12"/>
          <table:table-cell office:value-type="float" office:value="0">
            <text:p>0</text:p>
          </table:table-cell>
          <table:table-cell office:value-type="string">
            <text:p>Traditional</text:p>
          </table:table-cell>
          <table:table-cell office:value-type="string">
            <text:p>Decorative Accents</text:p>
          </table:table-cell>
          <table:table-cell office:value-type="string">
            <text:p>/h/d/hdd005_1.jpg</text:p>
          </table:table-cell>
          <table:table-cell table:number-columns-repeated="9"/>
          <table:table-cell office:value-type="string">
            <text:p>Wood</text:p>
          </table:table-cell>
          <table:table-cell table:number-columns-repeated="6"/>
          <table:table-cell table:number-columns-repeated="2" office:value-type="string">
            <text:p>Use config</text:p>
          </table:table-cell>
          <table:table-cell office:value-type="string">
            <text:p>Fragrance Diffuser Reeds</text:p>
          </table:table-cell>
          <table:table-cell table:number-columns-repeated="5"/>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A clean and effective delivery of continuous flameless fragrance to enhance your home.</text:p>
          </table:table-cell>
          <table:table-cell table:number-columns-repeated="2"/>
          <table:table-cell office:value-type="string">
            <text:p>/h/d/hdd005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5_1.jpg</text:p>
          </table:table-cell>
          <table:table-cell/>
          <table:table-cell table:style-name="ce1" office:value-type="string">
            <text:p>2013-05-16 19:32:30</text:p>
          </table:table-cell>
          <table:table-cell office:value-type="string">
            <text:p>fragrance-diffuser-reeds</text:p>
          </table:table-cell>
          <table:table-cell office:value-type="string">
            <text:p>fragrance-diffuser-reeds.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9"/>
          <table:table-cell table:number-columns-repeated="2" office:value-type="string">
            <text:p>all</text:p>
          </table:table-cell>
          <table:table-cell office:value-type="float" office:value="2">
            <text:p>2</text:p>
          </table:table-cell>
          <table:table-cell office:value-type="float" office:value="70">
            <text:p>70</text:p>
          </table:table-cell>
          <table:table-cell table:number-columns-repeated="3"/>
          <table:table-cell office:value-type="float" office:value="88">
            <text:p>88</text:p>
          </table:table-cell>
          <table:table-cell office:value-type="string">
            <text:p>/h/d/hdd005_1.jpg</text:p>
          </table:table-cell>
          <table:table-cell/>
          <table:table-cell table:number-columns-repeated="2" office:value-type="float" office:value="1">
            <text:p>1</text:p>
          </table:table-cell>
          <table:table-cell table:number-columns-repeated="16"/>
        </table:table-row>
        <table:table-row table:style-name="ro1">
          <table:table-cell table:number-columns-repeated="124"/>
          <table:table-cell table:number-columns-repeated="2" office:value-type="string">
            <text:p>all</text:p>
          </table:table-cell>
          <table:table-cell office:value-type="float" office:value="3">
            <text:p>3</text:p>
          </table:table-cell>
          <table:table-cell office:value-type="float" office:value="65">
            <text:p>65</text:p>
          </table:table-cell>
          <table:table-cell table:number-columns-repeated="24"/>
        </table:table-row>
        <table:table-row table:style-name="ro1">
          <table:table-cell office:value-type="string">
            <text:p>hdd006</text:p>
          </table:table-cell>
          <table:table-cell/>
          <table:table-cell office:value-type="string">
            <text:p>Home &amp; Decor</text:p>
          </table:table-cell>
          <table:table-cell office:value-type="string">
            <text:p>simple</text:p>
          </table:table-cell>
          <table:table-cell office:value-type="string">
            <text:p>VIP</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Painted glass. Geometric pattern. Set of 3. Domestic.</text:p>
          </table:table-cell>
          <table:table-cell table:number-columns-repeated="12"/>
          <table:table-cell office:value-type="float" office:value="0">
            <text:p>0</text:p>
          </table:table-cell>
          <table:table-cell office:value-type="string">
            <text:p>Traditional</text:p>
          </table:table-cell>
          <table:table-cell office:value-type="string">
            <text:p>Decorative Accents</text:p>
          </table:table-cell>
          <table:table-cell office:value-type="string">
            <text:p>/h/d/hdd006_1.jpg</text:p>
          </table:table-cell>
          <table:table-cell table:number-columns-repeated="9"/>
          <table:table-cell office:value-type="string">
            <text:p>Glass</text:p>
          </table:table-cell>
          <table:table-cell table:number-columns-repeated="6"/>
          <table:table-cell table:number-columns-repeated="2" office:value-type="string">
            <text:p>Use config</text:p>
          </table:table-cell>
          <table:table-cell office:value-type="string">
            <text:p>Geometric Candle Holders</text:p>
          </table:table-cell>
          <table:table-cell table:number-columns-repeated="5"/>
          <table:table-cell office:value-type="string">
            <text:p>Product Info Column</text:p>
          </table:table-cell>
          <table:table-cell office:value-type="string">
            <text:p>1 column</text:p>
          </table:table-cell>
          <table:table-cell office:value-type="float" office:value="90">
            <text:p>90</text:p>
          </table:table-cell>
          <table:table-cell office:value-type="float" office:value="0">
            <text:p>0</text:p>
          </table:table-cell>
          <table:table-cell table:number-columns-repeated="2"/>
          <table:table-cell office:value-type="string">
            <text:p>A simple and stylish way to add warmth and dimension to any room. Perfect for gifting.</text:p>
          </table:table-cell>
          <table:table-cell table:number-columns-repeated="2"/>
          <table:table-cell office:value-type="string">
            <text:p>/h/d/hdd006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6_1.jpg</text:p>
          </table:table-cell>
          <table:table-cell/>
          <table:table-cell table:style-name="ce1" office:value-type="string">
            <text:p>2013-03-26 16:39:42</text:p>
          </table:table-cell>
          <table:table-cell office:value-type="string">
            <text:p>geometric-candle-holders</text:p>
          </table:table-cell>
          <table:table-cell office:value-type="string">
            <text:p>geometric-candle-holders.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6_1.jpg</text:p>
          </table:table-cell>
          <table:table-cell/>
          <table:table-cell table:number-columns-repeated="2" office:value-type="float" office:value="1">
            <text:p>1</text:p>
          </table:table-cell>
          <table:table-cell table:number-columns-repeated="16"/>
        </table:table-row>
        <table:table-row table:style-name="ro1">
          <table:table-cell table:number-columns-repeated="4"/>
          <table:table-cell office:value-type="string">
            <text:p>Home &amp; Decor/Decorative Accents</text:p>
          </table:table-cell>
          <table:table-cell office:value-type="string">
            <text:p>Default Category</text:p>
          </table:table-cell>
          <table:table-cell table:number-columns-repeated="146"/>
        </table:table-row>
        <table:table-row table:style-name="ro1">
          <table:table-cell office:value-type="string">
            <text:p>hde001</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9"/>
          <table:table-cell office:value-type="string">
            <text:p>10-11.9MP</text:p>
          </table:table-cell>
          <table:table-cell office:value-type="string">
            <text:p>point &amp; shoot</text:p>
          </table:table-cell>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10x Optical Zoom with 24mm Wide-angle and close up.10.7-megapixel backside illuminated CMOS sensor for low light shooting. <text:s/>3" Multi-angle LCD. SD/SDXC slot. Full HD Video. High speed continuous shooting (up to 5 shots in approx one second) Built in GPS. Easy Panorama. Rechargable Li-ion battery. File formats: Still-JPEG, Audio- WAV, Movies-MOV. Image size: up to 4600x3400. Built in flash. 3.5" x 5" x 4". 20oz.</text:p>
          </table:table-cell>
          <table:table-cell/>
          <table:table-cell office:value-type="string">
            <text:p>Camera</text:p>
          </table:table-cell>
          <table:table-cell table:number-columns-repeated="10"/>
          <table:table-cell office:value-type="float" office:value="0">
            <text:p>0</text:p>
          </table:table-cell>
          <table:table-cell table:number-columns-repeated="2"/>
          <table:table-cell office:value-type="string">
            <text:p>/h/d/hde001t_2.jpg</text:p>
          </table:table-cell>
          <table:table-cell table:number-columns-repeated="15"/>
          <table:table-cell office:value-type="float" office:value="400">
            <text:p>400</text:p>
          </table:table-cell>
          <table:table-cell office:value-type="string">
            <text:p>On Gesture</text:p>
          </table:table-cell>
          <table:table-cell office:value-type="string">
            <text:p>Yes</text:p>
          </table:table-cell>
          <table:table-cell office:value-type="string">
            <text:p>Madison LX2200</text:p>
          </table:table-cell>
          <table:table-cell table:number-columns-repeated="5"/>
          <table:table-cell office:value-type="string">
            <text:p>Product Info Column</text:p>
          </table:table-cell>
          <table:table-cell office:value-type="string">
            <text:p>1 column</text:p>
          </table:table-cell>
          <table:table-cell office:value-type="float" office:value="425">
            <text:p>425</text:p>
          </table:table-cell>
          <table:table-cell office:value-type="float" office:value="0">
            <text:p>0</text:p>
          </table:table-cell>
          <table:table-cell table:number-columns-repeated="2"/>
          <table:table-cell office:value-type="string">
            <text:p>The compact travel friendly solution for sightseers.</text:p>
          </table:table-cell>
          <table:table-cell table:number-columns-repeated="2"/>
          <table:table-cell office:value-type="string">
            <text:p>/h/d/hde001t_2.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1t_2.jpg</text:p>
          </table:table-cell>
          <table:table-cell/>
          <table:table-cell table:style-name="ce1" office:value-type="string">
            <text:p>2013-05-16 21:19:59</text:p>
          </table:table-cell>
          <table:table-cell office:value-type="string">
            <text:p>madison-lx2200</text:p>
          </table:table-cell>
          <table:table-cell office:value-type="string">
            <text:p>madison-lx2200.html</text:p>
          </table:table-cell>
          <table:table-cell office:value-type="float" office:value="4">
            <text:p>4</text:p>
          </table:table-cell>
          <table:table-cell office:value-type="float" office:value="1">
            <text:p>1</text:p>
          </table:table-cell>
          <table:table-cell table:number-columns-repeated="2"/>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1_1.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1b.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1a.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1t_2.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hde003</text:p>
          </table:table-cell>
          <table:table-cell/>
          <table:table-cell office:value-type="string">
            <text:p>Electronics</text:p>
          </table:table-cell>
          <table:table-cell office:value-type="string">
            <text:p>simple</text:p>
          </table:table-cell>
          <table:table-cell office:value-type="string">
            <text:p>VIP</text:p>
          </table:table-cell>
          <table:table-cell office:value-type="string">
            <text:p>Default Category</text:p>
          </table:table-cell>
          <table:table-cell office:value-type="string">
            <text:p>base</text:p>
          </table:table-cell>
          <table:table-cell table:number-columns-repeated="9"/>
          <table:table-cell office:value-type="string">
            <text:p>14-17.9MP</text:p>
          </table:table-cell>
          <table:table-cell office:value-type="string">
            <text:p>Digital SLRs</text:p>
          </table:table-cell>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18-55mm zoom lens. 3.0" LCD display with image editing features. <text:s/>Built in flash with flash modes and pop up. SD/SDXC slot. Full 1080p HD video. Rechargable Lithium-Ion battery. File formats: NEF (RAW), JPEG, MOV. 5" x 3" x 4", 15oz.</text:p>
          </table:table-cell>
          <table:table-cell/>
          <table:table-cell office:value-type="string">
            <text:p>Camera</text:p>
          </table:table-cell>
          <table:table-cell table:number-columns-repeated="10"/>
          <table:table-cell office:value-type="float" office:value="0">
            <text:p>0</text:p>
          </table:table-cell>
          <table:table-cell table:number-columns-repeated="2"/>
          <table:table-cell office:value-type="string">
            <text:p>/h/d/hde003a_2.jpg</text:p>
          </table:table-cell>
          <table:table-cell table:number-columns-repeated="15"/>
          <table:table-cell office:value-type="float" office:value="815">
            <text:p>815</text:p>
          </table:table-cell>
          <table:table-cell office:value-type="string">
            <text:p>In Cart</text:p>
          </table:table-cell>
          <table:table-cell office:value-type="string">
            <text:p>Yes</text:p>
          </table:table-cell>
          <table:table-cell office:value-type="string">
            <text:p>Madison RX3400</text:p>
          </table:table-cell>
          <table:table-cell table:number-columns-repeated="5"/>
          <table:table-cell office:value-type="string">
            <text:p>Product Info Column</text:p>
          </table:table-cell>
          <table:table-cell office:value-type="string">
            <text:p>1 column</text:p>
          </table:table-cell>
          <table:table-cell office:value-type="float" office:value="715">
            <text:p>715</text:p>
          </table:table-cell>
          <table:table-cell office:value-type="float" office:value="0">
            <text:p>0</text:p>
          </table:table-cell>
          <table:table-cell table:number-columns-repeated="2"/>
          <table:table-cell office:value-type="string">
            <text:p>For budding photo connoisseurs.</text:p>
          </table:table-cell>
          <table:table-cell table:number-columns-repeated="2"/>
          <table:table-cell office:value-type="string">
            <text:p>/h/d/hde003a_2.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3a_2.jpg</text:p>
          </table:table-cell>
          <table:table-cell/>
          <table:table-cell table:style-name="ce1" office:value-type="string">
            <text:p>2013-05-30 00:02:17</text:p>
          </table:table-cell>
          <table:table-cell office:value-type="string">
            <text:p>madison-rx3400</text:p>
          </table:table-cell>
          <table:table-cell office:value-type="string">
            <text:p>madison-rx3400.html</text:p>
          </table:table-cell>
          <table:table-cell office:value-type="float" office:value="4">
            <text:p>4</text:p>
          </table:table-cell>
          <table:table-cell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3a_2.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4"/>
          <table:table-cell office:value-type="string">
            <text:p>Home &amp; Decor/Electronics</text:p>
          </table:table-cell>
          <table:table-cell office:value-type="string">
            <text:p>Default Category</text:p>
          </table:table-cell>
          <table:table-cell table:number-columns-repeated="125"/>
          <table:table-cell office:value-type="float" office:value="88">
            <text:p>88</text:p>
          </table:table-cell>
          <table:table-cell office:value-type="string">
            <text:p>/h/d/hde003b_.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hde004</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16GB SD memory card. Shock, water, and xray resistant.</text:p>
          </table:table-cell>
          <table:table-cell/>
          <table:table-cell office:value-type="string">
            <text:p>Accessories</text:p>
          </table:table-cell>
          <table:table-cell table:number-columns-repeated="10"/>
          <table:table-cell office:value-type="float" office:value="0">
            <text:p>0</text:p>
          </table:table-cell>
          <table:table-cell table:number-columns-repeated="2"/>
          <table:table-cell office:value-type="string">
            <text:p>/h/d/hde004__1.jpg</text:p>
          </table:table-cell>
          <table:table-cell table:number-columns-repeated="16"/>
          <table:table-cell table:number-columns-repeated="2" office:value-type="string">
            <text:p>Use config</text:p>
          </table:table-cell>
          <table:table-cell office:value-type="string">
            <text:p>16GB Memory Card</text:p>
          </table:table-cell>
          <table:table-cell table:number-columns-repeated="5"/>
          <table:table-cell office:value-type="string">
            <text:p>Product Info Column</text:p>
          </table:table-cell>
          <table:table-cell office:value-type="string">
            <text:p>1 column</text:p>
          </table:table-cell>
          <table:table-cell office:value-type="float" office:value="30">
            <text:p>30</text:p>
          </table:table-cell>
          <table:table-cell office:value-type="float" office:value="0">
            <text:p>0</text:p>
          </table:table-cell>
          <table:table-cell table:number-columns-repeated="2"/>
          <table:table-cell office:value-type="string">
            <text:p>Keeping all your travel memories compact. 16GB.</text:p>
          </table:table-cell>
          <table:table-cell table:number-columns-repeated="2"/>
          <table:table-cell office:value-type="string">
            <text:p>/h/d/hde004_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4__1.jpg</text:p>
          </table:table-cell>
          <table:table-cell/>
          <table:table-cell table:style-name="ce1" office:value-type="string">
            <text:p>2013-03-20 18:20:41</text:p>
          </table:table-cell>
          <table:table-cell office:value-type="string">
            <text:p>16gb-memory-card</text:p>
          </table:table-cell>
          <table:table-cell office:value-type="string">
            <text:p>16gb-memory-card.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4_1.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4__1.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5__1.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office:value-type="string">
            <text:p>hde005</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8GB SD memory card. Shock, water, and xray resistant.</text:p>
          </table:table-cell>
          <table:table-cell/>
          <table:table-cell office:value-type="string">
            <text:p>Accessories</text:p>
          </table:table-cell>
          <table:table-cell table:number-columns-repeated="10"/>
          <table:table-cell office:value-type="float" office:value="0">
            <text:p>0</text:p>
          </table:table-cell>
          <table:table-cell table:number-columns-repeated="2"/>
          <table:table-cell office:value-type="string">
            <text:p>/h/d/hde005_.jpg</text:p>
          </table:table-cell>
          <table:table-cell table:number-columns-repeated="16"/>
          <table:table-cell table:number-columns-repeated="2" office:value-type="string">
            <text:p>Use config</text:p>
          </table:table-cell>
          <table:table-cell office:value-type="string">
            <text:p>8GB Memory Card</text:p>
          </table:table-cell>
          <table:table-cell table:number-columns-repeated="5"/>
          <table:table-cell office:value-type="string">
            <text:p>Product Info Column</text:p>
          </table:table-cell>
          <table:table-cell office:value-type="string">
            <text:p>1 column</text:p>
          </table:table-cell>
          <table:table-cell office:value-type="float" office:value="20">
            <text:p>20</text:p>
          </table:table-cell>
          <table:table-cell office:value-type="float" office:value="0">
            <text:p>0</text:p>
          </table:table-cell>
          <table:table-cell table:number-columns-repeated="2"/>
          <table:table-cell office:value-type="string">
            <text:p>Keeping all your travel memories compact. 8GB.</text:p>
          </table:table-cell>
          <table:table-cell table:number-columns-repeated="2"/>
          <table:table-cell office:value-type="string">
            <text:p>/h/d/hde005_.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5_.jpg</text:p>
          </table:table-cell>
          <table:table-cell/>
          <table:table-cell table:style-name="ce1" office:value-type="string">
            <text:p>2013-03-20 18:29:38</text:p>
          </table:table-cell>
          <table:table-cell office:value-type="string">
            <text:p>8gb-memory-card</text:p>
          </table:table-cell>
          <table:table-cell office:value-type="string">
            <text:p>8gb-memory-card.html</text:p>
          </table:table-cell>
          <table:table-cell office:value-type="float" office:value="4">
            <text:p>4</text:p>
          </table:table-cell>
          <table:table-cell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4_1.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5_.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4_.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office:value-type="string">
            <text:p>hde006</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Charcoal</text:p>
          </table:table-cell>
          <table:table-cell table:number-columns-repeated="2"/>
          <table:table-cell table:style-name="ce1" office:value-type="string">
            <text:p>2013-03-05 05:48:20</text:p>
          </table:table-cell>
          <table:table-cell table:number-columns-repeated="5"/>
          <table:table-cell office:value-type="string">
            <text:p>Flap closure. Microfiber. 8.5" x 5" x 6". Domestic.</text:p>
          </table:table-cell>
          <table:table-cell/>
          <table:table-cell office:value-type="string">
            <text:p>Accessories</text:p>
          </table:table-cell>
          <table:table-cell table:number-columns-repeated="10"/>
          <table:table-cell office:value-type="float" office:value="0">
            <text:p>0</text:p>
          </table:table-cell>
          <table:table-cell table:number-columns-repeated="2"/>
          <table:table-cell office:value-type="string">
            <text:p>/h/d/hde006t.jpg</text:p>
          </table:table-cell>
          <table:table-cell table:number-columns-repeated="16"/>
          <table:table-cell table:number-columns-repeated="2" office:value-type="string">
            <text:p>Use config</text:p>
          </table:table-cell>
          <table:table-cell office:value-type="string">
            <text:p>Large Camera Bag</text:p>
          </table:table-cell>
          <table:table-cell table:number-columns-repeated="5"/>
          <table:table-cell office:value-type="string">
            <text:p>Product Info Column</text:p>
          </table:table-cell>
          <table:table-cell office:value-type="string">
            <text:p>1 column</text:p>
          </table:table-cell>
          <table:table-cell office:value-type="float" office:value="120">
            <text:p>120</text:p>
          </table:table-cell>
          <table:table-cell office:value-type="float" office:value="0">
            <text:p>0</text:p>
          </table:table-cell>
          <table:table-cell table:number-columns-repeated="2"/>
          <table:table-cell office:value-type="string">
            <text:p>Keep your camera safe and secure in our Large Camera case.</text:p>
          </table:table-cell>
          <table:table-cell table:number-columns-repeated="2"/>
          <table:table-cell office:value-type="string">
            <text:p>/h/d/hde006t.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6t.jpg</text:p>
          </table:table-cell>
          <table:table-cell/>
          <table:table-cell table:style-name="ce1" office:value-type="string">
            <text:p>2013-05-16 20:15:59</text:p>
          </table:table-cell>
          <table:table-cell office:value-type="string">
            <text:p>large-camera-bag</text:p>
          </table:table-cell>
          <table:table-cell office:value-type="string">
            <text:p>large-camera-bag.html</text:p>
          </table:table-cell>
          <table:table-cell office:value-type="float" office:value="4">
            <text:p>4</text:p>
          </table:table-cell>
          <table:table-cell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6c.jpg</text:p>
          </table:table-cell>
          <table:table-cell/>
          <table:table-cell office:value-type="float" office:value="6">
            <text:p>6</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6t.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6b_1.jpg</text:p>
          </table:table-cell>
          <table:table-cell/>
          <table:table-cell office:value-type="float" office:value="5">
            <text:p>5</text:p>
          </table:table-cell>
          <table:table-cell office:value-type="float" office:value="0">
            <text:p>0</text:p>
          </table:table-cell>
          <table:table-cell table:number-columns-repeated="16"/>
        </table:table-row>
        <table:table-row table:style-name="ro1">
          <table:table-cell office:value-type="string">
            <text:p>hde010</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Balanced audio. Enhanced bass. <text:s/>Includes cable clip, diaphragm guard, cleaning tool, travel pouch and airline adapter.</text:p>
          </table:table-cell>
          <table:table-cell/>
          <table:table-cell office:value-type="string">
            <text:p>Speakers + Earphones</text:p>
          </table:table-cell>
          <table:table-cell table:number-columns-repeated="10"/>
          <table:table-cell office:value-type="float" office:value="0">
            <text:p>0</text:p>
          </table:table-cell>
          <table:table-cell table:number-columns-repeated="2"/>
          <table:table-cell office:value-type="string">
            <text:p>/h/d/hde010_1.jpg</text:p>
          </table:table-cell>
          <table:table-cell table:number-columns-repeated="16"/>
          <table:table-cell table:number-columns-repeated="2" office:value-type="string">
            <text:p>Use config</text:p>
          </table:table-cell>
          <table:table-cell office:value-type="string">
            <text:p>Madison Earbuds</text:p>
          </table:table-cell>
          <table:table-cell table:number-columns-repeated="5"/>
          <table:table-cell office:value-type="string">
            <text:p>Product Info Column</text:p>
          </table:table-cell>
          <table:table-cell office:value-type="string">
            <text:p>1 column</text:p>
          </table:table-cell>
          <table:table-cell office:value-type="float" office:value="35">
            <text:p>35</text:p>
          </table:table-cell>
          <table:table-cell office:value-type="float" office:value="0">
            <text:p>0</text:p>
          </table:table-cell>
          <table:table-cell table:number-columns-repeated="2"/>
          <table:table-cell office:value-type="string">
            <text:p>Why not play the Amelie Soundtrack while parading through Parisian rues? Madison earbuds deliver crisp clear sound with minimal distortion.</text:p>
          </table:table-cell>
          <table:table-cell table:number-columns-repeated="2"/>
          <table:table-cell office:value-type="string">
            <text:p>/h/d/hde010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10_1.jpg</text:p>
          </table:table-cell>
          <table:table-cell/>
          <table:table-cell table:style-name="ce1" office:value-type="string">
            <text:p>2013-03-20 17:13:43</text:p>
          </table:table-cell>
          <table:table-cell office:value-type="string">
            <text:p>madison-earbuds</text:p>
          </table:table-cell>
          <table:table-cell office:value-type="string">
            <text:p>madison-earbuds.html</text:p>
          </table:table-cell>
          <table:table-cell office:value-type="float" office:value="4">
            <text:p>4</text:p>
          </table:table-cell>
          <table:table-cell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10_1.jpg</text:p>
          </table:table-cell>
          <table:table-cell/>
          <table:table-cell table:number-columns-repeated="2" office:value-type="float" office:value="1">
            <text:p>1</text:p>
          </table:table-cell>
          <table:table-cell table:number-columns-repeated="16"/>
        </table:table-row>
        <table:table-row table:style-name="ro1">
          <table:table-cell office:value-type="string">
            <text:p>hde011</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Steel and aluminum. Soft leather pivoting earcups and adjustable headband. <text:s/>Enhanced bass. Aggressive noise cancellation.</text:p>
          </table:table-cell>
          <table:table-cell/>
          <table:table-cell office:value-type="string">
            <text:p>Speakers + Earphones</text:p>
          </table:table-cell>
          <table:table-cell table:number-columns-repeated="10"/>
          <table:table-cell office:value-type="float" office:value="0">
            <text:p>0</text:p>
          </table:table-cell>
          <table:table-cell table:number-columns-repeated="2"/>
          <table:table-cell office:value-type="string">
            <text:p>/h/d/hde011_1.jpg</text:p>
          </table:table-cell>
          <table:table-cell table:number-columns-repeated="16"/>
          <table:table-cell table:number-columns-repeated="2" office:value-type="string">
            <text:p>Use config</text:p>
          </table:table-cell>
          <table:table-cell office:value-type="string">
            <text:p>Madison Overear Headphones</text:p>
          </table:table-cell>
          <table:table-cell table:number-columns-repeated="5"/>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Escape the sleepless city buzz with robust sound and aggressive noise cancellation.</text:p>
          </table:table-cell>
          <table:table-cell table:number-columns-repeated="2"/>
          <table:table-cell office:value-type="string">
            <text:p>/h/d/hde011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11_1.jpg</text:p>
          </table:table-cell>
          <table:table-cell/>
          <table:table-cell table:style-name="ce1" office:value-type="string">
            <text:p>2013-03-20 17:14:09</text:p>
          </table:table-cell>
          <table:table-cell office:value-type="string">
            <text:p>madison-overear-headphones</text:p>
          </table:table-cell>
          <table:table-cell office:value-type="string">
            <text:p>madison-overear-headphones.html</text:p>
          </table:table-cell>
          <table:table-cell office:value-type="float" office:value="4">
            <text:p>4</text:p>
          </table:table-cell>
          <table:table-cell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11_1.jpg</text:p>
          </table:table-cell>
          <table:table-cell/>
          <table:table-cell table:number-columns-repeated="2" office:value-type="float" office:value="1">
            <text:p>1</text:p>
          </table:table-cell>
          <table:table-cell table:number-columns-repeated="16"/>
        </table:table-row>
        <table:table-row table:style-name="ro1">
          <table:table-cell office:value-type="string">
            <text:p>hde012</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Black</text:p>
          </table:table-cell>
          <table:table-cell table:number-columns-repeated="2"/>
          <table:table-cell table:style-name="ce1" office:value-type="string">
            <text:p>2013-03-05 05:48:20</text:p>
          </table:table-cell>
          <table:table-cell table:number-columns-repeated="5"/>
          <table:table-cell office:value-type="string">
            <text:p>2.5-inch LCD screen for crisp, colorful video. Compatible with multiple audio formats. Available in 8GB. Earbuds not included.</text:p>
          </table:table-cell>
          <table:table-cell/>
          <table:table-cell office:value-type="string">
            <text:p>Media Players</text:p>
          </table:table-cell>
          <table:table-cell table:number-columns-repeated="10"/>
          <table:table-cell office:value-type="float" office:value="0">
            <text:p>0</text:p>
          </table:table-cell>
          <table:table-cell table:number-columns-repeated="2"/>
          <table:table-cell office:value-type="string">
            <text:p>/h/d/hde012_3.jpg</text:p>
          </table:table-cell>
          <table:table-cell table:number-columns-repeated="16"/>
          <table:table-cell table:number-columns-repeated="2" office:value-type="string">
            <text:p>Use config</text:p>
          </table:table-cell>
          <table:table-cell office:value-type="string">
            <text:p>Madison 8GB Digital Media Player</text:p>
          </table:table-cell>
          <table:table-cell table:number-columns-repeated="5"/>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Expidite a long flight by getting into the groove with our plug and play mp3 player. Download movies, pictures or up to 3000 songs with the included USB cable.</text:p>
          </table:table-cell>
          <table:table-cell table:number-columns-repeated="2"/>
          <table:table-cell office:value-type="string">
            <text:p>/h/d/hde012_3.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12_3.jpg</text:p>
          </table:table-cell>
          <table:table-cell/>
          <table:table-cell table:style-name="ce1" office:value-type="string">
            <text:p>2013-03-20 18:30:05</text:p>
          </table:table-cell>
          <table:table-cell office:value-type="string">
            <text:p>madison-8gb-digital-media-player</text:p>
          </table:table-cell>
          <table:table-cell office:value-type="string">
            <text:p>madison-8gb-digital-media-player.html</text:p>
          </table:table-cell>
          <table:table-cell office:value-type="float" office:value="4">
            <text:p>4</text:p>
          </table:table-cell>
          <table:table-cell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12_1.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2_3.jpg</text:p>
          </table:table-cell>
          <table:table-cell/>
          <table:table-cell table:number-columns-repeated="2" office:value-type="float" office:value="1">
            <text:p>1</text:p>
          </table:table-cell>
          <table:table-cell table:number-columns-repeated="16"/>
        </table:table-row>
        <table:table-row table:style-name="ro1">
          <table:table-cell office:value-type="string">
            <text:p>hde013</text:p>
          </table:table-cell>
          <table:table-cell/>
          <table:table-cell office:value-type="string">
            <text:p>Electronics</text:p>
          </table:table-cell>
          <table:table-cell office:value-type="string">
            <text:p>simp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1"/>
          <table:table-cell office:value-type="string">
            <text:p>Green</text:p>
          </table:table-cell>
          <table:table-cell table:number-columns-repeated="2"/>
          <table:table-cell table:style-name="ce1" office:value-type="string">
            <text:p>2013-03-05 05:48:20</text:p>
          </table:table-cell>
          <table:table-cell table:number-columns-repeated="5"/>
          <table:table-cell office:value-type="string">
            <text:p>Ultra Compact. Up to 4GB built in flash memory. The microSD slot supports up to a 16GB microSDHC card for expanded storage options. Music and radio. Lithium-ion battery that runs up to 8 hours when fully charged. USB cable included. Earbuds not included.</text:p>
          </table:table-cell>
          <table:table-cell/>
          <table:table-cell office:value-type="string">
            <text:p>Media Players</text:p>
          </table:table-cell>
          <table:table-cell table:number-columns-repeated="10"/>
          <table:table-cell office:value-type="float" office:value="0">
            <text:p>0</text:p>
          </table:table-cell>
          <table:table-cell table:number-columns-repeated="2"/>
          <table:table-cell office:value-type="string">
            <text:p>/h/d/hde013_.jpg</text:p>
          </table:table-cell>
          <table:table-cell table:number-columns-repeated="16"/>
          <table:table-cell table:number-columns-repeated="2" office:value-type="string">
            <text:p>Use config</text:p>
          </table:table-cell>
          <table:table-cell office:value-type="string">
            <text:p>Compact mp3 Player</text:p>
          </table:table-cell>
          <table:table-cell table:number-columns-repeated="5"/>
          <table:table-cell office:value-type="string">
            <text:p>Product Info Column</text:p>
          </table:table-cell>
          <table:table-cell office:value-type="string">
            <text:p>1 column</text:p>
          </table:table-cell>
          <table:table-cell office:value-type="float" office:value="40">
            <text:p>40</text:p>
          </table:table-cell>
          <table:table-cell office:value-type="float" office:value="0">
            <text:p>0</text:p>
          </table:table-cell>
          <table:table-cell table:number-columns-repeated="2"/>
          <table:table-cell office:value-type="string">
            <text:p>Save space without sacrificing sound quality.</text:p>
          </table:table-cell>
          <table:table-cell table:number-columns-repeated="2"/>
          <table:table-cell office:value-type="string">
            <text:p>/h/d/hde013__1.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13__1.jpg</text:p>
          </table:table-cell>
          <table:table-cell/>
          <table:table-cell table:style-name="ce1" office:value-type="string">
            <text:p>2013-03-20 19:32:50</text:p>
          </table:table-cell>
          <table:table-cell office:value-type="string">
            <text:p>compact-mp3-player</text:p>
          </table:table-cell>
          <table:table-cell office:value-type="string">
            <text:p>compact-mp3-player.html</text:p>
          </table:table-cell>
          <table:table-cell office:value-type="float" office:value="4">
            <text:p>4</text:p>
          </table:table-cell>
          <table:table-cell office:value-type="float" office:value="1">
            <text:p>1</text:p>
          </table:table-cell>
          <table:table-cell table:number-columns-repeated="2"/>
          <table:table-cell office:value-type="float" office:value="-35">
            <text:p>-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13_1.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3_.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3__1.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office:value-type="string">
            <text:p>msj000c</text:p>
          </table:table-cell>
          <table:table-cell/>
          <table:table-cell office:value-type="string">
            <text:p>Clothing</text:p>
          </table:table-cell>
          <table:table-cell office:value-type="string">
            <text:p>configurab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11"/>
          <table:table-cell table:style-name="ce1" office:value-type="string">
            <text:p>2013-03-05 06:25:10</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s/msj000t_2.jpg</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90">
            <text:p>190</text:p>
          </table:table-cell>
          <table:table-cell office:value-type="float" office:value="1">
            <text:p>1</text:p>
          </table:table-cell>
          <table:table-cell table:number-columns-repeated="2"/>
          <table:table-cell office:value-type="string">
            <text:p>Made with wrinkle resistant cotton twill, this French-cuffed luxury dress shirt is perfect for Business Class frequent flyers.</text:p>
          </table:table-cell>
          <table:table-cell/>
          <table:table-cell office:value-type="string">
            <text:p>Long Sleeve</text:p>
          </table:table-cell>
          <table:table-cell office:value-type="string">
            <text:p>/m/s/msj00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0t_2.jpg</text:p>
          </table:table-cell>
          <table:table-cell/>
          <table:table-cell table:style-name="ce1" office:value-type="string">
            <text:p>2013-03-20 16:58:34</text:p>
          </table:table-cell>
          <table:table-cell office:value-type="string">
            <text:p>french-cuff-cotton-twill-oxford</text:p>
          </table:table-cell>
          <table:table-cell office:value-type="string">
            <text:p>french-cuff-cotton-twill-oxford-20459.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0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00</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87"/>
          <table:table-cell office:value-type="string">
            <text:p>french-cuff-cotton-twill-oxford-34376.html</text:p>
          </table:table-cell>
          <table:table-cell table:number-columns-repeated="41"/>
          <table:table-cell office:value-type="float" office:value="88">
            <text:p>88</text:p>
          </table:table-cell>
          <table:table-cell office:value-type="string">
            <text:p>/m/s/msj000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01</text:p>
          </table:table-cell>
          <table:table-cell office:value-type="string">
            <text:p>color</text:p>
          </table:table-cell>
          <table:table-cell office:value-type="string">
            <text:p>White</text:p>
          </table:table-cell>
          <table:table-cell/>
        </table:table-row>
        <table:table-row table:style-name="ro1">
          <table:table-cell/>
          <table:table-cell office:value-type="string">
            <text:p>german</text:p>
          </table:table-cell>
          <table:table-cell table:number-columns-repeated="87"/>
          <table:table-cell office:value-type="string">
            <text:p>french-cuff-cotton-twill-oxford-18551.html</text:p>
          </table:table-cell>
          <table:table-cell table:number-columns-repeated="41"/>
          <table:table-cell office:value-type="float" office:value="88">
            <text:p>88</text:p>
          </table:table-cell>
          <table:table-cell office:value-type="string">
            <text:p>/m/s/msj000c_2.jpg</text:p>
          </table:table-cell>
          <table:table-cell/>
          <table:table-cell office:value-type="float" office:value="4">
            <text:p>4</text:p>
          </table:table-cell>
          <table:table-cell office:value-type="float" office:value="0">
            <text:p>0</text:p>
          </table:table-cell>
          <table:table-cell table:number-columns-repeated="12"/>
          <table:table-cell office:value-type="string">
            <text:p>msj002</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00x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00xl</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00</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01</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02</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0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sj000xl</text:p>
          </table:table-cell>
          <table:table-cell office:value-type="string">
            <text:p>size</text:p>
          </table:table-cell>
          <table:table-cell office:value-type="string">
            <text:p>XL</text:p>
          </table:table-cell>
          <table:table-cell/>
        </table:table-row>
        <table:table-row table:style-name="ro1">
          <table:table-cell office:value-type="string">
            <text:p>msj003c</text:p>
          </table:table-cell>
          <table:table-cell/>
          <table:table-cell office:value-type="string">
            <text:p>Clothing</text:p>
          </table:table-cell>
          <table:table-cell office:value-type="string">
            <text:p>configurab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11"/>
          <table:table-cell table:style-name="ce1" office:value-type="string">
            <text:p>2013-03-05 06:25:10</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s/msj003t_2.jpg</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1">
            <text:p>1</text:p>
          </table:table-cell>
          <table:table-cell table:number-columns-repeated="2"/>
          <table:table-cell office:value-type="string">
            <text:p>A bold hue and understated dobby detail bring refined nuance to this modern dress shirt. </text:p>
          </table:table-cell>
          <table:table-cell/>
          <table:table-cell office:value-type="string">
            <text:p>Long Sleeve</text:p>
          </table:table-cell>
          <table:table-cell office:value-type="string">
            <text:p>/m/s/msj003t_2.jpg</text:p>
          </table:table-cell>
          <table:table-cell/>
          <table:table-cell table:style-name="ce1" office:value-type="string">
            <text:p>2013-03-05 00:00:00</text:p>
          </table:table-cell>
          <table:table-cell office:value-type="float" office:value="140">
            <text:p>140</text:p>
          </table:table-cell>
          <table:table-cell/>
          <table:table-cell office:value-type="float" office:value="1">
            <text:p>1</text:p>
          </table:table-cell>
          <table:table-cell/>
          <table:table-cell office:value-type="float" office:value="2">
            <text:p>2</text:p>
          </table:table-cell>
          <table:table-cell office:value-type="string">
            <text:p>/m/s/msj003t_2.jpg</text:p>
          </table:table-cell>
          <table:table-cell/>
          <table:table-cell table:style-name="ce1" office:value-type="string">
            <text:p>2013-03-20 16:58:55</text:p>
          </table:table-cell>
          <table:table-cell office:value-type="string">
            <text:p>slim-fit-dobby-oxford-shirt</text:p>
          </table:table-cell>
          <table:table-cell office:value-type="string">
            <text:p>slim-fit-dobby-oxford-shirt-20414.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3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05</text:p>
          </table:table-cell>
          <table:table-cell office:value-type="string">
            <text:p>color</text:p>
          </table:table-cell>
          <table:table-cell office:value-type="string">
            <text:p>Blue</text:p>
          </table:table-cell>
          <table:table-cell/>
        </table:table-row>
        <table:table-row table:style-name="ro1">
          <table:table-cell/>
          <table:table-cell office:value-type="string">
            <text:p>default</text:p>
          </table:table-cell>
          <table:table-cell table:number-columns-repeated="2"/>
          <table:table-cell office:value-type="string">
            <text:p>Sale/Men</text:p>
          </table:table-cell>
          <table:table-cell office:value-type="string">
            <text:p>Default Category</text:p>
          </table:table-cell>
          <table:table-cell table:number-columns-repeated="83"/>
          <table:table-cell office:value-type="string">
            <text:p>slim-fit-dobby-oxford-shirt-33823.html</text:p>
          </table:table-cell>
          <table:table-cell table:number-columns-repeated="41"/>
          <table:table-cell office:value-type="float" office:value="88">
            <text:p>88</text:p>
          </table:table-cell>
          <table:table-cell office:value-type="string">
            <text:p>/m/s/msj003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03xl</text:p>
          </table:table-cell>
          <table:table-cell office:value-type="string">
            <text:p>color</text:p>
          </table:table-cell>
          <table:table-cell office:value-type="string">
            <text:p>Blue</text:p>
          </table:table-cell>
          <table:table-cell/>
        </table:table-row>
        <table:table-row table:style-name="ro1">
          <table:table-cell/>
          <table:table-cell office:value-type="string">
            <text:p>german</text:p>
          </table:table-cell>
          <table:table-cell table:number-columns-repeated="87"/>
          <table:table-cell office:value-type="string">
            <text:p>slim-fit-dobby-oxford-shirt-18536.html</text:p>
          </table:table-cell>
          <table:table-cell table:number-columns-repeated="41"/>
          <table:table-cell office:value-type="float" office:value="88">
            <text:p>88</text:p>
          </table:table-cell>
          <table:table-cell office:value-type="string">
            <text:p>/m/s/msj003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sj003xs</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sj005</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3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sj003xs</text:p>
          </table:table-cell>
          <table:table-cell office:value-type="string">
            <text:p>size</text:p>
          </table:table-cell>
          <table:table-cell office:value-type="string">
            <text:p>XS</text:p>
          </table:table-cell>
          <table:table-cell/>
        </table:table-row>
        <table:table-row table:style-name="ro1">
          <table:table-cell office:value-type="string">
            <text:p>msj006c</text:p>
          </table:table-cell>
          <table:table-cell/>
          <table:table-cell office:value-type="string">
            <text:p>Clothing</text:p>
          </table:table-cell>
          <table:table-cell office:value-type="string">
            <text:p>configurable</text:p>
          </table:table-cell>
          <table:table-cell office:value-type="string">
            <text:p>Men/Shirts</text:p>
          </table:table-cell>
          <table:table-cell office:value-type="string">
            <text:p>Default Category</text:p>
          </table:table-cell>
          <table:table-cell office:value-type="string">
            <text:p>base</text:p>
          </table:table-cell>
          <table:table-cell table:number-columns-repeated="2"/>
          <table:table-cell office:value-type="string">
            <text:p>Shirts</text:p>
          </table:table-cell>
          <table:table-cell table:number-columns-repeated="11"/>
          <table:table-cell table:style-name="ce1" office:value-type="string">
            <text:p>2013-04-04 06:25:10</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1">
            <text:p>1</text:p>
          </table:table-cell>
          <table:table-cell table:number-columns-repeated="2"/>
          <table:table-cell office:value-type="string">
            <text:p>/m/s/msj006t.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1">
            <text:p>1</text:p>
          </table:table-cell>
          <table:table-cell table:number-columns-repeated="2"/>
          <table:table-cell office:value-type="string">
            <text:p>This everyday shirt is equally stylish with jeans or trousers.</text:p>
          </table:table-cell>
          <table:table-cell/>
          <table:table-cell office:value-type="string">
            <text:p>Long Sleeve</text:p>
          </table:table-cell>
          <table:table-cell office:value-type="string">
            <text:p>/m/s/msj006t.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jpg</text:p>
          </table:table-cell>
          <table:table-cell/>
          <table:table-cell table:style-name="ce1" office:value-type="string">
            <text:p>2014-11-22 23:56:07</text:p>
          </table:table-cell>
          <table:table-cell office:value-type="string">
            <text:p>plaid-cotton-shirt</text:p>
          </table:table-cell>
          <table:table-cell office:value-type="string">
            <text:p>plaid-cotton-shirt-20383.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sj006</text:p>
          </table:table-cell>
          <table:table-cell office:value-type="string">
            <text:p>color</text:p>
          </table:table-cell>
          <table:table-cell office:value-type="string">
            <text:p>Charcoal</text:p>
          </table:table-cell>
          <table:table-cell/>
        </table:table-row>
        <table:table-row table:style-name="ro1">
          <table:table-cell/>
          <table:table-cell office:value-type="string">
            <text:p>default</text:p>
          </table:table-cell>
          <table:table-cell table:number-columns-repeated="87"/>
          <table:table-cell office:value-type="string">
            <text:p>plaid-cotton-shirt-33528.html</text:p>
          </table:table-cell>
          <table:table-cell table:number-columns-repeated="41"/>
          <table:table-cell office:value-type="float" office:value="88">
            <text:p>88</text:p>
          </table:table-cell>
          <table:table-cell office:value-type="string">
            <text:p>/m/s/msj006a.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07</text:p>
          </table:table-cell>
          <table:table-cell office:value-type="string">
            <text:p>color</text:p>
          </table:table-cell>
          <table:table-cell office:value-type="string">
            <text:p>Charcoal</text:p>
          </table:table-cell>
          <table:table-cell/>
        </table:table-row>
        <table:table-row table:style-name="ro1">
          <table:table-cell/>
          <table:table-cell office:value-type="string">
            <text:p>german</text:p>
          </table:table-cell>
          <table:table-cell table:number-columns-repeated="87"/>
          <table:table-cell office:value-type="string">
            <text:p>plaid-cotton-shirt-18525.html</text:p>
          </table:table-cell>
          <table:table-cell table:number-columns-repeated="41"/>
          <table:table-cell office:value-type="float" office:value="88">
            <text:p>88</text:p>
          </table:table-cell>
          <table:table-cell office:value-type="string">
            <text:p>/m/s/msj006t.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08</text:p>
          </table:table-cell>
          <table:table-cell office:value-type="string">
            <text:p>color</text:p>
          </table:table-cell>
          <table:table-cell office:value-type="string">
            <text:p>Charcoal</text:p>
          </table:table-cell>
          <table:table-cell/>
        </table:table-row>
        <table:table-row table:style-name="ro1">
          <table:table-cell table:number-columns-repeated="131"/>
          <table:table-cell office:value-type="float" office:value="88">
            <text:p>88</text:p>
          </table:table-cell>
          <table:table-cell office:value-type="string">
            <text:p>/s/w/swatch_msj006c-khaki.png</text:p>
          </table:table-cell>
          <table:table-cell office:value-type="string">
            <text:p>Khaki-swatch</text:p>
          </table:table-cell>
          <table:table-cell office:value-type="float" office:value="4">
            <text:p>4</text:p>
          </table:table-cell>
          <table:table-cell office:value-type="float" office:value="0">
            <text:p>0</text:p>
          </table:table-cell>
          <table:table-cell table:number-columns-repeated="12"/>
          <table:table-cell office:value-type="string">
            <text:p>msj006xs</text:p>
          </table:table-cell>
          <table:table-cell office:value-type="string">
            <text:p>color</text:p>
          </table:table-cell>
          <table:table-cell office:value-type="string">
            <text:p>Charcoal</text:p>
          </table:table-cell>
          <table:table-cell/>
        </table:table-row>
        <table:table-row table:style-name="ro1">
          <table:table-cell table:number-columns-repeated="131"/>
          <table:table-cell office:value-type="float" office:value="88">
            <text:p>88</text:p>
          </table:table-cell>
          <table:table-cell office:value-type="string">
            <text:p>/s/w/swatch_msj006c-royal-blue.png</text:p>
          </table:table-cell>
          <table:table-cell office:value-type="string">
            <text:p>Royal Blue-swatch</text:p>
          </table:table-cell>
          <table:table-cell office:value-type="float" office:value="5">
            <text:p>5</text:p>
          </table:table-cell>
          <table:table-cell office:value-type="float" office:value="0">
            <text:p>0</text:p>
          </table:table-cell>
          <table:table-cell table:number-columns-repeated="12"/>
          <table:table-cell office:value-type="string">
            <text:p>msj006xl</text:p>
          </table:table-cell>
          <table:table-cell office:value-type="string">
            <text:p>color</text:p>
          </table:table-cell>
          <table:table-cell office:value-type="string">
            <text:p>Charcoal</text:p>
          </table:table-cell>
          <table:table-cell/>
        </table:table-row>
        <table:table-row table:style-name="ro1">
          <table:table-cell table:number-columns-repeated="131"/>
          <table:table-cell office:value-type="float" office:value="88">
            <text:p>88</text:p>
          </table:table-cell>
          <table:table-cell office:value-type="string">
            <text:p>/s/w/swatch_msj006c-charcoal.png</text:p>
          </table:table-cell>
          <table:table-cell office:value-type="string">
            <text:p>Charcoal-swatch</text:p>
          </table:table-cell>
          <table:table-cell office:value-type="float" office:value="6">
            <text:p>6</text:p>
          </table:table-cell>
          <table:table-cell office:value-type="float" office:value="0">
            <text:p>0</text:p>
          </table:table-cell>
          <table:table-cell table:number-columns-repeated="12"/>
          <table:table-cell office:value-type="string">
            <text:p>msj006c-Khaki-S</text:p>
          </table:table-cell>
          <table:table-cell office:value-type="string">
            <text:p>color</text:p>
          </table:table-cell>
          <table:table-cell office:value-type="string">
            <text:p>Khaki</text:p>
          </table:table-cell>
          <table:table-cell/>
        </table:table-row>
        <table:table-row table:style-name="ro1">
          <table:table-cell table:number-columns-repeated="131"/>
          <table:table-cell office:value-type="float" office:value="88">
            <text:p>88</text:p>
          </table:table-cell>
          <table:table-cell office:value-type="string">
            <text:p>/s/w/swatch_msj006c-red.png</text:p>
          </table:table-cell>
          <table:table-cell office:value-type="string">
            <text:p>Red-swatch</text:p>
          </table:table-cell>
          <table:table-cell office:value-type="float" office:value="7">
            <text:p>7</text:p>
          </table:table-cell>
          <table:table-cell office:value-type="float" office:value="0">
            <text:p>0</text:p>
          </table:table-cell>
          <table:table-cell table:number-columns-repeated="12"/>
          <table:table-cell office:value-type="string">
            <text:p>msj006c-Khaki-M</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sj006c-Khaki-L</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sj006c-Red-S</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msj006c-Red-M</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msj006c-Red-L</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msj006c-Royal Blue-S</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msj006c-Royal Blue-M</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msj006c-Royal Blue-L</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msj006</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07</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08</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6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sj006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sj006c-Khaki-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06c-Khaki-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06c-Khaki-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6c-Red-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06c-Red-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06c-Red-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6c-Royal Blue-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06c-Royal Blue-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06c-Royal Blue-L</text:p>
          </table:table-cell>
          <table:table-cell office:value-type="string">
            <text:p>size</text:p>
          </table:table-cell>
          <table:table-cell office:value-type="string">
            <text:p>L</text:p>
          </table:table-cell>
          <table:table-cell/>
        </table:table-row>
        <table:table-row table:style-name="ro1">
          <table:table-cell office:value-type="string">
            <text:p>msj009c</text:p>
          </table:table-cell>
          <table:table-cell/>
          <table:table-cell office:value-type="string">
            <text:p>Clothing</text:p>
          </table:table-cell>
          <table:table-cell office:value-type="string">
            <text:p>configurab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Blazers</text:p>
          </table:table-cell>
          <table:table-cell table:number-columns-repeated="11"/>
          <table:table-cell table:style-name="ce1" office:value-type="string">
            <text:p>2013-03-05 06:25:10</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s/msj009t.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1">
            <text:p>1</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table:table-cell office:value-type="string">
            <text:p>Long Sleeve</text:p>
          </table:table-cell>
          <table:table-cell office:value-type="string">
            <text:p>/m/s/msj009t.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jpg</text:p>
          </table:table-cell>
          <table:table-cell/>
          <table:table-cell table:style-name="ce1" office:value-type="string">
            <text:p>2013-03-20 19:26:44</text:p>
          </table:table-cell>
          <table:table-cell office:value-type="string">
            <text:p>oxford-sport-coat</text:p>
          </table:table-cell>
          <table:table-cell office:value-type="string">
            <text:p>oxford-sport-coat-12830.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09</text:p>
          </table:table-cell>
          <table:table-cell office:value-type="string">
            <text:p>color</text:p>
          </table:table-cell>
          <table:table-cell office:value-type="string">
            <text:p>Silver</text:p>
          </table:table-cell>
          <table:table-cell/>
        </table:table-row>
        <table:table-row table:style-name="ro1">
          <table:table-cell/>
          <table:table-cell office:value-type="string">
            <text:p>default</text:p>
          </table:table-cell>
          <table:table-cell table:number-columns-repeated="87"/>
          <table:table-cell office:value-type="string">
            <text:p>oxford-sport-coat-24113.html</text:p>
          </table:table-cell>
          <table:table-cell table:number-columns-repeated="41"/>
          <table:table-cell office:value-type="float" office:value="88">
            <text:p>88</text:p>
          </table:table-cell>
          <table:table-cell office:value-type="string">
            <text:p>/m/s/msj009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sj010</text:p>
          </table:table-cell>
          <table:table-cell office:value-type="string">
            <text:p>color</text:p>
          </table:table-cell>
          <table:table-cell office:value-type="string">
            <text:p>Silver</text:p>
          </table:table-cell>
          <table:table-cell/>
        </table:table-row>
        <table:table-row table:style-name="ro1">
          <table:table-cell/>
          <table:table-cell office:value-type="string">
            <text:p>german</text:p>
          </table:table-cell>
          <table:table-cell table:number-columns-repeated="87"/>
          <table:table-cell office:value-type="string">
            <text:p>oxford-sport-coat-11358.html</text:p>
          </table:table-cell>
          <table:table-cell table:number-columns-repeated="41"/>
          <table:table-cell office:value-type="float" office:value="88">
            <text:p>88</text:p>
          </table:table-cell>
          <table:table-cell office:value-type="string">
            <text:p>/m/s/msj009t.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11</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sj009xs</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sj009xl</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sj009</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10</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11</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09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sj009xl</text:p>
          </table:table-cell>
          <table:table-cell office:value-type="string">
            <text:p>size</text:p>
          </table:table-cell>
          <table:table-cell office:value-type="string">
            <text:p>XL</text:p>
          </table:table-cell>
          <table:table-cell/>
        </table:table-row>
        <table:table-row table:style-name="ro1">
          <table:table-cell office:value-type="string">
            <text:p>msj012c</text:p>
          </table:table-cell>
          <table:table-cell/>
          <table:table-cell office:value-type="string">
            <text:p>Clothing</text:p>
          </table:table-cell>
          <table:table-cell office:value-type="string">
            <text:p>configurable</text:p>
          </table:table-cell>
          <table:table-cell office:value-type="string">
            <text:p>Men</text:p>
          </table:table-cell>
          <table:table-cell office:value-type="string">
            <text:p>Default Category</text:p>
          </table:table-cell>
          <table:table-cell office:value-type="string">
            <text:p>base</text:p>
          </table:table-cell>
          <table:table-cell table:number-columns-repeated="2"/>
          <table:table-cell office:value-type="string">
            <text:p>Blazers</text:p>
          </table:table-cell>
          <table:table-cell table:number-columns-repeated="11"/>
          <table:table-cell table:style-name="ce1" office:value-type="string">
            <text:p>2013-03-05 06:25:10</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1">
            <text:p>1</text:p>
          </table:table-cell>
          <table:table-cell table:number-columns-repeated="2"/>
          <table:table-cell office:value-type="string">
            <text:p>/m/s/msj012t_2.jpg</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1">
            <text:p>1</text:p>
          </table:table-cell>
          <table:table-cell table:number-columns-repeated="2"/>
          <table:table-cell office:value-type="string">
            <text:p>In airy lightweight linen, this blazer is classic tailoring with a warm weather twist.</text:p>
          </table:table-cell>
          <table:table-cell/>
          <table:table-cell office:value-type="string">
            <text:p>Long Sleeve</text:p>
          </table:table-cell>
          <table:table-cell office:value-type="string">
            <text:p>/m/s/msj012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2t_2.jpg</text:p>
          </table:table-cell>
          <table:table-cell/>
          <table:table-cell table:style-name="ce1" office:value-type="string">
            <text:p>2015-11-11 00:19:21</text:p>
          </table:table-cell>
          <table:table-cell office:value-type="string">
            <text:p>linen-blazer</text:p>
          </table:table-cell>
          <table:table-cell office:value-type="string">
            <text:p>linen-blazer-20316.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2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12</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2"/>
          <table:table-cell office:value-type="string">
            <text:p>Men/New Arrivals</text:p>
          </table:table-cell>
          <table:table-cell office:value-type="string">
            <text:p>Default Category</text:p>
          </table:table-cell>
          <table:table-cell table:number-columns-repeated="83"/>
          <table:table-cell office:value-type="string">
            <text:p>linen-blazer-32933.html</text:p>
          </table:table-cell>
          <table:table-cell table:number-columns-repeated="41"/>
          <table:table-cell office:value-type="float" office:value="88">
            <text:p>88</text:p>
          </table:table-cell>
          <table:table-cell office:value-type="string">
            <text:p>/m/s/msj012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13</text:p>
          </table:table-cell>
          <table:table-cell office:value-type="string">
            <text:p>color</text:p>
          </table:table-cell>
          <table:table-cell office:value-type="string">
            <text:p>White</text:p>
          </table:table-cell>
          <table:table-cell/>
        </table:table-row>
        <table:table-row table:style-name="ro1">
          <table:table-cell/>
          <table:table-cell office:value-type="string">
            <text:p>german</text:p>
          </table:table-cell>
          <table:table-cell table:number-columns-repeated="2"/>
          <table:table-cell office:value-type="string">
            <text:p>Men/Blazers</text:p>
          </table:table-cell>
          <table:table-cell office:value-type="string">
            <text:p>Default Category</text:p>
          </table:table-cell>
          <table:table-cell table:number-columns-repeated="83"/>
          <table:table-cell office:value-type="string">
            <text:p>linen-blazer-18512.html</text:p>
          </table:table-cell>
          <table:table-cell table:number-columns-repeated="41"/>
          <table:table-cell office:value-type="float" office:value="88">
            <text:p>88</text:p>
          </table:table-cell>
          <table:table-cell office:value-type="string">
            <text:p>/m/s/msj012b.jpg</text:p>
          </table:table-cell>
          <table:table-cell/>
          <table:table-cell office:value-type="float" office:value="3">
            <text:p>3</text:p>
          </table:table-cell>
          <table:table-cell office:value-type="float" office:value="0">
            <text:p>0</text:p>
          </table:table-cell>
          <table:table-cell table:number-columns-repeated="12"/>
          <table:table-cell office:value-type="string">
            <text:p>msj014</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12x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12xl</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sj012</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13</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14</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12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sj012xl</text:p>
          </table:table-cell>
          <table:table-cell office:value-type="string">
            <text:p>size</text:p>
          </table:table-cell>
          <table:table-cell office:value-type="string">
            <text:p>XL</text:p>
          </table:table-cell>
          <table:table-cell/>
        </table:table-row>
        <table:table-row table:style-name="ro1">
          <table:table-cell office:value-type="string">
            <text:p>msj015c</text:p>
          </table:table-cell>
          <table:table-cell/>
          <table:table-cell office:value-type="string">
            <text:p>Clothing</text:p>
          </table:table-cell>
          <table:table-cell office:value-type="string">
            <text:p>configurab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Blazers</text:p>
          </table:table-cell>
          <table:table-cell table:number-columns-repeated="11"/>
          <table:table-cell table:style-name="ce1" office:value-type="string">
            <text:p>2013-03-05 06:25:10</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s/msj015t_1.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1">
            <text:p>1</text:p>
          </table:table-cell>
          <table:table-cell table:number-columns-repeated="2"/>
          <table:table-cell office:value-type="string">
            <text:p>Sleek and modern, our form flattering blazer carries a slightly relaxed, yet structured shape. Timeless in any time zone.</text:p>
          </table:table-cell>
          <table:table-cell/>
          <table:table-cell office:value-type="string">
            <text:p>Long Sleeve</text:p>
          </table:table-cell>
          <table:table-cell office:value-type="string">
            <text:p>/m/s/msj015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a_1.jpg</text:p>
          </table:table-cell>
          <table:table-cell/>
          <table:table-cell table:style-name="ce1" office:value-type="string">
            <text:p>2013-03-20 19:26:22</text:p>
          </table:table-cell>
          <table:table-cell office:value-type="string">
            <text:p>stretch-cotton-blazer</text:p>
          </table:table-cell>
          <table:table-cell office:value-type="string">
            <text:p>stretch-cotton-blazer-20282.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b.jpg</text:p>
          </table:table-cell>
          <table:table-cell/>
          <table:table-cell office:value-type="float" office:value="3">
            <text:p>3</text:p>
          </table:table-cell>
          <table:table-cell office:value-type="float" office:value="0">
            <text:p>0</text:p>
          </table:table-cell>
          <table:table-cell table:number-columns-repeated="12"/>
          <table:table-cell office:value-type="string">
            <text:p>msj015</text:p>
          </table:table-cell>
          <table:table-cell office:value-type="string">
            <text:p>color</text:p>
          </table:table-cell>
          <table:table-cell office:value-type="string">
            <text:p>Blue</text:p>
          </table:table-cell>
          <table:table-cell/>
        </table:table-row>
        <table:table-row table:style-name="ro1">
          <table:table-cell/>
          <table:table-cell office:value-type="string">
            <text:p>default</text:p>
          </table:table-cell>
          <table:table-cell table:number-columns-repeated="87"/>
          <table:table-cell office:value-type="string">
            <text:p>stretch-cotton-blazer-32694.html</text:p>
          </table:table-cell>
          <table:table-cell table:number-columns-repeated="41"/>
          <table:table-cell office:value-type="float" office:value="88">
            <text:p>88</text:p>
          </table:table-cell>
          <table:table-cell office:value-type="string">
            <text:p>/m/s/msj015t_1.jpg</text:p>
          </table:table-cell>
          <table:table-cell/>
          <table:table-cell office:value-type="float" office:value="1">
            <text:p>1</text:p>
          </table:table-cell>
          <table:table-cell office:value-type="float" office:value="0">
            <text:p>0</text:p>
          </table:table-cell>
          <table:table-cell table:number-columns-repeated="12"/>
          <table:table-cell office:value-type="string">
            <text:p>msj016</text:p>
          </table:table-cell>
          <table:table-cell office:value-type="string">
            <text:p>color</text:p>
          </table:table-cell>
          <table:table-cell office:value-type="string">
            <text:p>Blue</text:p>
          </table:table-cell>
          <table:table-cell/>
        </table:table-row>
        <table:table-row table:style-name="ro1">
          <table:table-cell/>
          <table:table-cell office:value-type="string">
            <text:p>german</text:p>
          </table:table-cell>
          <table:table-cell table:number-columns-repeated="87"/>
          <table:table-cell office:value-type="string">
            <text:p>stretch-cotton-blazer-18496.html</text:p>
          </table:table-cell>
          <table:table-cell table:number-columns-repeated="41"/>
          <table:table-cell office:value-type="float" office:value="88">
            <text:p>88</text:p>
          </table:table-cell>
          <table:table-cell office:value-type="string">
            <text:p>/m/s/msj015a_1.jpg</text:p>
          </table:table-cell>
          <table:table-cell/>
          <table:table-cell office:value-type="float" office:value="2">
            <text:p>2</text:p>
          </table:table-cell>
          <table:table-cell office:value-type="float" office:value="0">
            <text:p>0</text:p>
          </table:table-cell>
          <table:table-cell table:number-columns-repeated="12"/>
          <table:table-cell office:value-type="string">
            <text:p>msj017</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sj015xs</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sj015xl</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sj015</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sj016</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sj017</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sj015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sj015xl</text:p>
          </table:table-cell>
          <table:table-cell office:value-type="string">
            <text:p>size</text:p>
          </table:table-cell>
          <table:table-cell office:value-type="string">
            <text:p>XL</text:p>
          </table:table-cell>
          <table:table-cell/>
        </table:table-row>
        <table:table-row table:style-name="ro1">
          <table:table-cell office:value-type="string">
            <text:p>mtk000c</text:p>
          </table:table-cell>
          <table:table-cell/>
          <table:table-cell office:value-type="string">
            <text:p>Clothing</text:p>
          </table:table-cell>
          <table:table-cell office:value-type="string">
            <text:p>configurab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11"/>
          <table:table-cell table:style-name="ce1" office:value-type="string">
            <text:p>2013-03-05 06:25:10</text:p>
          </table:table-cell>
          <table:table-cell table:number-columns-repeated="5"/>
          <table:table-cell office:value-type="string">
            <text:p>Ultrasoft, lightweight V-neck tee. 100% cotton. Machine wash.</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00t.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1">
            <text:p>1</text:p>
          </table:table-cell>
          <table:table-cell table:number-columns-repeated="2"/>
          <table:table-cell office:value-type="string">
            <text:p>Minimalist style and maximum comfort meet in this lightweight tee.</text:p>
          </table:table-cell>
          <table:table-cell/>
          <table:table-cell office:value-type="string">
            <text:p>Short Sleeve</text:p>
          </table:table-cell>
          <table:table-cell office:value-type="string">
            <text:p>/m/t/mtk000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jpg</text:p>
          </table:table-cell>
          <table:table-cell/>
          <table:table-cell table:style-name="ce1" office:value-type="string">
            <text:p>2013-03-20 18:47:44</text:p>
          </table:table-cell>
          <table:table-cell office:value-type="string">
            <text:p>chelsea-tee</text:p>
          </table:table-cell>
          <table:table-cell office:value-type="string">
            <text:p>chelsea-tee-66544.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tk000</text:p>
          </table:table-cell>
          <table:table-cell office:value-type="string">
            <text:p>color</text:p>
          </table:table-cell>
          <table:table-cell office:value-type="string">
            <text:p>Blue</text:p>
          </table:table-cell>
          <table:table-cell/>
        </table:table-row>
        <table:table-row table:style-name="ro1">
          <table:table-cell/>
          <table:table-cell office:value-type="string">
            <text:p>default</text:p>
          </table:table-cell>
          <table:table-cell table:number-columns-repeated="87"/>
          <table:table-cell office:value-type="string">
            <text:p>chelsea-tee-100177.html</text:p>
          </table:table-cell>
          <table:table-cell table:number-columns-repeated="41"/>
          <table:table-cell office:value-type="float" office:value="88">
            <text:p>88</text:p>
          </table:table-cell>
          <table:table-cell office:value-type="string">
            <text:p>/m/t/mtk000t.jpg</text:p>
          </table:table-cell>
          <table:table-cell/>
          <table:table-cell office:value-type="float" office:value="1">
            <text:p>1</text:p>
          </table:table-cell>
          <table:table-cell office:value-type="float" office:value="0">
            <text:p>0</text:p>
          </table:table-cell>
          <table:table-cell table:number-columns-repeated="12"/>
          <table:table-cell office:value-type="string">
            <text:p>mtk001</text:p>
          </table:table-cell>
          <table:table-cell office:value-type="string">
            <text:p>color</text:p>
          </table:table-cell>
          <table:table-cell office:value-type="string">
            <text:p>Blue</text:p>
          </table:table-cell>
          <table:table-cell/>
        </table:table-row>
        <table:table-row table:style-name="ro1">
          <table:table-cell/>
          <table:table-cell office:value-type="string">
            <text:p>german</text:p>
          </table:table-cell>
          <table:table-cell table:number-columns-repeated="87"/>
          <table:table-cell office:value-type="string">
            <text:p>chelsea-tee-61376.html</text:p>
          </table:table-cell>
          <table:table-cell table:number-columns-repeated="41"/>
          <table:table-cell office:value-type="float" office:value="88">
            <text:p>88</text:p>
          </table:table-cell>
          <table:table-cell office:value-type="string">
            <text:p>/m/t/mtk000a.jpg</text:p>
          </table:table-cell>
          <table:table-cell/>
          <table:table-cell office:value-type="float" office:value="2">
            <text:p>2</text:p>
          </table:table-cell>
          <table:table-cell office:value-type="float" office:value="0">
            <text:p>0</text:p>
          </table:table-cell>
          <table:table-cell table:number-columns-repeated="12"/>
          <table:table-cell office:value-type="string">
            <text:p>mtk002</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m/t/mtk002t_1.jpg</text:p>
          </table:table-cell>
          <table:table-cell/>
          <table:table-cell office:value-type="float" office:value="4">
            <text:p>4</text:p>
          </table:table-cell>
          <table:table-cell office:value-type="float" office:value="0">
            <text:p>0</text:p>
          </table:table-cell>
          <table:table-cell table:number-columns-repeated="12"/>
          <table:table-cell office:value-type="string">
            <text:p>mtk003</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m/t/mtk004t_1.jpg</text:p>
          </table:table-cell>
          <table:table-cell/>
          <table:table-cell office:value-type="float" office:value="5">
            <text:p>5</text:p>
          </table:table-cell>
          <table:table-cell office:value-type="float" office:value="0">
            <text:p>0</text:p>
          </table:table-cell>
          <table:table-cell table:number-columns-repeated="12"/>
          <table:table-cell office:value-type="string">
            <text:p>mtk004</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5</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xs</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m</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2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2x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2xl</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4xl</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0l</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0xl</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0xs</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0</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1</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2</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3</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4</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5</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4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4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2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2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2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04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00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0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00xs</text:p>
          </table:table-cell>
          <table:table-cell office:value-type="string">
            <text:p>size</text:p>
          </table:table-cell>
          <table:table-cell office:value-type="string">
            <text:p>XS</text:p>
          </table:table-cell>
          <table:table-cell/>
        </table:table-row>
        <table:table-row table:style-name="ro1">
          <table:table-cell office:value-type="string">
            <text:p>mtk002c</text:p>
          </table:table-cell>
          <table:table-cell/>
          <table:table-cell office:value-type="string">
            <text:p>Clothing</text:p>
          </table:table-cell>
          <table:table-cell office:value-type="string">
            <text:p>configurab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11"/>
          <table:table-cell table:style-name="ce1" office:value-type="string">
            <text:p>2013-03-05 06:25:10</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02t.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1">
            <text:p>1</text:p>
          </table:table-cell>
          <table:table-cell table:number-columns-repeated="2"/>
          <table:table-cell office:value-type="string">
            <text:p>Minimalist style and maximum comfort meet in this lightweight tee.</text:p>
          </table:table-cell>
          <table:table-cell/>
          <table:table-cell office:value-type="string">
            <text:p>Short Sleeve</text:p>
          </table:table-cell>
          <table:table-cell office:value-type="string">
            <text:p>/m/t/mtk002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jpg</text:p>
          </table:table-cell>
          <table:table-cell/>
          <table:table-cell table:style-name="ce1" office:value-type="string">
            <text:p>2013-03-20 18:47:32</text:p>
          </table:table-cell>
          <table:table-cell office:value-type="string">
            <text:p>chelsea-tee</text:p>
          </table:table-cell>
          <table:table-cell office:value-type="string">
            <text:p>chelsea-tee-66545.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a.jpg</text:p>
          </table:table-cell>
          <table:table-cell/>
          <table:table-cell office:value-type="float" office:value="2">
            <text:p>2</text:p>
          </table:table-cell>
          <table:table-cell office:value-type="float" office:value="0">
            <text:p>0</text:p>
          </table:table-cell>
          <table:table-cell table:number-columns-repeated="12"/>
          <table:table-cell office:value-type="string">
            <text:p>mtk002</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87"/>
          <table:table-cell office:value-type="string">
            <text:p>chelsea-tee-100178.html</text:p>
          </table:table-cell>
          <table:table-cell table:number-columns-repeated="41"/>
          <table:table-cell office:value-type="float" office:value="88">
            <text:p>88</text:p>
          </table:table-cell>
          <table:table-cell office:value-type="string">
            <text:p>/m/t/mtk002t.jpg</text:p>
          </table:table-cell>
          <table:table-cell/>
          <table:table-cell office:value-type="float" office:value="1">
            <text:p>1</text:p>
          </table:table-cell>
          <table:table-cell office:value-type="float" office:value="0">
            <text:p>0</text:p>
          </table:table-cell>
          <table:table-cell table:number-columns-repeated="12"/>
          <table:table-cell office:value-type="string">
            <text:p>mtk003</text:p>
          </table:table-cell>
          <table:table-cell office:value-type="string">
            <text:p>color</text:p>
          </table:table-cell>
          <table:table-cell office:value-type="string">
            <text:p>White</text:p>
          </table:table-cell>
          <table:table-cell/>
        </table:table-row>
        <table:table-row table:style-name="ro1">
          <table:table-cell/>
          <table:table-cell office:value-type="string">
            <text:p>german</text:p>
          </table:table-cell>
          <table:table-cell table:number-columns-repeated="87"/>
          <table:table-cell office:value-type="string">
            <text:p>chelsea-tee-61377.html</text:p>
          </table:table-cell>
          <table:table-cell table:number-columns-repeated="41"/>
          <table:table-cell office:value-type="float" office:value="88">
            <text:p>88</text:p>
          </table:table-cell>
          <table:table-cell office:value-type="string">
            <text:p>/m/t/mtk004t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tk000</text:p>
          </table:table-cell>
          <table:table-cell office:value-type="string">
            <text:p>color</text:p>
          </table:table-cell>
          <table:table-cell office:value-type="string">
            <text:p>Blue</text:p>
          </table:table-cell>
          <table:table-cell/>
        </table:table-row>
        <table:table-row table:style-name="ro1">
          <table:table-cell table:number-columns-repeated="131"/>
          <table:table-cell office:value-type="float" office:value="88">
            <text:p>88</text:p>
          </table:table-cell>
          <table:table-cell office:value-type="string">
            <text:p>/m/t/mtk000t_1.jpg</text:p>
          </table:table-cell>
          <table:table-cell/>
          <table:table-cell office:value-type="float" office:value="4">
            <text:p>4</text:p>
          </table:table-cell>
          <table:table-cell office:value-type="float" office:value="0">
            <text:p>0</text:p>
          </table:table-cell>
          <table:table-cell table:number-columns-repeated="12"/>
          <table:table-cell office:value-type="string">
            <text:p>mtk001</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4</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5</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2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2x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2xl</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mtk004xs</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m</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0l</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0xl</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0xs</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4xl</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2</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3</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0</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1</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4</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5</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2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2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2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04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4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0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0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00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4xl</text:p>
          </table:table-cell>
          <table:table-cell office:value-type="string">
            <text:p>size</text:p>
          </table:table-cell>
          <table:table-cell office:value-type="string">
            <text:p>XL</text:p>
          </table:table-cell>
          <table:table-cell/>
        </table:table-row>
        <table:table-row table:style-name="ro1">
          <table:table-cell office:value-type="string">
            <text:p>mtk004c</text:p>
          </table:table-cell>
          <table:table-cell/>
          <table:table-cell office:value-type="string">
            <text:p>Clothing</text:p>
          </table:table-cell>
          <table:table-cell office:value-type="string">
            <text:p>configurable</text:p>
          </table:table-cell>
          <table:table-cell office:value-type="string">
            <text:p>Men/New Arrivals</text:p>
          </table:table-cell>
          <table:table-cell office:value-type="string">
            <text:p>Default Category</text:p>
          </table:table-cell>
          <table:table-cell office:value-type="string">
            <text:p>base</text:p>
          </table:table-cell>
          <table:table-cell table:number-columns-repeated="2"/>
          <table:table-cell office:value-type="string">
            <text:p>Tees</text:p>
          </table:table-cell>
          <table:table-cell table:number-columns-repeated="11"/>
          <table:table-cell table:style-name="ce1" office:value-type="string">
            <text:p>2013-03-05 06:25:10</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04t.jpg</text:p>
          </table:table-cell>
          <table:table-cell table:number-columns-repeated="16"/>
          <table:table-cell office:value-type="string">
            <text:p>Use config</text:p>
          </table:table-cell>
          <table:table-cell office:value-type="string">
            <text:p>No</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1">
            <text:p>1</text:p>
          </table:table-cell>
          <table:table-cell table:number-columns-repeated="2"/>
          <table:table-cell office:value-type="string">
            <text:p>Minimalist style and maximum comfort meet in this lightweight tee.</text:p>
          </table:table-cell>
          <table:table-cell/>
          <table:table-cell office:value-type="string">
            <text:p>Short Sleeve</text:p>
          </table:table-cell>
          <table:table-cell office:value-type="string">
            <text:p>/m/t/mtk004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jpg</text:p>
          </table:table-cell>
          <table:table-cell/>
          <table:table-cell table:style-name="ce1" office:value-type="string">
            <text:p>2013-05-16 06:03:20</text:p>
          </table:table-cell>
          <table:table-cell office:value-type="string">
            <text:p>chelsea-tee</text:p>
          </table:table-cell>
          <table:table-cell office:value-type="string">
            <text:p>chelsea-tee-66546.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a_2.jpg</text:p>
          </table:table-cell>
          <table:table-cell/>
          <table:table-cell office:value-type="float" office:value="2">
            <text:p>2</text:p>
          </table:table-cell>
          <table:table-cell office:value-type="float" office:value="0">
            <text:p>0</text:p>
          </table:table-cell>
          <table:table-cell/>
          <table:table-cell office:value-type="string">
            <text:p>drop_down</text:p>
          </table:table-cell>
          <table:table-cell office:value-type="string">
            <text:p>Test Custom Options</text:p>
          </table:table-cell>
          <table:table-cell office:value-type="float" office:value="0">
            <text:p>0</text:p>
          </table:table-cell>
          <table:table-cell table:number-columns-repeated="3"/>
          <table:table-cell office:value-type="float" office:value="3">
            <text:p>3</text:p>
          </table:table-cell>
          <table:table-cell office:value-type="string">
            <text:p>model 1</text:p>
          </table:table-cell>
          <table:table-cell office:value-type="float" office:value="59">
            <text:p>59</text:p>
          </table:table-cell>
          <table:table-cell/>
          <table:table-cell office:value-type="float" office:value="0">
            <text:p>0</text:p>
          </table:table-cell>
          <table:table-cell office:value-type="string">
            <text:p>mtk004</text:p>
          </table:table-cell>
          <table:table-cell office:value-type="string">
            <text:p>color</text:p>
          </table:table-cell>
          <table:table-cell office:value-type="string">
            <text:p>Black</text:p>
          </table:table-cell>
          <table:table-cell/>
        </table:table-row>
        <table:table-row table:style-name="ro1">
          <table:table-cell/>
          <table:table-cell office:value-type="string">
            <text:p>default</text:p>
          </table:table-cell>
          <table:table-cell table:number-columns-repeated="2"/>
          <table:table-cell office:value-type="string">
            <text:p>Men/Tees, Knits and Polos</text:p>
          </table:table-cell>
          <table:table-cell office:value-type="string">
            <text:p>Default Category</text:p>
          </table:table-cell>
          <table:table-cell table:number-columns-repeated="83"/>
          <table:table-cell office:value-type="string">
            <text:p>chelsea-tee-100179.html</text:p>
          </table:table-cell>
          <table:table-cell table:number-columns-repeated="41"/>
          <table:table-cell office:value-type="float" office:value="88">
            <text:p>88</text:p>
          </table:table-cell>
          <table:table-cell office:value-type="string">
            <text:p>/m/t/mtk004t.jpg</text:p>
          </table:table-cell>
          <table:table-cell/>
          <table:table-cell office:value-type="float" office:value="1">
            <text:p>1</text:p>
          </table:table-cell>
          <table:table-cell office:value-type="float" office:value="0">
            <text:p>0</text:p>
          </table:table-cell>
          <table:table-cell table:number-columns-repeated="8"/>
          <table:table-cell office:value-type="string">
            <text:p>model 2</text:p>
          </table:table-cell>
          <table:table-cell office:value-type="float" office:value="60">
            <text:p>60</text:p>
          </table:table-cell>
          <table:table-cell/>
          <table:table-cell office:value-type="float" office:value="0">
            <text:p>0</text:p>
          </table:table-cell>
          <table:table-cell office:value-type="string">
            <text:p>mtk005</text:p>
          </table:table-cell>
          <table:table-cell office:value-type="string">
            <text:p>color</text:p>
          </table:table-cell>
          <table:table-cell office:value-type="string">
            <text:p>Black</text:p>
          </table:table-cell>
          <table:table-cell/>
        </table:table-row>
        <table:table-row table:style-name="ro1">
          <table:table-cell/>
          <table:table-cell office:value-type="string">
            <text:p>german</text:p>
          </table:table-cell>
          <table:table-cell table:number-columns-repeated="87"/>
          <table:table-cell office:value-type="string">
            <text:p>chelsea-tee-61378.html</text:p>
          </table:table-cell>
          <table:table-cell table:number-columns-repeated="41"/>
          <table:table-cell office:value-type="float" office:value="88">
            <text:p>88</text:p>
          </table:table-cell>
          <table:table-cell office:value-type="string">
            <text:p>/m/t/mtk000t_2.jpg</text:p>
          </table:table-cell>
          <table:table-cell/>
          <table:table-cell office:value-type="float" office:value="3">
            <text:p>3</text:p>
          </table:table-cell>
          <table:table-cell office:value-type="float" office:value="0">
            <text:p>0</text:p>
          </table:table-cell>
          <table:table-cell office:value-type="string">
            <text:p>default</text:p>
          </table:table-cell>
          <table:table-cell table:number-columns-repeated="7"/>
          <table:table-cell office:value-type="string">
            <text:p>model 2</text:p>
          </table:table-cell>
          <table:table-cell table:number-columns-repeated="3"/>
          <table:table-cell office:value-type="string">
            <text:p>mtk002</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m/t/mtk002t_2.jpg</text:p>
          </table:table-cell>
          <table:table-cell/>
          <table:table-cell office:value-type="float" office:value="4">
            <text:p>4</text:p>
          </table:table-cell>
          <table:table-cell office:value-type="float" office:value="0">
            <text:p>0</text:p>
          </table:table-cell>
          <table:table-cell office:value-type="string">
            <text:p>french</text:p>
          </table:table-cell>
          <table:table-cell table:number-columns-repeated="7"/>
          <table:table-cell office:value-type="string">
            <text:p>model 2</text:p>
          </table:table-cell>
          <table:table-cell table:number-columns-repeated="3"/>
          <table:table-cell office:value-type="string">
            <text:p>mtk003</text:p>
          </table:table-cell>
          <table:table-cell office:value-type="string">
            <text:p>color</text:p>
          </table:table-cell>
          <table:table-cell office:value-type="string">
            <text:p>White</text:p>
          </table:table-cell>
          <table:table-cell/>
        </table:table-row>
        <table:table-row table:style-name="ro1">
          <table:table-cell table:number-columns-repeated="136"/>
          <table:table-cell office:value-type="string">
            <text:p>german</text:p>
          </table:table-cell>
          <table:table-cell table:number-columns-repeated="7"/>
          <table:table-cell office:value-type="string">
            <text:p>model 2</text:p>
          </table:table-cell>
          <table:table-cell table:number-columns-repeated="3"/>
          <table:table-cell office:value-type="string">
            <text:p>mtk000</text:p>
          </table:table-cell>
          <table:table-cell office:value-type="string">
            <text:p>color</text:p>
          </table:table-cell>
          <table:table-cell office:value-type="string">
            <text:p>Blue</text:p>
          </table:table-cell>
          <table:table-cell/>
        </table:table-row>
        <table:table-row table:style-name="ro1">
          <table:table-cell table:number-columns-repeated="137"/>
          <table:table-cell office:value-type="string">
            <text:p>area</text:p>
          </table:table-cell>
          <table:table-cell office:value-type="string">
            <text:p>monogram</text:p>
          </table:table-cell>
          <table:table-cell office:value-type="float" office:value="0">
            <text:p>0</text:p>
          </table:table-cell>
          <table:table-cell office:value-type="float" office:value="20">
            <text:p>20</text:p>
          </table:table-cell>
          <table:table-cell/>
          <table:table-cell office:value-type="float" office:value="100">
            <text:p>100</text:p>
          </table:table-cell>
          <table:table-cell office:value-type="float" office:value="0">
            <text:p>0</text:p>
          </table:table-cell>
          <table:table-cell table:number-columns-repeated="4"/>
          <table:table-cell office:value-type="string">
            <text:p>mtk001</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mtk004xs</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m</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xl</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mtk004</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5</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2</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3</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0</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1</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4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4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4xl</text:p>
          </table:table-cell>
          <table:table-cell office:value-type="string">
            <text:p>size</text:p>
          </table:table-cell>
          <table:table-cell office:value-type="string">
            <text:p>XL</text:p>
          </table:table-cell>
          <table:table-cell office:value-type="float" office:value="85">
            <text:p>85</text:p>
          </table:table-cell>
        </table:table-row>
        <table:table-row table:style-name="ro1">
          <table:table-cell office:value-type="string">
            <text:p>mtk006c</text:p>
          </table:table-cell>
          <table:table-cell/>
          <table:table-cell office:value-type="string">
            <text:p>Clothing</text:p>
          </table:table-cell>
          <table:table-cell office:value-type="string">
            <text:p>configurab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11"/>
          <table:table-cell table:style-name="ce1" office:value-type="string">
            <text:p>2013-03-05 06:25:10</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06t.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1">
            <text:p>1</text:p>
          </table:table-cell>
          <table:table-cell table:number-columns-repeated="2"/>
          <table:table-cell office:value-type="string">
            <text:p>A classy V-neck sweater crafted from smooth refined Merino wool. Essential for layering when changing climates.</text:p>
          </table:table-cell>
          <table:table-cell/>
          <table:table-cell office:value-type="string">
            <text:p>Long Sleeve</text:p>
          </table:table-cell>
          <table:table-cell office:value-type="string">
            <text:p>/m/t/mtk006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jpg</text:p>
          </table:table-cell>
          <table:table-cell/>
          <table:table-cell table:style-name="ce1" office:value-type="string">
            <text:p>2013-03-20 17:00:07</text:p>
          </table:table-cell>
          <table:table-cell office:value-type="string">
            <text:p>merino-v-neck-pullover-sweater</text:p>
          </table:table-cell>
          <table:table-cell office:value-type="string">
            <text:p>merino-v-neck-pullover-sweater-20039.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c_2.jpg</text:p>
          </table:table-cell>
          <table:table-cell/>
          <table:table-cell office:value-type="float" office:value="4">
            <text:p>4</text:p>
          </table:table-cell>
          <table:table-cell office:value-type="float" office:value="0">
            <text:p>0</text:p>
          </table:table-cell>
          <table:table-cell table:number-columns-repeated="12"/>
          <table:table-cell office:value-type="string">
            <text:p>mtk006</text:p>
          </table:table-cell>
          <table:table-cell office:value-type="string">
            <text:p>color</text:p>
          </table:table-cell>
          <table:table-cell office:value-type="string">
            <text:p>Red</text:p>
          </table:table-cell>
          <table:table-cell/>
        </table:table-row>
        <table:table-row table:style-name="ro1">
          <table:table-cell/>
          <table:table-cell office:value-type="string">
            <text:p>default</text:p>
          </table:table-cell>
          <table:table-cell table:number-columns-repeated="87"/>
          <table:table-cell office:value-type="string">
            <text:p>merino-v-neck-pullover-sweater-31174.html</text:p>
          </table:table-cell>
          <table:table-cell table:number-columns-repeated="41"/>
          <table:table-cell office:value-type="float" office:value="88">
            <text:p>88</text:p>
          </table:table-cell>
          <table:table-cell office:value-type="string">
            <text:p>/m/t/mtk006b.jpg</text:p>
          </table:table-cell>
          <table:table-cell/>
          <table:table-cell office:value-type="float" office:value="3">
            <text:p>3</text:p>
          </table:table-cell>
          <table:table-cell office:value-type="float" office:value="0">
            <text:p>0</text:p>
          </table:table-cell>
          <table:table-cell table:number-columns-repeated="12"/>
          <table:table-cell office:value-type="string">
            <text:p>mtk007</text:p>
          </table:table-cell>
          <table:table-cell office:value-type="string">
            <text:p>color</text:p>
          </table:table-cell>
          <table:table-cell office:value-type="string">
            <text:p>Red</text:p>
          </table:table-cell>
          <table:table-cell/>
        </table:table-row>
        <table:table-row table:style-name="ro1">
          <table:table-cell/>
          <table:table-cell office:value-type="string">
            <text:p>german</text:p>
          </table:table-cell>
          <table:table-cell table:number-columns-repeated="87"/>
          <table:table-cell office:value-type="string">
            <text:p>merino-v-neck-pullover-sweater-18398.html</text:p>
          </table:table-cell>
          <table:table-cell table:number-columns-repeated="41"/>
          <table:table-cell office:value-type="float" office:value="88">
            <text:p>88</text:p>
          </table:table-cell>
          <table:table-cell office:value-type="string">
            <text:p>/m/t/mtk006a.jpg</text:p>
          </table:table-cell>
          <table:table-cell/>
          <table:table-cell office:value-type="float" office:value="2">
            <text:p>2</text:p>
          </table:table-cell>
          <table:table-cell office:value-type="float" office:value="0">
            <text:p>0</text:p>
          </table:table-cell>
          <table:table-cell table:number-columns-repeated="12"/>
          <table:table-cell office:value-type="string">
            <text:p>mtk008</text:p>
          </table:table-cell>
          <table:table-cell office:value-type="string">
            <text:p>color</text:p>
          </table:table-cell>
          <table:table-cell office:value-type="string">
            <text:p>Red</text:p>
          </table:table-cell>
          <table:table-cell/>
        </table:table-row>
        <table:table-row table:style-name="ro1">
          <table:table-cell table:number-columns-repeated="131"/>
          <table:table-cell office:value-type="float" office:value="88">
            <text:p>88</text:p>
          </table:table-cell>
          <table:table-cell office:value-type="string">
            <text:p>/m/t/mtk006t.jpg</text:p>
          </table:table-cell>
          <table:table-cell/>
          <table:table-cell office:value-type="float" office:value="1">
            <text:p>1</text:p>
          </table:table-cell>
          <table:table-cell office:value-type="float" office:value="0">
            <text:p>0</text:p>
          </table:table-cell>
          <table:table-cell table:number-columns-repeated="12"/>
          <table:table-cell office:value-type="string">
            <text:p>mtk006xs</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mtk006xl</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mtk006</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07</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08</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6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6xl</text:p>
          </table:table-cell>
          <table:table-cell office:value-type="string">
            <text:p>size</text:p>
          </table:table-cell>
          <table:table-cell office:value-type="string">
            <text:p>XL</text:p>
          </table:table-cell>
          <table:table-cell/>
        </table:table-row>
        <table:table-row table:style-name="ro1">
          <table:table-cell office:value-type="string">
            <text:p>mtk009c</text:p>
          </table:table-cell>
          <table:table-cell/>
          <table:table-cell office:value-type="string">
            <text:p>Clothing</text:p>
          </table:table-cell>
          <table:table-cell office:value-type="string">
            <text:p>configurable</text:p>
          </table:table-cell>
          <table:table-cell office:value-type="string">
            <text:p>VIP</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11"/>
          <table:table-cell table:style-name="ce1" office:value-type="string">
            <text:p>2013-03-05 06:25:11</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09t.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1">
            <text:p>1</text:p>
          </table:table-cell>
          <table:table-cell table:number-columns-repeated="2"/>
          <table:table-cell office:value-type="string">
            <text:p>A lean, raglan sleeve cardigan with cosmopolitan appeal.</text:p>
          </table:table-cell>
          <table:table-cell table:number-columns-repeated="2"/>
          <table:table-cell office:value-type="string">
            <text:p>/m/t/mtk009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jpg</text:p>
          </table:table-cell>
          <table:table-cell/>
          <table:table-cell table:style-name="ce1" office:value-type="string">
            <text:p>2013-04-15 06:01:58</text:p>
          </table:table-cell>
          <table:table-cell office:value-type="string">
            <text:p>lexington-cardigan-sweater</text:p>
          </table:table-cell>
          <table:table-cell office:value-type="string">
            <text:p>lexington-cardigan-sweater-20039.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tk009</text:p>
          </table:table-cell>
          <table:table-cell office:value-type="string">
            <text:p>color</text:p>
          </table:table-cell>
          <table:table-cell office:value-type="string">
            <text:p>Indigo</text:p>
          </table:table-cell>
          <table:table-cell/>
        </table:table-row>
        <table:table-row table:style-name="ro1">
          <table:table-cell/>
          <table:table-cell office:value-type="string">
            <text:p>default</text:p>
          </table:table-cell>
          <table:table-cell table:number-columns-repeated="2"/>
          <table:table-cell office:value-type="string">
            <text:p>Men/Tees, Knits and Polos</text:p>
          </table:table-cell>
          <table:table-cell office:value-type="string">
            <text:p>Default Category</text:p>
          </table:table-cell>
          <table:table-cell table:number-columns-repeated="83"/>
          <table:table-cell office:value-type="string">
            <text:p>lexington-cardigan-sweater-31036.html</text:p>
          </table:table-cell>
          <table:table-cell table:number-columns-repeated="41"/>
          <table:table-cell office:value-type="float" office:value="88">
            <text:p>88</text:p>
          </table:table-cell>
          <table:table-cell office:value-type="string">
            <text:p>/m/t/mtk009a.jpg</text:p>
          </table:table-cell>
          <table:table-cell/>
          <table:table-cell office:value-type="float" office:value="2">
            <text:p>2</text:p>
          </table:table-cell>
          <table:table-cell office:value-type="float" office:value="0">
            <text:p>0</text:p>
          </table:table-cell>
          <table:table-cell table:number-columns-repeated="12"/>
          <table:table-cell office:value-type="string">
            <text:p>mtk010</text:p>
          </table:table-cell>
          <table:table-cell office:value-type="string">
            <text:p>color</text:p>
          </table:table-cell>
          <table:table-cell office:value-type="string">
            <text:p>Indigo</text:p>
          </table:table-cell>
          <table:table-cell/>
        </table:table-row>
        <table:table-row table:style-name="ro1">
          <table:table-cell/>
          <table:table-cell office:value-type="string">
            <text:p>german</text:p>
          </table:table-cell>
          <table:table-cell table:number-columns-repeated="87"/>
          <table:table-cell office:value-type="string">
            <text:p>lexington-cardigan-sweater-18403.html</text:p>
          </table:table-cell>
          <table:table-cell table:number-columns-repeated="41"/>
          <table:table-cell office:value-type="float" office:value="88">
            <text:p>88</text:p>
          </table:table-cell>
          <table:table-cell office:value-type="string">
            <text:p>/m/t/mtk009t.jpg</text:p>
          </table:table-cell>
          <table:table-cell/>
          <table:table-cell office:value-type="float" office:value="1">
            <text:p>1</text:p>
          </table:table-cell>
          <table:table-cell office:value-type="float" office:value="0">
            <text:p>0</text:p>
          </table:table-cell>
          <table:table-cell table:number-columns-repeated="12"/>
          <table:table-cell office:value-type="string">
            <text:p>mtk011</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09xs</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09xl</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09</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10</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11</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09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mtk009xl</text:p>
          </table:table-cell>
          <table:table-cell office:value-type="string">
            <text:p>size</text:p>
          </table:table-cell>
          <table:table-cell office:value-type="string">
            <text:p>XL</text:p>
          </table:table-cell>
          <table:table-cell/>
        </table:table-row>
        <table:table-row table:style-name="ro1">
          <table:table-cell office:value-type="string">
            <text:p>mtk012c</text:p>
          </table:table-cell>
          <table:table-cell/>
          <table:table-cell office:value-type="string">
            <text:p>Clothing</text:p>
          </table:table-cell>
          <table:table-cell office:value-type="string">
            <text:p>configurable</text:p>
          </table:table-cell>
          <table:table-cell office:value-type="string">
            <text:p>Men/Tees, Knits and Polos</text:p>
          </table:table-cell>
          <table:table-cell office:value-type="string">
            <text:p>Default Category</text:p>
          </table:table-cell>
          <table:table-cell office:value-type="string">
            <text:p>base</text:p>
          </table:table-cell>
          <table:table-cell table:number-columns-repeated="2"/>
          <table:table-cell office:value-type="string">
            <text:p>Polos</text:p>
          </table:table-cell>
          <table:table-cell table:number-columns-repeated="11"/>
          <table:table-cell table:style-name="ce1" office:value-type="string">
            <text:p>2013-03-05 06:25:11</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t/mtk012t.jpg</text:p>
          </table:table-cell>
          <table:table-cell table:number-columns-repeated="16"/>
          <table:table-cell table:number-columns-repeated="2" office:value-type="string">
            <text:p>Use config</text:p>
          </table:table-cell>
          <table:table-cell office:value-type="string">
            <text:p>Core Striped Sport Shirt</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1">
            <text:p>1</text:p>
          </table:table-cell>
          <table:table-cell table:number-columns-repeated="2"/>
          <table:table-cell office:value-type="string">
            <text:p>This grommet closure sports shirt is wrinkle free straight from the dryer. </text:p>
          </table:table-cell>
          <table:table-cell table:number-columns-repeated="2"/>
          <table:table-cell office:value-type="string">
            <text:p>/m/t/mtk012t.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jpg</text:p>
          </table:table-cell>
          <table:table-cell/>
          <table:table-cell table:style-name="ce1" office:value-type="string">
            <text:p>2013-03-20 17:01:11</text:p>
          </table:table-cell>
          <table:table-cell office:value-type="string">
            <text:p>core-striped-sport-shirt</text:p>
          </table:table-cell>
          <table:table-cell office:value-type="string">
            <text:p>core-striped-sport-shirt-16283.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jpg</text:p>
          </table:table-cell>
          <table:table-cell/>
          <table:table-cell office:value-type="float" office:value="1">
            <text:p>1</text:p>
          </table:table-cell>
          <table:table-cell office:value-type="float" office:value="0">
            <text:p>0</text:p>
          </table:table-cell>
          <table:table-cell table:number-columns-repeated="12"/>
          <table:table-cell office:value-type="string">
            <text:p>mtk012</text:p>
          </table:table-cell>
          <table:table-cell office:value-type="string">
            <text:p>color</text:p>
          </table:table-cell>
          <table:table-cell office:value-type="string">
            <text:p>Indigo</text:p>
          </table:table-cell>
          <table:table-cell/>
        </table:table-row>
        <table:table-row table:style-name="ro1">
          <table:table-cell/>
          <table:table-cell office:value-type="string">
            <text:p>default</text:p>
          </table:table-cell>
          <table:table-cell table:number-columns-repeated="87"/>
          <table:table-cell office:value-type="string">
            <text:p>core-striped-sport-shirt-26331.html</text:p>
          </table:table-cell>
          <table:table-cell table:number-columns-repeated="41"/>
          <table:table-cell office:value-type="float" office:value="88">
            <text:p>88</text:p>
          </table:table-cell>
          <table:table-cell office:value-type="string">
            <text:p>/m/t/mtk012b.jpg</text:p>
          </table:table-cell>
          <table:table-cell/>
          <table:table-cell office:value-type="float" office:value="3">
            <text:p>3</text:p>
          </table:table-cell>
          <table:table-cell office:value-type="float" office:value="0">
            <text:p>0</text:p>
          </table:table-cell>
          <table:table-cell table:number-columns-repeated="12"/>
          <table:table-cell office:value-type="string">
            <text:p>mtk013</text:p>
          </table:table-cell>
          <table:table-cell office:value-type="string">
            <text:p>color</text:p>
          </table:table-cell>
          <table:table-cell office:value-type="string">
            <text:p>Indigo</text:p>
          </table:table-cell>
          <table:table-cell/>
        </table:table-row>
        <table:table-row table:style-name="ro1">
          <table:table-cell/>
          <table:table-cell office:value-type="string">
            <text:p>german</text:p>
          </table:table-cell>
          <table:table-cell table:number-columns-repeated="87"/>
          <table:table-cell office:value-type="string">
            <text:p>core-striped-sport-shirt-14851.html</text:p>
          </table:table-cell>
          <table:table-cell table:number-columns-repeated="41"/>
          <table:table-cell office:value-type="float" office:value="88">
            <text:p>88</text:p>
          </table:table-cell>
          <table:table-cell office:value-type="string">
            <text:p>/m/t/mtk012a.jpg</text:p>
          </table:table-cell>
          <table:table-cell/>
          <table:table-cell office:value-type="float" office:value="2">
            <text:p>2</text:p>
          </table:table-cell>
          <table:table-cell office:value-type="float" office:value="0">
            <text:p>0</text:p>
          </table:table-cell>
          <table:table-cell table:number-columns-repeated="12"/>
          <table:table-cell office:value-type="string">
            <text:p>mtk014</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12xl</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12xs</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tk012</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mtk013</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mtk014</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mtk012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mtk012xs</text:p>
          </table:table-cell>
          <table:table-cell office:value-type="string">
            <text:p>size</text:p>
          </table:table-cell>
          <table:table-cell office:value-type="string">
            <text:p>XS</text:p>
          </table:table-cell>
          <table:table-cell/>
        </table:table-row>
        <table:table-row table:style-name="ro1">
          <table:table-cell office:value-type="string">
            <text:p>mpd003c</text:p>
          </table:table-cell>
          <table:table-cell/>
          <table:table-cell office:value-type="string">
            <text:p>Clothing</text:p>
          </table:table-cell>
          <table:table-cell office:value-type="string">
            <text:p>configurable</text:p>
          </table:table-cell>
          <table:table-cell office:value-type="string">
            <text:p>Men</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11"/>
          <table:table-cell table:style-name="ce1" office:value-type="string">
            <text:p>2013-03-05 06:25:11</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p/mpd003t.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1">
            <text:p>1</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table:number-columns-repeated="2"/>
          <table:table-cell office:value-type="string">
            <text:p>/m/p/mpd003t.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jpg</text:p>
          </table:table-cell>
          <table:table-cell/>
          <table:table-cell table:style-name="ce1" office:value-type="string">
            <text:p>2013-03-20 18:48:14</text:p>
          </table:table-cell>
          <table:table-cell office:value-type="string">
            <text:p>bowery-chino-pants</text:p>
          </table:table-cell>
          <table:table-cell office:value-type="string">
            <text:p>bowery-chino-pants-20149.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pd003</text:p>
          </table:table-cell>
          <table:table-cell office:value-type="string">
            <text:p>color</text:p>
          </table:table-cell>
          <table:table-cell office:value-type="string">
            <text:p>Charcoal</text:p>
          </table:table-cell>
          <table:table-cell/>
        </table:table-row>
        <table:table-row table:style-name="ro1">
          <table:table-cell/>
          <table:table-cell office:value-type="string">
            <text:p>default</text:p>
          </table:table-cell>
          <table:table-cell table:number-columns-repeated="2"/>
          <table:table-cell office:value-type="string">
            <text:p>Men/Pants &amp; Denim</text:p>
          </table:table-cell>
          <table:table-cell office:value-type="string">
            <text:p>Default Category</text:p>
          </table:table-cell>
          <table:table-cell table:number-columns-repeated="83"/>
          <table:table-cell office:value-type="string">
            <text:p>bowery-chino-pants-31552.html</text:p>
          </table:table-cell>
          <table:table-cell table:number-columns-repeated="41"/>
          <table:table-cell office:value-type="float" office:value="88">
            <text:p>88</text:p>
          </table:table-cell>
          <table:table-cell office:value-type="string">
            <text:p>/m/p/mpd003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pd004</text:p>
          </table:table-cell>
          <table:table-cell office:value-type="string">
            <text:p>color</text:p>
          </table:table-cell>
          <table:table-cell office:value-type="string">
            <text:p>Charcoal</text:p>
          </table:table-cell>
          <table:table-cell/>
        </table:table-row>
        <table:table-row table:style-name="ro1">
          <table:table-cell/>
          <table:table-cell office:value-type="string">
            <text:p>german</text:p>
          </table:table-cell>
          <table:table-cell table:number-columns-repeated="87"/>
          <table:table-cell office:value-type="string">
            <text:p>bowery-chino-pants-18434.html</text:p>
          </table:table-cell>
          <table:table-cell table:number-columns-repeated="41"/>
          <table:table-cell office:value-type="float" office:value="88">
            <text:p>88</text:p>
          </table:table-cell>
          <table:table-cell office:value-type="string">
            <text:p>/m/p/mpd003t.jpg</text:p>
          </table:table-cell>
          <table:table-cell/>
          <table:table-cell office:value-type="float" office:value="1">
            <text:p>1</text:p>
          </table:table-cell>
          <table:table-cell office:value-type="float" office:value="0">
            <text:p>0</text:p>
          </table:table-cell>
          <table:table-cell table:number-columns-repeated="12"/>
          <table:table-cell office:value-type="string">
            <text:p>mpd005</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1</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2</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336</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38</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28</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31</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028</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1</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6</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8</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3</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04</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05</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01</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00</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02</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0336</text:p>
          </table:table-cell>
          <table:table-cell office:value-type="string">
            <text:p>size</text:p>
          </table:table-cell>
          <table:table-cell office:value-type="float" office:value="36">
            <text:p>36</text:p>
          </table:table-cell>
          <table:table-cell/>
        </table:table-row>
        <table:table-row table:style-name="ro1">
          <table:table-cell table:number-columns-repeated="148"/>
          <table:table-cell office:value-type="string">
            <text:p>mpd00338</text:p>
          </table:table-cell>
          <table:table-cell office:value-type="string">
            <text:p>size</text:p>
          </table:table-cell>
          <table:table-cell office:value-type="float" office:value="38">
            <text:p>38</text:p>
          </table:table-cell>
          <table:table-cell/>
        </table:table-row>
        <table:table-row table:style-name="ro1">
          <table:table-cell table:number-columns-repeated="148"/>
          <table:table-cell office:value-type="string">
            <text:p>mpd003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mpd003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00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mpd000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0036</text:p>
          </table:table-cell>
          <table:table-cell office:value-type="string">
            <text:p>size</text:p>
          </table:table-cell>
          <table:table-cell office:value-type="float" office:value="36">
            <text:p>36</text:p>
          </table:table-cell>
          <table:table-cell/>
        </table:table-row>
        <table:table-row table:style-name="ro1">
          <table:table-cell table:number-columns-repeated="148"/>
          <table:table-cell office:value-type="string">
            <text:p>mpd00038</text:p>
          </table:table-cell>
          <table:table-cell office:value-type="string">
            <text:p>size</text:p>
          </table:table-cell>
          <table:table-cell office:value-type="float" office:value="38">
            <text:p>38</text:p>
          </table:table-cell>
          <table:table-cell/>
        </table:table-row>
        <table:table-row table:style-name="ro1">
          <table:table-cell office:value-type="string">
            <text:p>mpd006c</text:p>
          </table:table-cell>
          <table:table-cell/>
          <table:table-cell office:value-type="string">
            <text:p>Clothing</text:p>
          </table:table-cell>
          <table:table-cell office:value-type="string">
            <text:p>configurab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11"/>
          <table:table-cell table:style-name="ce1" office:value-type="string">
            <text:p>2013-03-05 06:25:11</text:p>
          </table:table-cell>
          <table:table-cell table:number-columns-repeated="5"/>
          <table:table-cell office:value-type="string">
            <text:p>Lightly faded cotton denim. Sits below waist. Slim through hip and thigh. 15" leg opening. Zip fly. Machine wash. </text:p>
          </table:table-cell>
          <table:table-cell table:number-columns-repeated="2"/>
          <table:table-cell office:value-type="string">
            <text:p>Boot cut</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p/mpd006t_2.jpg</text:p>
          </table:table-cell>
          <table:table-cell table:number-columns-repeated="16"/>
          <table:table-cell table:number-columns-repeated="2" office:value-type="string">
            <text:p>Use config</text:p>
          </table:table-cell>
          <table:table-cell office:value-type="string">
            <text:p>The Essential Boot Cut Jean</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1">
            <text:p>1</text:p>
          </table:table-cell>
          <table:table-cell table:number-columns-repeated="2"/>
          <table:table-cell office:value-type="string">
            <text:p>The new standard in denim, this jean is the rightful favorite among our designers. Made from lightly distressed denim to achieve that perfectly broken-in feel.</text:p>
          </table:table-cell>
          <table:table-cell table:number-columns-repeated="2"/>
          <table:table-cell office:value-type="string">
            <text:p>/m/p/mpd006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6t_2.jpg</text:p>
          </table:table-cell>
          <table:table-cell/>
          <table:table-cell table:style-name="ce1" office:value-type="string">
            <text:p>2013-03-20 18:49:04</text:p>
          </table:table-cell>
          <table:table-cell office:value-type="string">
            <text:p>the-essential-boot-cut-jean</text:p>
          </table:table-cell>
          <table:table-cell office:value-type="string">
            <text:p>the-essential-boot-cut-jean-24590.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6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mpd006</text:p>
          </table:table-cell>
          <table:table-cell office:value-type="string">
            <text:p>color</text:p>
          </table:table-cell>
          <table:table-cell office:value-type="string">
            <text:p>Indigo</text:p>
          </table:table-cell>
          <table:table-cell/>
        </table:table-row>
        <table:table-row table:style-name="ro1">
          <table:table-cell/>
          <table:table-cell office:value-type="string">
            <text:p>default</text:p>
          </table:table-cell>
          <table:table-cell table:number-columns-repeated="87"/>
          <table:table-cell office:value-type="string">
            <text:p>the-essential-boot-cut-jean-43958.html</text:p>
          </table:table-cell>
          <table:table-cell table:number-columns-repeated="41"/>
          <table:table-cell office:value-type="float" office:value="88">
            <text:p>88</text:p>
          </table:table-cell>
          <table:table-cell office:value-type="string">
            <text:p>/m/p/mpd006b.jpg</text:p>
          </table:table-cell>
          <table:table-cell/>
          <table:table-cell office:value-type="float" office:value="3">
            <text:p>3</text:p>
          </table:table-cell>
          <table:table-cell office:value-type="float" office:value="0">
            <text:p>0</text:p>
          </table:table-cell>
          <table:table-cell table:number-columns-repeated="12"/>
          <table:table-cell office:value-type="string">
            <text:p>mpd007</text:p>
          </table:table-cell>
          <table:table-cell office:value-type="string">
            <text:p>color</text:p>
          </table:table-cell>
          <table:table-cell office:value-type="string">
            <text:p>Indigo</text:p>
          </table:table-cell>
          <table:table-cell/>
        </table:table-row>
        <table:table-row table:style-name="ro1">
          <table:table-cell/>
          <table:table-cell office:value-type="string">
            <text:p>german</text:p>
          </table:table-cell>
          <table:table-cell table:number-columns-repeated="87"/>
          <table:table-cell office:value-type="string">
            <text:p>the-essential-boot-cut-jean-22077.html</text:p>
          </table:table-cell>
          <table:table-cell table:number-columns-repeated="41"/>
          <table:table-cell office:value-type="float" office:value="88">
            <text:p>88</text:p>
          </table:table-cell>
          <table:table-cell office:value-type="string">
            <text:p>/m/p/mpd006a.jpg</text:p>
          </table:table-cell>
          <table:table-cell/>
          <table:table-cell office:value-type="float" office:value="2">
            <text:p>2</text:p>
          </table:table-cell>
          <table:table-cell office:value-type="float" office:value="0">
            <text:p>0</text:p>
          </table:table-cell>
          <table:table-cell table:number-columns-repeated="12"/>
          <table:table-cell office:value-type="string">
            <text:p>mpd008</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pd009</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pd010</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pd011</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mpd006</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07</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08</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09</text:p>
          </table:table-cell>
          <table:table-cell office:value-type="string">
            <text:p>size</text:p>
          </table:table-cell>
          <table:table-cell office:value-type="float" office:value="33">
            <text:p>33</text:p>
          </table:table-cell>
          <table:table-cell/>
        </table:table-row>
        <table:table-row table:style-name="ro1">
          <table:table-cell table:number-columns-repeated="148"/>
          <table:table-cell office:value-type="string">
            <text:p>mpd010</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11</text:p>
          </table:table-cell>
          <table:table-cell office:value-type="string">
            <text:p>size</text:p>
          </table:table-cell>
          <table:table-cell office:value-type="float" office:value="36">
            <text:p>36</text:p>
          </table:table-cell>
          <table:table-cell/>
        </table:table-row>
        <table:table-row table:style-name="ro1">
          <table:table-cell office:value-type="string">
            <text:p>mpd012c</text:p>
          </table:table-cell>
          <table:table-cell/>
          <table:table-cell office:value-type="string">
            <text:p>Clothing</text:p>
          </table:table-cell>
          <table:table-cell office:value-type="string">
            <text:p>configurable</text:p>
          </table:table-cell>
          <table:table-cell office:value-type="string">
            <text:p>Men/Pants &amp; Denim</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11"/>
          <table:table-cell table:style-name="ce1" office:value-type="string">
            <text:p>2013-03-05 06:25:11</text:p>
          </table:table-cell>
          <table:table-cell table:number-columns-repeated="5"/>
          <table:table-cell office:value-type="string">
            <text:p>Flat front trouser. Slim through the hip thigh and ankle. Zip fly. Lined.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1">
            <text:p>1</text:p>
          </table:table-cell>
          <table:table-cell table:number-columns-repeated="2"/>
          <table:table-cell office:value-type="string">
            <text:p>/m/p/mpd012t.jpg</text:p>
          </table:table-cell>
          <table:table-cell table:number-columns-repeated="16"/>
          <table:table-cell table:number-columns-repeated="2" office:value-type="string">
            <text:p>Use config</text:p>
          </table:table-cell>
          <table:table-cell office:value-type="string">
            <text:p>Flat Front <text:s/>Trouser</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95">
            <text:p>195</text:p>
          </table:table-cell>
          <table:table-cell office:value-type="float" office:value="1">
            <text:p>1</text:p>
          </table:table-cell>
          <table:table-cell table:number-columns-repeated="2"/>
          <table:table-cell office:value-type="string">
            <text:p>Thanks to its timeless versatility, these flat front trousers are perfectly suited to wear wherever and still stand apart.</text:p>
          </table:table-cell>
          <table:table-cell table:number-columns-repeated="2"/>
          <table:table-cell office:value-type="string">
            <text:p>/m/p/mpd012t.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12t.jpg</text:p>
          </table:table-cell>
          <table:table-cell/>
          <table:table-cell table:style-name="ce1" office:value-type="string">
            <text:p>2013-03-20 18:48:46</text:p>
          </table:table-cell>
          <table:table-cell office:value-type="string">
            <text:p>flat-front-trouser</text:p>
          </table:table-cell>
          <table:table-cell office:value-type="string">
            <text:p>flat-front-trouser-24472.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12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pd012</text:p>
          </table:table-cell>
          <table:table-cell office:value-type="string">
            <text:p>color</text:p>
          </table:table-cell>
          <table:table-cell office:value-type="string">
            <text:p>Silver</text:p>
          </table:table-cell>
          <table:table-cell/>
        </table:table-row>
        <table:table-row table:style-name="ro1">
          <table:table-cell/>
          <table:table-cell office:value-type="string">
            <text:p>default</text:p>
          </table:table-cell>
          <table:table-cell table:number-columns-repeated="87"/>
          <table:table-cell office:value-type="string">
            <text:p>flat-front-trouser-43108.html</text:p>
          </table:table-cell>
          <table:table-cell table:number-columns-repeated="41"/>
          <table:table-cell office:value-type="float" office:value="88">
            <text:p>88</text:p>
          </table:table-cell>
          <table:table-cell office:value-type="string">
            <text:p>/m/p/mpd012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pd013</text:p>
          </table:table-cell>
          <table:table-cell office:value-type="string">
            <text:p>color</text:p>
          </table:table-cell>
          <table:table-cell office:value-type="string">
            <text:p>Silver</text:p>
          </table:table-cell>
          <table:table-cell/>
        </table:table-row>
        <table:table-row table:style-name="ro1">
          <table:table-cell/>
          <table:table-cell office:value-type="string">
            <text:p>german</text:p>
          </table:table-cell>
          <table:table-cell table:number-columns-repeated="87"/>
          <table:table-cell office:value-type="string">
            <text:p>flat-front-trouser-22071.html</text:p>
          </table:table-cell>
          <table:table-cell table:number-columns-repeated="41"/>
          <table:table-cell office:value-type="float" office:value="88">
            <text:p>88</text:p>
          </table:table-cell>
          <table:table-cell office:value-type="string">
            <text:p>/m/p/mpd012t.jpg</text:p>
          </table:table-cell>
          <table:table-cell/>
          <table:table-cell office:value-type="float" office:value="1">
            <text:p>1</text:p>
          </table:table-cell>
          <table:table-cell office:value-type="float" office:value="0">
            <text:p>0</text:p>
          </table:table-cell>
          <table:table-cell table:number-columns-repeated="12"/>
          <table:table-cell office:value-type="string">
            <text:p>mpd014</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pd015</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pd016</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pd017</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mpd012</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13</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14</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15</text:p>
          </table:table-cell>
          <table:table-cell office:value-type="string">
            <text:p>size</text:p>
          </table:table-cell>
          <table:table-cell office:value-type="float" office:value="33">
            <text:p>33</text:p>
          </table:table-cell>
          <table:table-cell/>
        </table:table-row>
        <table:table-row table:style-name="ro1">
          <table:table-cell table:number-columns-repeated="148"/>
          <table:table-cell office:value-type="string">
            <text:p>mpd016</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17</text:p>
          </table:table-cell>
          <table:table-cell office:value-type="string">
            <text:p>size</text:p>
          </table:table-cell>
          <table:table-cell office:value-type="float" office:value="36">
            <text:p>36</text:p>
          </table:table-cell>
          <table:table-cell/>
        </table:table-row>
        <table:table-row table:style-name="ro1">
          <table:table-cell office:value-type="string">
            <text:p>wbk000c</text:p>
          </table:table-cell>
          <table:table-cell/>
          <table:table-cell office:value-type="string">
            <text:p>Clothing</text:p>
          </table:table-cell>
          <table:table-cell office:value-type="string">
            <text:p>configurab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11"/>
          <table:table-cell table:style-name="ce1" office:value-type="string">
            <text:p>2013-03-05 06:25:11</text:p>
          </table:table-cell>
          <table:table-cell table:number-columns-repeated="5"/>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b/wbk000t.jpg</text:p>
          </table:table-cell>
          <table:table-cell table:number-columns-repeated="16"/>
          <table:table-cell table:number-columns-repeated="2" office:value-type="string">
            <text:p>Use config</text:p>
          </table:table-cell>
          <table:table-cell office:value-type="string">
            <text:p>NoLIta Cami</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1">
            <text:p>1</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table:table-cell office:value-type="string">
            <text:p>Sleeveless</text:p>
          </table:table-cell>
          <table:table-cell office:value-type="string">
            <text:p>/w/b/wbk000t.jpg</text:p>
          </table:table-cell>
          <table:table-cell/>
          <table:table-cell table:style-name="ce1" office:value-type="string">
            <text:p>2013-03-20 00:00:00</text:p>
          </table:table-cell>
          <table:table-cell table:number-columns-repeated="2"/>
          <table:table-cell office:value-type="float" office:value="1">
            <text:p>1</text:p>
          </table:table-cell>
          <table:table-cell/>
          <table:table-cell office:value-type="float" office:value="2">
            <text:p>2</text:p>
          </table:table-cell>
          <table:table-cell office:value-type="string">
            <text:p>/w/b/wbk000t.jpg</text:p>
          </table:table-cell>
          <table:table-cell/>
          <table:table-cell table:style-name="ce1" office:value-type="string">
            <text:p>2013-05-08 19:21:08</text:p>
          </table:table-cell>
          <table:table-cell office:value-type="string">
            <text:p>nolita-cami</text:p>
          </table:table-cell>
          <table:table-cell office:value-type="string">
            <text:p>nolita-cami-19856.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0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bk000</text:p>
          </table:table-cell>
          <table:table-cell office:value-type="string">
            <text:p>color</text:p>
          </table:table-cell>
          <table:table-cell office:value-type="string">
            <text:p>Pink</text:p>
          </table:table-cell>
          <table:table-cell/>
        </table:table-row>
        <table:table-row table:style-name="ro1">
          <table:table-cell/>
          <table:table-cell office:value-type="string">
            <text:p>default</text:p>
          </table:table-cell>
          <table:table-cell table:number-columns-repeated="87"/>
          <table:table-cell office:value-type="string">
            <text:p>nolita-cami-29683.html</text:p>
          </table:table-cell>
          <table:table-cell table:number-columns-repeated="41"/>
          <table:table-cell office:value-type="float" office:value="88">
            <text:p>88</text:p>
          </table:table-cell>
          <table:table-cell office:value-type="string">
            <text:p>/w/b/wbk000t.jpg</text:p>
          </table:table-cell>
          <table:table-cell/>
          <table:table-cell office:value-type="float" office:value="1">
            <text:p>1</text:p>
          </table:table-cell>
          <table:table-cell office:value-type="float" office:value="0">
            <text:p>0</text:p>
          </table:table-cell>
          <table:table-cell table:number-columns-repeated="12"/>
          <table:table-cell office:value-type="string">
            <text:p>wbk001</text:p>
          </table:table-cell>
          <table:table-cell office:value-type="string">
            <text:p>color</text:p>
          </table:table-cell>
          <table:table-cell office:value-type="string">
            <text:p>Pink</text:p>
          </table:table-cell>
          <table:table-cell/>
        </table:table-row>
        <table:table-row table:style-name="ro1">
          <table:table-cell/>
          <table:table-cell office:value-type="string">
            <text:p>german</text:p>
          </table:table-cell>
          <table:table-cell table:number-columns-repeated="87"/>
          <table:table-cell office:value-type="string">
            <text:p>nolita-cami-18390.html</text:p>
          </table:table-cell>
          <table:table-cell table:number-columns-repeated="41"/>
          <table:table-cell office:value-type="float" office:value="88">
            <text:p>88</text:p>
          </table:table-cell>
          <table:table-cell office:value-type="string">
            <text:p>/w/b/wbk000a.jpg</text:p>
          </table:table-cell>
          <table:table-cell/>
          <table:table-cell office:value-type="float" office:value="2">
            <text:p>2</text:p>
          </table:table-cell>
          <table:table-cell office:value-type="float" office:value="0">
            <text:p>0</text:p>
          </table:table-cell>
          <table:table-cell table:number-columns-repeated="12"/>
          <table:table-cell office:value-type="string">
            <text:p>wbk002L</text:p>
          </table:table-cell>
          <table:table-cell office:value-type="string">
            <text:p>color</text:p>
          </table:table-cell>
          <table:table-cell office:value-type="string">
            <text:p>Black</text:p>
          </table:table-cell>
          <table:table-cell/>
        </table:table-row>
        <table:table-row table:style-name="ro1">
          <table:table-cell table:number-columns-repeated="131"/>
          <table:table-cell office:value-type="float" office:value="88">
            <text:p>88</text:p>
          </table:table-cell>
          <table:table-cell office:value-type="string">
            <text:p>/w/b/wbk002a_1.jpg</text:p>
          </table:table-cell>
          <table:table-cell/>
          <table:table-cell office:value-type="float" office:value="4">
            <text:p>4</text:p>
          </table:table-cell>
          <table:table-cell office:value-type="float" office:value="0">
            <text:p>0</text:p>
          </table:table-cell>
          <table:table-cell table:number-columns-repeated="12"/>
          <table:table-cell office:value-type="string">
            <text:p>wbk000xs</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00xl</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02M</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bk000c-Pink-L</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02c-Black-XS</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bk002c-Black-S</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bk000</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01</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02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00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00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wbk002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00c-Pink-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02c-Black-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02c-Black-S</text:p>
          </table:table-cell>
          <table:table-cell office:value-type="string">
            <text:p>size</text:p>
          </table:table-cell>
          <table:table-cell office:value-type="string">
            <text:p>S</text:p>
          </table:table-cell>
          <table:table-cell/>
        </table:table-row>
        <table:table-row table:style-name="ro1">
          <table:table-cell office:value-type="string">
            <text:p>wbk003c</text:p>
          </table:table-cell>
          <table:table-cell/>
          <table:table-cell office:value-type="string">
            <text:p>Clothing</text:p>
          </table:table-cell>
          <table:table-cell office:value-type="string">
            <text:p>configurable</text:p>
          </table:table-cell>
          <table:table-cell office:value-type="string">
            <text:p>Women</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11"/>
          <table:table-cell table:style-name="ce1" office:value-type="string">
            <text:p>2013-03-05 06:25:11</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b/wbk003t.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1">
            <text:p>1</text:p>
          </table:table-cell>
          <table:table-cell table:number-columns-repeated="2"/>
          <table:table-cell office:value-type="string">
            <text:p>A simple ribbed cotton tank. Great for layering.</text:p>
          </table:table-cell>
          <table:table-cell/>
          <table:table-cell office:value-type="string">
            <text:p>Sleeveless</text:p>
          </table:table-cell>
          <table:table-cell office:value-type="string">
            <text:p>/w/b/wbk003t.jpg</text:p>
          </table:table-cell>
          <table:table-cell/>
          <table:table-cell table:style-name="ce1" office:value-type="string">
            <text:p>2013-03-01 00:00:00</text:p>
          </table:table-cell>
          <table:table-cell table:number-columns-repeated="2"/>
          <table:table-cell office:value-type="float" office:value="1">
            <text:p>1</text:p>
          </table:table-cell>
          <table:table-cell/>
          <table:table-cell office:value-type="float" office:value="2">
            <text:p>2</text:p>
          </table:table-cell>
          <table:table-cell office:value-type="string">
            <text:p>/w/b/wbk003t.jpg</text:p>
          </table:table-cell>
          <table:table-cell/>
          <table:table-cell table:style-name="ce1" office:value-type="string">
            <text:p>2013-04-15 10:21:11</text:p>
          </table:table-cell>
          <table:table-cell office:value-type="string">
            <text:p>tori-tank</text:p>
          </table:table-cell>
          <table:table-cell office:value-type="string">
            <text:p>tori-tank-19842.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acj001c</text:p>
          </table:table-cell>
          <table:table-cell office:value-type="float" office:value="0">
            <text:p>0</text:p>
          </table:table-cell>
          <table:table-cell table:number-columns-repeated="14"/>
          <table:table-cell office:value-type="float" office:value="88">
            <text:p>88</text:p>
          </table:table-cell>
          <table:table-cell office:value-type="string">
            <text:p>/w/b/wbk003a.jpg</text:p>
          </table:table-cell>
          <table:table-cell/>
          <table:table-cell office:value-type="float" office:value="2">
            <text:p>2</text:p>
          </table:table-cell>
          <table:table-cell office:value-type="float" office:value="0">
            <text:p>0</text:p>
          </table:table-cell>
          <table:table-cell table:number-columns-repeated="12"/>
          <table:table-cell office:value-type="string">
            <text:p>wbk003</text:p>
          </table:table-cell>
          <table:table-cell office:value-type="string">
            <text:p>color</text:p>
          </table:table-cell>
          <table:table-cell office:value-type="string">
            <text:p>Indigo</text:p>
          </table:table-cell>
          <table:table-cell/>
        </table:table-row>
        <table:table-row table:style-name="ro1">
          <table:table-cell/>
          <table:table-cell office:value-type="string">
            <text:p>default</text:p>
          </table:table-cell>
          <table:table-cell table:number-columns-repeated="2"/>
          <table:table-cell office:value-type="string">
            <text:p>Women/New Arrivals</text:p>
          </table:table-cell>
          <table:table-cell office:value-type="string">
            <text:p>Default Category</text:p>
          </table:table-cell>
          <table:table-cell table:number-columns-repeated="83"/>
          <table:table-cell office:value-type="string">
            <text:p>tori-tank-29533.html</text:p>
          </table:table-cell>
          <table:table-cell table:number-columns-repeated="25"/>
          <table:table-cell office:value-type="string">
            <text:p>acj000</text:p>
          </table:table-cell>
          <table:table-cell office:value-type="float" office:value="0">
            <text:p>0</text:p>
          </table:table-cell>
          <table:table-cell table:number-columns-repeated="14"/>
          <table:table-cell office:value-type="float" office:value="88">
            <text:p>88</text:p>
          </table:table-cell>
          <table:table-cell office:value-type="string">
            <text:p>/w/b/wbk003b.jpg</text:p>
          </table:table-cell>
          <table:table-cell/>
          <table:table-cell office:value-type="float" office:value="3">
            <text:p>3</text:p>
          </table:table-cell>
          <table:table-cell office:value-type="float" office:value="0">
            <text:p>0</text:p>
          </table:table-cell>
          <table:table-cell table:number-columns-repeated="12"/>
          <table:table-cell office:value-type="string">
            <text:p>wbk004</text:p>
          </table:table-cell>
          <table:table-cell office:value-type="string">
            <text:p>color</text:p>
          </table:table-cell>
          <table:table-cell office:value-type="string">
            <text:p>Indigo</text:p>
          </table:table-cell>
          <table:table-cell/>
        </table:table-row>
        <table:table-row table:style-name="ro1">
          <table:table-cell/>
          <table:table-cell office:value-type="string">
            <text:p>german</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tori-tank-18388.html</text:p>
          </table:table-cell>
          <table:table-cell table:number-columns-repeated="25"/>
          <table:table-cell office:value-type="string">
            <text:p>acj005</text:p>
          </table:table-cell>
          <table:table-cell office:value-type="float" office:value="0">
            <text:p>0</text:p>
          </table:table-cell>
          <table:table-cell table:number-columns-repeated="14"/>
          <table:table-cell office:value-type="float" office:value="88">
            <text:p>88</text:p>
          </table:table-cell>
          <table:table-cell office:value-type="string">
            <text:p>/w/b/wbk003t.jpg</text:p>
          </table:table-cell>
          <table:table-cell/>
          <table:table-cell office:value-type="float" office:value="1">
            <text:p>1</text:p>
          </table:table-cell>
          <table:table-cell office:value-type="float" office:value="0">
            <text:p>0</text:p>
          </table:table-cell>
          <table:table-cell table:number-columns-repeated="12"/>
          <table:table-cell office:value-type="string">
            <text:p>wbk005</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wbk003xs</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wbk003xl</text:p>
          </table:table-cell>
          <table:table-cell office:value-type="string">
            <text:p>color</text:p>
          </table:table-cell>
          <table:table-cell office:value-type="string">
            <text:p>Indigo</text:p>
          </table:table-cell>
          <table:table-cell/>
        </table:table-row>
        <table:table-row table:style-name="ro1">
          <table:table-cell table:number-columns-repeated="148"/>
          <table:table-cell office:value-type="string">
            <text:p>wbk003</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04</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05</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03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03xl</text:p>
          </table:table-cell>
          <table:table-cell office:value-type="string">
            <text:p>size</text:p>
          </table:table-cell>
          <table:table-cell office:value-type="string">
            <text:p>XL</text:p>
          </table:table-cell>
          <table:table-cell/>
        </table:table-row>
        <table:table-row table:style-name="ro1">
          <table:table-cell office:value-type="string">
            <text:p>wbk006c</text:p>
          </table:table-cell>
          <table:table-cell/>
          <table:table-cell office:value-type="string">
            <text:p>Clothing</text:p>
          </table:table-cell>
          <table:table-cell office:value-type="string">
            <text:p>configurab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11"/>
          <table:table-cell table:style-name="ce1" office:value-type="string">
            <text:p>2013-03-05 06:25:11</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b/wbk006t_2.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1">
            <text:p>1</text:p>
          </table:table-cell>
          <table:table-cell table:number-columns-repeated="2"/>
          <table:table-cell office:value-type="string">
            <text:p>Refresh your knitwear collection with our silk blend top. Layer over a bold hue for maximum contrast.</text:p>
          </table:table-cell>
          <table:table-cell/>
          <table:table-cell office:value-type="string">
            <text:p>Long Sleeve</text:p>
          </table:table-cell>
          <table:table-cell office:value-type="string">
            <text:p>/w/b/wbk006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a.jpg</text:p>
          </table:table-cell>
          <table:table-cell/>
          <table:table-cell table:style-name="ce1" office:value-type="string">
            <text:p>2013-03-20 16:48:57</text:p>
          </table:table-cell>
          <table:table-cell office:value-type="string">
            <text:p>delancy-cardigan-sweater</text:p>
          </table:table-cell>
          <table:table-cell office:value-type="string">
            <text:p>delancy-cardigan-sweater-19824.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6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wbk006</text:p>
          </table:table-cell>
          <table:table-cell office:value-type="string">
            <text:p>color</text:p>
          </table:table-cell>
          <table:table-cell office:value-type="string">
            <text:p>Taupe</text:p>
          </table:table-cell>
          <table:table-cell/>
        </table:table-row>
        <table:table-row table:style-name="ro1">
          <table:table-cell/>
          <table:table-cell office:value-type="string">
            <text:p>default</text:p>
          </table:table-cell>
          <table:table-cell table:number-columns-repeated="87"/>
          <table:table-cell office:value-type="string">
            <text:p>delancy-cardigan-sweater-29374.html</text:p>
          </table:table-cell>
          <table:table-cell table:number-columns-repeated="41"/>
          <table:table-cell office:value-type="float" office:value="88">
            <text:p>88</text:p>
          </table:table-cell>
          <table:table-cell office:value-type="string">
            <text:p>/w/b/wbk006b.jpg</text:p>
          </table:table-cell>
          <table:table-cell/>
          <table:table-cell office:value-type="float" office:value="3">
            <text:p>3</text:p>
          </table:table-cell>
          <table:table-cell office:value-type="float" office:value="0">
            <text:p>0</text:p>
          </table:table-cell>
          <table:table-cell table:number-columns-repeated="12"/>
          <table:table-cell office:value-type="string">
            <text:p>wbk007</text:p>
          </table:table-cell>
          <table:table-cell office:value-type="string">
            <text:p>color</text:p>
          </table:table-cell>
          <table:table-cell office:value-type="string">
            <text:p>Taupe</text:p>
          </table:table-cell>
          <table:table-cell/>
        </table:table-row>
        <table:table-row table:style-name="ro1">
          <table:table-cell/>
          <table:table-cell office:value-type="string">
            <text:p>german</text:p>
          </table:table-cell>
          <table:table-cell table:number-columns-repeated="87"/>
          <table:table-cell office:value-type="string">
            <text:p>delancy-cardigan-sweater-18390.html</text:p>
          </table:table-cell>
          <table:table-cell table:number-columns-repeated="41"/>
          <table:table-cell office:value-type="float" office:value="88">
            <text:p>88</text:p>
          </table:table-cell>
          <table:table-cell office:value-type="string">
            <text:p>/w/b/wbk006a.jpg</text:p>
          </table:table-cell>
          <table:table-cell/>
          <table:table-cell office:value-type="float" office:value="2">
            <text:p>2</text:p>
          </table:table-cell>
          <table:table-cell office:value-type="float" office:value="0">
            <text:p>0</text:p>
          </table:table-cell>
          <table:table-cell table:number-columns-repeated="12"/>
          <table:table-cell office:value-type="string">
            <text:p>wbk008</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bk006xs</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bk006xl</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bk006</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07</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08</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06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06xl</text:p>
          </table:table-cell>
          <table:table-cell office:value-type="string">
            <text:p>size</text:p>
          </table:table-cell>
          <table:table-cell office:value-type="string">
            <text:p>XL</text:p>
          </table:table-cell>
          <table:table-cell/>
        </table:table-row>
        <table:table-row table:style-name="ro1">
          <table:table-cell office:value-type="string">
            <text:p>wbk009c</text:p>
          </table:table-cell>
          <table:table-cell/>
          <table:table-cell office:value-type="string">
            <text:p>Clothing</text:p>
          </table:table-cell>
          <table:table-cell office:value-type="string">
            <text:p>configurable</text:p>
          </table:table-cell>
          <table:table-cell office:value-type="string">
            <text:p>Women/Tops &amp; Blouses</text:p>
          </table:table-cell>
          <table:table-cell office:value-type="string">
            <text:p>Default Category</text:p>
          </table:table-cell>
          <table:table-cell office:value-type="string">
            <text:p>base</text:p>
          </table:table-cell>
          <table:table-cell table:number-columns-repeated="2"/>
          <table:table-cell office:value-type="string">
            <text:p>Blouses</text:p>
          </table:table-cell>
          <table:table-cell table:number-columns-repeated="11"/>
          <table:table-cell table:style-name="ce1" office:value-type="string">
            <text:p>2013-03-05 06:25:11</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b/wbk009t.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1">
            <text:p>1</text:p>
          </table:table-cell>
          <table:table-cell table:number-columns-repeated="2"/>
          <table:table-cell office:value-type="string">
            <text:p>No matter where you are in the world, a crisp, clean oxford is always in style.</text:p>
          </table:table-cell>
          <table:table-cell/>
          <table:table-cell office:value-type="string">
            <text:p>Long Sleeve</text:p>
          </table:table-cell>
          <table:table-cell office:value-type="string">
            <text:p>/w/b/wbk009t.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jpg</text:p>
          </table:table-cell>
          <table:table-cell/>
          <table:table-cell table:style-name="ce1" office:value-type="string">
            <text:p>2013-03-20 16:49:20</text:p>
          </table:table-cell>
          <table:table-cell office:value-type="string">
            <text:p>ludlow-oxford-top</text:p>
          </table:table-cell>
          <table:table-cell office:value-type="string">
            <text:p>ludlow-oxford-top-19815.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wbk009</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87"/>
          <table:table-cell office:value-type="string">
            <text:p>ludlow-oxford-top-29261.html</text:p>
          </table:table-cell>
          <table:table-cell table:number-columns-repeated="41"/>
          <table:table-cell office:value-type="float" office:value="88">
            <text:p>88</text:p>
          </table:table-cell>
          <table:table-cell office:value-type="string">
            <text:p>/w/b/wbk009c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bk010</text:p>
          </table:table-cell>
          <table:table-cell office:value-type="string">
            <text:p>color</text:p>
          </table:table-cell>
          <table:table-cell office:value-type="string">
            <text:p>White</text:p>
          </table:table-cell>
          <table:table-cell/>
        </table:table-row>
        <table:table-row table:style-name="ro1">
          <table:table-cell/>
          <table:table-cell office:value-type="string">
            <text:p>german</text:p>
          </table:table-cell>
          <table:table-cell table:number-columns-repeated="87"/>
          <table:table-cell office:value-type="string">
            <text:p>ludlow-oxford-top-18391.html</text:p>
          </table:table-cell>
          <table:table-cell table:number-columns-repeated="41"/>
          <table:table-cell office:value-type="float" office:value="88">
            <text:p>88</text:p>
          </table:table-cell>
          <table:table-cell office:value-type="string">
            <text:p>/w/b/wbk009t.jpg</text:p>
          </table:table-cell>
          <table:table-cell/>
          <table:table-cell office:value-type="float" office:value="1">
            <text:p>1</text:p>
          </table:table-cell>
          <table:table-cell office:value-type="float" office:value="0">
            <text:p>0</text:p>
          </table:table-cell>
          <table:table-cell table:number-columns-repeated="12"/>
          <table:table-cell office:value-type="string">
            <text:p>wbk011</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wbk009xs</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wbk009xl</text:p>
          </table:table-cell>
          <table:table-cell office:value-type="string">
            <text:p>color</text:p>
          </table:table-cell>
          <table:table-cell office:value-type="string">
            <text:p>White</text:p>
          </table:table-cell>
          <table:table-cell/>
        </table:table-row>
        <table:table-row table:style-name="ro1">
          <table:table-cell table:number-columns-repeated="148"/>
          <table:table-cell office:value-type="string">
            <text:p>wbk009</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10</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11</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09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09xl</text:p>
          </table:table-cell>
          <table:table-cell office:value-type="string">
            <text:p>size</text:p>
          </table:table-cell>
          <table:table-cell office:value-type="string">
            <text:p>XL</text:p>
          </table:table-cell>
          <table:table-cell/>
        </table:table-row>
        <table:table-row table:style-name="ro1">
          <table:table-cell office:value-type="string">
            <text:p>wbk012c</text:p>
          </table:table-cell>
          <table:table-cell/>
          <table:table-cell office:value-type="string">
            <text:p>Clothing</text:p>
          </table:table-cell>
          <table:table-cell office:value-type="string">
            <text:p>configurab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Knits</text:p>
          </table:table-cell>
          <table:table-cell table:number-columns-repeated="11"/>
          <table:table-cell table:style-name="ce1" office:value-type="string">
            <text:p>2013-03-05 06:25:11</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3"/>
          <table:table-cell office:value-type="string">
            <text:p>No</text:p>
          </table:table-cell>
          <table:table-cell/>
          <table:table-cell office:value-type="float" office:value="1">
            <text:p>1</text:p>
          </table:table-cell>
          <table:table-cell table:number-columns-repeated="2"/>
          <table:table-cell office:value-type="string">
            <text:p>/w/b/wbk012t.jpg</text:p>
          </table:table-cell>
          <table:table-cell table:number-columns-repeated="13"/>
          <table:table-cell office:value-type="string">
            <text:p>Bla Bla Bla</text:p>
          </table:table-cell>
          <table:table-cell table:number-columns-repeated="2"/>
          <table:table-cell table:number-columns-repeated="2" office:value-type="string">
            <text:p>Use config</text:p>
          </table:table-cell>
          <table:table-cell office:value-type="string">
            <text:p>Elizabeth Knit Top</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1">
            <text:p>1</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table:table-cell office:value-type="string">
            <text:p>Short Sleeve</text:p>
          </table:table-cell>
          <table:table-cell office:value-type="string">
            <text:p>/w/b/wbk012t.jpg</text:p>
          </table:table-cell>
          <table:table-cell/>
          <table:table-cell table:style-name="ce1" office:value-type="string">
            <text:p>2013-03-01 00:00:00</text:p>
          </table:table-cell>
          <table:table-cell table:number-columns-repeated="2"/>
          <table:table-cell office:value-type="float" office:value="2">
            <text:p>2</text:p>
          </table:table-cell>
          <table:table-cell/>
          <table:table-cell office:value-type="float" office:value="2">
            <text:p>2</text:p>
          </table:table-cell>
          <table:table-cell office:value-type="string">
            <text:p>/w/b/wbk012t.jpg</text:p>
          </table:table-cell>
          <table:table-cell/>
          <table:table-cell table:style-name="ce1" office:value-type="string">
            <text:p>2017-01-10 10:55:37</text:p>
          </table:table-cell>
          <table:table-cell office:value-type="string">
            <text:p>elizabeth-knit-top</text:p>
          </table:table-cell>
          <table:table-cell office:value-type="string">
            <text:p>elizabeth-knit-top-16115.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12b_4.jpg</text:p>
          </table:table-cell>
          <table:table-cell/>
          <table:table-cell office:value-type="float" office:value="3">
            <text:p>3</text:p>
          </table:table-cell>
          <table:table-cell office:value-type="float" office:value="0">
            <text:p>0</text:p>
          </table:table-cell>
          <table:table-cell table:number-columns-repeated="12"/>
          <table:table-cell office:value-type="string">
            <text:p>wbk012</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2"/>
          <table:table-cell office:value-type="string">
            <text:p>Women/Tops &amp; Blouses</text:p>
          </table:table-cell>
          <table:table-cell office:value-type="string">
            <text:p>Default Category</text:p>
          </table:table-cell>
          <table:table-cell table:number-columns-repeated="83"/>
          <table:table-cell office:value-type="string">
            <text:p>elizabeth-knit-top-24743.html</text:p>
          </table:table-cell>
          <table:table-cell table:number-columns-repeated="41"/>
          <table:table-cell office:value-type="float" office:value="88">
            <text:p>88</text:p>
          </table:table-cell>
          <table:table-cell office:value-type="string">
            <text:p>/w/b/wbk012t.jpg</text:p>
          </table:table-cell>
          <table:table-cell/>
          <table:table-cell office:value-type="float" office:value="1">
            <text:p>1</text:p>
          </table:table-cell>
          <table:table-cell office:value-type="float" office:value="0">
            <text:p>0</text:p>
          </table:table-cell>
          <table:table-cell table:number-columns-repeated="12"/>
          <table:table-cell office:value-type="string">
            <text:p>wbk013</text:p>
          </table:table-cell>
          <table:table-cell office:value-type="string">
            <text:p>color</text:p>
          </table:table-cell>
          <table:table-cell office:value-type="string">
            <text:p>White</text:p>
          </table:table-cell>
          <table:table-cell/>
        </table:table-row>
        <table:table-row table:style-name="ro1">
          <table:table-cell/>
          <table:table-cell office:value-type="string">
            <text:p>german</text:p>
          </table:table-cell>
          <table:table-cell table:number-columns-repeated="87"/>
          <table:table-cell office:value-type="string">
            <text:p>elizabeth-knit-top-14870.html</text:p>
          </table:table-cell>
          <table:table-cell table:number-columns-repeated="41"/>
          <table:table-cell office:value-type="float" office:value="88">
            <text:p>88</text:p>
          </table:table-cell>
          <table:table-cell office:value-type="string">
            <text:p>/w/b/wbk012.jpg</text:p>
          </table:table-cell>
          <table:table-cell/>
          <table:table-cell office:value-type="float" office:value="2">
            <text:p>2</text:p>
          </table:table-cell>
          <table:table-cell office:value-type="float" office:value="0">
            <text:p>0</text:p>
          </table:table-cell>
          <table:table-cell table:number-columns-repeated="12"/>
          <table:table-cell office:value-type="string">
            <text:p>wbk014</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w/b/wbk012c-royal-blue.jpg</text:p>
          </table:table-cell>
          <table:table-cell office:value-type="string">
            <text:p>Royal Blue</text:p>
          </table:table-cell>
          <table:table-cell office:value-type="float" office:value="5">
            <text:p>5</text:p>
          </table:table-cell>
          <table:table-cell office:value-type="float" office:value="0">
            <text:p>0</text:p>
          </table:table-cell>
          <table:table-cell table:number-columns-repeated="12"/>
          <table:table-cell office:value-type="string">
            <text:p>wbk012xs</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w/b/wbk012c-pink.jpg</text:p>
          </table:table-cell>
          <table:table-cell office:value-type="string">
            <text:p>Pink</text:p>
          </table:table-cell>
          <table:table-cell office:value-type="float" office:value="6">
            <text:p>6</text:p>
          </table:table-cell>
          <table:table-cell office:value-type="float" office:value="0">
            <text:p>0</text:p>
          </table:table-cell>
          <table:table-cell table:number-columns-repeated="12"/>
          <table:table-cell office:value-type="string">
            <text:p>wbk012xl</text:p>
          </table:table-cell>
          <table:table-cell office:value-type="string">
            <text:p>color</text:p>
          </table:table-cell>
          <table:table-cell office:value-type="string">
            <text:p>White</text:p>
          </table:table-cell>
          <table:table-cell/>
        </table:table-row>
        <table:table-row table:style-name="ro1">
          <table:table-cell table:number-columns-repeated="131"/>
          <table:table-cell office:value-type="float" office:value="88">
            <text:p>88</text:p>
          </table:table-cell>
          <table:table-cell office:value-type="string">
            <text:p>/w/b/wbk012c-red.jpg</text:p>
          </table:table-cell>
          <table:table-cell office:value-type="string">
            <text:p>Red</text:p>
          </table:table-cell>
          <table:table-cell office:value-type="float" office:value="7">
            <text:p>7</text:p>
          </table:table-cell>
          <table:table-cell office:value-type="float" office:value="0">
            <text:p>0</text:p>
          </table:table-cell>
          <table:table-cell table:number-columns-repeated="12"/>
          <table:table-cell office:value-type="string">
            <text:p>wbk012c-Pink-S</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12c-Pink-M</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12c-Pink-L</text:p>
          </table:table-cell>
          <table:table-cell office:value-type="string">
            <text:p>color</text:p>
          </table:table-cell>
          <table:table-cell office:value-type="string">
            <text:p>Pink</text:p>
          </table:table-cell>
          <table:table-cell/>
        </table:table-row>
        <table:table-row table:style-name="ro1">
          <table:table-cell table:number-columns-repeated="148"/>
          <table:table-cell office:value-type="string">
            <text:p>wbk012c-Red-S</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wbk012c-Red-M</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wbk012c-Red-L</text:p>
          </table:table-cell>
          <table:table-cell office:value-type="string">
            <text:p>color</text:p>
          </table:table-cell>
          <table:table-cell office:value-type="string">
            <text:p>Red</text:p>
          </table:table-cell>
          <table:table-cell/>
        </table:table-row>
        <table:table-row table:style-name="ro1">
          <table:table-cell table:number-columns-repeated="148"/>
          <table:table-cell office:value-type="string">
            <text:p>wbk012c-Royal Blue-S</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wbk012c-Royal Blue-M</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wbk012c-Royal Blue-L</text:p>
          </table:table-cell>
          <table:table-cell office:value-type="string">
            <text:p>color</text:p>
          </table:table-cell>
          <table:table-cell office:value-type="string">
            <text:p>Royal Blue</text:p>
          </table:table-cell>
          <table:table-cell/>
        </table:table-row>
        <table:table-row table:style-name="ro1">
          <table:table-cell table:number-columns-repeated="148"/>
          <table:table-cell office:value-type="string">
            <text:p>wbk012c-Orange-M</text:p>
          </table:table-cell>
          <table:table-cell office:value-type="string">
            <text:p>color</text:p>
          </table:table-cell>
          <table:table-cell office:value-type="string">
            <text:p>Orange</text:p>
          </table:table-cell>
          <table:table-cell/>
        </table:table-row>
        <table:table-row table:style-name="ro1">
          <table:table-cell table:number-columns-repeated="148"/>
          <table:table-cell office:value-type="string">
            <text:p>wbk012</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13</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14</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12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bk012xl</text:p>
          </table:table-cell>
          <table:table-cell office:value-type="string">
            <text:p>size</text:p>
          </table:table-cell>
          <table:table-cell office:value-type="string">
            <text:p>XL</text:p>
          </table:table-cell>
          <table:table-cell/>
        </table:table-row>
        <table:table-row table:style-name="ro1">
          <table:table-cell table:number-columns-repeated="148"/>
          <table:table-cell office:value-type="string">
            <text:p>wbk012c-Pink-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12c-Pink-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12c-Pink-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12c-Red-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12c-Red-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12c-Red-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12c-Royal Blue-S</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bk012c-Royal Blue-M</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bk012c-Royal Blue-L</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bk012c-Orange-M</text:p>
          </table:table-cell>
          <table:table-cell office:value-type="string">
            <text:p>size</text:p>
          </table:table-cell>
          <table:table-cell office:value-type="string">
            <text:p>M</text:p>
          </table:table-cell>
          <table:table-cell/>
        </table:table-row>
        <table:table-row table:style-name="ro1">
          <table:table-cell office:value-type="string">
            <text:p>wsd000c</text:p>
          </table:table-cell>
          <table:table-cell/>
          <table:table-cell office:value-type="string">
            <text:p>Clothing</text:p>
          </table:table-cell>
          <table:table-cell office:value-type="string">
            <text:p>configurab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Skirts</text:p>
          </table:table-cell>
          <table:table-cell table:number-columns-repeated="11"/>
          <table:table-cell table:style-name="ce1" office:value-type="string">
            <text:p>2013-03-05 06:25:11</text:p>
          </table:table-cell>
          <table:table-cell table:number-columns-repeated="5"/>
          <table:table-cell office:value-type="string">
            <text:p>Knee length skirt. Sits on natural waist. Fitted through the hip. Exposed waist belt loops. Hidden zip and hook and eye closure in back. Full lining. Wool/cotton/polyester. Machine wash.</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s/wsd000t.jpg</text:p>
          </table:table-cell>
          <table:table-cell table:number-columns-repeated="16"/>
          <table:table-cell table:number-columns-repeated="2" office:value-type="string">
            <text:p>Use config</text:p>
          </table:table-cell>
          <table:table-cell office:value-type="string">
            <text:p>Essex Pencil Skirt</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1">
            <text:p>1</text:p>
          </table:table-cell>
          <table:table-cell table:number-columns-repeated="2"/>
          <table:table-cell office:value-type="string">
            <text:p>A classic pencil skirt that feels refreshingly modern. Crafted from our lighweight refined wool, the Jane skirt is an essential piece for on-the-go professionals.</text:p>
          </table:table-cell>
          <table:table-cell table:number-columns-repeated="2"/>
          <table:table-cell office:value-type="string">
            <text:p>/w/s/wsd000t.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0t.jpg</text:p>
          </table:table-cell>
          <table:table-cell/>
          <table:table-cell table:style-name="ce1" office:value-type="string">
            <text:p>2013-03-20 16:57:33</text:p>
          </table:table-cell>
          <table:table-cell office:value-type="string">
            <text:p>essex-pencil-skirt</text:p>
          </table:table-cell>
          <table:table-cell office:value-type="string">
            <text:p>essex-pencil-skirt-20256.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0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wsd000</text:p>
          </table:table-cell>
          <table:table-cell office:value-type="string">
            <text:p>color</text:p>
          </table:table-cell>
          <table:table-cell office:value-type="string">
            <text:p>Charcoal</text:p>
          </table:table-cell>
          <table:table-cell/>
        </table:table-row>
        <table:table-row table:style-name="ro1">
          <table:table-cell/>
          <table:table-cell office:value-type="string">
            <text:p>default</text:p>
          </table:table-cell>
          <table:table-cell table:number-columns-repeated="87"/>
          <table:table-cell office:value-type="string">
            <text:p>essex-pencil-skirt-34122.html</text:p>
          </table:table-cell>
          <table:table-cell table:number-columns-repeated="41"/>
          <table:table-cell office:value-type="float" office:value="88">
            <text:p>88</text:p>
          </table:table-cell>
          <table:table-cell office:value-type="string">
            <text:p>/w/s/wsd000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sd001</text:p>
          </table:table-cell>
          <table:table-cell office:value-type="string">
            <text:p>color</text:p>
          </table:table-cell>
          <table:table-cell office:value-type="string">
            <text:p>Charcoal</text:p>
          </table:table-cell>
          <table:table-cell/>
        </table:table-row>
        <table:table-row table:style-name="ro1">
          <table:table-cell/>
          <table:table-cell office:value-type="string">
            <text:p>german</text:p>
          </table:table-cell>
          <table:table-cell table:number-columns-repeated="87"/>
          <table:table-cell office:value-type="string">
            <text:p>essex-pencil-skirt-18448.html</text:p>
          </table:table-cell>
          <table:table-cell table:number-columns-repeated="41"/>
          <table:table-cell office:value-type="float" office:value="88">
            <text:p>88</text:p>
          </table:table-cell>
          <table:table-cell office:value-type="string">
            <text:p>/w/s/wsd000t.jpg</text:p>
          </table:table-cell>
          <table:table-cell/>
          <table:table-cell office:value-type="float" office:value="1">
            <text:p>1</text:p>
          </table:table-cell>
          <table:table-cell office:value-type="float" office:value="0">
            <text:p>0</text:p>
          </table:table-cell>
          <table:table-cell table:number-columns-repeated="12"/>
          <table:table-cell office:value-type="string">
            <text:p>wsd002</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wsd003</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wsd004</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wsd000</text:p>
          </table:table-cell>
          <table:table-cell office:value-type="string">
            <text:p>size</text:p>
          </table:table-cell>
          <table:table-cell office:value-type="float" office:value="2">
            <text:p>2</text:p>
          </table:table-cell>
          <table:table-cell/>
        </table:table-row>
        <table:table-row table:style-name="ro1">
          <table:table-cell table:number-columns-repeated="148"/>
          <table:table-cell office:value-type="string">
            <text:p>wsd001</text:p>
          </table:table-cell>
          <table:table-cell office:value-type="string">
            <text:p>size</text:p>
          </table:table-cell>
          <table:table-cell office:value-type="float" office:value="4">
            <text:p>4</text:p>
          </table:table-cell>
          <table:table-cell/>
        </table:table-row>
        <table:table-row table:style-name="ro1">
          <table:table-cell table:number-columns-repeated="148"/>
          <table:table-cell office:value-type="string">
            <text:p>wsd002</text:p>
          </table:table-cell>
          <table:table-cell office:value-type="string">
            <text:p>size</text:p>
          </table:table-cell>
          <table:table-cell office:value-type="float" office:value="6">
            <text:p>6</text:p>
          </table:table-cell>
          <table:table-cell/>
        </table:table-row>
        <table:table-row table:style-name="ro1">
          <table:table-cell table:number-columns-repeated="148"/>
          <table:table-cell office:value-type="string">
            <text:p>wsd003</text:p>
          </table:table-cell>
          <table:table-cell office:value-type="string">
            <text:p>size</text:p>
          </table:table-cell>
          <table:table-cell office:value-type="float" office:value="8">
            <text:p>8</text:p>
          </table:table-cell>
          <table:table-cell/>
        </table:table-row>
        <table:table-row table:style-name="ro1">
          <table:table-cell table:number-columns-repeated="148"/>
          <table:table-cell office:value-type="string">
            <text:p>wsd004</text:p>
          </table:table-cell>
          <table:table-cell office:value-type="string">
            <text:p>size</text:p>
          </table:table-cell>
          <table:table-cell office:value-type="float" office:value="10">
            <text:p>10</text:p>
          </table:table-cell>
          <table:table-cell/>
        </table:table-row>
        <table:table-row table:style-name="ro1">
          <table:table-cell office:value-type="string">
            <text:p>wsd005c</text:p>
          </table:table-cell>
          <table:table-cell/>
          <table:table-cell office:value-type="string">
            <text:p>Clothing</text:p>
          </table:table-cell>
          <table:table-cell office:value-type="string">
            <text:p>configurab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11"/>
          <table:table-cell table:style-name="ce1" office:value-type="string">
            <text:p>2013-03-05 06:25:11</text:p>
          </table:table-cell>
          <table:table-cell/>
          <table:table-cell table:style-name="ce1" office:value-type="string">
            <text:p>2013-05-10 00:00:00</text:p>
          </table:table-cell>
          <table:table-cell table:number-columns-repeated="3"/>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s/wsd005t_2.jpg</text:p>
          </table:table-cell>
          <table:table-cell table:number-columns-repeated="16"/>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2-10-01 00:00:00</text:p>
          </table:table-cell>
          <table:table-cell table:style-name="ce1" office:value-type="string">
            <text:p>2013-04-01 00:00:00</text:p>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1">
            <text:p>1</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table:number-columns-repeated="2"/>
          <table:table-cell office:value-type="string">
            <text:p>/w/s/wsd005t_2.jpg</text:p>
          </table:table-cell>
          <table:table-cell/>
          <table:table-cell table:style-name="ce1" office:value-type="string">
            <text:p>2013-05-10 00:00:00</text:p>
          </table:table-cell>
          <table:table-cell office:value-type="float" office:value="224">
            <text:p>224</text:p>
          </table:table-cell>
          <table:table-cell/>
          <table:table-cell office:value-type="float" office:value="1">
            <text:p>1</text:p>
          </table:table-cell>
          <table:table-cell/>
          <table:table-cell office:value-type="float" office:value="2">
            <text:p>2</text:p>
          </table:table-cell>
          <table:table-cell office:value-type="string">
            <text:p>/w/s/wsd005t_2.jpg</text:p>
          </table:table-cell>
          <table:table-cell/>
          <table:table-cell table:style-name="ce1" office:value-type="string">
            <text:p>2013-05-14 14:30:53</text:p>
          </table:table-cell>
          <table:table-cell office:value-type="string">
            <text:p>racer-back-maxi-dress</text:p>
          </table:table-cell>
          <table:table-cell office:value-type="string">
            <text:p>racer-back-maxi-dress-19707.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wsd005</text:p>
          </table:table-cell>
          <table:table-cell office:value-type="string">
            <text:p>color</text:p>
          </table:table-cell>
          <table:table-cell office:value-type="string">
            <text:p>Purple</text:p>
          </table:table-cell>
          <table:table-cell/>
        </table:table-row>
        <table:table-row table:style-name="ro1">
          <table:table-cell/>
          <table:table-cell office:value-type="string">
            <text:p>default</text:p>
          </table:table-cell>
          <table:table-cell table:number-columns-repeated="2"/>
          <table:table-cell office:value-type="string">
            <text:p>Sale/Women</text:p>
          </table:table-cell>
          <table:table-cell office:value-type="string">
            <text:p>Default Category</text:p>
          </table:table-cell>
          <table:table-cell table:number-columns-repeated="83"/>
          <table:table-cell office:value-type="string">
            <text:p>racer-back-maxi-dress-28523.html</text:p>
          </table:table-cell>
          <table:table-cell table:number-columns-repeated="41"/>
          <table:table-cell office:value-type="float" office:value="88">
            <text:p>88</text:p>
          </table:table-cell>
          <table:table-cell office:value-type="string">
            <text:p>/w/s/wsd005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sd006</text:p>
          </table:table-cell>
          <table:table-cell office:value-type="string">
            <text:p>color</text:p>
          </table:table-cell>
          <table:table-cell office:value-type="string">
            <text:p>Purple</text:p>
          </table:table-cell>
          <table:table-cell/>
        </table:table-row>
        <table:table-row table:style-name="ro1">
          <table:table-cell/>
          <table:table-cell office:value-type="string">
            <text:p>german</text:p>
          </table:table-cell>
          <table:table-cell table:number-columns-repeated="87"/>
          <table:table-cell office:value-type="string">
            <text:p>racer-back-maxi-dress-18386.html</text:p>
          </table:table-cell>
          <table:table-cell table:number-columns-repeated="41"/>
          <table:table-cell office:value-type="float" office:value="88">
            <text:p>88</text:p>
          </table:table-cell>
          <table:table-cell office:value-type="string">
            <text:p>/w/s/wsd005a.jpg</text:p>
          </table:table-cell>
          <table:table-cell/>
          <table:table-cell office:value-type="float" office:value="2">
            <text:p>2</text:p>
          </table:table-cell>
          <table:table-cell office:value-type="float" office:value="0">
            <text:p>0</text:p>
          </table:table-cell>
          <table:table-cell table:number-columns-repeated="12"/>
          <table:table-cell office:value-type="string">
            <text:p>wsd007</text:p>
          </table:table-cell>
          <table:table-cell office:value-type="string">
            <text:p>color</text:p>
          </table:table-cell>
          <table:table-cell office:value-type="string">
            <text:p>Purple</text:p>
          </table:table-cell>
          <table:table-cell/>
        </table:table-row>
        <table:table-row table:style-name="ro1">
          <table:table-cell table:number-columns-repeated="148"/>
          <table:table-cell office:value-type="string">
            <text:p>wsd005xs</text:p>
          </table:table-cell>
          <table:table-cell office:value-type="string">
            <text:p>color</text:p>
          </table:table-cell>
          <table:table-cell office:value-type="string">
            <text:p>Purple</text:p>
          </table:table-cell>
          <table:table-cell/>
        </table:table-row>
        <table:table-row table:style-name="ro1">
          <table:table-cell table:number-columns-repeated="148"/>
          <table:table-cell office:value-type="string">
            <text:p>wsd005xl</text:p>
          </table:table-cell>
          <table:table-cell office:value-type="string">
            <text:p>color</text:p>
          </table:table-cell>
          <table:table-cell office:value-type="string">
            <text:p>Purple</text:p>
          </table:table-cell>
          <table:table-cell/>
        </table:table-row>
        <table:table-row table:style-name="ro1">
          <table:table-cell table:number-columns-repeated="148"/>
          <table:table-cell office:value-type="string">
            <text:p>wsd005</text:p>
          </table:table-cell>
          <table:table-cell office:value-type="string">
            <text:p>size</text:p>
          </table:table-cell>
          <table:table-cell office:value-type="string">
            <text:p>S</text:p>
          </table:table-cell>
          <table:table-cell/>
        </table:table-row>
        <table:table-row table:style-name="ro1">
          <table:table-cell table:number-columns-repeated="148"/>
          <table:table-cell office:value-type="string">
            <text:p>wsd006</text:p>
          </table:table-cell>
          <table:table-cell office:value-type="string">
            <text:p>size</text:p>
          </table:table-cell>
          <table:table-cell office:value-type="string">
            <text:p>M</text:p>
          </table:table-cell>
          <table:table-cell/>
        </table:table-row>
        <table:table-row table:style-name="ro1">
          <table:table-cell table:number-columns-repeated="148"/>
          <table:table-cell office:value-type="string">
            <text:p>wsd007</text:p>
          </table:table-cell>
          <table:table-cell office:value-type="string">
            <text:p>size</text:p>
          </table:table-cell>
          <table:table-cell office:value-type="string">
            <text:p>L</text:p>
          </table:table-cell>
          <table:table-cell/>
        </table:table-row>
        <table:table-row table:style-name="ro1">
          <table:table-cell table:number-columns-repeated="148"/>
          <table:table-cell office:value-type="string">
            <text:p>wsd005xs</text:p>
          </table:table-cell>
          <table:table-cell office:value-type="string">
            <text:p>size</text:p>
          </table:table-cell>
          <table:table-cell office:value-type="string">
            <text:p>XS</text:p>
          </table:table-cell>
          <table:table-cell/>
        </table:table-row>
        <table:table-row table:style-name="ro1">
          <table:table-cell table:number-columns-repeated="148"/>
          <table:table-cell office:value-type="string">
            <text:p>wsd005xl</text:p>
          </table:table-cell>
          <table:table-cell office:value-type="string">
            <text:p>size</text:p>
          </table:table-cell>
          <table:table-cell office:value-type="string">
            <text:p>XL</text:p>
          </table:table-cell>
          <table:table-cell/>
        </table:table-row>
        <table:table-row table:style-name="ro1">
          <table:table-cell office:value-type="string">
            <text:p>wsd008c</text:p>
          </table:table-cell>
          <table:table-cell/>
          <table:table-cell office:value-type="string">
            <text:p>Clothing</text:p>
          </table:table-cell>
          <table:table-cell office:value-type="string">
            <text:p>configurable</text:p>
          </table:table-cell>
          <table:table-cell office:value-type="string">
            <text:p>Women/Dresses &amp; Skirt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11"/>
          <table:table-cell table:style-name="ce1" office:value-type="string">
            <text:p>2013-03-05 06:25:11</text:p>
          </table:table-cell>
          <table:table-cell table:number-columns-repeated="5"/>
          <table:table-cell office:value-type="string">
            <text:p>Sleeveless, jewel neckline with deep Vee in back. Fitted through waist and hip. 100% polyester lining. Cotton/wool. Dry clean.</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s/wsd008t_2.jpg</text:p>
          </table:table-cell>
          <table:table-cell table:number-columns-repeated="16"/>
          <table:table-cell table:number-columns-repeated="2" office:value-type="string">
            <text:p>Use config</text:p>
          </table:table-cell>
          <table:table-cell office:value-type="string">
            <text:p>Ludlow Sheath Dress</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305">
            <text:p>305</text:p>
          </table:table-cell>
          <table:table-cell office:value-type="float" office:value="1">
            <text:p>1</text:p>
          </table:table-cell>
          <table:table-cell table:number-columns-repeated="2"/>
          <table:table-cell office:value-type="string">
            <text:p>Our feminine wool-blend frock transitions seamlessly from day to night. We suggest wearing with classic heels and a standout strand necklace.</text:p>
          </table:table-cell>
          <table:table-cell table:number-columns-repeated="2"/>
          <table:table-cell office:value-type="string">
            <text:p>/w/s/wsd008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8t_2.jpg</text:p>
          </table:table-cell>
          <table:table-cell/>
          <table:table-cell table:style-name="ce1" office:value-type="string">
            <text:p>2013-03-20 16:46:38</text:p>
          </table:table-cell>
          <table:table-cell office:value-type="string">
            <text:p>ludlow-sheath-dress</text:p>
          </table:table-cell>
          <table:table-cell office:value-type="string">
            <text:p>ludlow-sheath-dress.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8t_2.jpg</text:p>
          </table:table-cell>
          <table:table-cell/>
          <table:table-cell office:value-type="float" office:value="1">
            <text:p>1</text:p>
          </table:table-cell>
          <table:table-cell office:value-type="float" office:value="0">
            <text:p>0</text:p>
          </table:table-cell>
          <table:table-cell table:number-columns-repeated="12"/>
          <table:table-cell office:value-type="string">
            <text:p>wsd008</text:p>
          </table:table-cell>
          <table:table-cell office:value-type="string">
            <text:p>color</text:p>
          </table:table-cell>
          <table:table-cell office:value-type="string">
            <text:p>Silver</text:p>
          </table:table-cell>
          <table:table-cell/>
        </table:table-row>
        <table:table-row table:style-name="ro1">
          <table:table-cell table:number-columns-repeated="131"/>
          <table:table-cell office:value-type="float" office:value="88">
            <text:p>88</text:p>
          </table:table-cell>
          <table:table-cell office:value-type="string">
            <text:p>/w/s/wsd008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wsd009</text:p>
          </table:table-cell>
          <table:table-cell office:value-type="string">
            <text:p>color</text:p>
          </table:table-cell>
          <table:table-cell office:value-type="string">
            <text:p>Silver</text:p>
          </table:table-cell>
          <table:table-cell/>
        </table:table-row>
        <table:table-row table:style-name="ro1">
          <table:table-cell table:number-columns-repeated="131"/>
          <table:table-cell office:value-type="float" office:value="88">
            <text:p>88</text:p>
          </table:table-cell>
          <table:table-cell office:value-type="string">
            <text:p>/w/s/wsd008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sd010</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wsd011</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wsd012</text:p>
          </table:table-cell>
          <table:table-cell office:value-type="string">
            <text:p>color</text:p>
          </table:table-cell>
          <table:table-cell office:value-type="string">
            <text:p>Silver</text:p>
          </table:table-cell>
          <table:table-cell/>
        </table:table-row>
        <table:table-row table:style-name="ro1">
          <table:table-cell table:number-columns-repeated="148"/>
          <table:table-cell office:value-type="string">
            <text:p>wsd008</text:p>
          </table:table-cell>
          <table:table-cell office:value-type="string">
            <text:p>size</text:p>
          </table:table-cell>
          <table:table-cell office:value-type="float" office:value="2">
            <text:p>2</text:p>
          </table:table-cell>
          <table:table-cell/>
        </table:table-row>
        <table:table-row table:style-name="ro1">
          <table:table-cell table:number-columns-repeated="148"/>
          <table:table-cell office:value-type="string">
            <text:p>wsd009</text:p>
          </table:table-cell>
          <table:table-cell office:value-type="string">
            <text:p>size</text:p>
          </table:table-cell>
          <table:table-cell office:value-type="float" office:value="4">
            <text:p>4</text:p>
          </table:table-cell>
          <table:table-cell/>
        </table:table-row>
        <table:table-row table:style-name="ro1">
          <table:table-cell table:number-columns-repeated="148"/>
          <table:table-cell office:value-type="string">
            <text:p>wsd010</text:p>
          </table:table-cell>
          <table:table-cell office:value-type="string">
            <text:p>size</text:p>
          </table:table-cell>
          <table:table-cell office:value-type="float" office:value="6">
            <text:p>6</text:p>
          </table:table-cell>
          <table:table-cell/>
        </table:table-row>
        <table:table-row table:style-name="ro1">
          <table:table-cell table:number-columns-repeated="148"/>
          <table:table-cell office:value-type="string">
            <text:p>wsd011</text:p>
          </table:table-cell>
          <table:table-cell office:value-type="string">
            <text:p>size</text:p>
          </table:table-cell>
          <table:table-cell office:value-type="float" office:value="8">
            <text:p>8</text:p>
          </table:table-cell>
          <table:table-cell/>
        </table:table-row>
        <table:table-row table:style-name="ro1">
          <table:table-cell table:number-columns-repeated="148"/>
          <table:table-cell office:value-type="string">
            <text:p>wsd012</text:p>
          </table:table-cell>
          <table:table-cell office:value-type="string">
            <text:p>size</text:p>
          </table:table-cell>
          <table:table-cell office:value-type="float" office:value="10">
            <text:p>10</text:p>
          </table:table-cell>
          <table:table-cell/>
        </table:table-row>
        <table:table-row table:style-name="ro1">
          <table:table-cell office:value-type="string">
            <text:p>wsd013c</text:p>
          </table:table-cell>
          <table:table-cell/>
          <table:table-cell office:value-type="string">
            <text:p>Clothing</text:p>
          </table:table-cell>
          <table:table-cell office:value-type="string">
            <text:p>configurable</text:p>
          </table:table-cell>
          <table:table-cell office:value-type="string">
            <text:p>Women/New Arrivals</text:p>
          </table:table-cell>
          <table:table-cell office:value-type="string">
            <text:p>Default Category</text:p>
          </table:table-cell>
          <table:table-cell office:value-type="string">
            <text:p>base</text:p>
          </table:table-cell>
          <table:table-cell table:number-columns-repeated="2"/>
          <table:table-cell office:value-type="string">
            <text:p>Dresses</text:p>
          </table:table-cell>
          <table:table-cell table:number-columns-repeated="11"/>
          <table:table-cell table:style-name="ce1" office:value-type="string">
            <text:p>2013-03-05 06:25:12</text:p>
          </table:table-cell>
          <table:table-cell table:number-columns-repeated="5"/>
          <table:table-cell office:value-type="string">
            <text:p>Two sash, convertible neckline with front ruffle detail. Unhemmed, visisble seams. Hidden side zipper. Unlined. Wool/elastane. Hand wash.</text:p>
          </table:table-cell>
          <table:table-cell table:number-columns-repeated="6"/>
          <table:table-cell office:value-type="string">
            <text:p>Female</text:p>
          </table:table-cell>
          <table:table-cell table:number-columns-repeated="5"/>
          <table:table-cell office:value-type="float" office:value="1">
            <text:p>1</text:p>
          </table:table-cell>
          <table:table-cell table:number-columns-repeated="2"/>
          <table:table-cell office:value-type="string">
            <text:p>/w/s/wsd013t.jpg</text:p>
          </table:table-cell>
          <table:table-cell table:number-columns-repeated="16"/>
          <table:table-cell table:number-columns-repeated="2" office:value-type="string">
            <text:p>Use config</text:p>
          </table:table-cell>
          <table:table-cell office:value-type="string">
            <text:p>Lafayette Convertible Dres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340">
            <text:p>340</text:p>
          </table:table-cell>
          <table:table-cell office:value-type="float" office:value="1">
            <text:p>1</text:p>
          </table:table-cell>
          <table:table-cell table:number-columns-repeated="2"/>
          <table:table-cell office:value-type="string">
            <text:p>This all day dress has a flattering silhouette and a convertible neckline to suit your mood. Wear tied and tucked in a sailor knot, or reverse it for a high tied feminine bow.</text:p>
          </table:table-cell>
          <table:table-cell table:number-columns-repeated="2"/>
          <table:table-cell office:value-type="string">
            <text:p>/w/s/wsd013t.jpg</text:p>
          </table:table-cell>
          <table:table-cell/>
          <table:table-cell table:style-name="ce1" office:value-type="string">
            <text:p>2013-03-01 00:00:00</text:p>
          </table:table-cell>
          <table:table-cell table:number-columns-repeated="2"/>
          <table:table-cell office:value-type="float" office:value="1">
            <text:p>1</text:p>
          </table:table-cell>
          <table:table-cell/>
          <table:table-cell office:value-type="float" office:value="2">
            <text:p>2</text:p>
          </table:table-cell>
          <table:table-cell office:value-type="string">
            <text:p>/w/s/wsd013t.jpg</text:p>
          </table:table-cell>
          <table:table-cell/>
          <table:table-cell table:style-name="ce1" office:value-type="string">
            <text:p>2013-03-20 16:42:29</text:p>
          </table:table-cell>
          <table:table-cell office:value-type="string">
            <text:p>lafayette-convertible-dress</text:p>
          </table:table-cell>
          <table:table-cell office:value-type="string">
            <text:p>lafayette-convertible-dress.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13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wsd013</text:p>
          </table:table-cell>
          <table:table-cell office:value-type="string">
            <text:p>color</text:p>
          </table:table-cell>
          <table:table-cell office:value-type="string">
            <text:p>Blue</text:p>
          </table:table-cell>
          <table:table-cell/>
        </table:table-row>
        <table:table-row table:style-name="ro1">
          <table:table-cell table:number-columns-repeated="4"/>
          <table:table-cell office:value-type="string">
            <text:p>Women/Dresses &amp; Skirts</text:p>
          </table:table-cell>
          <table:table-cell office:value-type="string">
            <text:p>Default Category</text:p>
          </table:table-cell>
          <table:table-cell table:number-columns-repeated="125"/>
          <table:table-cell office:value-type="float" office:value="88">
            <text:p>88</text:p>
          </table:table-cell>
          <table:table-cell office:value-type="string">
            <text:p>/w/s/wsd013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sd014</text:p>
          </table:table-cell>
          <table:table-cell office:value-type="string">
            <text:p>color</text:p>
          </table:table-cell>
          <table:table-cell office:value-type="string">
            <text:p>Blue</text:p>
          </table:table-cell>
          <table:table-cell/>
        </table:table-row>
        <table:table-row table:style-name="ro1">
          <table:table-cell table:number-columns-repeated="131"/>
          <table:table-cell office:value-type="float" office:value="88">
            <text:p>88</text:p>
          </table:table-cell>
          <table:table-cell office:value-type="string">
            <text:p>/w/s/wsd013t.jpg</text:p>
          </table:table-cell>
          <table:table-cell/>
          <table:table-cell office:value-type="float" office:value="1">
            <text:p>1</text:p>
          </table:table-cell>
          <table:table-cell office:value-type="float" office:value="0">
            <text:p>0</text:p>
          </table:table-cell>
          <table:table-cell table:number-columns-repeated="12"/>
          <table:table-cell office:value-type="string">
            <text:p>wsd015</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sd016</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sd017</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sd013</text:p>
          </table:table-cell>
          <table:table-cell office:value-type="string">
            <text:p>size</text:p>
          </table:table-cell>
          <table:table-cell office:value-type="float" office:value="2">
            <text:p>2</text:p>
          </table:table-cell>
          <table:table-cell/>
        </table:table-row>
        <table:table-row table:style-name="ro1">
          <table:table-cell table:number-columns-repeated="148"/>
          <table:table-cell office:value-type="string">
            <text:p>wsd014</text:p>
          </table:table-cell>
          <table:table-cell office:value-type="string">
            <text:p>size</text:p>
          </table:table-cell>
          <table:table-cell office:value-type="float" office:value="4">
            <text:p>4</text:p>
          </table:table-cell>
          <table:table-cell/>
        </table:table-row>
        <table:table-row table:style-name="ro1">
          <table:table-cell table:number-columns-repeated="148"/>
          <table:table-cell office:value-type="string">
            <text:p>wsd015</text:p>
          </table:table-cell>
          <table:table-cell office:value-type="string">
            <text:p>size</text:p>
          </table:table-cell>
          <table:table-cell office:value-type="float" office:value="6">
            <text:p>6</text:p>
          </table:table-cell>
          <table:table-cell/>
        </table:table-row>
        <table:table-row table:style-name="ro1">
          <table:table-cell table:number-columns-repeated="148"/>
          <table:table-cell office:value-type="string">
            <text:p>wsd016</text:p>
          </table:table-cell>
          <table:table-cell office:value-type="string">
            <text:p>size</text:p>
          </table:table-cell>
          <table:table-cell office:value-type="float" office:value="8">
            <text:p>8</text:p>
          </table:table-cell>
          <table:table-cell/>
        </table:table-row>
        <table:table-row table:style-name="ro1">
          <table:table-cell table:number-columns-repeated="148"/>
          <table:table-cell office:value-type="string">
            <text:p>wsd017</text:p>
          </table:table-cell>
          <table:table-cell office:value-type="string">
            <text:p>size</text:p>
          </table:table-cell>
          <table:table-cell office:value-type="float" office:value="10">
            <text:p>10</text:p>
          </table:table-cell>
          <table:table-cell/>
        </table:table-row>
        <table:table-row table:style-name="ro1">
          <table:table-cell office:value-type="string">
            <text:p>wpd000c</text:p>
          </table:table-cell>
          <table:table-cell/>
          <table:table-cell office:value-type="string">
            <text:p>Clothing</text:p>
          </table:table-cell>
          <table:table-cell office:value-type="string">
            <text:p>configurable</text:p>
          </table:table-cell>
          <table:table-cell office:value-type="string">
            <text:p>Women/Pants &amp; Denim</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11"/>
          <table:table-cell table:style-name="ce1" office:value-type="string">
            <text:p>2013-03-05 06:25:12</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1">
            <text:p>1</text:p>
          </table:table-cell>
          <table:table-cell table:number-columns-repeated="2"/>
          <table:table-cell office:value-type="string">
            <text:p>/w/p/wpd000t.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5"/>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1">
            <text:p>1</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table:number-columns-repeated="2"/>
          <table:table-cell office:value-type="string">
            <text:p>/w/p/wpd000t.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jpg</text:p>
          </table:table-cell>
          <table:table-cell/>
          <table:table-cell table:style-name="ce1" office:value-type="string">
            <text:p>2013-03-20 16:50:21</text:p>
          </table:table-cell>
          <table:table-cell office:value-type="string">
            <text:p>tribeca-skinny-jean</text:p>
          </table:table-cell>
          <table:table-cell office:value-type="string">
            <text:p>tribeca-skinny-jean.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wpd00026</text:p>
          </table:table-cell>
          <table:table-cell office:value-type="string">
            <text:p>color</text:p>
          </table:table-cell>
          <table:table-cell office:value-type="string">
            <text:p>Black</text:p>
          </table:table-cell>
          <table:table-cell/>
        </table:table-row>
        <table:table-row table:style-name="ro1">
          <table:table-cell table:number-columns-repeated="131"/>
          <table:table-cell office:value-type="float" office:value="88">
            <text:p>88</text:p>
          </table:table-cell>
          <table:table-cell office:value-type="string">
            <text:p>/w/p/wpd000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pd00027</text:p>
          </table:table-cell>
          <table:table-cell office:value-type="string">
            <text:p>color</text:p>
          </table:table-cell>
          <table:table-cell office:value-type="string">
            <text:p>Black</text:p>
          </table:table-cell>
          <table:table-cell/>
        </table:table-row>
        <table:table-row table:style-name="ro1">
          <table:table-cell table:number-columns-repeated="131"/>
          <table:table-cell office:value-type="float" office:value="88">
            <text:p>88</text:p>
          </table:table-cell>
          <table:table-cell office:value-type="string">
            <text:p>/w/p/wpd000c_2.jpg</text:p>
          </table:table-cell>
          <table:table-cell/>
          <table:table-cell office:value-type="float" office:value="4">
            <text:p>4</text:p>
          </table:table-cell>
          <table:table-cell office:value-type="float" office:value="0">
            <text:p>0</text:p>
          </table:table-cell>
          <table:table-cell table:number-columns-repeated="12"/>
          <table:table-cell office:value-type="string">
            <text:p>wpd00028</text:p>
          </table:table-cell>
          <table:table-cell office:value-type="string">
            <text:p>color</text:p>
          </table:table-cell>
          <table:table-cell office:value-type="string">
            <text:p>Black</text:p>
          </table:table-cell>
          <table:table-cell/>
        </table:table-row>
        <table:table-row table:style-name="ro1">
          <table:table-cell table:number-columns-repeated="131"/>
          <table:table-cell office:value-type="float" office:value="88">
            <text:p>88</text:p>
          </table:table-cell>
          <table:table-cell office:value-type="string">
            <text:p>/w/p/wpd000t.jpg</text:p>
          </table:table-cell>
          <table:table-cell/>
          <table:table-cell office:value-type="float" office:value="1">
            <text:p>1</text:p>
          </table:table-cell>
          <table:table-cell office:value-type="float" office:value="0">
            <text:p>0</text:p>
          </table:table-cell>
          <table:table-cell table:number-columns-repeated="12"/>
          <table:table-cell office:value-type="string">
            <text:p>wpd00029</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pd00030</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pd00031</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pd00032</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wpd00026</text:p>
          </table:table-cell>
          <table:table-cell office:value-type="string">
            <text:p>size</text:p>
          </table:table-cell>
          <table:table-cell office:value-type="float" office:value="26">
            <text:p>26</text:p>
          </table:table-cell>
          <table:table-cell/>
        </table:table-row>
        <table:table-row table:style-name="ro1">
          <table:table-cell table:number-columns-repeated="148"/>
          <table:table-cell office:value-type="string">
            <text:p>wpd00027</text:p>
          </table:table-cell>
          <table:table-cell office:value-type="string">
            <text:p>size</text:p>
          </table:table-cell>
          <table:table-cell office:value-type="float" office:value="27">
            <text:p>27</text:p>
          </table:table-cell>
          <table:table-cell/>
        </table:table-row>
        <table:table-row table:style-name="ro1">
          <table:table-cell table:number-columns-repeated="148"/>
          <table:table-cell office:value-type="string">
            <text:p>wpd000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wpd00029</text:p>
          </table:table-cell>
          <table:table-cell office:value-type="string">
            <text:p>size</text:p>
          </table:table-cell>
          <table:table-cell office:value-type="float" office:value="29">
            <text:p>29</text:p>
          </table:table-cell>
          <table:table-cell/>
        </table:table-row>
        <table:table-row table:style-name="ro1">
          <table:table-cell table:number-columns-repeated="148"/>
          <table:table-cell office:value-type="string">
            <text:p>wpd00030</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wpd000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wpd00032</text:p>
          </table:table-cell>
          <table:table-cell office:value-type="string">
            <text:p>size</text:p>
          </table:table-cell>
          <table:table-cell office:value-type="float" office:value="32">
            <text:p>32</text:p>
          </table:table-cell>
          <table:table-cell/>
        </table:table-row>
        <table:table-row table:style-name="ro1">
          <table:table-cell office:value-type="string">
            <text:p>wpd005c</text:p>
          </table:table-cell>
          <table:table-cell/>
          <table:table-cell office:value-type="string">
            <text:p>Clothing</text:p>
          </table:table-cell>
          <table:table-cell office:value-type="string">
            <text:p>configurable</text:p>
          </table:table-cell>
          <table:table-cell office:value-type="string">
            <text:p>VIP</text:p>
          </table:table-cell>
          <table:table-cell office:value-type="string">
            <text:p>Default Category</text:p>
          </table:table-cell>
          <table:table-cell office:value-type="string">
            <text:p>base</text:p>
          </table:table-cell>
          <table:table-cell table:number-columns-repeated="2"/>
          <table:table-cell office:value-type="string">
            <text:p>Denim</text:p>
          </table:table-cell>
          <table:table-cell table:number-columns-repeated="11"/>
          <table:table-cell table:style-name="ce1" office:value-type="string">
            <text:p>2013-03-05 06:25:12</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1">
            <text:p>1</text:p>
          </table:table-cell>
          <table:table-cell table:number-columns-repeated="2"/>
          <table:table-cell office:value-type="string">
            <text:p>/w/p/wpd005t.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1">
            <text:p>1</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table:number-columns-repeated="2"/>
          <table:table-cell office:value-type="string">
            <text:p>/w/p/wpd005t.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jpg</text:p>
          </table:table-cell>
          <table:table-cell/>
          <table:table-cell table:style-name="ce1" office:value-type="string">
            <text:p>2013-03-26 16:40:22</text:p>
          </table:table-cell>
          <table:table-cell office:value-type="string">
            <text:p>dumbo-boyfriend-jean</text:p>
          </table:table-cell>
          <table:table-cell office:value-type="string">
            <text:p>dumbo-boyfriend-jean.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wpd00526</text:p>
          </table:table-cell>
          <table:table-cell office:value-type="string">
            <text:p>color</text:p>
          </table:table-cell>
          <table:table-cell office:value-type="string">
            <text:p>Blue</text:p>
          </table:table-cell>
          <table:table-cell/>
        </table:table-row>
        <table:table-row table:style-name="ro1">
          <table:table-cell table:number-columns-repeated="4"/>
          <table:table-cell office:value-type="string">
            <text:p>Women/Pants &amp; Denim</text:p>
          </table:table-cell>
          <table:table-cell office:value-type="string">
            <text:p>Default Category</text:p>
          </table:table-cell>
          <table:table-cell table:number-columns-repeated="125"/>
          <table:table-cell office:value-type="float" office:value="88">
            <text:p>88</text:p>
          </table:table-cell>
          <table:table-cell office:value-type="string">
            <text:p>/w/p/wpd005a.jpg</text:p>
          </table:table-cell>
          <table:table-cell/>
          <table:table-cell office:value-type="float" office:value="2">
            <text:p>2</text:p>
          </table:table-cell>
          <table:table-cell office:value-type="float" office:value="0">
            <text:p>0</text:p>
          </table:table-cell>
          <table:table-cell table:number-columns-repeated="12"/>
          <table:table-cell office:value-type="string">
            <text:p>wpd00527</text:p>
          </table:table-cell>
          <table:table-cell office:value-type="string">
            <text:p>color</text:p>
          </table:table-cell>
          <table:table-cell office:value-type="string">
            <text:p>Blue</text:p>
          </table:table-cell>
          <table:table-cell/>
        </table:table-row>
        <table:table-row table:style-name="ro1">
          <table:table-cell table:number-columns-repeated="131"/>
          <table:table-cell office:value-type="float" office:value="88">
            <text:p>88</text:p>
          </table:table-cell>
          <table:table-cell office:value-type="string">
            <text:p>/w/p/wpd005t.jpg</text:p>
          </table:table-cell>
          <table:table-cell/>
          <table:table-cell office:value-type="float" office:value="1">
            <text:p>1</text:p>
          </table:table-cell>
          <table:table-cell office:value-type="float" office:value="0">
            <text:p>0</text:p>
          </table:table-cell>
          <table:table-cell table:number-columns-repeated="12"/>
          <table:table-cell office:value-type="string">
            <text:p>wpd00528</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pd00529</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pd00530</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pd00531</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pd00532</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wpd00526</text:p>
          </table:table-cell>
          <table:table-cell office:value-type="string">
            <text:p>size</text:p>
          </table:table-cell>
          <table:table-cell office:value-type="float" office:value="26">
            <text:p>26</text:p>
          </table:table-cell>
          <table:table-cell/>
        </table:table-row>
        <table:table-row table:style-name="ro1">
          <table:table-cell table:number-columns-repeated="148"/>
          <table:table-cell office:value-type="string">
            <text:p>wpd00527</text:p>
          </table:table-cell>
          <table:table-cell office:value-type="string">
            <text:p>size</text:p>
          </table:table-cell>
          <table:table-cell office:value-type="float" office:value="27">
            <text:p>27</text:p>
          </table:table-cell>
          <table:table-cell/>
        </table:table-row>
        <table:table-row table:style-name="ro1">
          <table:table-cell table:number-columns-repeated="148"/>
          <table:table-cell office:value-type="string">
            <text:p>wpd005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wpd00529</text:p>
          </table:table-cell>
          <table:table-cell office:value-type="string">
            <text:p>size</text:p>
          </table:table-cell>
          <table:table-cell office:value-type="float" office:value="29">
            <text:p>29</text:p>
          </table:table-cell>
          <table:table-cell/>
        </table:table-row>
        <table:table-row table:style-name="ro1">
          <table:table-cell table:number-columns-repeated="148"/>
          <table:table-cell office:value-type="string">
            <text:p>wpd00530</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wpd005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wpd00532</text:p>
          </table:table-cell>
          <table:table-cell office:value-type="string">
            <text:p>size</text:p>
          </table:table-cell>
          <table:table-cell office:value-type="float" office:value="32">
            <text:p>32</text:p>
          </table:table-cell>
          <table:table-cell/>
        </table:table-row>
        <table:table-row table:style-name="ro1">
          <table:table-cell office:value-type="string">
            <text:p>wpd010c</text:p>
          </table:table-cell>
          <table:table-cell/>
          <table:table-cell office:value-type="string">
            <text:p>Clothing</text:p>
          </table:table-cell>
          <table:table-cell office:value-type="string">
            <text:p>configurable</text:p>
          </table:table-cell>
          <table:table-cell office:value-type="string">
            <text:p>Women</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11"/>
          <table:table-cell table:style-name="ce1" office:value-type="string">
            <text:p>2013-03-05 06:25:12</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1">
            <text:p>1</text:p>
          </table:table-cell>
          <table:table-cell table:number-columns-repeated="2"/>
          <table:table-cell office:value-type="string">
            <text:p>/w/p/wpd010t.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5"/>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1">
            <text:p>1</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table:number-columns-repeated="2"/>
          <table:table-cell office:value-type="string">
            <text:p>/w/p/wpd010t.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jpg</text:p>
          </table:table-cell>
          <table:table-cell/>
          <table:table-cell table:style-name="ce1" office:value-type="string">
            <text:p>2013-03-20 16:56:57</text:p>
          </table:table-cell>
          <table:table-cell office:value-type="string">
            <text:p>park-avenue-pleat-front-trousers</text:p>
          </table:table-cell>
          <table:table-cell office:value-type="string">
            <text:p>park-avenue-pleat-front-trousers-38583.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b_4.jpg</text:p>
          </table:table-cell>
          <table:table-cell/>
          <table:table-cell office:value-type="float" office:value="3">
            <text:p>3</text:p>
          </table:table-cell>
          <table:table-cell office:value-type="float" office:value="0">
            <text:p>0</text:p>
          </table:table-cell>
          <table:table-cell table:number-columns-repeated="12"/>
          <table:table-cell office:value-type="string">
            <text:p>wpd010</text:p>
          </table:table-cell>
          <table:table-cell office:value-type="string">
            <text:p>color</text:p>
          </table:table-cell>
          <table:table-cell office:value-type="string">
            <text:p>Taupe</text:p>
          </table:table-cell>
          <table:table-cell/>
        </table:table-row>
        <table:table-row table:style-name="ro1">
          <table:table-cell/>
          <table:table-cell office:value-type="string">
            <text:p>default</text:p>
          </table:table-cell>
          <table:table-cell table:number-columns-repeated="2"/>
          <table:table-cell office:value-type="string">
            <text:p>Women/Pants &amp; Denim</text:p>
          </table:table-cell>
          <table:table-cell office:value-type="string">
            <text:p>Default Category</text:p>
          </table:table-cell>
          <table:table-cell table:number-columns-repeated="83"/>
          <table:table-cell office:value-type="string">
            <text:p>park-avenue-pleat-front-trousers-54612.html</text:p>
          </table:table-cell>
          <table:table-cell table:number-columns-repeated="41"/>
          <table:table-cell office:value-type="float" office:value="88">
            <text:p>88</text:p>
          </table:table-cell>
          <table:table-cell office:value-type="string">
            <text:p>/w/p/wpd010a.jpg</text:p>
          </table:table-cell>
          <table:table-cell/>
          <table:table-cell office:value-type="float" office:value="2">
            <text:p>2</text:p>
          </table:table-cell>
          <table:table-cell office:value-type="float" office:value="0">
            <text:p>0</text:p>
          </table:table-cell>
          <table:table-cell table:number-columns-repeated="12"/>
          <table:table-cell office:value-type="string">
            <text:p>wpd01012</text:p>
          </table:table-cell>
          <table:table-cell office:value-type="string">
            <text:p>color</text:p>
          </table:table-cell>
          <table:table-cell office:value-type="string">
            <text:p>Taupe</text:p>
          </table:table-cell>
          <table:table-cell/>
        </table:table-row>
        <table:table-row table:style-name="ro1">
          <table:table-cell/>
          <table:table-cell office:value-type="string">
            <text:p>german</text:p>
          </table:table-cell>
          <table:table-cell table:number-columns-repeated="87"/>
          <table:table-cell office:value-type="string">
            <text:p>park-avenue-pleat-front-trousers-36177.html</text:p>
          </table:table-cell>
          <table:table-cell table:number-columns-repeated="41"/>
          <table:table-cell office:value-type="float" office:value="88">
            <text:p>88</text:p>
          </table:table-cell>
          <table:table-cell office:value-type="string">
            <text:p>/w/p/wpd010t.jpg</text:p>
          </table:table-cell>
          <table:table-cell/>
          <table:table-cell office:value-type="float" office:value="1">
            <text:p>1</text:p>
          </table:table-cell>
          <table:table-cell office:value-type="float" office:value="0">
            <text:p>0</text:p>
          </table:table-cell>
          <table:table-cell table:number-columns-repeated="12"/>
          <table:table-cell office:value-type="string">
            <text:p>wpd0104</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pd0106</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pd0108</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pd01010</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wpd010</text:p>
          </table:table-cell>
          <table:table-cell office:value-type="string">
            <text:p>size</text:p>
          </table:table-cell>
          <table:table-cell office:value-type="float" office:value="2">
            <text:p>2</text:p>
          </table:table-cell>
          <table:table-cell/>
        </table:table-row>
        <table:table-row table:style-name="ro1">
          <table:table-cell table:number-columns-repeated="148"/>
          <table:table-cell office:value-type="string">
            <text:p>wpd01012</text:p>
          </table:table-cell>
          <table:table-cell office:value-type="string">
            <text:p>size</text:p>
          </table:table-cell>
          <table:table-cell office:value-type="float" office:value="12">
            <text:p>12</text:p>
          </table:table-cell>
          <table:table-cell/>
        </table:table-row>
        <table:table-row table:style-name="ro1">
          <table:table-cell table:number-columns-repeated="148"/>
          <table:table-cell office:value-type="string">
            <text:p>wpd0104</text:p>
          </table:table-cell>
          <table:table-cell office:value-type="string">
            <text:p>size</text:p>
          </table:table-cell>
          <table:table-cell office:value-type="float" office:value="4">
            <text:p>4</text:p>
          </table:table-cell>
          <table:table-cell/>
        </table:table-row>
        <table:table-row table:style-name="ro1">
          <table:table-cell table:number-columns-repeated="148"/>
          <table:table-cell office:value-type="string">
            <text:p>wpd0106</text:p>
          </table:table-cell>
          <table:table-cell office:value-type="string">
            <text:p>size</text:p>
          </table:table-cell>
          <table:table-cell office:value-type="float" office:value="6">
            <text:p>6</text:p>
          </table:table-cell>
          <table:table-cell/>
        </table:table-row>
        <table:table-row table:style-name="ro1">
          <table:table-cell table:number-columns-repeated="148"/>
          <table:table-cell office:value-type="string">
            <text:p>wpd0108</text:p>
          </table:table-cell>
          <table:table-cell office:value-type="string">
            <text:p>size</text:p>
          </table:table-cell>
          <table:table-cell office:value-type="float" office:value="8">
            <text:p>8</text:p>
          </table:table-cell>
          <table:table-cell/>
        </table:table-row>
        <table:table-row table:style-name="ro1">
          <table:table-cell table:number-columns-repeated="148"/>
          <table:table-cell office:value-type="string">
            <text:p>wpd01010</text:p>
          </table:table-cell>
          <table:table-cell office:value-type="string">
            <text:p>size</text:p>
          </table:table-cell>
          <table:table-cell office:value-type="float" office:value="10">
            <text:p>10</text:p>
          </table:table-cell>
          <table:table-cell/>
        </table:table-row>
        <table:table-row table:style-name="ro1">
          <table:table-cell office:value-type="string">
            <text:p>aws000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Leather. 3.5" heel. Peep toe and ankle strap. Leather insole and lining.</text:p>
          </table:table-cell>
          <table:table-cell table:number-columns-repeated="7"/>
          <table:table-cell office:value-type="string">
            <text:p>Female</text:p>
          </table:table-cell>
          <table:table-cell table:number-columns-repeated="4"/>
          <table:table-cell office:value-type="float" office:value="1">
            <text:p>1</text:p>
          </table:table-cell>
          <table:table-cell table:number-columns-repeated="2"/>
          <table:table-cell office:value-type="string">
            <text:p>/a/w/aws000a_2.jpg</text:p>
          </table:table-cell>
          <table:table-cell table:number-columns-repeated="16"/>
          <table:table-cell table:number-columns-repeated="2" office:value-type="string">
            <text:p>Use config</text:p>
          </table:table-cell>
          <table:table-cell office:value-type="string">
            <text:p>Barclay d'Orsay pump, Nude</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390">
            <text:p>390</text:p>
          </table:table-cell>
          <table:table-cell office:value-type="float" office:value="1">
            <text:p>1</text:p>
          </table:table-cell>
          <table:table-cell/>
          <table:table-cell office:value-type="string">
            <text:p>D'orsay</text:p>
          </table:table-cell>
          <table:table-cell office:value-type="string">
            <text:p>Step forward with a fresh and neutral hued finish.</text:p>
          </table:table-cell>
          <table:table-cell table:number-columns-repeated="2"/>
          <table:table-cell office:value-type="string">
            <text:p>/a/w/aws000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0a_2.jpg</text:p>
          </table:table-cell>
          <table:table-cell/>
          <table:table-cell table:style-name="ce1" office:value-type="string">
            <text:p>2013-03-20 18:45:14</text:p>
          </table:table-cell>
          <table:table-cell office:value-type="string">
            <text:p>barclay-d-orsay-pump-nude</text:p>
          </table:table-cell>
          <table:table-cell office:value-type="string">
            <text:p>barclay-d-orsay-pump-nude.html</text:p>
          </table:table-cell>
          <table:table-cell office:value-type="float" office:value="4">
            <text:p>4</text:p>
          </table:table-cell>
          <table:table-cell/>
          <table:table-cell office:value-type="string">
            <text:p>Medium</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0a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ws000</text:p>
          </table:table-cell>
          <table:table-cell office:value-type="string">
            <text:p>color</text:p>
          </table:table-cell>
          <table:table-cell office:value-type="string">
            <text:p>Taupe</text:p>
          </table:table-cell>
          <table:table-cell/>
        </table:table-row>
        <table:table-row table:style-name="ro1">
          <table:table-cell table:number-columns-repeated="131"/>
          <table:table-cell office:value-type="float" office:value="88">
            <text:p>88</text:p>
          </table:table-cell>
          <table:table-cell office:value-type="string">
            <text:p>/a/w/aws000b_2.jpg</text:p>
          </table:table-cell>
          <table:table-cell/>
          <table:table-cell office:value-type="float" office:value="2">
            <text:p>2</text:p>
          </table:table-cell>
          <table:table-cell office:value-type="float" office:value="0">
            <text:p>0</text:p>
          </table:table-cell>
          <table:table-cell table:number-columns-repeated="12"/>
          <table:table-cell office:value-type="string">
            <text:p>aws001</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aws002</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aws003</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aws004</text:p>
          </table:table-cell>
          <table:table-cell office:value-type="string">
            <text:p>color</text:p>
          </table:table-cell>
          <table:table-cell office:value-type="string">
            <text:p>Taupe</text:p>
          </table:table-cell>
          <table:table-cell/>
        </table:table-row>
        <table:table-row table:style-name="ro1">
          <table:table-cell table:number-columns-repeated="148"/>
          <table:table-cell office:value-type="string">
            <text:p>aws000</text:p>
          </table:table-cell>
          <table:table-cell office:value-type="string">
            <text:p>shoe_size</text:p>
          </table:table-cell>
          <table:table-cell office:value-type="float" office:value="6">
            <text:p>6</text:p>
          </table:table-cell>
          <table:table-cell/>
        </table:table-row>
        <table:table-row table:style-name="ro1">
          <table:table-cell table:number-columns-repeated="148"/>
          <table:table-cell office:value-type="string">
            <text:p>aws001</text:p>
          </table:table-cell>
          <table:table-cell office:value-type="string">
            <text:p>shoe_size</text:p>
          </table:table-cell>
          <table:table-cell office:value-type="float" office:value="7">
            <text:p>7</text:p>
          </table:table-cell>
          <table:table-cell/>
        </table:table-row>
        <table:table-row table:style-name="ro1">
          <table:table-cell table:number-columns-repeated="148"/>
          <table:table-cell office:value-type="string">
            <text:p>aws002</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ws003</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ws004</text:p>
          </table:table-cell>
          <table:table-cell office:value-type="string">
            <text:p>shoe_size</text:p>
          </table:table-cell>
          <table:table-cell office:value-type="float" office:value="10">
            <text:p>10</text:p>
          </table:table-cell>
          <table:table-cell/>
        </table:table-row>
        <table:table-row table:style-name="ro1">
          <table:table-cell office:value-type="string">
            <text:p>aws005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Leather. Inside zipper. 3-button outside detail. 4.5" heel, 1" platform, 3.5" equiv. Leather insole and lining. Red sole. Made in Italy.</text:p>
          </table:table-cell>
          <table:table-cell table:number-columns-repeated="7"/>
          <table:table-cell office:value-type="string">
            <text:p>Female</text:p>
          </table:table-cell>
          <table:table-cell table:number-columns-repeated="4"/>
          <table:table-cell office:value-type="float" office:value="1">
            <text:p>1</text:p>
          </table:table-cell>
          <table:table-cell table:number-columns-repeated="2"/>
          <table:table-cell office:value-type="string">
            <text:p>/a/w/aws005a_2.jpg</text:p>
          </table:table-cell>
          <table:table-cell table:number-columns-repeated="16"/>
          <table:table-cell table:number-columns-repeated="2" office:value-type="string">
            <text:p>Use config</text:p>
          </table:table-cell>
          <table:table-cell office:value-type="string">
            <text:p>Ann Ankle Boot</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470">
            <text:p>470</text:p>
          </table:table-cell>
          <table:table-cell office:value-type="float" office:value="1">
            <text:p>1</text:p>
          </table:table-cell>
          <table:table-cell/>
          <table:table-cell office:value-type="string">
            <text:p>Boots</text:p>
          </table:table-cell>
          <table:table-cell office:value-type="string">
            <text:p>A stylish companion to your LBD or skinny jeans.</text:p>
          </table:table-cell>
          <table:table-cell table:number-columns-repeated="2"/>
          <table:table-cell office:value-type="string">
            <text:p>/a/w/aws005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w/aws005a_2.jpg</text:p>
          </table:table-cell>
          <table:table-cell/>
          <table:table-cell table:style-name="ce1" office:value-type="string">
            <text:p>2013-03-20 18:45:01</text:p>
          </table:table-cell>
          <table:table-cell office:value-type="string">
            <text:p>borgha-ankle-boot</text:p>
          </table:table-cell>
          <table:table-cell office:value-type="string">
            <text:p>borgha-ankle-boot-20034.html</text:p>
          </table:table-cell>
          <table:table-cell office:value-type="float" office:value="4">
            <text:p>4</text:p>
          </table:table-cell>
          <table:table-cell/>
          <table:table-cell office:value-type="string">
            <text:p>Medium</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05b_3.jpg</text:p>
          </table:table-cell>
          <table:table-cell/>
          <table:table-cell office:value-type="float" office:value="2">
            <text:p>2</text:p>
          </table:table-cell>
          <table:table-cell office:value-type="float" office:value="0">
            <text:p>0</text:p>
          </table:table-cell>
          <table:table-cell table:number-columns-repeated="12"/>
          <table:table-cell office:value-type="string">
            <text:p>aws005</text:p>
          </table:table-cell>
          <table:table-cell office:value-type="string">
            <text:p>color</text:p>
          </table:table-cell>
          <table:table-cell office:value-type="string">
            <text:p>Black</text:p>
          </table:table-cell>
          <table:table-cell/>
        </table:table-row>
        <table:table-row table:style-name="ro1">
          <table:table-cell/>
          <table:table-cell office:value-type="string">
            <text:p>default</text:p>
          </table:table-cell>
          <table:table-cell table:number-columns-repeated="87"/>
          <table:table-cell office:value-type="string">
            <text:p>borgha-ankle-boot-32385.html</text:p>
          </table:table-cell>
          <table:table-cell table:number-columns-repeated="41"/>
          <table:table-cell office:value-type="float" office:value="88">
            <text:p>88</text:p>
          </table:table-cell>
          <table:table-cell office:value-type="string">
            <text:p>/a/w/aws005a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ws006</text:p>
          </table:table-cell>
          <table:table-cell office:value-type="string">
            <text:p>color</text:p>
          </table:table-cell>
          <table:table-cell office:value-type="string">
            <text:p>Black</text:p>
          </table:table-cell>
          <table:table-cell/>
        </table:table-row>
        <table:table-row table:style-name="ro1">
          <table:table-cell/>
          <table:table-cell office:value-type="string">
            <text:p>german</text:p>
          </table:table-cell>
          <table:table-cell table:number-columns-repeated="87"/>
          <table:table-cell office:value-type="string">
            <text:p>borgha-ankle-boot-18453.html</text:p>
          </table:table-cell>
          <table:table-cell table:number-columns-repeated="58"/>
          <table:table-cell office:value-type="string">
            <text:p>aws007</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ws008</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ws009</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ws005</text:p>
          </table:table-cell>
          <table:table-cell office:value-type="string">
            <text:p>shoe_size</text:p>
          </table:table-cell>
          <table:table-cell office:value-type="float" office:value="6">
            <text:p>6</text:p>
          </table:table-cell>
          <table:table-cell/>
        </table:table-row>
        <table:table-row table:style-name="ro1">
          <table:table-cell table:number-columns-repeated="148"/>
          <table:table-cell office:value-type="string">
            <text:p>aws006</text:p>
          </table:table-cell>
          <table:table-cell office:value-type="string">
            <text:p>shoe_size</text:p>
          </table:table-cell>
          <table:table-cell office:value-type="float" office:value="7">
            <text:p>7</text:p>
          </table:table-cell>
          <table:table-cell/>
        </table:table-row>
        <table:table-row table:style-name="ro1">
          <table:table-cell table:number-columns-repeated="148"/>
          <table:table-cell office:value-type="string">
            <text:p>aws007</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ws008</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ws009</text:p>
          </table:table-cell>
          <table:table-cell office:value-type="string">
            <text:p>shoe_size</text:p>
          </table:table-cell>
          <table:table-cell office:value-type="float" office:value="10">
            <text:p>10</text:p>
          </table:table-cell>
          <table:table-cell/>
        </table:table-row>
        <table:table-row table:style-name="ro1">
          <table:table-cell office:value-type="string">
            <text:p>aws010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Suede. Square toe. 1/4" flat heel. Padded leather insole and lining. Rubber outsole provides traction.</text:p>
          </table:table-cell>
          <table:table-cell table:number-columns-repeated="7"/>
          <table:table-cell office:value-type="string">
            <text:p>Female</text:p>
          </table:table-cell>
          <table:table-cell table:number-columns-repeated="4"/>
          <table:table-cell office:value-type="float" office:value="1">
            <text:p>1</text:p>
          </table:table-cell>
          <table:table-cell table:number-columns-repeated="2"/>
          <table:table-cell office:value-type="string">
            <text:p>/a/w/aws010.jpg</text:p>
          </table:table-cell>
          <table:table-cell table:number-columns-repeated="16"/>
          <table:table-cell table:number-columns-repeated="2" office:value-type="string">
            <text:p>Use config</text:p>
          </table:table-cell>
          <table:table-cell office:value-type="string">
            <text:p>Hana Flat, Charcoal</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1">
            <text:p>1</text:p>
          </table:table-cell>
          <table:table-cell/>
          <table:table-cell office:value-type="string">
            <text:p>Flat</text:p>
          </table:table-cell>
          <table:table-cell office:value-type="string">
            <text:p>The slip on style is ideal for everyday use.</text:p>
          </table:table-cell>
          <table:table-cell table:number-columns-repeated="2"/>
          <table:table-cell office:value-type="string">
            <text:p>/a/w/aws010.jpg</text:p>
          </table:table-cell>
          <table:table-cell table:number-columns-repeated="4"/>
          <table:table-cell office:value-type="float" office:value="1">
            <text:p>1</text:p>
          </table:table-cell>
          <table:table-cell/>
          <table:table-cell office:value-type="float" office:value="4">
            <text:p>4</text:p>
          </table:table-cell>
          <table:table-cell office:value-type="string">
            <text:p>/a/w/aws010.jpg</text:p>
          </table:table-cell>
          <table:table-cell/>
          <table:table-cell table:style-name="ce1" office:value-type="string">
            <text:p>2013-05-14 19:17:59</text:p>
          </table:table-cell>
          <table:table-cell office:value-type="string">
            <text:p>hana-flat-charcoal</text:p>
          </table:table-cell>
          <table:table-cell office:value-type="string">
            <text:p>hana-flat-charcoal-20012.html</text:p>
          </table:table-cell>
          <table:table-cell office:value-type="float" office:value="4">
            <text:p>4</text:p>
          </table:table-cell>
          <table:table-cell/>
          <table:table-cell office:value-type="string">
            <text:p>Narrow</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w/aws010.jpg</text:p>
          </table:table-cell>
          <table:table-cell/>
          <table:table-cell table:number-columns-repeated="2" office:value-type="float" office:value="1">
            <text:p>1</text:p>
          </table:table-cell>
          <table:table-cell table:number-columns-repeated="12"/>
          <table:table-cell office:value-type="string">
            <text:p>aws010</text:p>
          </table:table-cell>
          <table:table-cell office:value-type="string">
            <text:p>color</text:p>
          </table:table-cell>
          <table:table-cell office:value-type="string">
            <text:p>Charcoal</text:p>
          </table:table-cell>
          <table:table-cell/>
        </table:table-row>
        <table:table-row table:style-name="ro1">
          <table:table-cell/>
          <table:table-cell office:value-type="string">
            <text:p>default</text:p>
          </table:table-cell>
          <table:table-cell table:number-columns-repeated="87"/>
          <table:table-cell office:value-type="string">
            <text:p>hana-flat-charcoal-32026.html</text:p>
          </table:table-cell>
          <table:table-cell table:number-columns-repeated="58"/>
          <table:table-cell office:value-type="string">
            <text:p>aws011</text:p>
          </table:table-cell>
          <table:table-cell office:value-type="string">
            <text:p>color</text:p>
          </table:table-cell>
          <table:table-cell office:value-type="string">
            <text:p>Charcoal</text:p>
          </table:table-cell>
          <table:table-cell/>
        </table:table-row>
        <table:table-row table:style-name="ro1">
          <table:table-cell/>
          <table:table-cell office:value-type="string">
            <text:p>german</text:p>
          </table:table-cell>
          <table:table-cell table:number-columns-repeated="87"/>
          <table:table-cell office:value-type="string">
            <text:p>hana-flat-charcoal-18451.html</text:p>
          </table:table-cell>
          <table:table-cell table:number-columns-repeated="58"/>
          <table:table-cell office:value-type="string">
            <text:p>aws012</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aws013</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aws014</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aws010</text:p>
          </table:table-cell>
          <table:table-cell office:value-type="string">
            <text:p>shoe_size</text:p>
          </table:table-cell>
          <table:table-cell office:value-type="float" office:value="6">
            <text:p>6</text:p>
          </table:table-cell>
          <table:table-cell/>
        </table:table-row>
        <table:table-row table:style-name="ro1">
          <table:table-cell table:number-columns-repeated="148"/>
          <table:table-cell office:value-type="string">
            <text:p>aws011</text:p>
          </table:table-cell>
          <table:table-cell office:value-type="string">
            <text:p>shoe_size</text:p>
          </table:table-cell>
          <table:table-cell office:value-type="float" office:value="7">
            <text:p>7</text:p>
          </table:table-cell>
          <table:table-cell/>
        </table:table-row>
        <table:table-row table:style-name="ro1">
          <table:table-cell table:number-columns-repeated="148"/>
          <table:table-cell office:value-type="string">
            <text:p>aws012</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ws013</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ws014</text:p>
          </table:table-cell>
          <table:table-cell office:value-type="string">
            <text:p>shoe_size</text:p>
          </table:table-cell>
          <table:table-cell office:value-type="float" office:value="10">
            <text:p>10</text:p>
          </table:table-cell>
          <table:table-cell/>
        </table:table-row>
        <table:table-row table:style-name="ro1">
          <table:table-cell office:value-type="string">
            <text:p>ams000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Polished leather upper. Perforated detail on toe. Oxford lace-up front. Leather lining and footbed. 1" rubber heel. Imported.</text:p>
          </table:table-cell>
          <table:table-cell table:number-columns-repeated="7"/>
          <table:table-cell office:value-type="string">
            <text:p>Male</text:p>
          </table:table-cell>
          <table:table-cell table:number-columns-repeated="4"/>
          <table:table-cell office:value-type="float" office:value="1">
            <text:p>1</text:p>
          </table:table-cell>
          <table:table-cell table:number-columns-repeated="2"/>
          <table:table-cell office:value-type="string">
            <text:p>/a/m/ams000a_2.jpg</text:p>
          </table:table-cell>
          <table:table-cell table:number-columns-repeated="16"/>
          <table:table-cell table:number-columns-repeated="2" office:value-type="string">
            <text:p>Use config</text:p>
          </table:table-cell>
          <table:table-cell office:value-type="string">
            <text:p>Dorian Perforated Oxford</text:p>
          </table:table-cell>
          <table:table-cell table:number-columns-repeated="4"/>
          <table:table-cell office:value-type="string">
            <text:p>Career</text:p>
          </table:table-cell>
          <table:table-cell office:value-type="string">
            <text:p>Product Info Column</text:p>
          </table:table-cell>
          <table:table-cell office:value-type="string">
            <text:p>1 column</text:p>
          </table:table-cell>
          <table:table-cell office:value-type="float" office:value="410">
            <text:p>410</text:p>
          </table:table-cell>
          <table:table-cell office:value-type="float" office:value="1">
            <text:p>1</text:p>
          </table:table-cell>
          <table:table-cell/>
          <table:table-cell office:value-type="string">
            <text:p>Dress</text:p>
          </table:table-cell>
          <table:table-cell office:value-type="string">
            <text:p>Crafted from premium polished leather, unrivaled in design.</text:p>
          </table:table-cell>
          <table:table-cell table:number-columns-repeated="2"/>
          <table:table-cell office:value-type="string">
            <text:p>/a/m/ams000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0a_2.jpg</text:p>
          </table:table-cell>
          <table:table-cell/>
          <table:table-cell table:style-name="ce1" office:value-type="string">
            <text:p>2013-03-20 18:44:36</text:p>
          </table:table-cell>
          <table:table-cell office:value-type="string">
            <text:p>dorian-preforated-oxford</text:p>
          </table:table-cell>
          <table:table-cell office:value-type="string">
            <text:p>dorian-preforated-oxford-19984.html</text:p>
          </table:table-cell>
          <table:table-cell office:value-type="float" office:value="4">
            <text:p>4</text:p>
          </table:table-cell>
          <table:table-cell/>
          <table:table-cell office:value-type="string">
            <text:p>Medium</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0b_2.jpg</text:p>
          </table:table-cell>
          <table:table-cell/>
          <table:table-cell office:value-type="float" office:value="2">
            <text:p>2</text:p>
          </table:table-cell>
          <table:table-cell office:value-type="float" office:value="0">
            <text:p>0</text:p>
          </table:table-cell>
          <table:table-cell table:number-columns-repeated="12"/>
          <table:table-cell office:value-type="string">
            <text:p>ams000</text:p>
          </table:table-cell>
          <table:table-cell office:value-type="string">
            <text:p>color</text:p>
          </table:table-cell>
          <table:table-cell office:value-type="string">
            <text:p>Black</text:p>
          </table:table-cell>
          <table:table-cell/>
        </table:table-row>
        <table:table-row table:style-name="ro1">
          <table:table-cell/>
          <table:table-cell office:value-type="string">
            <text:p>default</text:p>
          </table:table-cell>
          <table:table-cell table:number-columns-repeated="87"/>
          <table:table-cell office:value-type="string">
            <text:p>dorian-preforated-oxford-31646.html</text:p>
          </table:table-cell>
          <table:table-cell table:number-columns-repeated="41"/>
          <table:table-cell office:value-type="float" office:value="88">
            <text:p>88</text:p>
          </table:table-cell>
          <table:table-cell office:value-type="string">
            <text:p>/a/m/ams000a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ms001</text:p>
          </table:table-cell>
          <table:table-cell office:value-type="string">
            <text:p>color</text:p>
          </table:table-cell>
          <table:table-cell office:value-type="string">
            <text:p>Black</text:p>
          </table:table-cell>
          <table:table-cell/>
        </table:table-row>
        <table:table-row table:style-name="ro1">
          <table:table-cell/>
          <table:table-cell office:value-type="string">
            <text:p>german</text:p>
          </table:table-cell>
          <table:table-cell table:number-columns-repeated="87"/>
          <table:table-cell office:value-type="string">
            <text:p>dorian-preforated-oxford-18451.html</text:p>
          </table:table-cell>
          <table:table-cell table:number-columns-repeated="58"/>
          <table:table-cell office:value-type="string">
            <text:p>ams002</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ms003</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ms004</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ms000</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ms001</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ms002</text:p>
          </table:table-cell>
          <table:table-cell office:value-type="string">
            <text:p>shoe_size</text:p>
          </table:table-cell>
          <table:table-cell office:value-type="float" office:value="10">
            <text:p>10</text:p>
          </table:table-cell>
          <table:table-cell/>
        </table:table-row>
        <table:table-row table:style-name="ro1">
          <table:table-cell table:number-columns-repeated="148"/>
          <table:table-cell office:value-type="string">
            <text:p>ams003</text:p>
          </table:table-cell>
          <table:table-cell office:value-type="string">
            <text:p>shoe_size</text:p>
          </table:table-cell>
          <table:table-cell office:value-type="float" office:value="11">
            <text:p>11</text:p>
          </table:table-cell>
          <table:table-cell/>
        </table:table-row>
        <table:table-row table:style-name="ro1">
          <table:table-cell table:number-columns-repeated="148"/>
          <table:table-cell office:value-type="string">
            <text:p>ams004</text:p>
          </table:table-cell>
          <table:table-cell office:value-type="string">
            <text:p>shoe_size</text:p>
          </table:table-cell>
          <table:table-cell office:value-type="float" office:value="12">
            <text:p>12</text:p>
          </table:table-cell>
          <table:table-cell/>
        </table:table-row>
        <table:table-row table:style-name="ro1">
          <table:table-cell office:value-type="string">
            <text:p>ams005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Wingtip medallion toe oxford with contrast waxed cotton laces. <text:s/>Leather upper and lining. Leather sole. Made in Italy.</text:p>
          </table:table-cell>
          <table:table-cell table:number-columns-repeated="7"/>
          <table:table-cell office:value-type="string">
            <text:p>Male</text:p>
          </table:table-cell>
          <table:table-cell table:number-columns-repeated="4"/>
          <table:table-cell office:value-type="float" office:value="1">
            <text:p>1</text:p>
          </table:table-cell>
          <table:table-cell table:number-columns-repeated="2"/>
          <table:table-cell office:value-type="string">
            <text:p>/a/m/ams005a_2.jpg</text:p>
          </table:table-cell>
          <table:table-cell table:number-columns-repeated="16"/>
          <table:table-cell table:number-columns-repeated="2" office:value-type="string">
            <text:p>Use config</text:p>
          </table:table-cell>
          <table:table-cell office:value-type="string">
            <text:p>Wingtip Cognac Oxford</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375">
            <text:p>375</text:p>
          </table:table-cell>
          <table:table-cell office:value-type="float" office:value="1">
            <text:p>1</text:p>
          </table:table-cell>
          <table:table-cell/>
          <table:table-cell office:value-type="string">
            <text:p>Casual</text:p>
          </table:table-cell>
          <table:table-cell office:value-type="string">
            <text:p>Classic cognac wingtip with a modern silhouette--it only gets better with wear.</text:p>
          </table:table-cell>
          <table:table-cell table:number-columns-repeated="2"/>
          <table:table-cell office:value-type="string">
            <text:p>/a/m/ams005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05a_2.jpg</text:p>
          </table:table-cell>
          <table:table-cell/>
          <table:table-cell table:style-name="ce1" office:value-type="string">
            <text:p>2013-03-20 18:44:21</text:p>
          </table:table-cell>
          <table:table-cell office:value-type="string">
            <text:p>wingtip-cognac-oxford</text:p>
          </table:table-cell>
          <table:table-cell office:value-type="string">
            <text:p>wingtip-cognac-oxford-19962.html</text:p>
          </table:table-cell>
          <table:table-cell office:value-type="float" office:value="4">
            <text:p>4</text:p>
          </table:table-cell>
          <table:table-cell/>
          <table:table-cell office:value-type="string">
            <text:p>Medium</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05b_2.jpg</text:p>
          </table:table-cell>
          <table:table-cell/>
          <table:table-cell office:value-type="float" office:value="2">
            <text:p>2</text:p>
          </table:table-cell>
          <table:table-cell office:value-type="float" office:value="0">
            <text:p>0</text:p>
          </table:table-cell>
          <table:table-cell table:number-columns-repeated="12"/>
          <table:table-cell office:value-type="string">
            <text:p>ams005</text:p>
          </table:table-cell>
          <table:table-cell office:value-type="string">
            <text:p>color</text:p>
          </table:table-cell>
          <table:table-cell office:value-type="string">
            <text:p>Orange</text:p>
          </table:table-cell>
          <table:table-cell/>
        </table:table-row>
        <table:table-row table:style-name="ro1">
          <table:table-cell/>
          <table:table-cell office:value-type="string">
            <text:p>default</text:p>
          </table:table-cell>
          <table:table-cell table:number-columns-repeated="87"/>
          <table:table-cell office:value-type="string">
            <text:p>wingtip-cognac-oxford-31250.html</text:p>
          </table:table-cell>
          <table:table-cell table:number-columns-repeated="41"/>
          <table:table-cell office:value-type="float" office:value="88">
            <text:p>88</text:p>
          </table:table-cell>
          <table:table-cell office:value-type="string">
            <text:p>/a/m/ams005a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ms006</text:p>
          </table:table-cell>
          <table:table-cell office:value-type="string">
            <text:p>color</text:p>
          </table:table-cell>
          <table:table-cell office:value-type="string">
            <text:p>Orange</text:p>
          </table:table-cell>
          <table:table-cell/>
        </table:table-row>
        <table:table-row table:style-name="ro1">
          <table:table-cell/>
          <table:table-cell office:value-type="string">
            <text:p>german</text:p>
          </table:table-cell>
          <table:table-cell table:number-columns-repeated="87"/>
          <table:table-cell office:value-type="string">
            <text:p>wingtip-cognac-oxford-18452.html</text:p>
          </table:table-cell>
          <table:table-cell table:number-columns-repeated="58"/>
          <table:table-cell office:value-type="string">
            <text:p>ams007</text:p>
          </table:table-cell>
          <table:table-cell office:value-type="string">
            <text:p>color</text:p>
          </table:table-cell>
          <table:table-cell office:value-type="string">
            <text:p>Orange</text:p>
          </table:table-cell>
          <table:table-cell/>
        </table:table-row>
        <table:table-row table:style-name="ro1">
          <table:table-cell table:number-columns-repeated="148"/>
          <table:table-cell office:value-type="string">
            <text:p>ams008</text:p>
          </table:table-cell>
          <table:table-cell office:value-type="string">
            <text:p>color</text:p>
          </table:table-cell>
          <table:table-cell office:value-type="string">
            <text:p>Orange</text:p>
          </table:table-cell>
          <table:table-cell/>
        </table:table-row>
        <table:table-row table:style-name="ro1">
          <table:table-cell table:number-columns-repeated="148"/>
          <table:table-cell office:value-type="string">
            <text:p>ams009</text:p>
          </table:table-cell>
          <table:table-cell office:value-type="string">
            <text:p>color</text:p>
          </table:table-cell>
          <table:table-cell office:value-type="string">
            <text:p>Orange</text:p>
          </table:table-cell>
          <table:table-cell/>
        </table:table-row>
        <table:table-row table:style-name="ro1">
          <table:table-cell table:number-columns-repeated="148"/>
          <table:table-cell office:value-type="string">
            <text:p>ams005</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ms006</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ms007</text:p>
          </table:table-cell>
          <table:table-cell office:value-type="string">
            <text:p>shoe_size</text:p>
          </table:table-cell>
          <table:table-cell office:value-type="float" office:value="10">
            <text:p>10</text:p>
          </table:table-cell>
          <table:table-cell/>
        </table:table-row>
        <table:table-row table:style-name="ro1">
          <table:table-cell table:number-columns-repeated="148"/>
          <table:table-cell office:value-type="string">
            <text:p>ams008</text:p>
          </table:table-cell>
          <table:table-cell office:value-type="string">
            <text:p>shoe_size</text:p>
          </table:table-cell>
          <table:table-cell office:value-type="float" office:value="11">
            <text:p>11</text:p>
          </table:table-cell>
          <table:table-cell/>
        </table:table-row>
        <table:table-row table:style-name="ro1">
          <table:table-cell table:number-columns-repeated="148"/>
          <table:table-cell office:value-type="string">
            <text:p>ams009</text:p>
          </table:table-cell>
          <table:table-cell office:value-type="string">
            <text:p>shoe_size</text:p>
          </table:table-cell>
          <table:table-cell office:value-type="float" office:value="12">
            <text:p>12</text:p>
          </table:table-cell>
          <table:table-cell/>
        </table:table-row>
        <table:table-row table:style-name="ro1">
          <table:table-cell office:value-type="string">
            <text:p>ams010c</text:p>
          </table:table-cell>
          <table:table-cell/>
          <table:table-cell office:value-type="string">
            <text:p>Shoes</text:p>
          </table:table-cell>
          <table:table-cell office:value-type="string">
            <text:p>configurable</text:p>
          </table:table-cell>
          <table:table-cell office:value-type="string">
            <text:p>Accessories/Shoe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2</text:p>
          </table:table-cell>
          <table:table-cell table:number-columns-repeated="5"/>
          <table:table-cell office:value-type="string">
            <text:p>Suede loafer. Contrast stitching. Leather lined. Imported.</text:p>
          </table:table-cell>
          <table:table-cell table:number-columns-repeated="7"/>
          <table:table-cell office:value-type="string">
            <text:p>Male</text:p>
          </table:table-cell>
          <table:table-cell table:number-columns-repeated="4"/>
          <table:table-cell office:value-type="float" office:value="1">
            <text:p>1</text:p>
          </table:table-cell>
          <table:table-cell table:number-columns-repeated="2"/>
          <table:table-cell office:value-type="string">
            <text:p>/a/m/ams010a_2.jpg</text:p>
          </table:table-cell>
          <table:table-cell table:number-columns-repeated="16"/>
          <table:table-cell table:number-columns-repeated="2" office:value-type="string">
            <text:p>Use config</text:p>
          </table:table-cell>
          <table:table-cell office:value-type="string">
            <text:p>Suede Loafer, Navy</text:p>
          </table:table-cell>
          <table:table-cell table:number-columns-repeated="4"/>
          <table:table-cell office:value-type="string">
            <text:p>Evening</text:p>
          </table:table-cell>
          <table:table-cell office:value-type="string">
            <text:p>Product Info Column</text:p>
          </table:table-cell>
          <table:table-cell office:value-type="string">
            <text:p>1 column</text:p>
          </table:table-cell>
          <table:table-cell office:value-type="float" office:value="310">
            <text:p>310</text:p>
          </table:table-cell>
          <table:table-cell office:value-type="float" office:value="1">
            <text:p>1</text:p>
          </table:table-cell>
          <table:table-cell/>
          <table:table-cell office:value-type="string">
            <text:p>Loafers</text:p>
          </table:table-cell>
          <table:table-cell office:value-type="string">
            <text:p>Make a statement, even when relaxed and casual. The classic loafer design elevates even the most dressed down look.</text:p>
          </table:table-cell>
          <table:table-cell table:number-columns-repeated="2"/>
          <table:table-cell office:value-type="string">
            <text:p>/a/m/ams010a_2.jpg</text:p>
          </table:table-cell>
          <table:table-cell table:number-columns-repeated="4"/>
          <table:table-cell office:value-type="float" office:value="1">
            <text:p>1</text:p>
          </table:table-cell>
          <table:table-cell/>
          <table:table-cell office:value-type="float" office:value="2">
            <text:p>2</text:p>
          </table:table-cell>
          <table:table-cell office:value-type="string">
            <text:p>/a/m/ams010a_2.jpg</text:p>
          </table:table-cell>
          <table:table-cell/>
          <table:table-cell table:style-name="ce1" office:value-type="string">
            <text:p>2013-03-20 18:44:03</text:p>
          </table:table-cell>
          <table:table-cell office:value-type="string">
            <text:p>suede-loafer-navy</text:p>
          </table:table-cell>
          <table:table-cell office:value-type="string">
            <text:p>suede-loafer-navy-19948.html</text:p>
          </table:table-cell>
          <table:table-cell office:value-type="float" office:value="4">
            <text:p>4</text:p>
          </table:table-cell>
          <table:table-cell/>
          <table:table-cell office:value-type="string">
            <text:p>Medium</text:p>
          </table:table-cell>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m/ams010a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ms010</text:p>
          </table:table-cell>
          <table:table-cell office:value-type="string">
            <text:p>color</text:p>
          </table:table-cell>
          <table:table-cell office:value-type="string">
            <text:p>Blue</text:p>
          </table:table-cell>
          <table:table-cell/>
        </table:table-row>
        <table:table-row table:style-name="ro1">
          <table:table-cell/>
          <table:table-cell office:value-type="string">
            <text:p>default</text:p>
          </table:table-cell>
          <table:table-cell table:number-columns-repeated="87"/>
          <table:table-cell office:value-type="string">
            <text:p>suede-loafer-navy-30835.html</text:p>
          </table:table-cell>
          <table:table-cell table:number-columns-repeated="41"/>
          <table:table-cell office:value-type="float" office:value="88">
            <text:p>88</text:p>
          </table:table-cell>
          <table:table-cell office:value-type="string">
            <text:p>/a/m/ams010b_2.jpg</text:p>
          </table:table-cell>
          <table:table-cell/>
          <table:table-cell office:value-type="float" office:value="2">
            <text:p>2</text:p>
          </table:table-cell>
          <table:table-cell office:value-type="float" office:value="0">
            <text:p>0</text:p>
          </table:table-cell>
          <table:table-cell table:number-columns-repeated="12"/>
          <table:table-cell office:value-type="string">
            <text:p>ams011</text:p>
          </table:table-cell>
          <table:table-cell office:value-type="string">
            <text:p>color</text:p>
          </table:table-cell>
          <table:table-cell office:value-type="string">
            <text:p>Blue</text:p>
          </table:table-cell>
          <table:table-cell/>
        </table:table-row>
        <table:table-row table:style-name="ro1">
          <table:table-cell/>
          <table:table-cell office:value-type="string">
            <text:p>german</text:p>
          </table:table-cell>
          <table:table-cell table:number-columns-repeated="87"/>
          <table:table-cell office:value-type="string">
            <text:p>suede-loafer-navy-18453.html</text:p>
          </table:table-cell>
          <table:table-cell table:number-columns-repeated="58"/>
          <table:table-cell office:value-type="string">
            <text:p>ams012</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ams013</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ams014</text:p>
          </table:table-cell>
          <table:table-cell office:value-type="string">
            <text:p>color</text:p>
          </table:table-cell>
          <table:table-cell office:value-type="string">
            <text:p>Blue</text:p>
          </table:table-cell>
          <table:table-cell/>
        </table:table-row>
        <table:table-row table:style-name="ro1">
          <table:table-cell table:number-columns-repeated="148"/>
          <table:table-cell office:value-type="string">
            <text:p>ams010</text:p>
          </table:table-cell>
          <table:table-cell office:value-type="string">
            <text:p>shoe_size</text:p>
          </table:table-cell>
          <table:table-cell office:value-type="float" office:value="8">
            <text:p>8</text:p>
          </table:table-cell>
          <table:table-cell/>
        </table:table-row>
        <table:table-row table:style-name="ro1">
          <table:table-cell table:number-columns-repeated="148"/>
          <table:table-cell office:value-type="string">
            <text:p>ams011</text:p>
          </table:table-cell>
          <table:table-cell office:value-type="string">
            <text:p>shoe_size</text:p>
          </table:table-cell>
          <table:table-cell office:value-type="float" office:value="9">
            <text:p>9</text:p>
          </table:table-cell>
          <table:table-cell/>
        </table:table-row>
        <table:table-row table:style-name="ro1">
          <table:table-cell table:number-columns-repeated="148"/>
          <table:table-cell office:value-type="string">
            <text:p>ams012</text:p>
          </table:table-cell>
          <table:table-cell office:value-type="string">
            <text:p>shoe_size</text:p>
          </table:table-cell>
          <table:table-cell office:value-type="float" office:value="10">
            <text:p>10</text:p>
          </table:table-cell>
          <table:table-cell/>
        </table:table-row>
        <table:table-row table:style-name="ro1">
          <table:table-cell table:number-columns-repeated="148"/>
          <table:table-cell office:value-type="string">
            <text:p>ams013</text:p>
          </table:table-cell>
          <table:table-cell office:value-type="string">
            <text:p>shoe_size</text:p>
          </table:table-cell>
          <table:table-cell office:value-type="float" office:value="11">
            <text:p>11</text:p>
          </table:table-cell>
          <table:table-cell/>
        </table:table-row>
        <table:table-row table:style-name="ro1">
          <table:table-cell table:number-columns-repeated="148"/>
          <table:table-cell office:value-type="string">
            <text:p>ams014</text:p>
          </table:table-cell>
          <table:table-cell office:value-type="string">
            <text:p>shoe_size</text:p>
          </table:table-cell>
          <table:table-cell office:value-type="float" office:value="12">
            <text:p>12</text:p>
          </table:table-cell>
          <table:table-cell/>
        </table:table-row>
        <table:table-row table:style-name="ro1">
          <table:table-cell office:value-type="string">
            <text:p>abl006c</text:p>
          </table:table-cell>
          <table:table-cell/>
          <table:table-cell office:value-type="string">
            <text:p>Accessories</text:p>
          </table:table-cell>
          <table:table-cell office:value-type="string">
            <text:p>configurable</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9"/>
          <table:table-cell table:style-name="ce1" office:value-type="string">
            <text:p>2013-03-05 06:25:13</text:p>
          </table:table-cell>
          <table:table-cell table:number-columns-repeated="5"/>
          <table:table-cell office:value-type="string">
            <text:p>Water resistant hard polycarbonate shell. All direction spinner wheels. Zip closure. Locking, retractable metal handle. Cross strap and self repairing zipper interior. Padded side handle for lateral carry. 21" x 17" x 10".</text:p>
          </table:table-cell>
          <table:table-cell table:number-columns-repeated="6"/>
          <table:table-cell office:value-type="string">
            <text:p>Male or Female</text:p>
          </table:table-cell>
          <table:table-cell table:number-columns-repeated="5"/>
          <table:table-cell office:value-type="float" office:value="1">
            <text:p>1</text:p>
          </table:table-cell>
          <table:table-cell table:number-columns-repeated="2"/>
          <table:table-cell office:value-type="string">
            <text:p>/a/b/abl0006a_1.jpg</text:p>
          </table:table-cell>
          <table:table-cell table:number-columns-repeated="6"/>
          <table:table-cell office:value-type="string">
            <text:p>Business</text:p>
          </table:table-cell>
          <table:table-cell office:value-type="string">
            <text:p>classic</text:p>
          </table:table-cell>
          <table:table-cell/>
          <table:table-cell office:value-type="string">
            <text:p>Other</text:p>
          </table:table-cell>
          <table:table-cell table:number-columns-repeated="6"/>
          <table:table-cell table:number-columns-repeated="2" office:value-type="string">
            <text:p>Use config</text:p>
          </table:table-cell>
          <table:table-cell office:value-type="string">
            <text:p>Classic Hardshell Suitcase</text:p>
          </table:table-cell>
          <table:table-cell table:number-columns-repeated="5"/>
          <table:table-cell office:value-type="string">
            <text:p>Product Info Column</text:p>
          </table:table-cell>
          <table:table-cell office:value-type="string">
            <text:p>1 column</text:p>
          </table:table-cell>
          <table:table-cell office:value-type="float" office:value="600">
            <text:p>600</text:p>
          </table:table-cell>
          <table:table-cell office:value-type="float" office:value="1">
            <text:p>1</text:p>
          </table:table-cell>
          <table:table-cell table:number-columns-repeated="2"/>
          <table:table-cell office:value-type="string">
            <text:p>Some like it classic. This luggage provides ample room for multiday trips.</text:p>
          </table:table-cell>
          <table:table-cell table:number-columns-repeated="2"/>
          <table:table-cell office:value-type="string">
            <text:p>/a/b/abl0006a_1.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06a_1.jpg</text:p>
          </table:table-cell>
          <table:table-cell/>
          <table:table-cell table:style-name="ce1" office:value-type="string">
            <text:p>2013-03-20 19:00:15</text:p>
          </table:table-cell>
          <table:table-cell office:value-type="string">
            <text:p>classic-hardshell-suitcase</text:p>
          </table:table-cell>
          <table:table-cell office:value-type="string">
            <text:p>classic-hardshell-suitcase-11964.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6b_2.jpg</text:p>
          </table:table-cell>
          <table:table-cell/>
          <table:table-cell office:value-type="float" office:value="2">
            <text:p>2</text:p>
          </table:table-cell>
          <table:table-cell office:value-type="float" office:value="0">
            <text:p>0</text:p>
          </table:table-cell>
          <table:table-cell table:number-columns-repeated="12"/>
          <table:table-cell office:value-type="string">
            <text:p>abl006</text:p>
          </table:table-cell>
          <table:table-cell office:value-type="string">
            <text:p>color</text:p>
          </table:table-cell>
          <table:table-cell office:value-type="string">
            <text:p>Black</text:p>
          </table:table-cell>
          <table:table-cell/>
        </table:table-row>
        <table:table-row table:style-name="ro1">
          <table:table-cell/>
          <table:table-cell office:value-type="string">
            <text:p>default</text:p>
          </table:table-cell>
          <table:table-cell table:number-columns-repeated="87"/>
          <table:table-cell office:value-type="string">
            <text:p>classic-hardshell-suitcase-16176.html</text:p>
          </table:table-cell>
          <table:table-cell table:number-columns-repeated="41"/>
          <table:table-cell office:value-type="float" office:value="88">
            <text:p>88</text:p>
          </table:table-cell>
          <table:table-cell office:value-type="string">
            <text:p>/a/b/abl0006a_1.jpg</text:p>
          </table:table-cell>
          <table:table-cell/>
          <table:table-cell office:value-type="float" office:value="1">
            <text:p>1</text:p>
          </table:table-cell>
          <table:table-cell office:value-type="float" office:value="0">
            <text:p>0</text:p>
          </table:table-cell>
          <table:table-cell table:number-columns-repeated="12"/>
          <table:table-cell office:value-type="string">
            <text:p>abl007</text:p>
          </table:table-cell>
          <table:table-cell office:value-type="string">
            <text:p>color</text:p>
          </table:table-cell>
          <table:table-cell office:value-type="string">
            <text:p>Black</text:p>
          </table:table-cell>
          <table:table-cell/>
        </table:table-row>
        <table:table-row table:style-name="ro1">
          <table:table-cell/>
          <table:table-cell office:value-type="string">
            <text:p>german</text:p>
          </table:table-cell>
          <table:table-cell table:number-columns-repeated="87"/>
          <table:table-cell office:value-type="string">
            <text:p>classic-hardshell-suitcase-11254.html</text:p>
          </table:table-cell>
          <table:table-cell table:number-columns-repeated="58"/>
          <table:table-cell office:value-type="string">
            <text:p>abl009</text:p>
          </table:table-cell>
          <table:table-cell office:value-type="string">
            <text:p>color</text:p>
          </table:table-cell>
          <table:table-cell office:value-type="string">
            <text:p>Black</text:p>
          </table:table-cell>
          <table:table-cell/>
        </table:table-row>
        <table:table-row table:style-name="ro1">
          <table:table-cell table:number-columns-repeated="148"/>
          <table:table-cell office:value-type="string">
            <text:p>abl006</text:p>
          </table:table-cell>
          <table:table-cell office:value-type="string">
            <text:p>luggage_size</text:p>
          </table:table-cell>
          <table:table-cell office:value-type="string">
            <text:p>21"</text:p>
          </table:table-cell>
          <table:table-cell office:value-type="float" office:value="50">
            <text:p>50</text:p>
          </table:table-cell>
        </table:table-row>
        <table:table-row table:style-name="ro1">
          <table:table-cell table:number-columns-repeated="148"/>
          <table:table-cell office:value-type="string">
            <text:p>abl007</text:p>
          </table:table-cell>
          <table:table-cell office:value-type="string">
            <text:p>luggage_size</text:p>
          </table:table-cell>
          <table:table-cell office:value-type="string">
            <text:p>29"</text:p>
          </table:table-cell>
          <table:table-cell office:value-type="float" office:value="150">
            <text:p>150</text:p>
          </table:table-cell>
        </table:table-row>
        <table:table-row table:style-name="ro1">
          <table:table-cell table:number-columns-repeated="148"/>
          <table:table-cell office:value-type="string">
            <text:p>abl009</text:p>
          </table:table-cell>
          <table:table-cell office:value-type="string">
            <text:p>luggage_size</text:p>
          </table:table-cell>
          <table:table-cell office:value-type="string">
            <text:p>19"</text:p>
          </table:table-cell>
          <table:table-cell/>
        </table:table-row>
        <table:table-row table:style-name="ro1">
          <table:table-cell office:value-type="string">
            <text:p>hdd001c</text:p>
          </table:table-cell>
          <table:table-cell/>
          <table:table-cell office:value-type="string">
            <text:p>Home &amp; Decor</text:p>
          </table:table-cell>
          <table:table-cell office:value-type="string">
            <text:p>configurable</text:p>
          </table:table-cell>
          <table:table-cell office:value-type="string">
            <text:p>VIP</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25:13</text:p>
          </table:table-cell>
          <table:table-cell table:number-columns-repeated="4"/>
          <table:table-cell office:value-type="string">
            <text:p>Vase</text:p>
          </table:table-cell>
          <table:table-cell office:value-type="string">
            <text:p>Ceramic. 5.5" diameter, 12" high. </text:p>
          </table:table-cell>
          <table:table-cell table:number-columns-repeated="12"/>
          <table:table-cell office:value-type="float" office:value="1">
            <text:p>1</text:p>
          </table:table-cell>
          <table:table-cell office:value-type="string">
            <text:p>Modern</text:p>
          </table:table-cell>
          <table:table-cell office:value-type="string">
            <text:p>Decorative Accents</text:p>
          </table:table-cell>
          <table:table-cell office:value-type="string">
            <text:p>/h/d/hdd001_2.jpg</text:p>
          </table:table-cell>
          <table:table-cell table:number-columns-repeated="9"/>
          <table:table-cell office:value-type="string">
            <text:p>Ceramic</text:p>
          </table:table-cell>
          <table:table-cell table:number-columns-repeated="6"/>
          <table:table-cell table:number-columns-repeated="2" office:value-type="string">
            <text:p>Use config</text:p>
          </table:table-cell>
          <table:table-cell office:value-type="string">
            <text:p>Modern Murray Ceramic Vase</text:p>
          </table:table-cell>
          <table:table-cell table:number-columns-repeated="5"/>
          <table:table-cell office:value-type="string">
            <text:p>Product Info Column</text:p>
          </table:table-cell>
          <table:table-cell office:value-type="string">
            <text:p>1 column</text:p>
          </table:table-cell>
          <table:table-cell office:value-type="float" office:value="135">
            <text:p>135</text:p>
          </table:table-cell>
          <table:table-cell office:value-type="float" office:value="1">
            <text:p>1</text:p>
          </table:table-cell>
          <table:table-cell table:number-columns-repeated="2"/>
          <table:table-cell office:value-type="string">
            <text:p>Modern, edgy, distinct. Choose from two colors.</text:p>
          </table:table-cell>
          <table:table-cell table:number-columns-repeated="2"/>
          <table:table-cell office:value-type="string">
            <text:p>/h/d/hdd001_2.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d001_2.jpg</text:p>
          </table:table-cell>
          <table:table-cell/>
          <table:table-cell table:style-name="ce1" office:value-type="string">
            <text:p>2013-04-15 16:30:23</text:p>
          </table:table-cell>
          <table:table-cell office:value-type="string">
            <text:p>modern-murray-ceramic-vase</text:p>
          </table:table-cell>
          <table:table-cell office:value-type="string">
            <text:p>modern-murray-ceramic-vase-8190.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d001_2.jpg</text:p>
          </table:table-cell>
          <table:table-cell/>
          <table:table-cell office:value-type="float" office:value="1">
            <text:p>1</text:p>
          </table:table-cell>
          <table:table-cell office:value-type="float" office:value="0">
            <text:p>0</text:p>
          </table:table-cell>
          <table:table-cell table:number-columns-repeated="12"/>
          <table:table-cell office:value-type="string">
            <text:p>hdd001</text:p>
          </table:table-cell>
          <table:table-cell office:value-type="string">
            <text:p>color</text:p>
          </table:table-cell>
          <table:table-cell office:value-type="string">
            <text:p>White</text:p>
          </table:table-cell>
          <table:table-cell/>
        </table:table-row>
        <table:table-row table:style-name="ro1">
          <table:table-cell/>
          <table:table-cell office:value-type="string">
            <text:p>default</text:p>
          </table:table-cell>
          <table:table-cell table:number-columns-repeated="2"/>
          <table:table-cell office:value-type="string">
            <text:p>Home &amp; Decor/Decorative Accents</text:p>
          </table:table-cell>
          <table:table-cell office:value-type="string">
            <text:p>Default Category</text:p>
          </table:table-cell>
          <table:table-cell table:number-columns-repeated="83"/>
          <table:table-cell office:value-type="string">
            <text:p>modern-murray-ceramic-vase-11759.html</text:p>
          </table:table-cell>
          <table:table-cell table:number-columns-repeated="41"/>
          <table:table-cell office:value-type="float" office:value="88">
            <text:p>88</text:p>
          </table:table-cell>
          <table:table-cell office:value-type="string">
            <text:p>/h/d/hdd002_2.jpg</text:p>
          </table:table-cell>
          <table:table-cell/>
          <table:table-cell office:value-type="float" office:value="2">
            <text:p>2</text:p>
          </table:table-cell>
          <table:table-cell office:value-type="float" office:value="0">
            <text:p>0</text:p>
          </table:table-cell>
          <table:table-cell table:number-columns-repeated="12"/>
          <table:table-cell office:value-type="string">
            <text:p>hdd002</text:p>
          </table:table-cell>
          <table:table-cell office:value-type="string">
            <text:p>color</text:p>
          </table:table-cell>
          <table:table-cell office:value-type="string">
            <text:p>Black</text:p>
          </table:table-cell>
          <table:table-cell/>
        </table:table-row>
        <table:table-row table:style-name="ro1">
          <table:table-cell/>
          <table:table-cell office:value-type="string">
            <text:p>german</text:p>
          </table:table-cell>
          <table:table-cell table:number-columns-repeated="87"/>
          <table:table-cell office:value-type="string">
            <text:p>modern-murray-ceramic-vase-7631.html</text:p>
          </table:table-cell>
          <table:table-cell table:number-columns-repeated="62"/>
        </table:table-row>
        <table:table-row table:style-name="ro1">
          <table:table-cell office:value-type="string">
            <text:p>abl008</text:p>
          </table:table-cell>
          <table:table-cell/>
          <table:table-cell office:value-type="string">
            <text:p>Accessories</text:p>
          </table:table-cell>
          <table:table-cell office:value-type="string">
            <text:p>grouped</text:p>
          </table:table-cell>
          <table:table-cell office:value-type="string">
            <text:p>Accessories/Bags &amp; Luggage</text:p>
          </table:table-cell>
          <table:table-cell office:value-type="string">
            <text:p>Default Category</text:p>
          </table:table-cell>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9"/>
          <table:table-cell table:style-name="ce1" office:value-type="string">
            <text:p>2013-03-05 06:44:27</text:p>
          </table:table-cell>
          <table:table-cell table:number-columns-repeated="5"/>
          <table:table-cell office:value-type="string">
            <text:p>Water resistant hard polycarbonate shell. All direction spinner wheels. Zip closure. Locking, retractable metal handle. Cross strap and self repairing zipper interior. Padded side handle for lateral carry. 21" x 17" x 10" and/or 29" x 20" x 13".</text:p>
          </table:table-cell>
          <table:table-cell table:number-columns-repeated="12"/>
          <table:table-cell office:value-type="float" office:value="0">
            <text:p>0</text:p>
          </table:table-cell>
          <table:table-cell table:number-columns-repeated="2"/>
          <table:table-cell office:value-type="string">
            <text:p>/a/b/abl0008.jpg</text:p>
          </table:table-cell>
          <table:table-cell table:number-columns-repeated="6"/>
          <table:table-cell office:value-type="string">
            <text:p>Luggage</text:p>
          </table:table-cell>
          <table:table-cell office:value-type="string">
            <text:p>classic</text:p>
          </table:table-cell>
          <table:table-cell table:number-columns-repeated="10"/>
          <table:table-cell office:value-type="string">
            <text:p>Luggage Set</text:p>
          </table:table-cell>
          <table:table-cell table:number-columns-repeated="5"/>
          <table:table-cell office:value-type="string">
            <text:p>Product Info Column</text:p>
          </table:table-cell>
          <table:table-cell office:value-type="string">
            <text:p>1 column</text:p>
          </table:table-cell>
          <table:table-cell/>
          <table:table-cell office:value-type="float" office:value="0">
            <text:p>0</text:p>
          </table:table-cell>
          <table:table-cell table:number-columns-repeated="2"/>
          <table:table-cell office:value-type="string">
            <text:p>Heavy duty, hard shell Luggage</text:p>
          </table:table-cell>
          <table:table-cell table:number-columns-repeated="2"/>
          <table:table-cell office:value-type="string">
            <text:p>/a/b/abl0008.jpg</text:p>
          </table:table-cell>
          <table:table-cell table:number-columns-repeated="4"/>
          <table:table-cell office:value-type="float" office:value="1">
            <text:p>1</text:p>
          </table:table-cell>
          <table:table-cell table:number-columns-repeated="2"/>
          <table:table-cell office:value-type="string">
            <text:p>/a/b/abl0008.jpg</text:p>
          </table:table-cell>
          <table:table-cell/>
          <table:table-cell table:style-name="ce1" office:value-type="string">
            <text:p>2013-03-20 17:04:35</text:p>
          </table:table-cell>
          <table:table-cell office:value-type="string">
            <text:p>luggage-set</text:p>
          </table:table-cell>
          <table:table-cell office:value-type="string">
            <text:p>luggage-set.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6"/>
          <table:table-cell office:value-type="string">
            <text:p>abl006</text:p>
          </table:table-cell>
          <table:table-cell table:number-columns-repeated="2" office:value-type="float" office:value="0">
            <text:p>0</text:p>
          </table:table-cell>
          <table:table-cell table:number-columns-repeated="7"/>
          <table:table-cell office:value-type="float" office:value="88">
            <text:p>88</text:p>
          </table:table-cell>
          <table:table-cell office:value-type="string">
            <text:p>/a/b/abl0008.jpg</text:p>
          </table:table-cell>
          <table:table-cell/>
          <table:table-cell table:number-columns-repeated="2" office:value-type="float" office:value="1">
            <text:p>1</text:p>
          </table:table-cell>
          <table:table-cell table:number-columns-repeated="16"/>
        </table:table-row>
        <table:table-row table:style-name="ro1">
          <table:table-cell table:number-columns-repeated="121"/>
          <table:table-cell office:value-type="string">
            <text:p>abl007</text:p>
          </table:table-cell>
          <table:table-cell table:number-columns-repeated="2" office:value-type="float" office:value="0">
            <text:p>0</text:p>
          </table:table-cell>
          <table:table-cell table:number-columns-repeated="28"/>
        </table:table-row>
        <table:table-row table:style-name="ro1">
          <table:table-cell table:number-columns-repeated="121"/>
          <table:table-cell office:value-type="string">
            <text:p>abl009</text:p>
          </table:table-cell>
          <table:table-cell table:number-columns-repeated="2" office:value-type="float" office:value="0">
            <text:p>0</text:p>
          </table:table-cell>
          <table:table-cell table:number-columns-repeated="28"/>
        </table:table-row>
        <table:table-row table:style-name="ro1">
          <table:table-cell office:value-type="string">
            <text:p>hdd003</text:p>
          </table:table-cell>
          <table:table-cell/>
          <table:table-cell office:value-type="string">
            <text:p>Home &amp; Decor</text:p>
          </table:table-cell>
          <table:table-cell office:value-type="string">
            <text:p>grouped</text:p>
          </table:table-cell>
          <table:table-cell office:value-type="string">
            <text:p>Home &amp; Decor/Decorative Accent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44:27</text:p>
          </table:table-cell>
          <table:table-cell table:number-columns-repeated="4"/>
          <table:table-cell office:value-type="string">
            <text:p>Vase</text:p>
          </table:table-cell>
          <table:table-cell office:value-type="string">
            <text:p>Ceramic. 5.5" diameter, 12" high. Domestic.</text:p>
          </table:table-cell>
          <table:table-cell table:number-columns-repeated="12"/>
          <table:table-cell office:value-type="float" office:value="0">
            <text:p>0</text:p>
          </table:table-cell>
          <table:table-cell/>
          <table:table-cell office:value-type="string">
            <text:p>Decorative Accents</text:p>
          </table:table-cell>
          <table:table-cell office:value-type="string">
            <text:p>/h/d/hdd003.jpg</text:p>
          </table:table-cell>
          <table:table-cell table:number-columns-repeated="9"/>
          <table:table-cell office:value-type="string">
            <text:p>Ceramic</text:p>
          </table:table-cell>
          <table:table-cell table:number-columns-repeated="8"/>
          <table:table-cell office:value-type="string">
            <text:p>Vase Set</text:p>
          </table:table-cell>
          <table:table-cell table:number-columns-repeated="5"/>
          <table:table-cell office:value-type="string">
            <text:p>Product Info Column</text:p>
          </table:table-cell>
          <table:table-cell office:value-type="string">
            <text:p>1 column</text:p>
          </table:table-cell>
          <table:table-cell/>
          <table:table-cell office:value-type="float" office:value="0">
            <text:p>0</text:p>
          </table:table-cell>
          <table:table-cell table:number-columns-repeated="2"/>
          <table:table-cell office:value-type="string">
            <text:p>Murray modern vase set</text:p>
          </table:table-cell>
          <table:table-cell table:number-columns-repeated="2"/>
          <table:table-cell office:value-type="string">
            <text:p>/h/d/hdd003.jpg</text:p>
          </table:table-cell>
          <table:table-cell table:number-columns-repeated="4"/>
          <table:table-cell office:value-type="float" office:value="1">
            <text:p>1</text:p>
          </table:table-cell>
          <table:table-cell table:number-columns-repeated="2"/>
          <table:table-cell office:value-type="string">
            <text:p>/h/d/hdd003.jpg</text:p>
          </table:table-cell>
          <table:table-cell/>
          <table:table-cell table:style-name="ce1" office:value-type="string">
            <text:p>2013-05-07 05:18:08</text:p>
          </table:table-cell>
          <table:table-cell office:value-type="string">
            <text:p>vase-set</text:p>
          </table:table-cell>
          <table:table-cell office:value-type="string">
            <text:p>vase-set.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6"/>
          <table:table-cell office:value-type="string">
            <text:p>hdd001</text:p>
          </table:table-cell>
          <table:table-cell table:number-columns-repeated="2" office:value-type="float" office:value="0">
            <text:p>0</text:p>
          </table:table-cell>
          <table:table-cell table:number-columns-repeated="7"/>
          <table:table-cell office:value-type="float" office:value="88">
            <text:p>88</text:p>
          </table:table-cell>
          <table:table-cell office:value-type="string">
            <text:p>/h/d/hdd00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21"/>
          <table:table-cell office:value-type="string">
            <text:p>hdd002</text:p>
          </table:table-cell>
          <table:table-cell table:number-columns-repeated="2" office:value-type="float" office:value="0">
            <text:p>0</text:p>
          </table:table-cell>
          <table:table-cell table:number-columns-repeated="7"/>
          <table:table-cell office:value-type="float" office:value="88">
            <text:p>88</text:p>
          </table:table-cell>
          <table:table-cell office:value-type="string">
            <text:p>/h/d/hdd001_3.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d002_3.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hde007</text:p>
          </table:table-cell>
          <table:table-cell/>
          <table:table-cell office:value-type="string">
            <text:p>Electronics</text:p>
          </table:table-cell>
          <table:table-cell office:value-type="string">
            <text:p>virtual</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51:40</text:p>
          </table:table-cell>
          <table:table-cell table:number-columns-repeated="5"/>
          <table:table-cell office:value-type="string">
            <text:p>3-Year coverage from date of purchase on hardware failures. Fixed or receive full replacement cost in 5 days or less - guaranteed. Free 2-way shipping for repairs. 100% parts and labor covered with no deductables. Fully transferable with gifts. Cancel anytime for a full refund within the first 30 days.</text:p>
          </table:table-cell>
          <table:table-cell table:number-columns-repeated="12"/>
          <table:table-cell office:value-type="float" office:value="0">
            <text:p>0</text:p>
          </table:table-cell>
          <table:table-cell table:number-columns-repeated="2"/>
          <table:table-cell office:value-type="string">
            <text:p>/h/d/hde007_3.jpg</text:p>
          </table:table-cell>
          <table:table-cell table:number-columns-repeated="16"/>
          <table:table-cell table:number-columns-repeated="2" office:value-type="string">
            <text:p>Use config</text:p>
          </table:table-cell>
          <table:table-cell office:value-type="string">
            <text:p>3-Year Warranty</text:p>
          </table:table-cell>
          <table:table-cell table:number-columns-repeated="5"/>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adison Island 3-Year Camera Warrenty</text:p>
          </table:table-cell>
          <table:table-cell table:number-columns-repeated="2"/>
          <table:table-cell office:value-type="string">
            <text:p>/h/d/hde007_3.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7_3.jpg</text:p>
          </table:table-cell>
          <table:table-cell/>
          <table:table-cell table:style-name="ce1" office:value-type="string">
            <text:p>2013-03-20 18:20:55</text:p>
          </table:table-cell>
          <table:table-cell office:value-type="string">
            <text:p>3-year-warranty</text:p>
          </table:table-cell>
          <table:table-cell office:value-type="string">
            <text:p>3-year-warranty.html</text:p>
          </table:table-cell>
          <table:table-cell office:value-type="float" office:value="4">
            <text:p>4</text:p>
          </table:table-cell>
          <table:table-cell table:number-columns-repeated="3"/>
          <table:table-cell office:value-type="float" office:value="298">
            <text:p>29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7_3.jpg</text:p>
          </table:table-cell>
          <table:table-cell/>
          <table:table-cell table:number-columns-repeated="2" office:value-type="float" office:value="1">
            <text:p>1</text:p>
          </table:table-cell>
          <table:table-cell table:number-columns-repeated="16"/>
        </table:table-row>
        <table:table-row table:style-name="ro1">
          <table:table-cell office:value-type="string">
            <text:p>hde008</text:p>
          </table:table-cell>
          <table:table-cell/>
          <table:table-cell office:value-type="string">
            <text:p>Electronics</text:p>
          </table:table-cell>
          <table:table-cell office:value-type="string">
            <text:p>virtual</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51:40</text:p>
          </table:table-cell>
          <table:table-cell table:number-columns-repeated="5"/>
          <table:table-cell office:value-type="string">
            <text:p>5-Year coverage from date of purchase on hardware failures. Fixed or receive full replacement cost in 5 days or less - guaranteed. Free 2-way shipping for repairs. 100% parts and labor covered with no deductables. Fully transferable with gifts. Cancel anytime for a full refund within the first 30 days.</text:p>
          </table:table-cell>
          <table:table-cell table:number-columns-repeated="12"/>
          <table:table-cell office:value-type="float" office:value="0">
            <text:p>0</text:p>
          </table:table-cell>
          <table:table-cell table:number-columns-repeated="2"/>
          <table:table-cell office:value-type="string">
            <text:p>/h/d/hde007_2.jpg</text:p>
          </table:table-cell>
          <table:table-cell table:number-columns-repeated="16"/>
          <table:table-cell table:number-columns-repeated="2" office:value-type="string">
            <text:p>Use config</text:p>
          </table:table-cell>
          <table:table-cell office:value-type="string">
            <text:p>5-Year Warranty</text:p>
          </table:table-cell>
          <table:table-cell table:number-columns-repeated="5"/>
          <table:table-cell office:value-type="string">
            <text:p>Product Info Column</text:p>
          </table:table-cell>
          <table:table-cell office:value-type="string">
            <text:p>1 column</text:p>
          </table:table-cell>
          <table:table-cell office:value-type="float" office:value="100">
            <text:p>100</text:p>
          </table:table-cell>
          <table:table-cell office:value-type="float" office:value="0">
            <text:p>0</text:p>
          </table:table-cell>
          <table:table-cell table:number-columns-repeated="2"/>
          <table:table-cell office:value-type="string">
            <text:p>Madison Island 5-Year Camera Warrenty</text:p>
          </table:table-cell>
          <table:table-cell table:number-columns-repeated="2"/>
          <table:table-cell office:value-type="string">
            <text:p>/h/d/hde007_2.jpg</text:p>
          </table:table-cell>
          <table:table-cell table:number-columns-repeated="4"/>
          <table:table-cell office:value-type="float" office:value="1">
            <text:p>1</text:p>
          </table:table-cell>
          <table:table-cell/>
          <table:table-cell office:value-type="float" office:value="2">
            <text:p>2</text:p>
          </table:table-cell>
          <table:table-cell office:value-type="string">
            <text:p>/h/d/hde007_2.jpg</text:p>
          </table:table-cell>
          <table:table-cell/>
          <table:table-cell table:style-name="ce1" office:value-type="string">
            <text:p>2013-03-20 18:21:45</text:p>
          </table:table-cell>
          <table:table-cell office:value-type="string">
            <text:p>5-year-warranty</text:p>
          </table:table-cell>
          <table:table-cell office:value-type="string">
            <text:p>5-year-warranty.html</text:p>
          </table:table-cell>
          <table:table-cell office:value-type="float" office:value="4">
            <text:p>4</text:p>
          </table:table-cell>
          <table:table-cell table:number-columns-repeated="3"/>
          <table:table-cell office:value-type="float" office:value="296">
            <text:p>29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7_2.jpg</text:p>
          </table:table-cell>
          <table:table-cell/>
          <table:table-cell table:number-columns-repeated="2" office:value-type="float" office:value="1">
            <text:p>1</text:p>
          </table:table-cell>
          <table:table-cell table:number-columns-repeated="16"/>
        </table:table-row>
        <table:table-row table:style-name="ro2">
          <table:table-cell office:value-type="string">
            <text:p>hde009</text:p>
          </table:table-cell>
          <table:table-cell/>
          <table:table-cell office:value-type="string">
            <text:p>Electronics</text:p>
          </table:table-cell>
          <table:table-cell office:value-type="string">
            <text:p>bund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6:59:03</text:p>
          </table:table-cell>
          <table:table-cell table:number-columns-repeated="5"/>
          <table:table-cell office:value-type="string">
            <text:p>Includes our Camera Case, and your choice between our Digital Camera or our DSLR, 16GB or 8GB memory card, and 3-year or 5-year warranty.</text:p>
            <text:p/>
          </table:table-cell>
          <table:table-cell table:number-columns-repeated="12"/>
          <table:table-cell office:value-type="float" office:value="1">
            <text:p>1</text:p>
          </table:table-cell>
          <table:table-cell table:number-columns-repeated="2"/>
          <table:table-cell office:value-type="string">
            <text:p>/h/d/hde001t_1.jpg</text:p>
          </table:table-cell>
          <table:table-cell table:number-columns-repeated="17"/>
          <table:table-cell office:value-type="string">
            <text:p>No</text:p>
          </table:table-cell>
          <table:table-cell office:value-type="string">
            <text:p>Camera Travel Set</text:p>
          </table:table-cell>
          <table:table-cell table:number-columns-repeated="5"/>
          <table:table-cell office:value-type="string">
            <text:p>Product Info Column</text:p>
          </table:table-cell>
          <table:table-cell office:value-type="string">
            <text:p>1 column</text:p>
          </table:table-cell>
          <table:table-cell/>
          <table:table-cell office:value-type="float" office:value="1">
            <text:p>1</text:p>
          </table:table-cell>
          <table:table-cell table:number-columns-repeated="2"/>
          <table:table-cell office:value-type="string">
            <text:p>Conveniently pick up your Camera, Memory, Warranty and Camera Case all at once.</text:p>
            <text:p/>
          </table:table-cell>
          <table:table-cell table:number-columns-repeated="2"/>
          <table:table-cell office:value-type="string">
            <text:p>/h/d/hde001t_1.jpg</text:p>
          </table:table-cell>
          <table:table-cell table:number-columns-repeated="4"/>
          <table:table-cell office:value-type="float" office:value="1">
            <text:p>1</text:p>
          </table:table-cell>
          <table:table-cell table:number-columns-repeated="2"/>
          <table:table-cell office:value-type="string">
            <text:p>/h/d/hde001t_1.jpg</text:p>
          </table:table-cell>
          <table:table-cell/>
          <table:table-cell table:style-name="ce1" office:value-type="string">
            <text:p>2013-03-20 17:02:13</text:p>
          </table:table-cell>
          <table:table-cell office:value-type="string">
            <text:p>camera-travel-set</text:p>
          </table:table-cell>
          <table:table-cell office:value-type="string">
            <text:p>camera-travel-set.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04_2.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7_1.jpg</text:p>
          </table:table-cell>
          <table:table-cell/>
          <table:table-cell office:value-type="float" office:value="5">
            <text:p>5</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3a.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6a.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01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2">
          <table:table-cell office:value-type="string">
            <text:p>hde014</text:p>
          </table:table-cell>
          <table:table-cell/>
          <table:table-cell office:value-type="string">
            <text:p>Electronics</text:p>
          </table:table-cell>
          <table:table-cell office:value-type="string">
            <text:p>bundle</text:p>
          </table:table-cell>
          <table:table-cell office:value-type="string">
            <text:p>Home &amp; Decor/Electronics</text:p>
          </table:table-cell>
          <table:table-cell office:value-type="string">
            <text:p>Default Category</text:p>
          </table:table-cell>
          <table:table-cell office:value-type="string">
            <text:p>base</text:p>
          </table:table-cell>
          <table:table-cell table:number-columns-repeated="14"/>
          <table:table-cell table:style-name="ce1" office:value-type="string">
            <text:p>2013-03-05 07:04:13</text:p>
          </table:table-cell>
          <table:table-cell table:number-columns-repeated="5"/>
          <table:table-cell office:value-type="string">
            <text:p>Includes a choice between our Compact MP3 player or our Digital Media Player and Earbuds or Headphones.</text:p>
            <text:p/>
          </table:table-cell>
          <table:table-cell table:number-columns-repeated="12"/>
          <table:table-cell office:value-type="float" office:value="1">
            <text:p>1</text:p>
          </table:table-cell>
          <table:table-cell table:number-columns-repeated="2"/>
          <table:table-cell office:value-type="string">
            <text:p>/h/d/hde012_2.jpg</text:p>
          </table:table-cell>
          <table:table-cell table:number-columns-repeated="17"/>
          <table:table-cell office:value-type="string">
            <text:p>No</text:p>
          </table:table-cell>
          <table:table-cell office:value-type="string">
            <text:p>MP3 Player with Audio</text:p>
          </table:table-cell>
          <table:table-cell table:number-columns-repeated="5"/>
          <table:table-cell office:value-type="string">
            <text:p>Product Info Column</text:p>
          </table:table-cell>
          <table:table-cell office:value-type="string">
            <text:p>1 column</text:p>
          </table:table-cell>
          <table:table-cell/>
          <table:table-cell office:value-type="float" office:value="1">
            <text:p>1</text:p>
          </table:table-cell>
          <table:table-cell table:number-columns-repeated="2"/>
          <table:table-cell office:value-type="string">
            <text:p>Pick up your Media Player and Audio Output together.</text:p>
            <text:p/>
          </table:table-cell>
          <table:table-cell table:number-columns-repeated="2"/>
          <table:table-cell office:value-type="string">
            <text:p>/h/d/hde012_2.jpg</text:p>
          </table:table-cell>
          <table:table-cell table:number-columns-repeated="4"/>
          <table:table-cell office:value-type="float" office:value="1">
            <text:p>1</text:p>
          </table:table-cell>
          <table:table-cell table:number-columns-repeated="2"/>
          <table:table-cell office:value-type="string">
            <text:p>/h/d/hde012_2.jpg</text:p>
          </table:table-cell>
          <table:table-cell/>
          <table:table-cell table:style-name="ce1" office:value-type="string">
            <text:p>2013-03-20 17:14:44</text:p>
          </table:table-cell>
          <table:table-cell office:value-type="string">
            <text:p>mp3-player-with-audio</text:p>
          </table:table-cell>
          <table:table-cell office:value-type="string">
            <text:p>mp3-player-with-audio.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e011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0_2.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2_2.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3_2.jpg</text:p>
          </table:table-cell>
          <table:table-cell/>
          <table:table-cell office:value-type="float" office:value="4">
            <text:p>4</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3__2.jpg</text:p>
          </table:table-cell>
          <table:table-cell/>
          <table:table-cell office:value-type="float" office:value="5">
            <text:p>5</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e012__2.jpg</text:p>
          </table:table-cell>
          <table:table-cell/>
          <table:table-cell office:value-type="float" office:value="6">
            <text:p>6</text:p>
          </table:table-cell>
          <table:table-cell office:value-type="float" office:value="0">
            <text:p>0</text:p>
          </table:table-cell>
          <table:table-cell table:number-columns-repeated="16"/>
        </table:table-row>
        <table:table-row table:style-name="ro2">
          <table:table-cell office:value-type="string">
            <text:p>hdb010</text:p>
          </table:table-cell>
          <table:table-cell/>
          <table:table-cell office:value-type="string">
            <text:p>Home &amp; Decor</text:p>
          </table:table-cell>
          <table:table-cell office:value-type="string">
            <text:p>bundle</text:p>
          </table:table-cell>
          <table:table-cell office:value-type="string">
            <text:p>Home &amp; Decor</text:p>
          </table:table-cell>
          <table:table-cell office:value-type="string">
            <text:p>Default Category</text:p>
          </table:table-cell>
          <table:table-cell office:value-type="string">
            <text:p>base</text:p>
          </table:table-cell>
          <table:table-cell table:number-columns-repeated="7"/>
          <table:table-cell office:value-type="string">
            <text:p>Bed</text:p>
          </table:table-cell>
          <table:table-cell table:number-columns-repeated="6"/>
          <table:table-cell table:style-name="ce1" office:value-type="string">
            <text:p>2013-03-05 07:10:53</text:p>
          </table:table-cell>
          <table:table-cell table:number-columns-repeated="4"/>
          <table:table-cell office:value-type="string">
            <text:p>Throw</text:p>
          </table:table-cell>
          <table:table-cell office:value-type="string">
            <text:p>Includes a choice between Titian Raw Silk Pillow or Shay Printed Pillow and our Carnegia Alpaca Throw or Park Row Throw or Gramercy Throw.</text:p>
            <text:p/>
          </table:table-cell>
          <table:table-cell table:number-columns-repeated="12"/>
          <table:table-cell office:value-type="float" office:value="1">
            <text:p>1</text:p>
          </table:table-cell>
          <table:table-cell/>
          <table:table-cell office:value-type="string">
            <text:p>Bed &amp; Bath</text:p>
          </table:table-cell>
          <table:table-cell office:value-type="string">
            <text:p>/h/d/hdb010.jpg</text:p>
          </table:table-cell>
          <table:table-cell table:number-columns-repeated="17"/>
          <table:table-cell office:value-type="string">
            <text:p>No</text:p>
          </table:table-cell>
          <table:table-cell office:value-type="string">
            <text:p>Pillow and Throw Set</text:p>
          </table:table-cell>
          <table:table-cell table:number-columns-repeated="5"/>
          <table:table-cell office:value-type="string">
            <text:p>Product Info Column</text:p>
          </table:table-cell>
          <table:table-cell office:value-type="string">
            <text:p>1 column</text:p>
          </table:table-cell>
          <table:table-cell/>
          <table:table-cell office:value-type="float" office:value="1">
            <text:p>1</text:p>
          </table:table-cell>
          <table:table-cell table:number-columns-repeated="2"/>
          <table:table-cell office:value-type="string">
            <text:p>A conveniently packaged pairing of our pillows and throws.</text:p>
            <text:p/>
          </table:table-cell>
          <table:table-cell table:number-columns-repeated="2"/>
          <table:table-cell office:value-type="string">
            <text:p>/h/d/hdb010.jpg</text:p>
          </table:table-cell>
          <table:table-cell table:number-columns-repeated="4"/>
          <table:table-cell office:value-type="float" office:value="1">
            <text:p>1</text:p>
          </table:table-cell>
          <table:table-cell table:number-columns-repeated="2"/>
          <table:table-cell office:value-type="string">
            <text:p>/h/d/hdb010.jpg</text:p>
          </table:table-cell>
          <table:table-cell/>
          <table:table-cell table:style-name="ce1" office:value-type="string">
            <text:p>2013-03-20 18:17:25</text:p>
          </table:table-cell>
          <table:table-cell office:value-type="string">
            <text:p>pillow-and-throw-set</text:p>
          </table:table-cell>
          <table:table-cell office:value-type="string">
            <text:p>pillow-and-throw-set.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h/d/hdb009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4"/>
          <table:table-cell office:value-type="string">
            <text:p>Home &amp; Decor/Bed &amp; Bath</text:p>
          </table:table-cell>
          <table:table-cell office:value-type="string">
            <text:p>Default Category</text:p>
          </table:table-cell>
          <table:table-cell table:number-columns-repeated="125"/>
          <table:table-cell office:value-type="float" office:value="88">
            <text:p>88</text:p>
          </table:table-cell>
          <table:table-cell office:value-type="string">
            <text:p>/h/d/hdb008_2.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b006_2.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b007_2.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b005_2.jpg</text:p>
          </table:table-cell>
          <table:table-cell/>
          <table:table-cell office:value-type="float" office:value="5">
            <text:p>5</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h/d/hdb010.jpg</text:p>
          </table:table-cell>
          <table:table-cell/>
          <table:table-cell office:value-type="float" office:value="6">
            <text:p>6</text:p>
          </table:table-cell>
          <table:table-cell office:value-type="float" office:value="1">
            <text:p>1</text:p>
          </table:table-cell>
          <table:table-cell table:number-columns-repeated="16"/>
        </table:table-row>
        <table:table-row table:style-name="ro2">
          <table:table-cell office:value-type="string">
            <text:p>hbm000</text:p>
          </table:table-cell>
          <table:table-cell/>
          <table:table-cell office:value-type="string">
            <text:p>Books &amp; Music</text:p>
          </table:table-cell>
          <table:table-cell office:value-type="string">
            <text:p>downloadable</text:p>
          </table:table-cell>
          <table:table-cell office:value-type="string">
            <text:p>VIP</text:p>
          </table:table-cell>
          <table:table-cell office:value-type="string">
            <text:p>Default Category</text:p>
          </table:table-cell>
          <table:table-cell office:value-type="string">
            <text:p>base</text:p>
          </table:table-cell>
          <table:table-cell table:number-columns-repeated="3"/>
          <table:table-cell office:value-type="string">
            <text:p>Vahram Muratyan</text:p>
            <text:p/>
          </table:table-cell>
          <table:table-cell table:number-columns-repeated="4"/>
          <table:table-cell office:value-type="string">
            <text:p>Books</text:p>
          </table:table-cell>
          <table:table-cell table:number-columns-repeated="5"/>
          <table:table-cell table:style-name="ce1" office:value-type="string">
            <text:p>2013-03-05 07:25:06</text:p>
          </table:table-cell>
          <table:table-cell table:number-columns-repeated="5"/>
          <table:table-cell office:value-type="string">
            <text:p>Novel by Charles Dickens, published both serially and in book form in 1859. The story is set in the late 18th century against the background of the French Revolution.While political events drive the story, Dickens takes a decidedly antipolitical tone, lambasting both aristocratic tyranny and revolutionary excess--the latter memorably caricatured in Madame Defarge, who knits beside the guillotine. The book is perhaps best known for its opening lines, "It was the best of times, it was the worst of times," and for Carton's last speech, in which he says of his replacing Darnay in a prison cell, "It is a far, far better thing that I do, than I have ever done; it is a far, far better rest that I go to, than I have ever known."</text:p>
          </table:table-cell>
          <table:table-cell table:number-columns-repeated="3"/>
          <table:table-cell office:value-type="string">
            <text:p>Downloadable</text:p>
          </table:table-cell>
          <table:table-cell table:number-columns-repeated="4"/>
          <table:table-cell office:value-type="string">
            <text:p>Non-Fiction</text:p>
            <text:p/>
          </table:table-cell>
          <table:table-cell table:number-columns-repeated="3"/>
          <table:table-cell office:value-type="float" office:value="1">
            <text:p>1</text:p>
          </table:table-cell>
          <table:table-cell table:number-columns-repeated="2"/>
          <table:table-cell office:value-type="string">
            <text:p>/t/a/tale_two_cities_1_1.jpg</text:p>
          </table:table-cell>
          <table:table-cell table:number-columns-repeated="16"/>
          <table:table-cell table:number-columns-repeated="2" office:value-type="string">
            <text:p>Use config</text:p>
          </table:table-cell>
          <table:table-cell office:value-type="string">
            <text:p>A Tale of Two Cities</text:p>
          </table:table-cell>
          <table:table-cell table:number-columns-repeated="5"/>
          <table:table-cell office:value-type="string">
            <text:p>Product Info Column</text:p>
          </table:table-cell>
          <table:table-cell office:value-type="string">
            <text:p>1 column</text:p>
          </table:table-cell>
          <table:table-cell office:value-type="float" office:value="10">
            <text:p>10</text:p>
          </table:table-cell>
          <table:table-cell office:value-type="float" office:value="1">
            <text:p>1</text:p>
          </table:table-cell>
          <table:table-cell table:number-columns-repeated="2"/>
          <table:table-cell office:value-type="string">
            <text:p>Against the backdrop of the French Revolution, Charles Dickens unfolds a masterpiece of drama, adventure, and courage.</text:p>
          </table:table-cell>
          <table:table-cell table:number-columns-repeated="2"/>
          <table:table-cell office:value-type="string">
            <text:p>/t/a/tale_two_cities_.jpg</text:p>
          </table:table-cell>
          <table:table-cell table:number-columns-repeated="4"/>
          <table:table-cell office:value-type="float" office:value="1">
            <text:p>1</text:p>
          </table:table-cell>
          <table:table-cell/>
          <table:table-cell office:value-type="float" office:value="2">
            <text:p>2</text:p>
          </table:table-cell>
          <table:table-cell office:value-type="string">
            <text:p>/t/a/tale_two_cities_.jpg</text:p>
          </table:table-cell>
          <table:table-cell/>
          <table:table-cell table:style-name="ce1" office:value-type="string">
            <text:p>2013-05-30 00:03:58</text:p>
          </table:table-cell>
          <table:table-cell office:value-type="string">
            <text:p>a-tale-of-two-cities</text:p>
          </table:table-cell>
          <table:table-cell office:value-type="string">
            <text:p>a-tale-of-two-cities.html</text:p>
          </table:table-cell>
          <table:table-cell office:value-type="float" office:value="4">
            <text:p>4</text:p>
          </table:table-cell>
          <table:table-cell table:number-columns-repeated="3"/>
          <table:table-cell office:value-type="float" office:value="9974">
            <text:p>997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t/a/tale_two_cities_1.jpg</text:p>
          </table:table-cell>
          <table:table-cell/>
          <table:table-cell table:number-columns-repeated="2" office:value-type="float" office:value="1">
            <text:p>1</text:p>
          </table:table-cell>
          <table:table-cell table:number-columns-repeated="16"/>
        </table:table-row>
        <table:table-row table:style-name="ro1">
          <table:table-cell table:number-columns-repeated="4"/>
          <table:table-cell office:value-type="string">
            <text:p>Home &amp; Decor/Books &amp; Music</text:p>
          </table:table-cell>
          <table:table-cell office:value-type="string">
            <text:p>Default Category</text:p>
          </table:table-cell>
          <table:table-cell table:number-columns-repeated="125"/>
          <table:table-cell office:value-type="float" office:value="88">
            <text:p>88</text:p>
          </table:table-cell>
          <table:table-cell office:value-type="string">
            <text:p>/t/a/tale_two_cities_.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t/a/tale_two_cities_1_1.jpg</text:p>
          </table:table-cell>
          <table:table-cell/>
          <table:table-cell office:value-type="float" office:value="3">
            <text:p>3</text:p>
          </table:table-cell>
          <table:table-cell office:value-type="float" office:value="1">
            <text:p>1</text:p>
          </table:table-cell>
          <table:table-cell table:number-columns-repeated="16"/>
        </table:table-row>
        <table:table-row table:style-name="ro2">
          <table:table-cell office:value-type="string">
            <text:p>hbm002</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Pilate</text:p>
            <text:p/>
          </table:table-cell>
          <table:table-cell table:number-columns-repeated="4"/>
          <table:table-cell office:value-type="string">
            <text:p>Music</text:p>
          </table:table-cell>
          <table:table-cell table:number-columns-repeated="5"/>
          <table:table-cell table:style-name="ce1" office:value-type="string">
            <text:p>2013-03-05 07:28:03</text:p>
          </table:table-cell>
          <table:table-cell table:number-columns-repeated="5"/>
          <table:table-cell office:value-type="string">
            <text:p>Olvidalo. Written and performed by Brownout. 4:02min. Downloadable as mp3 file.</text:p>
            <text:p/>
          </table:table-cell>
          <table:table-cell table:number-columns-repeated="3"/>
          <table:table-cell office:value-type="string">
            <text:p>MP3</text:p>
          </table:table-cell>
          <table:table-cell table:number-columns-repeated="4"/>
          <table:table-cell office:value-type="string">
            <text:p>Alternative Rock</text:p>
            <text:p/>
          </table:table-cell>
          <table:table-cell table:number-columns-repeated="3"/>
          <table:table-cell office:value-type="float" office:value="1">
            <text:p>1</text:p>
          </table:table-cell>
          <table:table-cell table:number-columns-repeated="2"/>
          <table:table-cell office:value-type="string">
            <text:p>/b/r/brownout_1.jpg</text:p>
          </table:table-cell>
          <table:table-cell table:number-columns-repeated="16"/>
          <table:table-cell table:number-columns-repeated="2" office:value-type="string">
            <text:p>Use config</text:p>
          </table:table-cell>
          <table:table-cell office:value-type="string">
            <text:p>Olvidalo by Brownout</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Songs for the trip.</text:p>
          </table:table-cell>
          <table:table-cell table:number-columns-repeated="2"/>
          <table:table-cell office:value-type="string">
            <text:p>/b/r/brownout_1.jpg</text:p>
          </table:table-cell>
          <table:table-cell table:number-columns-repeated="4"/>
          <table:table-cell office:value-type="float" office:value="2">
            <text:p>2</text:p>
          </table:table-cell>
          <table:table-cell/>
          <table:table-cell office:value-type="float" office:value="0">
            <text:p>0</text:p>
          </table:table-cell>
          <table:table-cell office:value-type="string">
            <text:p>/b/r/brownout_1.jpg</text:p>
          </table:table-cell>
          <table:table-cell/>
          <table:table-cell table:style-name="ce1" office:value-type="string">
            <text:p>2013-05-14 18:47:30</text:p>
          </table:table-cell>
          <table:table-cell office:value-type="string">
            <text:p>olvidalo</text:p>
          </table:table-cell>
          <table:table-cell office:value-type="string">
            <text:p>olvidalo.html</text:p>
          </table:table-cell>
          <table:table-cell office:value-type="float" office:value="4">
            <text:p>4</text:p>
          </table:table-cell>
          <table:table-cell table:number-columns-repeated="3"/>
          <table:table-cell office:value-type="float" office:value="28">
            <text:p>2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b/r/brownout_1.jpg</text:p>
          </table:table-cell>
          <table:table-cell/>
          <table:table-cell office:value-type="float" office:value="4">
            <text:p>4</text:p>
          </table:table-cell>
          <table:table-cell office:value-type="float" office:value="1">
            <text:p>1</text:p>
          </table:table-cell>
          <table:table-cell table:number-columns-repeated="16"/>
        </table:table-row>
        <table:table-row table:style-name="ro2">
          <table:table-cell office:value-type="string">
            <text:p>hbm003 </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Oliver Berry, Anthony Ham, Neil Wilson and Craig McLachlan</text:p>
            <text:p/>
          </table:table-cell>
          <table:table-cell table:number-columns-repeated="4"/>
          <table:table-cell office:value-type="string">
            <text:p>Books</text:p>
          </table:table-cell>
          <table:table-cell table:number-columns-repeated="5"/>
          <table:table-cell table:style-name="ce1" office:value-type="string">
            <text:p>2013-03-05 07:31:11</text:p>
          </table:table-cell>
          <table:table-cell table:number-columns-repeated="5"/>
          <table:table-cell office:value-type="string">
            <text:p>After a tumble down the rabbit hole, Alice finds herself far away from home in the absurd world of Wonderland. As mind-bending as it is delightful, Lewis Carroll‚Äôs 1865 novel is pure magic for young and old alike. 96pp. Downloadable as pdf.</text:p>
          </table:table-cell>
          <table:table-cell table:number-columns-repeated="3"/>
          <table:table-cell office:value-type="string">
            <text:p>Downloadable</text:p>
          </table:table-cell>
          <table:table-cell table:number-columns-repeated="4"/>
          <table:table-cell office:value-type="string">
            <text:p>Literature</text:p>
            <text:p/>
          </table:table-cell>
          <table:table-cell table:number-columns-repeated="3"/>
          <table:table-cell office:value-type="float" office:value="1">
            <text:p>1</text:p>
          </table:table-cell>
          <table:table-cell table:number-columns-repeated="2"/>
          <table:table-cell office:value-type="string">
            <text:p>/a/l/alice_wonderland.jpeg</text:p>
          </table:table-cell>
          <table:table-cell table:number-columns-repeated="16"/>
          <table:table-cell table:number-columns-repeated="2" office:value-type="string">
            <text:p>Use config</text:p>
          </table:table-cell>
          <table:table-cell office:value-type="string">
            <text:p>Alice in Wonderland</text:p>
          </table:table-cell>
          <table:table-cell table:number-columns-repeated="5"/>
          <table:table-cell office:value-type="string">
            <text:p>Product Info Column</text:p>
          </table:table-cell>
          <table:table-cell office:value-type="string">
            <text:p>1 column</text:p>
          </table:table-cell>
          <table:table-cell office:value-type="float" office:value="5">
            <text:p>5</text:p>
          </table:table-cell>
          <table:table-cell office:value-type="float" office:value="1">
            <text:p>1</text:p>
          </table:table-cell>
          <table:table-cell table:number-columns-repeated="2"/>
          <table:table-cell office:value-type="string">
            <text:p>Adventures of a young girl in a fantasy world.</text:p>
          </table:table-cell>
          <table:table-cell table:number-columns-repeated="2"/>
          <table:table-cell office:value-type="string">
            <text:p>/a/l/alice_wonderland_1.jpg</text:p>
          </table:table-cell>
          <table:table-cell table:number-columns-repeated="4"/>
          <table:table-cell office:value-type="float" office:value="1">
            <text:p>1</text:p>
          </table:table-cell>
          <table:table-cell/>
          <table:table-cell office:value-type="float" office:value="2">
            <text:p>2</text:p>
          </table:table-cell>
          <table:table-cell office:value-type="string">
            <text:p>/a/l/alice_wonderland_1.jpg</text:p>
          </table:table-cell>
          <table:table-cell/>
          <table:table-cell table:style-name="ce1" office:value-type="string">
            <text:p>2013-05-14 19:00:28</text:p>
          </table:table-cell>
          <table:table-cell office:value-type="string">
            <text:p>alice-in-wonderland</text:p>
          </table:table-cell>
          <table:table-cell office:value-type="string">
            <text:p>alice-in-wonderland.html</text:p>
          </table:table-cell>
          <table:table-cell office:value-type="float" office:value="4">
            <text:p>4</text:p>
          </table:table-cell>
          <table:table-cell table:number-columns-repeated="3"/>
          <table:table-cell office:value-type="float" office:value="9997">
            <text:p>999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l/alice_wonderland.jpe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a/l/alice_wonderland_1.jpg</text:p>
          </table:table-cell>
          <table:table-cell/>
          <table:table-cell office:value-type="float" office:value="4">
            <text:p>4</text:p>
          </table:table-cell>
          <table:table-cell office:value-type="float" office:value="1">
            <text:p>1</text:p>
          </table:table-cell>
          <table:table-cell table:number-columns-repeated="16"/>
        </table:table-row>
        <table:table-row table:style-name="ro1">
          <table:table-cell office:value-type="string">
            <text:p>mpd000c</text:p>
          </table:table-cell>
          <table:table-cell/>
          <table:table-cell office:value-type="string">
            <text:p>Clothing</text:p>
          </table:table-cell>
          <table:table-cell office:value-type="string">
            <text:p>configurable</text:p>
          </table:table-cell>
          <table:table-cell office:value-type="string">
            <text:p>Men</text:p>
          </table:table-cell>
          <table:table-cell office:value-type="string">
            <text:p>Default Category</text:p>
          </table:table-cell>
          <table:table-cell office:value-type="string">
            <text:p>base</text:p>
          </table:table-cell>
          <table:table-cell table:number-columns-repeated="2"/>
          <table:table-cell office:value-type="string">
            <text:p>Pants</text:p>
          </table:table-cell>
          <table:table-cell table:number-columns-repeated="11"/>
          <table:table-cell table:style-name="ce1" office:value-type="string">
            <text:p>2013-03-05 20:06:20</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1">
            <text:p>1</text:p>
          </table:table-cell>
          <table:table-cell table:number-columns-repeated="2"/>
          <table:table-cell office:value-type="string">
            <text:p>/m/p/mpd000t.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1">
            <text:p>141</text:p>
          </table:table-cell>
          <table:table-cell office:value-type="float" office:value="1">
            <text:p>1</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table:number-columns-repeated="2"/>
          <table:table-cell office:value-type="string">
            <text:p>/m/p/mpd000t.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jpg</text:p>
          </table:table-cell>
          <table:table-cell/>
          <table:table-cell table:style-name="ce1" office:value-type="string">
            <text:p>2016-06-17 08:26:46</text:p>
          </table:table-cell>
          <table:table-cell office:value-type="string">
            <text:p>khaki-bowery-chino-pants</text:p>
          </table:table-cell>
          <table:table-cell office:value-type="string">
            <text:p>khaki-bowery-chino-pants.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b_2.jpg</text:p>
          </table:table-cell>
          <table:table-cell/>
          <table:table-cell office:value-type="float" office:value="3">
            <text:p>3</text:p>
          </table:table-cell>
          <table:table-cell office:value-type="float" office:value="0">
            <text:p>0</text:p>
          </table:table-cell>
          <table:table-cell table:number-columns-repeated="12"/>
          <table:table-cell office:value-type="string">
            <text:p>mpd000</text:p>
          </table:table-cell>
          <table:table-cell office:value-type="string">
            <text:p>color</text:p>
          </table:table-cell>
          <table:table-cell office:value-type="string">
            <text:p>Khaki</text:p>
          </table:table-cell>
          <table:table-cell/>
        </table:table-row>
        <table:table-row table:style-name="ro1">
          <table:table-cell table:number-columns-repeated="4"/>
          <table:table-cell office:value-type="string">
            <text:p>Men/New Arrivals</text:p>
          </table:table-cell>
          <table:table-cell office:value-type="string">
            <text:p>Default Category</text:p>
          </table:table-cell>
          <table:table-cell table:number-columns-repeated="125"/>
          <table:table-cell office:value-type="float" office:value="88">
            <text:p>88</text:p>
          </table:table-cell>
          <table:table-cell office:value-type="string">
            <text:p>/m/p/mpd000a_2.jpg</text:p>
          </table:table-cell>
          <table:table-cell/>
          <table:table-cell office:value-type="float" office:value="2">
            <text:p>2</text:p>
          </table:table-cell>
          <table:table-cell office:value-type="float" office:value="0">
            <text:p>0</text:p>
          </table:table-cell>
          <table:table-cell table:number-columns-repeated="12"/>
          <table:table-cell office:value-type="string">
            <text:p>mpd001</text:p>
          </table:table-cell>
          <table:table-cell office:value-type="string">
            <text:p>color</text:p>
          </table:table-cell>
          <table:table-cell office:value-type="string">
            <text:p>Khaki</text:p>
          </table:table-cell>
          <table:table-cell/>
        </table:table-row>
        <table:table-row table:style-name="ro1">
          <table:table-cell table:number-columns-repeated="4"/>
          <table:table-cell office:value-type="string">
            <text:p>Men/Pants &amp; Denim</text:p>
          </table:table-cell>
          <table:table-cell office:value-type="string">
            <text:p>Default Category</text:p>
          </table:table-cell>
          <table:table-cell table:number-columns-repeated="125"/>
          <table:table-cell office:value-type="float" office:value="88">
            <text:p>88</text:p>
          </table:table-cell>
          <table:table-cell office:value-type="string">
            <text:p>/m/p/mpd000c_2.jpg</text:p>
          </table:table-cell>
          <table:table-cell/>
          <table:table-cell office:value-type="float" office:value="4">
            <text:p>4</text:p>
          </table:table-cell>
          <table:table-cell office:value-type="float" office:value="0">
            <text:p>0</text:p>
          </table:table-cell>
          <table:table-cell table:number-columns-repeated="12"/>
          <table:table-cell office:value-type="string">
            <text:p>mpd002</text:p>
          </table:table-cell>
          <table:table-cell office:value-type="string">
            <text:p>color</text:p>
          </table:table-cell>
          <table:table-cell office:value-type="string">
            <text:p>Khaki</text:p>
          </table:table-cell>
          <table:table-cell/>
        </table:table-row>
        <table:table-row table:style-name="ro1">
          <table:table-cell table:number-columns-repeated="131"/>
          <table:table-cell office:value-type="float" office:value="88">
            <text:p>88</text:p>
          </table:table-cell>
          <table:table-cell office:value-type="string">
            <text:p>/m/p/mpd000t.jpg</text:p>
          </table:table-cell>
          <table:table-cell/>
          <table:table-cell office:value-type="float" office:value="1">
            <text:p>1</text:p>
          </table:table-cell>
          <table:table-cell office:value-type="float" office:value="0">
            <text:p>0</text:p>
          </table:table-cell>
          <table:table-cell table:number-columns-repeated="12"/>
          <table:table-cell office:value-type="string">
            <text:p>mpd003</text:p>
          </table:table-cell>
          <table:table-cell office:value-type="string">
            <text:p>color</text:p>
          </table:table-cell>
          <table:table-cell office:value-type="string">
            <text:p>Charcoal</text:p>
          </table:table-cell>
          <table:table-cell/>
        </table:table-row>
        <table:table-row table:style-name="ro1">
          <table:table-cell table:number-columns-repeated="131"/>
          <table:table-cell office:value-type="float" office:value="88">
            <text:p>88</text:p>
          </table:table-cell>
          <table:table-cell office:value-type="string">
            <text:p>/m/p/mpd003t_1.jpg</text:p>
          </table:table-cell>
          <table:table-cell office:value-type="string">
            <text:p>Charcoal</text:p>
          </table:table-cell>
          <table:table-cell office:value-type="float" office:value="5">
            <text:p>5</text:p>
          </table:table-cell>
          <table:table-cell office:value-type="float" office:value="0">
            <text:p>0</text:p>
          </table:table-cell>
          <table:table-cell table:number-columns-repeated="12"/>
          <table:table-cell office:value-type="string">
            <text:p>mpd004</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5</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38</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31</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28</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336</text:p>
          </table:table-cell>
          <table:table-cell office:value-type="string">
            <text:p>color</text:p>
          </table:table-cell>
          <table:table-cell office:value-type="string">
            <text:p>Charcoal</text:p>
          </table:table-cell>
          <table:table-cell/>
        </table:table-row>
        <table:table-row table:style-name="ro1">
          <table:table-cell table:number-columns-repeated="148"/>
          <table:table-cell office:value-type="string">
            <text:p>mpd00028</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1</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6</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38</text:p>
          </table:table-cell>
          <table:table-cell office:value-type="string">
            <text:p>color</text:p>
          </table:table-cell>
          <table:table-cell office:value-type="string">
            <text:p>Khaki</text:p>
          </table:table-cell>
          <table:table-cell/>
        </table:table-row>
        <table:table-row table:style-name="ro1">
          <table:table-cell table:number-columns-repeated="148"/>
          <table:table-cell office:value-type="string">
            <text:p>mpd000</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01</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02</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03</text:p>
          </table:table-cell>
          <table:table-cell office:value-type="string">
            <text:p>size</text:p>
          </table:table-cell>
          <table:table-cell office:value-type="float" office:value="30">
            <text:p>30</text:p>
          </table:table-cell>
          <table:table-cell/>
        </table:table-row>
        <table:table-row table:style-name="ro1">
          <table:table-cell table:number-columns-repeated="148"/>
          <table:table-cell office:value-type="string">
            <text:p>mpd004</text:p>
          </table:table-cell>
          <table:table-cell office:value-type="string">
            <text:p>size</text:p>
          </table:table-cell>
          <table:table-cell office:value-type="float" office:value="32">
            <text:p>32</text:p>
          </table:table-cell>
          <table:table-cell/>
        </table:table-row>
        <table:table-row table:style-name="ro1">
          <table:table-cell table:number-columns-repeated="148"/>
          <table:table-cell office:value-type="string">
            <text:p>mpd005</text:p>
          </table:table-cell>
          <table:table-cell office:value-type="string">
            <text:p>size</text:p>
          </table:table-cell>
          <table:table-cell office:value-type="float" office:value="34">
            <text:p>34</text:p>
          </table:table-cell>
          <table:table-cell/>
        </table:table-row>
        <table:table-row table:style-name="ro1">
          <table:table-cell table:number-columns-repeated="148"/>
          <table:table-cell office:value-type="string">
            <text:p>mpd00338</text:p>
          </table:table-cell>
          <table:table-cell office:value-type="string">
            <text:p>size</text:p>
          </table:table-cell>
          <table:table-cell office:value-type="float" office:value="38">
            <text:p>38</text:p>
          </table:table-cell>
          <table:table-cell/>
        </table:table-row>
        <table:table-row table:style-name="ro1">
          <table:table-cell table:number-columns-repeated="148"/>
          <table:table-cell office:value-type="string">
            <text:p>mpd003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03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mpd00336</text:p>
          </table:table-cell>
          <table:table-cell office:value-type="string">
            <text:p>size</text:p>
          </table:table-cell>
          <table:table-cell office:value-type="float" office:value="36">
            <text:p>36</text:p>
          </table:table-cell>
          <table:table-cell/>
        </table:table-row>
        <table:table-row table:style-name="ro1">
          <table:table-cell table:number-columns-repeated="148"/>
          <table:table-cell office:value-type="string">
            <text:p>mpd00028</text:p>
          </table:table-cell>
          <table:table-cell office:value-type="string">
            <text:p>size</text:p>
          </table:table-cell>
          <table:table-cell office:value-type="float" office:value="28">
            <text:p>28</text:p>
          </table:table-cell>
          <table:table-cell/>
        </table:table-row>
        <table:table-row table:style-name="ro1">
          <table:table-cell table:number-columns-repeated="148"/>
          <table:table-cell office:value-type="string">
            <text:p>mpd00031</text:p>
          </table:table-cell>
          <table:table-cell office:value-type="string">
            <text:p>size</text:p>
          </table:table-cell>
          <table:table-cell office:value-type="float" office:value="31">
            <text:p>31</text:p>
          </table:table-cell>
          <table:table-cell/>
        </table:table-row>
        <table:table-row table:style-name="ro1">
          <table:table-cell table:number-columns-repeated="148"/>
          <table:table-cell office:value-type="string">
            <text:p>mpd00036</text:p>
          </table:table-cell>
          <table:table-cell office:value-type="string">
            <text:p>size</text:p>
          </table:table-cell>
          <table:table-cell office:value-type="float" office:value="36">
            <text:p>36</text:p>
          </table:table-cell>
          <table:table-cell/>
        </table:table-row>
        <table:table-row table:style-name="ro1">
          <table:table-cell table:number-columns-repeated="148"/>
          <table:table-cell office:value-type="string">
            <text:p>mpd00038</text:p>
          </table:table-cell>
          <table:table-cell office:value-type="string">
            <text:p>size</text:p>
          </table:table-cell>
          <table:table-cell office:value-type="float" office:value="38">
            <text:p>38</text:p>
          </table:table-cell>
          <table:table-cell/>
        </table:table-row>
        <table:table-row table:style-name="ro1">
          <table:table-cell office:value-type="string">
            <text:p>mpd000</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05 21:29:32</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2.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Block after Info Column</text:p>
          </table:table-cell>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0">
            <text:p>30</text:p>
          </table:table-cell>
          <table:table-cell/>
          <table:table-cell office:value-type="string">
            <text:p>/m/p/mpd00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2.jpg</text:p>
          </table:table-cell>
          <table:table-cell/>
          <table:table-cell table:style-name="ce1" office:value-type="string">
            <text:p>2014-03-08 07:43:11</text:p>
          </table:table-cell>
          <table:table-cell office:value-type="string">
            <text:p>khaki-bowery-chino-pants</text:p>
          </table:table-cell>
          <table:table-cell office:value-type="string">
            <text:p>khaki-bowery-chino-pants-23408.html</text:p>
          </table:table-cell>
          <table:table-cell table:number-columns-repeated="2"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2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khaki-bowery-chino-pants-21941.html</text:p>
          </table:table-cell>
          <table:table-cell table:number-columns-repeated="62"/>
        </table:table-row>
        <table:table-row table:style-name="ro1">
          <table:table-cell office:value-type="string">
            <text:p>mpd001</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05 21:29:55</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3.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Block after Info Column</text:p>
          </table:table-cell>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2">
            <text:p>32</text:p>
          </table:table-cell>
          <table:table-cell/>
          <table:table-cell office:value-type="string">
            <text:p>/m/p/mpd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3.jpg</text:p>
          </table:table-cell>
          <table:table-cell/>
          <table:table-cell table:style-name="ce1" office:value-type="string">
            <text:p>2014-03-08 07:43:29</text:p>
          </table:table-cell>
          <table:table-cell office:value-type="string">
            <text:p>khaki-bowery-chino-pants</text:p>
          </table:table-cell>
          <table:table-cell office:value-type="string">
            <text:p>khaki-bowery-chino-pants-23409.html</text:p>
          </table:table-cell>
          <table:table-cell table:number-columns-repeated="2" office:value-type="float" office:value="1">
            <text:p>1</text:p>
          </table:table-cell>
          <table:table-cell table:number-columns-repeated="2"/>
          <table:table-cell office:value-type="float" office:value="16">
            <text:p>1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2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khaki-bowery-chino-pants-21942.html</text:p>
          </table:table-cell>
          <table:table-cell table:number-columns-repeated="62"/>
        </table:table-row>
        <table:table-row table:style-name="ro1">
          <table:table-cell office:value-type="string">
            <text:p>mpd002</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05 21:30:14</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1.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Block after Info Column</text:p>
          </table:table-cell>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4">
            <text:p>34</text:p>
          </table:table-cell>
          <table:table-cell/>
          <table:table-cell office:value-type="string">
            <text:p>/m/p/mpd00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1.jpg</text:p>
          </table:table-cell>
          <table:table-cell/>
          <table:table-cell table:style-name="ce1" office:value-type="string">
            <text:p>2013-04-16 06:04:57</text:p>
          </table:table-cell>
          <table:table-cell office:value-type="string">
            <text:p>khaki-bowery-chino-pants</text:p>
          </table:table-cell>
          <table:table-cell office:value-type="string">
            <text:p>khaki-bowery-chino-pants-23410.html</text:p>
          </table:table-cell>
          <table:table-cell table:number-columns-repeated="2"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b_3.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27.html</text:p>
          </table:table-cell>
          <table:table-cell table:number-columns-repeated="41"/>
          <table:table-cell office:value-type="float" office:value="88">
            <text:p>88</text:p>
          </table:table-cell>
          <table:table-cell office:value-type="string">
            <text:p>/m/p/mpd000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khaki-bowery-chino-pants-21943.html</text:p>
          </table:table-cell>
          <table:table-cell table:number-columns-repeated="41"/>
          <table:table-cell office:value-type="float" office:value="88">
            <text:p>88</text:p>
          </table:table-cell>
          <table:table-cell office:value-type="string">
            <text:p>/m/p/mpd000c_3.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m/p/mpd000a_3.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office:value-type="string">
            <text:p>mpd00336</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11 15:30:19</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5.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6">
            <text:p>36</text:p>
          </table:table-cell>
          <table:table-cell/>
          <table:table-cell office:value-type="string">
            <text:p>/m/p/mpd003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5.jpg</text:p>
          </table:table-cell>
          <table:table-cell/>
          <table:table-cell table:style-name="ce1" office:value-type="string">
            <text:p>2014-03-08 07:41:23</text:p>
          </table:table-cell>
          <table:table-cell office:value-type="string">
            <text:p>bowery-chino-pants</text:p>
          </table:table-cell>
          <table:table-cell office:value-type="string">
            <text:p>bowery-chino-pants-20150.html</text:p>
          </table:table-cell>
          <table:table-cell table:number-columns-repeated="2" office:value-type="float" office:value="1">
            <text:p>1</text:p>
          </table:table-cell>
          <table:table-cell table:number-columns-repeated="2"/>
          <table:table-cell office:value-type="float" office:value="10">
            <text:p>10</text:p>
          </table:table-cell>
          <table:table-cell table:number-columns-repeated="4"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bowery-chino-pants-3155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wery-chino-pants-18435.html</text:p>
          </table:table-cell>
          <table:table-cell table:number-columns-repeated="62"/>
        </table:table-row>
        <table:table-row table:style-name="ro1">
          <table:table-cell office:value-type="string">
            <text:p>mpd0033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11 15:30:50</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6.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8">
            <text:p>38</text:p>
          </table:table-cell>
          <table:table-cell/>
          <table:table-cell office:value-type="string">
            <text:p>/m/p/mpd003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6.jpg</text:p>
          </table:table-cell>
          <table:table-cell/>
          <table:table-cell table:style-name="ce1" office:value-type="string">
            <text:p>2014-03-08 07:41:49</text:p>
          </table:table-cell>
          <table:table-cell office:value-type="string">
            <text:p>bowery-chino-pants-charcoal-38</text:p>
          </table:table-cell>
          <table:table-cell office:value-type="string">
            <text:p>bowery-chino-pants-charcoal-38.html</text:p>
          </table:table-cell>
          <table:table-cell table:number-columns-repeated="2" office:value-type="float" office:value="1">
            <text:p>1</text:p>
          </table:table-cell>
          <table:table-cell table:number-columns-repeated="2"/>
          <table:table-cell office:value-type="float" office:value="39">
            <text:p>3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0331</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11 15:40:43</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7.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1">
            <text:p>31</text:p>
          </table:table-cell>
          <table:table-cell/>
          <table:table-cell office:value-type="string">
            <text:p>/m/p/mpd003t_7.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7.jpg</text:p>
          </table:table-cell>
          <table:table-cell/>
          <table:table-cell table:style-name="ce1" office:value-type="string">
            <text:p>2014-03-08 07:42:16</text:p>
          </table:table-cell>
          <table:table-cell office:value-type="string">
            <text:p>bowery-chino-pants-charcoal-31</text:p>
          </table:table-cell>
          <table:table-cell office:value-type="string">
            <text:p>bowery-chino-pants-charcoal-31.html</text:p>
          </table:table-cell>
          <table:table-cell table:number-columns-repeated="2" office:value-type="float" office:value="1">
            <text:p>1</text:p>
          </table:table-cell>
          <table:table-cell table:number-columns-repeated="2"/>
          <table:table-cell office:value-type="float" office:value="-27">
            <text:p>-2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032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Charcoal</text:p>
          </table:table-cell>
          <table:table-cell table:number-columns-repeated="2"/>
          <table:table-cell table:style-name="ce1" office:value-type="string">
            <text:p>2013-03-11 15:41:04</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3t_8.jpg</text:p>
          </table:table-cell>
          <table:table-cell table:number-columns-repeated="16"/>
          <table:table-cell table:number-columns-repeated="2" office:value-type="string">
            <text:p>Use config</text:p>
          </table:table-cell>
          <table:table-cell office:value-type="string">
            <text:p>Bowery Chino Pant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28">
            <text:p>28</text:p>
          </table:table-cell>
          <table:table-cell/>
          <table:table-cell office:value-type="string">
            <text:p>/m/p/mpd003t_8.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3t_8.jpg</text:p>
          </table:table-cell>
          <table:table-cell/>
          <table:table-cell table:style-name="ce1" office:value-type="string">
            <text:p>2014-03-08 07:42:34</text:p>
          </table:table-cell>
          <table:table-cell office:value-type="string">
            <text:p>bowery-chino-pants</text:p>
          </table:table-cell>
          <table:table-cell office:value-type="string">
            <text:p>bowery-chino-pants-20151.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3t_8.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bowery-chino-pants-3155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bowery-chino-pants-18436.html</text:p>
          </table:table-cell>
          <table:table-cell table:number-columns-repeated="62"/>
        </table:table-row>
        <table:table-row table:style-name="ro1">
          <table:table-cell office:value-type="string">
            <text:p>mpd0002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11 17:23:59</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4.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28">
            <text:p>28</text:p>
          </table:table-cell>
          <table:table-cell/>
          <table:table-cell office:value-type="string">
            <text:p>/m/p/mpd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4.jpg</text:p>
          </table:table-cell>
          <table:table-cell/>
          <table:table-cell table:style-name="ce1" office:value-type="string">
            <text:p>2014-03-08 07:44:13</text:p>
          </table:table-cell>
          <table:table-cell office:value-type="string">
            <text:p>khaki-bowery-chino-pants-khaki-28</text:p>
          </table:table-cell>
          <table:table-cell office:value-type="string">
            <text:p>khaki-bowery-chino-pants-khaki-28.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pd00031</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11 17:24:18</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5.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1">
            <text:p>31</text:p>
          </table:table-cell>
          <table:table-cell/>
          <table:table-cell office:value-type="string">
            <text:p>/m/p/mpd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5.jpg</text:p>
          </table:table-cell>
          <table:table-cell/>
          <table:table-cell table:style-name="ce1" office:value-type="string">
            <text:p>2014-03-08 07:45:16</text:p>
          </table:table-cell>
          <table:table-cell office:value-type="string">
            <text:p>khaki-bowery-chino-pants</text:p>
          </table:table-cell>
          <table:table-cell office:value-type="string">
            <text:p>khaki-bowery-chino-pants-23411.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2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khaki-bowery-chino-pants-21944.html</text:p>
          </table:table-cell>
          <table:table-cell table:number-columns-repeated="62"/>
        </table:table-row>
        <table:table-row table:style-name="ro1">
          <table:table-cell office:value-type="string">
            <text:p>mpd00036</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11 17:24:32</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6.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6">
            <text:p>36</text:p>
          </table:table-cell>
          <table:table-cell/>
          <table:table-cell office:value-type="string">
            <text:p>/m/p/mpd000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6.jpg</text:p>
          </table:table-cell>
          <table:table-cell/>
          <table:table-cell table:style-name="ce1" office:value-type="string">
            <text:p>2014-03-08 07:45:48</text:p>
          </table:table-cell>
          <table:table-cell office:value-type="string">
            <text:p>khaki-bowery-chino-pants</text:p>
          </table:table-cell>
          <table:table-cell office:value-type="string">
            <text:p>khaki-bowery-chino-pants-23412.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2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khaki-bowery-chino-pants-21945.html</text:p>
          </table:table-cell>
          <table:table-cell table:number-columns-repeated="62"/>
        </table:table-row>
        <table:table-row table:style-name="ro1">
          <table:table-cell office:value-type="string">
            <text:p>mpd0003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Khaki</text:p>
          </table:table-cell>
          <table:table-cell table:number-columns-repeated="2"/>
          <table:table-cell table:style-name="ce1" office:value-type="string">
            <text:p>2013-03-11 17:24:45</text:p>
          </table:table-cell>
          <table:table-cell table:number-columns-repeated="5"/>
          <table:table-cell office:value-type="string">
            <text:p>Straight leg chino. Back pockets with button closure. 14" leg opening. Zip fly. 100% cotto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p/mpd000t_7.jpg</text:p>
          </table:table-cell>
          <table:table-cell table:number-columns-repeated="16"/>
          <table:table-cell table:number-columns-repeated="2" office:value-type="string">
            <text:p>Use config</text:p>
          </table:table-cell>
          <table:table-cell office:value-type="string">
            <text:p>Khaki Bowery Chino Pants</text:p>
          </table:table-cell>
          <table:table-cell table:number-columns-repeated="4"/>
          <table:table-cell office:value-type="string">
            <text:p>Casual</text:p>
          </table:table-cell>
          <table:table-cell office:value-type="string">
            <text:p>Product Info Column</text:p>
          </table:table-cell>
          <table:table-cell office:value-type="string">
            <text:p>1 column</text:p>
          </table:table-cell>
          <table:table-cell office:value-type="float" office:value="140">
            <text:p>140</text:p>
          </table:table-cell>
          <table:table-cell office:value-type="float" office:value="0">
            <text:p>0</text:p>
          </table:table-cell>
          <table:table-cell table:number-columns-repeated="2"/>
          <table:table-cell office:value-type="string">
            <text:p>The slim and trim Bowery is a wear-to-work pant you'll actually want to wear. A clean style in our crisp, compact cotton twill, it's perfectly polished (but also comfortable enough for hanging out after hours).</text:p>
          </table:table-cell>
          <table:table-cell office:value-type="float" office:value="38">
            <text:p>38</text:p>
          </table:table-cell>
          <table:table-cell/>
          <table:table-cell office:value-type="string">
            <text:p>/m/p/mpd000t_7.jpg</text:p>
          </table:table-cell>
          <table:table-cell table:number-columns-repeated="4"/>
          <table:table-cell office:value-type="float" office:value="1">
            <text:p>1</text:p>
          </table:table-cell>
          <table:table-cell/>
          <table:table-cell office:value-type="float" office:value="2">
            <text:p>2</text:p>
          </table:table-cell>
          <table:table-cell office:value-type="string">
            <text:p>/m/p/mpd000t_7.jpg</text:p>
          </table:table-cell>
          <table:table-cell/>
          <table:table-cell table:style-name="ce1" office:value-type="string">
            <text:p>2014-03-08 07:46:09</text:p>
          </table:table-cell>
          <table:table-cell office:value-type="string">
            <text:p>khaki-bowery-chino-pants</text:p>
          </table:table-cell>
          <table:table-cell office:value-type="string">
            <text:p>khaki-bowery-chino-pants-23413.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p/mpd000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khaki-bowery-chino-pants-3033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khaki-bowery-chino-pants-21946.html</text:p>
          </table:table-cell>
          <table:table-cell table:number-columns-repeated="62"/>
        </table:table-row>
        <table:table-row table:style-name="ro1">
          <table:table-cell office:value-type="string">
            <text:p>mtk004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ack</text:p>
          </table:table-cell>
          <table:table-cell table:number-columns-repeated="2"/>
          <table:table-cell table:style-name="ce1" office:value-type="string">
            <text:p>2013-03-11 17:50:01</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4t_5.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S</text:p>
          </table:table-cell>
          <table:table-cell office:value-type="string">
            <text:p>Short Sleeve</text:p>
          </table:table-cell>
          <table:table-cell office:value-type="string">
            <text:p>/m/t/mtk004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_5.jpg</text:p>
          </table:table-cell>
          <table:table-cell/>
          <table:table-cell table:style-name="ce1" office:value-type="string">
            <text:p>2014-03-08 07:10:19</text:p>
          </table:table-cell>
          <table:table-cell office:value-type="string">
            <text:p>chelsea-tee</text:p>
          </table:table-cell>
          <table:table-cell office:value-type="string">
            <text:p>chelsea-tee-66547.html</text:p>
          </table:table-cell>
          <table:table-cell table:number-columns-repeated="2" office:value-type="float" office:value="1">
            <text:p>1</text:p>
          </table:table-cell>
          <table:table-cell table:number-columns-repeated="2"/>
          <table:table-cell office:value-type="float" office:value="18">
            <text:p>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79.html</text:p>
          </table:table-cell>
          <table:table-cell table:number-columns-repeated="62"/>
        </table:table-row>
        <table:table-row table:style-name="ro1">
          <table:table-cell office:value-type="string">
            <text:p>mtk004m</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ack</text:p>
          </table:table-cell>
          <table:table-cell table:number-columns-repeated="2"/>
          <table:table-cell table:style-name="ce1" office:value-type="string">
            <text:p>2013-03-11 17:50:25</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4t_6.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M</text:p>
          </table:table-cell>
          <table:table-cell office:value-type="string">
            <text:p>Short Sleeve</text:p>
          </table:table-cell>
          <table:table-cell office:value-type="string">
            <text:p>/m/t/mtk004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_6.jpg</text:p>
          </table:table-cell>
          <table:table-cell/>
          <table:table-cell table:style-name="ce1" office:value-type="string">
            <text:p>2014-03-08 07:10:36</text:p>
          </table:table-cell>
          <table:table-cell office:value-type="string">
            <text:p>chelsea-tee</text:p>
          </table:table-cell>
          <table:table-cell office:value-type="string">
            <text:p>chelsea-tee-66548.html</text:p>
          </table:table-cell>
          <table:table-cell table:number-columns-repeated="2"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0.html</text:p>
          </table:table-cell>
          <table:table-cell table:number-columns-repeated="62"/>
        </table:table-row>
        <table:table-row table:style-name="ro1">
          <table:table-cell office:value-type="string">
            <text:p>mtk002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White</text:p>
          </table:table-cell>
          <table:table-cell table:number-columns-repeated="2"/>
          <table:table-cell table:style-name="ce1" office:value-type="string">
            <text:p>2013-03-11 18:34:54</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2t_5.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S</text:p>
          </table:table-cell>
          <table:table-cell office:value-type="string">
            <text:p>Short Sleeve</text:p>
          </table:table-cell>
          <table:table-cell office:value-type="string">
            <text:p>/m/t/mtk002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_5.jpg</text:p>
          </table:table-cell>
          <table:table-cell/>
          <table:table-cell table:style-name="ce1" office:value-type="string">
            <text:p>2014-03-08 07:11:59</text:p>
          </table:table-cell>
          <table:table-cell office:value-type="string">
            <text:p>chelsea-tee</text:p>
          </table:table-cell>
          <table:table-cell office:value-type="string">
            <text:p>chelsea-tee-66549.html</text:p>
          </table:table-cell>
          <table:table-cell table:number-columns-repeated="2"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1.html</text:p>
          </table:table-cell>
          <table:table-cell table:number-columns-repeated="62"/>
        </table:table-row>
        <table:table-row table:style-name="ro1">
          <table:table-cell office:value-type="string">
            <text:p>mtk002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White</text:p>
          </table:table-cell>
          <table:table-cell table:number-columns-repeated="2"/>
          <table:table-cell table:style-name="ce1" office:value-type="string">
            <text:p>2013-03-11 18:35:35</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2t_6.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S</text:p>
          </table:table-cell>
          <table:table-cell office:value-type="string">
            <text:p>Short Sleeve</text:p>
          </table:table-cell>
          <table:table-cell office:value-type="string">
            <text:p>/m/t/mtk002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_6.jpg</text:p>
          </table:table-cell>
          <table:table-cell/>
          <table:table-cell table:style-name="ce1" office:value-type="string">
            <text:p>2014-03-08 07:12:22</text:p>
          </table:table-cell>
          <table:table-cell office:value-type="string">
            <text:p>chelsea-tee</text:p>
          </table:table-cell>
          <table:table-cell office:value-type="string">
            <text:p>chelsea-tee-66550.html</text:p>
          </table:table-cell>
          <table:table-cell table:number-columns-repeated="2"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2.html</text:p>
          </table:table-cell>
          <table:table-cell table:number-columns-repeated="62"/>
        </table:table-row>
        <table:table-row table:style-name="ro1">
          <table:table-cell office:value-type="string">
            <text:p>mtk002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White</text:p>
          </table:table-cell>
          <table:table-cell table:number-columns-repeated="2"/>
          <table:table-cell table:style-name="ce1" office:value-type="string">
            <text:p>2013-03-11 18:39:40</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2t_7.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L</text:p>
          </table:table-cell>
          <table:table-cell office:value-type="string">
            <text:p>Short Sleeve</text:p>
          </table:table-cell>
          <table:table-cell office:value-type="string">
            <text:p>/m/t/mtk002t_7.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2t_7.jpg</text:p>
          </table:table-cell>
          <table:table-cell/>
          <table:table-cell table:style-name="ce1" office:value-type="string">
            <text:p>2014-03-08 07:12:43</text:p>
          </table:table-cell>
          <table:table-cell office:value-type="string">
            <text:p>chelsea-tee</text:p>
          </table:table-cell>
          <table:table-cell office:value-type="string">
            <text:p>chelsea-tee-66551.html</text:p>
          </table:table-cell>
          <table:table-cell table:number-columns-repeated="2" office:value-type="float" office:value="1">
            <text:p>1</text:p>
          </table:table-cell>
          <table:table-cell table:number-columns-repeated="2"/>
          <table:table-cell office:value-type="float" office:value="22">
            <text:p>2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2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3.html</text:p>
          </table:table-cell>
          <table:table-cell table:number-columns-repeated="62"/>
        </table:table-row>
        <table:table-row table:style-name="ro1">
          <table:table-cell office:value-type="string">
            <text:p>mtk004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ack</text:p>
          </table:table-cell>
          <table:table-cell table:number-columns-repeated="2"/>
          <table:table-cell table:style-name="ce1" office:value-type="string">
            <text:p>2013-03-11 19:01:42</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4t_7.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L</text:p>
          </table:table-cell>
          <table:table-cell office:value-type="string">
            <text:p>Short Sleeve</text:p>
          </table:table-cell>
          <table:table-cell office:value-type="string">
            <text:p>/m/t/mtk004t_7.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4t_7.jpg</text:p>
          </table:table-cell>
          <table:table-cell/>
          <table:table-cell table:style-name="ce1" office:value-type="string">
            <text:p>2014-03-08 07:10:54</text:p>
          </table:table-cell>
          <table:table-cell office:value-type="string">
            <text:p>chelsea-tee</text:p>
          </table:table-cell>
          <table:table-cell office:value-type="string">
            <text:p>chelsea-tee-66552.html</text:p>
          </table:table-cell>
          <table:table-cell table:number-columns-repeated="2" office:value-type="float" office:value="1">
            <text:p>1</text:p>
          </table:table-cell>
          <table:table-cell table:number-columns-repeated="2"/>
          <table:table-cell office:value-type="float" office:value="4">
            <text:p>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4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default</text:p>
          </table:table-cell>
          <table:table-cell table:number-columns-repeated="87"/>
          <table:table-cell office:value-type="string">
            <text:p>chelsea-tee-10018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4.html</text:p>
          </table:table-cell>
          <table:table-cell table:number-columns-repeated="62"/>
        </table:table-row>
        <table:table-row table:style-name="ro1">
          <table:table-cell office:value-type="string">
            <text:p>mtk000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ue</text:p>
          </table:table-cell>
          <table:table-cell table:number-columns-repeated="2"/>
          <table:table-cell table:style-name="ce1" office:value-type="string">
            <text:p>2013-03-11 19:06:02</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0t_5.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L</text:p>
          </table:table-cell>
          <table:table-cell office:value-type="string">
            <text:p>Short Sleeve</text:p>
          </table:table-cell>
          <table:table-cell office:value-type="string">
            <text:p>/m/t/mtk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_5.jpg</text:p>
          </table:table-cell>
          <table:table-cell/>
          <table:table-cell table:style-name="ce1" office:value-type="string">
            <text:p>2014-03-08 07:13:12</text:p>
          </table:table-cell>
          <table:table-cell office:value-type="string">
            <text:p>chelsea-tee</text:p>
          </table:table-cell>
          <table:table-cell office:value-type="string">
            <text:p>chelsea-tee-100186.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chelsea-tee-6653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5.html</text:p>
          </table:table-cell>
          <table:table-cell table:number-columns-repeated="62"/>
        </table:table-row>
        <table:table-row table:style-name="ro1">
          <table:table-cell office:value-type="string">
            <text:p>mtk000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ue</text:p>
          </table:table-cell>
          <table:table-cell table:number-columns-repeated="2"/>
          <table:table-cell table:style-name="ce1" office:value-type="string">
            <text:p>2013-03-11 19:06:18</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0t_6.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L</text:p>
          </table:table-cell>
          <table:table-cell office:value-type="string">
            <text:p>Short Sleeve</text:p>
          </table:table-cell>
          <table:table-cell office:value-type="string">
            <text:p>/m/t/mtk000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_6.jpg</text:p>
          </table:table-cell>
          <table:table-cell/>
          <table:table-cell table:style-name="ce1" office:value-type="string">
            <text:p>2014-03-08 07:13:33</text:p>
          </table:table-cell>
          <table:table-cell office:value-type="string">
            <text:p>chelsea-tee</text:p>
          </table:table-cell>
          <table:table-cell office:value-type="string">
            <text:p>chelsea-tee-100187.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chelsea-tee-66537.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6.html</text:p>
          </table:table-cell>
          <table:table-cell table:number-columns-repeated="62"/>
        </table:table-row>
        <table:table-row table:style-name="ro1">
          <table:table-cell office:value-type="string">
            <text:p>mtk000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ees</text:p>
          </table:table-cell>
          <table:table-cell table:number-columns-repeated="8"/>
          <table:table-cell office:value-type="string">
            <text:p>Blue</text:p>
          </table:table-cell>
          <table:table-cell table:number-columns-repeated="2"/>
          <table:table-cell table:style-name="ce1" office:value-type="string">
            <text:p>2013-03-11 19:06:35</text:p>
          </table:table-cell>
          <table:table-cell table:number-columns-repeated="5"/>
          <table:table-cell office:value-type="string">
            <text:p>Ultrasoft, lightweight V-neck tee. 100% cotton. Machine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0t_7.jpg</text:p>
          </table:table-cell>
          <table:table-cell table:number-columns-repeated="16"/>
          <table:table-cell table:number-columns-repeated="2" office:value-type="string">
            <text:p>Use config</text:p>
          </table:table-cell>
          <table:table-cell office:value-type="string">
            <text:p>Chelsea Tee</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75">
            <text:p>75</text:p>
          </table:table-cell>
          <table:table-cell office:value-type="float" office:value="0">
            <text:p>0</text:p>
          </table:table-cell>
          <table:table-cell table:number-columns-repeated="2"/>
          <table:table-cell office:value-type="string">
            <text:p>Minimalist style and maximum comfort meet in this lightweight tee.</text:p>
          </table:table-cell>
          <table:table-cell office:value-type="string">
            <text:p>XS</text:p>
          </table:table-cell>
          <table:table-cell office:value-type="string">
            <text:p>Short Sleeve</text:p>
          </table:table-cell>
          <table:table-cell office:value-type="string">
            <text:p>/m/t/mtk000t_7.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0t_7.jpg</text:p>
          </table:table-cell>
          <table:table-cell/>
          <table:table-cell table:style-name="ce1" office:value-type="string">
            <text:p>2014-03-08 07:14:02</text:p>
          </table:table-cell>
          <table:table-cell office:value-type="string">
            <text:p>chelsea-tee</text:p>
          </table:table-cell>
          <table:table-cell office:value-type="string">
            <text:p>chelsea-tee-100188.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0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chelsea-tee-6653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helsea-tee-61387.html</text:p>
          </table:table-cell>
          <table:table-cell table:number-columns-repeated="62"/>
        </table:table-row>
        <table:table-row table:style-name="ro1">
          <table:table-cell office:value-type="string">
            <text:p>mtk006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Red</text:p>
          </table:table-cell>
          <table:table-cell table:number-columns-repeated="2"/>
          <table:table-cell table:style-name="ce1" office:value-type="string">
            <text:p>2013-03-12 01:47:52</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6t_4.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classy V-neck sweater crafted from smooth refined Merino wool. Essential for layering when changing climates.</text:p>
          </table:table-cell>
          <table:table-cell office:value-type="string">
            <text:p>XS</text:p>
          </table:table-cell>
          <table:table-cell office:value-type="string">
            <text:p>Long Sleeve</text:p>
          </table:table-cell>
          <table:table-cell office:value-type="string">
            <text:p>/m/t/mtk006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_4.jpg</text:p>
          </table:table-cell>
          <table:table-cell/>
          <table:table-cell table:style-name="ce1" office:value-type="string">
            <text:p>2014-03-08 07:19:00</text:p>
          </table:table-cell>
          <table:table-cell office:value-type="string">
            <text:p>merino-v-neck-pullover-sweater</text:p>
          </table:table-cell>
          <table:table-cell office:value-type="string">
            <text:p>merino-v-neck-pullover-sweater-31175.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merino-v-neck-pullover-sweater-2003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merino-v-neck-pullover-sweater-18399.html</text:p>
          </table:table-cell>
          <table:table-cell table:number-columns-repeated="62"/>
        </table:table-row>
        <table:table-row table:style-name="ro1">
          <table:table-cell office:value-type="string">
            <text:p>mtk006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Red</text:p>
          </table:table-cell>
          <table:table-cell table:number-columns-repeated="2"/>
          <table:table-cell table:style-name="ce1" office:value-type="string">
            <text:p>2013-03-12 01:48:10</text:p>
          </table:table-cell>
          <table:table-cell table:number-columns-repeated="5"/>
          <table:table-cell office:value-type="string">
            <text:p>Long sleeve, pull over style. V-neck. Relaxed fit through the chest. Ribbed neckline, cuff and hem. 100% Merino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6t_5.jpg</text:p>
          </table:table-cell>
          <table:table-cell table:number-columns-repeated="16"/>
          <table:table-cell table:number-columns-repeated="2" office:value-type="string">
            <text:p>Use config</text:p>
          </table:table-cell>
          <table:table-cell office:value-type="string">
            <text:p>Merino V-neck Pullover Sweater</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A classy V-neck sweater crafted from smooth refined Merino wool. Essential for layering when changing climates.</text:p>
          </table:table-cell>
          <table:table-cell office:value-type="string">
            <text:p>XL</text:p>
          </table:table-cell>
          <table:table-cell office:value-type="string">
            <text:p>Long Sleeve</text:p>
          </table:table-cell>
          <table:table-cell office:value-type="string">
            <text:p>/m/t/mtk006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6t_5.jpg</text:p>
          </table:table-cell>
          <table:table-cell/>
          <table:table-cell table:style-name="ce1" office:value-type="string">
            <text:p>2014-03-08 07:19:21</text:p>
          </table:table-cell>
          <table:table-cell office:value-type="string">
            <text:p>merino-v-neck-pullover-sweater</text:p>
          </table:table-cell>
          <table:table-cell office:value-type="string">
            <text:p>merino-v-neck-pullover-sweater-31176.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6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merino-v-neck-pullover-sweater-2003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merino-v-neck-pullover-sweater-18400.html</text:p>
          </table:table-cell>
          <table:table-cell table:number-columns-repeated="62"/>
        </table:table-row>
        <table:table-row table:style-name="ro1">
          <table:table-cell office:value-type="string">
            <text:p>mtk009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Indigo</text:p>
          </table:table-cell>
          <table:table-cell table:number-columns-repeated="2"/>
          <table:table-cell table:style-name="ce1" office:value-type="string">
            <text:p>2013-03-12 01:55:25</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9t_4.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lean, raglan sleeve cardigan with cosmopolitan appeal.</text:p>
          </table:table-cell>
          <table:table-cell office:value-type="string">
            <text:p>XS</text:p>
          </table:table-cell>
          <table:table-cell/>
          <table:table-cell office:value-type="string">
            <text:p>/m/t/mtk009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_4.jpg</text:p>
          </table:table-cell>
          <table:table-cell/>
          <table:table-cell table:style-name="ce1" office:value-type="string">
            <text:p>2014-03-08 07:23:19</text:p>
          </table:table-cell>
          <table:table-cell office:value-type="string">
            <text:p>lexington-cardigan-sweater</text:p>
          </table:table-cell>
          <table:table-cell office:value-type="string">
            <text:p>lexington-cardigan-sweater-31037.html</text:p>
          </table:table-cell>
          <table:table-cell table:number-columns-repeated="2" office:value-type="float" office:value="1">
            <text:p>1</text:p>
          </table:table-cell>
          <table:table-cell table:number-columns-repeated="2"/>
          <table:table-cell office:value-type="float" office:value="21">
            <text:p>2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exington-cardigan-sweater-2003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exington-cardigan-sweater-18404.html</text:p>
          </table:table-cell>
          <table:table-cell table:number-columns-repeated="62"/>
        </table:table-row>
        <table:table-row table:style-name="ro1">
          <table:table-cell office:value-type="string">
            <text:p>mtk009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Indigo</text:p>
          </table:table-cell>
          <table:table-cell table:number-columns-repeated="2"/>
          <table:table-cell table:style-name="ce1" office:value-type="string">
            <text:p>2013-03-12 01:55:44</text:p>
          </table:table-cell>
          <table:table-cell table:number-columns-repeated="5"/>
          <table:table-cell office:value-type="string">
            <text:p>V-neck cardigan. Mother of pearl front button closure. Two dart pockets. Ribbed cuff and hem. 100% cotton. Hand wash.</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09t_5.jpg</text:p>
          </table:table-cell>
          <table:table-cell table:number-columns-repeated="16"/>
          <table:table-cell table:number-columns-repeated="2" office:value-type="string">
            <text:p>Use config</text:p>
          </table:table-cell>
          <table:table-cell office:value-type="string">
            <text:p>Lexington Cardigan Sweat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240">
            <text:p>240</text:p>
          </table:table-cell>
          <table:table-cell office:value-type="float" office:value="0">
            <text:p>0</text:p>
          </table:table-cell>
          <table:table-cell table:number-columns-repeated="2"/>
          <table:table-cell office:value-type="string">
            <text:p>A lean, raglan sleeve cardigan with cosmopolitan appeal.</text:p>
          </table:table-cell>
          <table:table-cell office:value-type="string">
            <text:p>XL</text:p>
          </table:table-cell>
          <table:table-cell/>
          <table:table-cell office:value-type="string">
            <text:p>/m/t/mtk009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09t_5.jpg</text:p>
          </table:table-cell>
          <table:table-cell/>
          <table:table-cell table:style-name="ce1" office:value-type="string">
            <text:p>2014-03-08 07:23:39</text:p>
          </table:table-cell>
          <table:table-cell office:value-type="string">
            <text:p>lexington-cardigan-sweater</text:p>
          </table:table-cell>
          <table:table-cell office:value-type="string">
            <text:p>lexington-cardigan-sweater-31038.html</text:p>
          </table:table-cell>
          <table:table-cell table:number-columns-repeated="2" office:value-type="float" office:value="1">
            <text:p>1</text:p>
          </table:table-cell>
          <table:table-cell table:number-columns-repeated="2"/>
          <table:table-cell office:value-type="float" office:value="21">
            <text:p>2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09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exington-cardigan-sweater-2003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exington-cardigan-sweater-18405.html</text:p>
          </table:table-cell>
          <table:table-cell table:number-columns-repeated="62"/>
        </table:table-row>
        <table:table-row table:style-name="ro1">
          <table:table-cell office:value-type="string">
            <text:p>mtk012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olos</text:p>
          </table:table-cell>
          <table:table-cell table:number-columns-repeated="8"/>
          <table:table-cell office:value-type="string">
            <text:p>Indigo</text:p>
          </table:table-cell>
          <table:table-cell table:number-columns-repeated="2"/>
          <table:table-cell table:style-name="ce1" office:value-type="string">
            <text:p>2013-03-12 01:58:12</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12t_4.jpg</text:p>
          </table:table-cell>
          <table:table-cell table:number-columns-repeated="16"/>
          <table:table-cell table:number-columns-repeated="2" office:value-type="string">
            <text:p>Use config</text:p>
          </table:table-cell>
          <table:table-cell office:value-type="string">
            <text:p>Core Striped Sport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This grommet closure sports shirt is wrinkle free straight from the dryer. </text:p>
          </table:table-cell>
          <table:table-cell office:value-type="string">
            <text:p>XS</text:p>
          </table:table-cell>
          <table:table-cell/>
          <table:table-cell office:value-type="string">
            <text:p>/m/t/mtk012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_4.jpg</text:p>
          </table:table-cell>
          <table:table-cell/>
          <table:table-cell table:style-name="ce1" office:value-type="string">
            <text:p>2014-03-08 07:30:07</text:p>
          </table:table-cell>
          <table:table-cell office:value-type="string">
            <text:p>core-striped-sport-shirt</text:p>
          </table:table-cell>
          <table:table-cell office:value-type="string">
            <text:p>core-striped-sport-shirt-26332.html</text:p>
          </table:table-cell>
          <table:table-cell table:number-columns-repeated="2"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core-striped-sport-shirt-1628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core-striped-sport-shirt-14852.html</text:p>
          </table:table-cell>
          <table:table-cell table:number-columns-repeated="62"/>
        </table:table-row>
        <table:table-row table:style-name="ro1">
          <table:table-cell office:value-type="string">
            <text:p>mtk012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olos</text:p>
          </table:table-cell>
          <table:table-cell table:number-columns-repeated="8"/>
          <table:table-cell office:value-type="string">
            <text:p>Indigo</text:p>
          </table:table-cell>
          <table:table-cell table:number-columns-repeated="2"/>
          <table:table-cell table:style-name="ce1" office:value-type="string">
            <text:p>2013-03-12 01:58:29</text:p>
          </table:table-cell>
          <table:table-cell table:number-columns-repeated="5"/>
          <table:table-cell office:value-type="string">
            <text:p>Slim fit. Two chest pockets. Silver grommet detail. Grinding and nicking at hems. 100% cotton. </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t/mtk012t_5.jpg</text:p>
          </table:table-cell>
          <table:table-cell table:number-columns-repeated="16"/>
          <table:table-cell table:number-columns-repeated="2" office:value-type="string">
            <text:p>Use config</text:p>
          </table:table-cell>
          <table:table-cell office:value-type="string">
            <text:p>Core Striped Sport Shirt-Indigo-XL</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25">
            <text:p>125</text:p>
          </table:table-cell>
          <table:table-cell office:value-type="float" office:value="0">
            <text:p>0</text:p>
          </table:table-cell>
          <table:table-cell table:number-columns-repeated="2"/>
          <table:table-cell office:value-type="string">
            <text:p>This grommet closure sports shirt is wrinkle free straight from the dryer. </text:p>
          </table:table-cell>
          <table:table-cell office:value-type="string">
            <text:p>XL</text:p>
          </table:table-cell>
          <table:table-cell/>
          <table:table-cell office:value-type="string">
            <text:p>/m/t/mtk012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t/mtk012t_5.jpg</text:p>
          </table:table-cell>
          <table:table-cell/>
          <table:table-cell table:style-name="ce1" office:value-type="string">
            <text:p>2014-03-08 07:30:26</text:p>
          </table:table-cell>
          <table:table-cell office:value-type="string">
            <text:p>core-striped-sport-shirt-indigo-xl</text:p>
          </table:table-cell>
          <table:table-cell office:value-type="string">
            <text:p>core-striped-sport-shirt-indigo-xl.html</text:p>
          </table:table-cell>
          <table:table-cell table:number-columns-repeated="2" office:value-type="float" office:value="1">
            <text:p>1</text:p>
          </table:table-cell>
          <table:table-cell table:number-columns-repeated="2"/>
          <table:table-cell office:value-type="float" office:value="23">
            <text:p>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t/mtk012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sj000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White</text:p>
          </table:table-cell>
          <table:table-cell table:number-columns-repeated="2"/>
          <table:table-cell table:style-name="ce1" office:value-type="string">
            <text:p>2013-03-12 02:12:19</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0t_3.jpg</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0">
            <text:p>190</text:p>
          </table:table-cell>
          <table:table-cell office:value-type="float" office:value="0">
            <text:p>0</text:p>
          </table:table-cell>
          <table:table-cell table:number-columns-repeated="2"/>
          <table:table-cell office:value-type="string">
            <text:p>Made with wrinkle resistant cotton twill, this French-cuffed luxury dress shirt is perfect for Business Class frequent flyers.</text:p>
          </table:table-cell>
          <table:table-cell office:value-type="string">
            <text:p>XS</text:p>
          </table:table-cell>
          <table:table-cell office:value-type="string">
            <text:p>Long Sleeve</text:p>
          </table:table-cell>
          <table:table-cell office:value-type="string">
            <text:p>/m/s/msj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0t_3.jpg</text:p>
          </table:table-cell>
          <table:table-cell/>
          <table:table-cell table:style-name="ce1" office:value-type="string">
            <text:p>2014-03-08 08:53:09</text:p>
          </table:table-cell>
          <table:table-cell office:value-type="string">
            <text:p>french-cuff-cotton-twill-oxford</text:p>
          </table:table-cell>
          <table:table-cell office:value-type="string">
            <text:p>french-cuff-cotton-twill-oxford-34377.html</text:p>
          </table:table-cell>
          <table:table-cell table:number-columns-repeated="2" office:value-type="float" office:value="1">
            <text:p>1</text:p>
          </table:table-cell>
          <table:table-cell table:number-columns-repeated="2"/>
          <table:table-cell office:value-type="float" office:value="8">
            <text:p>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french-cuff-cotton-twill-oxford-2045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french-cuff-cotton-twill-oxford-18552.html</text:p>
          </table:table-cell>
          <table:table-cell table:number-columns-repeated="62"/>
        </table:table-row>
        <table:table-row table:style-name="ro1">
          <table:table-cell office:value-type="string">
            <text:p>msj000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White</text:p>
          </table:table-cell>
          <table:table-cell table:number-columns-repeated="2"/>
          <table:table-cell table:style-name="ce1" office:value-type="string">
            <text:p>2013-03-12 02:12:34</text:p>
          </table:table-cell>
          <table:table-cell table:number-columns-repeated="5"/>
          <table:table-cell office:value-type="string">
            <text:p>Button front. Long sleeves. Tapered collar, chest pocket, french cuff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0t_4.jpg</text:p>
          </table:table-cell>
          <table:table-cell table:number-columns-repeated="16"/>
          <table:table-cell table:number-columns-repeated="2" office:value-type="string">
            <text:p>Use config</text:p>
          </table:table-cell>
          <table:table-cell office:value-type="string">
            <text:p>French Cuff Cotton Twill Oxford</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90">
            <text:p>190</text:p>
          </table:table-cell>
          <table:table-cell office:value-type="float" office:value="0">
            <text:p>0</text:p>
          </table:table-cell>
          <table:table-cell table:number-columns-repeated="2"/>
          <table:table-cell office:value-type="string">
            <text:p>Made with wrinkle resistant cotton twill, this French-cuffed luxury dress shirt is perfect for Business Class frequent flyers.</text:p>
          </table:table-cell>
          <table:table-cell office:value-type="string">
            <text:p>XL</text:p>
          </table:table-cell>
          <table:table-cell office:value-type="string">
            <text:p>Long Sleeve</text:p>
          </table:table-cell>
          <table:table-cell office:value-type="string">
            <text:p>/m/s/msj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0t_4.jpg</text:p>
          </table:table-cell>
          <table:table-cell/>
          <table:table-cell table:style-name="ce1" office:value-type="string">
            <text:p>2014-03-08 08:53:31</text:p>
          </table:table-cell>
          <table:table-cell office:value-type="string">
            <text:p>french-cuff-cotton-twill-oxford</text:p>
          </table:table-cell>
          <table:table-cell office:value-type="string">
            <text:p>french-cuff-cotton-twill-oxford-34378.html</text:p>
          </table:table-cell>
          <table:table-cell table:number-columns-repeated="2" office:value-type="float" office:value="1">
            <text:p>1</text:p>
          </table:table-cell>
          <table:table-cell table:number-columns-repeated="2"/>
          <table:table-cell office:value-type="float" office:value="18">
            <text:p>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french-cuff-cotton-twill-oxford-2045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french-cuff-cotton-twill-oxford-18553.html</text:p>
          </table:table-cell>
          <table:table-cell table:number-columns-repeated="62"/>
        </table:table-row>
        <table:table-row table:style-name="ro1">
          <table:table-cell office:value-type="string">
            <text:p>msj003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Blue</text:p>
          </table:table-cell>
          <table:table-cell table:number-columns-repeated="2"/>
          <table:table-cell table:style-name="ce1" office:value-type="string">
            <text:p>2013-03-12 02:15:50</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0">
            <text:p>0</text:p>
          </table:table-cell>
          <table:table-cell table:number-columns-repeated="2"/>
          <table:table-cell office:value-type="string">
            <text:p>A bold hue and understated dobby detail bring refined nuance to this modern dress shirt. </text:p>
          </table:table-cell>
          <table:table-cell office:value-type="string">
            <text:p>XS</text:p>
          </table:table-cell>
          <table:table-cell office:value-type="string">
            <text:p>Long Sleeve</text:p>
          </table:table-cell>
          <table:table-cell office:value-type="string">
            <text:p>no_selection</text:p>
          </table:table-cell>
          <table:table-cell/>
          <table:table-cell table:style-name="ce1" office:value-type="string">
            <text:p>2013-03-05 00:00:00</text:p>
          </table:table-cell>
          <table:table-cell office:value-type="float" office:value="140">
            <text:p>140</text:p>
          </table:table-cell>
          <table:table-cell/>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2 02:16:50</text:p>
          </table:table-cell>
          <table:table-cell office:value-type="string">
            <text:p>slim-fit-dobby-oxford-shirt</text:p>
          </table:table-cell>
          <table:table-cell office:value-type="string">
            <text:p>slim-fit-dobby-oxford-shirt-33824.html</text:p>
          </table:table-cell>
          <table:table-cell table:number-columns-repeated="2" office:value-type="float" office:value="1">
            <text:p>1</text:p>
          </table:table-cell>
          <table:table-cell table:number-columns-repeated="2"/>
          <table:table-cell office:value-type="float" office:value="17">
            <text:p>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french</text:p>
          </table:table-cell>
          <table:table-cell table:number-columns-repeated="87"/>
          <table:table-cell office:value-type="string">
            <text:p>slim-fit-dobby-oxford-shirt-2041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lim-fit-dobby-oxford-shirt-18537.html</text:p>
          </table:table-cell>
          <table:table-cell table:number-columns-repeated="62"/>
        </table:table-row>
        <table:table-row table:style-name="ro1">
          <table:table-cell office:value-type="string">
            <text:p>msj003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Blue</text:p>
          </table:table-cell>
          <table:table-cell table:number-columns-repeated="2"/>
          <table:table-cell table:style-name="ce1" office:value-type="string">
            <text:p>2013-03-12 02:16:14</text:p>
          </table:table-cell>
          <table:table-cell table:number-columns-repeated="5"/>
          <table:table-cell office:value-type="string">
            <text:p>Tailored/Slim fit. Long sleeves. Button cuff. Cotton. Imported.</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Slim fit Dobby Oxford Shirt</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175">
            <text:p>175</text:p>
          </table:table-cell>
          <table:table-cell office:value-type="float" office:value="0">
            <text:p>0</text:p>
          </table:table-cell>
          <table:table-cell table:number-columns-repeated="2"/>
          <table:table-cell office:value-type="string">
            <text:p>A bold hue and understated dobby detail bring refined nuance to this modern dress shirt. </text:p>
          </table:table-cell>
          <table:table-cell office:value-type="string">
            <text:p>XL</text:p>
          </table:table-cell>
          <table:table-cell office:value-type="string">
            <text:p>Long Sleeve</text:p>
          </table:table-cell>
          <table:table-cell office:value-type="string">
            <text:p>no_selection</text:p>
          </table:table-cell>
          <table:table-cell/>
          <table:table-cell table:style-name="ce1" office:value-type="string">
            <text:p>2013-03-05 00:00:00</text:p>
          </table:table-cell>
          <table:table-cell office:value-type="float" office:value="140">
            <text:p>140</text:p>
          </table:table-cell>
          <table:table-cell/>
          <table:table-cell office:value-type="float" office:value="1">
            <text:p>1</text:p>
          </table:table-cell>
          <table:table-cell/>
          <table:table-cell office:value-type="float" office:value="2">
            <text:p>2</text:p>
          </table:table-cell>
          <table:table-cell office:value-type="string">
            <text:p>no_selection</text:p>
          </table:table-cell>
          <table:table-cell/>
          <table:table-cell table:style-name="ce1" office:value-type="string">
            <text:p>2013-03-12 02:16:32</text:p>
          </table:table-cell>
          <table:table-cell office:value-type="string">
            <text:p>slim-fit-dobby-oxford-shirt</text:p>
          </table:table-cell>
          <table:table-cell office:value-type="string">
            <text:p>slim-fit-dobby-oxford-shirt-33825.html</text:p>
          </table:table-cell>
          <table:table-cell table:number-columns-repeated="2" office:value-type="float" office:value="1">
            <text:p>1</text:p>
          </table:table-cell>
          <table:table-cell table:number-columns-repeated="2"/>
          <table:table-cell office:value-type="float" office:value="16">
            <text:p>1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table:table-cell office:value-type="string">
            <text:p>french</text:p>
          </table:table-cell>
          <table:table-cell table:number-columns-repeated="87"/>
          <table:table-cell office:value-type="string">
            <text:p>slim-fit-dobby-oxford-shirt-2041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lim-fit-dobby-oxford-shirt-18538.html</text:p>
          </table:table-cell>
          <table:table-cell table:number-columns-repeated="62"/>
        </table:table-row>
        <table:table-row table:style-name="ro1">
          <table:table-cell office:value-type="string">
            <text:p>msj006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Charcoal</text:p>
          </table:table-cell>
          <table:table-cell table:number-columns-repeated="2"/>
          <table:table-cell table:style-name="ce1" office:value-type="string">
            <text:p>2013-03-12 02:18:09</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6t_4.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This everyday shirt is equally stylish with jeans or trousers.</text:p>
          </table:table-cell>
          <table:table-cell office:value-type="string">
            <text:p>XL</text:p>
          </table:table-cell>
          <table:table-cell office:value-type="string">
            <text:p>Long Sleeve</text:p>
          </table:table-cell>
          <table:table-cell office:value-type="string">
            <text:p>/m/s/msj006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_4.jpg</text:p>
          </table:table-cell>
          <table:table-cell/>
          <table:table-cell table:style-name="ce1" office:value-type="string">
            <text:p>2014-03-08 06:39:26</text:p>
          </table:table-cell>
          <table:table-cell office:value-type="string">
            <text:p>plaid-cotton-shirt</text:p>
          </table:table-cell>
          <table:table-cell office:value-type="string">
            <text:p>plaid-cotton-shirt-33529.html</text:p>
          </table:table-cell>
          <table:table-cell table:number-columns-repeated="2" office:value-type="float" office:value="1">
            <text:p>1</text:p>
          </table:table-cell>
          <table:table-cell table:number-columns-repeated="2"/>
          <table:table-cell office:value-type="float" office:value="8">
            <text:p>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laid-cotton-shirt-2037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laid-cotton-shirt-18526.html</text:p>
          </table:table-cell>
          <table:table-cell table:number-columns-repeated="62"/>
        </table:table-row>
        <table:table-row table:style-name="ro1">
          <table:table-cell office:value-type="string">
            <text:p>msj006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Shirts</text:p>
          </table:table-cell>
          <table:table-cell table:number-columns-repeated="8"/>
          <table:table-cell office:value-type="string">
            <text:p>Charcoal</text:p>
          </table:table-cell>
          <table:table-cell table:number-columns-repeated="2"/>
          <table:table-cell table:style-name="ce1" office:value-type="string">
            <text:p>2013-03-12 02:18:30</text:p>
          </table:table-cell>
          <table:table-cell table:number-columns-repeated="5"/>
          <table:table-cell office:value-type="string">
            <text:p>Available in Sharp fit. Refined collar. Button cuff. Cotton. Machine wash. Made in US.</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6t_5.jpg</text:p>
          </table:table-cell>
          <table:table-cell table:number-columns-repeated="16"/>
          <table:table-cell table:number-columns-repeated="2" office:value-type="string">
            <text:p>Use config</text:p>
          </table:table-cell>
          <table:table-cell office:value-type="string">
            <text:p>Plaid Cotton Shirt</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160">
            <text:p>160</text:p>
          </table:table-cell>
          <table:table-cell office:value-type="float" office:value="0">
            <text:p>0</text:p>
          </table:table-cell>
          <table:table-cell table:number-columns-repeated="2"/>
          <table:table-cell office:value-type="string">
            <text:p>This everyday shirt is equally stylish with jeans or trousers.</text:p>
          </table:table-cell>
          <table:table-cell office:value-type="string">
            <text:p>XS</text:p>
          </table:table-cell>
          <table:table-cell office:value-type="string">
            <text:p>Long Sleeve</text:p>
          </table:table-cell>
          <table:table-cell office:value-type="string">
            <text:p>/m/s/msj006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6t_5.jpg</text:p>
          </table:table-cell>
          <table:table-cell/>
          <table:table-cell table:style-name="ce1" office:value-type="string">
            <text:p>2014-03-08 06:39:47</text:p>
          </table:table-cell>
          <table:table-cell office:value-type="string">
            <text:p>plaid-cotton-shirt</text:p>
          </table:table-cell>
          <table:table-cell office:value-type="string">
            <text:p>plaid-cotton-shirt-33530.html</text:p>
          </table:table-cell>
          <table:table-cell table:number-columns-repeated="2" office:value-type="float" office:value="1">
            <text:p>1</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6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laid-cotton-shirt-2038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laid-cotton-shirt-18527.html</text:p>
          </table:table-cell>
          <table:table-cell table:number-columns-repeated="62"/>
        </table:table-row>
        <table:table-row table:style-name="ro1">
          <table:table-cell office:value-type="string">
            <text:p>msj009xs</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Silver</text:p>
          </table:table-cell>
          <table:table-cell table:number-columns-repeated="2"/>
          <table:table-cell table:style-name="ce1" office:value-type="string">
            <text:p>2013-03-12 02:20:58</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9t_4.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0">
            <text:p>0</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office:value-type="string">
            <text:p>XS</text:p>
          </table:table-cell>
          <table:table-cell office:value-type="string">
            <text:p>Long Sleeve</text:p>
          </table:table-cell>
          <table:table-cell office:value-type="string">
            <text:p>/m/s/msj009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_4.jpg</text:p>
          </table:table-cell>
          <table:table-cell/>
          <table:table-cell table:style-name="ce1" office:value-type="string">
            <text:p>2014-03-08 06:44:13</text:p>
          </table:table-cell>
          <table:table-cell office:value-type="string">
            <text:p>sullivan-sport-coat</text:p>
          </table:table-cell>
          <table:table-cell office:value-type="string">
            <text:p>sullivan-sport-coat.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msj009xl</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Silver</text:p>
          </table:table-cell>
          <table:table-cell table:number-columns-repeated="2"/>
          <table:table-cell table:style-name="ce1" office:value-type="string">
            <text:p>2013-03-12 02:21:12</text:p>
          </table:table-cell>
          <table:table-cell table:number-columns-repeated="5"/>
          <table:table-cell office:value-type="string">
            <text:p>Two button, single vented, notched lapels. Three buttons at cuff. Interior buttoned welt pockets. Full polyester lining. 100% wool.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09t_5.jpg</text:p>
          </table:table-cell>
          <table:table-cell table:number-columns-repeated="16"/>
          <table:table-cell table:number-columns-repeated="2" office:value-type="string">
            <text:p>Use config</text:p>
          </table:table-cell>
          <table:table-cell office:value-type="string">
            <text:p>Sullivan Sport Coat</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510">
            <text:p>510</text:p>
          </table:table-cell>
          <table:table-cell office:value-type="float" office:value="0">
            <text:p>0</text:p>
          </table:table-cell>
          <table:table-cell table:number-columns-repeated="2"/>
          <table:table-cell office:value-type="string">
            <text:p>This modern, slim-fit sport jacket is crafted from ultralight refined wool and tailored to a two-button silhouete. Corresponding trousers form a spring-season suit that you can wear whereever.</text:p>
          </table:table-cell>
          <table:table-cell office:value-type="string">
            <text:p>XL</text:p>
          </table:table-cell>
          <table:table-cell office:value-type="string">
            <text:p>Long Sleeve</text:p>
          </table:table-cell>
          <table:table-cell office:value-type="string">
            <text:p>/m/s/msj009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09t_5.jpg</text:p>
          </table:table-cell>
          <table:table-cell/>
          <table:table-cell table:style-name="ce1" office:value-type="string">
            <text:p>2014-03-08 06:44:33</text:p>
          </table:table-cell>
          <table:table-cell office:value-type="string">
            <text:p>sullivan-sport-coat</text:p>
          </table:table-cell>
          <table:table-cell office:value-type="string">
            <text:p>sullivan-sport-coat-5040.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09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sullivan-sport-coat-423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ullivan-sport-coat-4050.html</text:p>
          </table:table-cell>
          <table:table-cell table:number-columns-repeated="62"/>
        </table:table-row>
        <table:table-row table:style-name="ro1">
          <table:table-cell office:value-type="string">
            <text:p>msj012xs</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White</text:p>
          </table:table-cell>
          <table:table-cell table:number-columns-repeated="2"/>
          <table:table-cell table:style-name="ce1" office:value-type="string">
            <text:p>2013-11-04 02:23:11</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m/s/msj012t_3.jpg</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0">
            <text:p>0</text:p>
          </table:table-cell>
          <table:table-cell table:number-columns-repeated="2"/>
          <table:table-cell office:value-type="string">
            <text:p>In airy lightweight linen, this blazer is classic tailoring with a warm weather twist.</text:p>
          </table:table-cell>
          <table:table-cell office:value-type="string">
            <text:p>XS</text:p>
          </table:table-cell>
          <table:table-cell office:value-type="string">
            <text:p>Long Sleeve</text:p>
          </table:table-cell>
          <table:table-cell office:value-type="string">
            <text:p>/m/s/msj012t_3.jpg</text:p>
          </table:table-cell>
          <table:table-cell table:number-columns-repeated="4"/>
          <table:table-cell office:value-type="float" office:value="2">
            <text:p>2</text:p>
          </table:table-cell>
          <table:table-cell/>
          <table:table-cell office:value-type="float" office:value="2">
            <text:p>2</text:p>
          </table:table-cell>
          <table:table-cell office:value-type="string">
            <text:p>/m/s/msj012t_3.jpg</text:p>
          </table:table-cell>
          <table:table-cell/>
          <table:table-cell table:style-name="ce1" office:value-type="string">
            <text:p>2017-01-10 10:52:42</text:p>
          </table:table-cell>
          <table:table-cell office:value-type="string">
            <text:p>linen-blazer</text:p>
          </table:table-cell>
          <table:table-cell office:value-type="string">
            <text:p>linen-blazer-32934.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2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inen-blazer-2031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inen-blazer-18513.html</text:p>
          </table:table-cell>
          <table:table-cell table:number-columns-repeated="62"/>
        </table:table-row>
        <table:table-row table:style-name="ro1">
          <table:table-cell office:value-type="string">
            <text:p>msj012xl</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White</text:p>
          </table:table-cell>
          <table:table-cell table:number-columns-repeated="2"/>
          <table:table-cell table:style-name="ce1" office:value-type="string">
            <text:p>2013-03-12 02:23:24</text:p>
          </table:table-cell>
          <table:table-cell table:number-columns-repeated="5"/>
          <table:table-cell office:value-type="string">
            <text:p>Single vented, notched lapels. Flap pockets. Tonal stitching. Fully lined. Linen. Dry clean.</text:p>
          </table:table-cell>
          <table:table-cell table:number-columns-repeated="2"/>
          <table:table-cell office:value-type="string">
            <text:p>Sharp</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2t_4.jpg</text:p>
          </table:table-cell>
          <table:table-cell table:number-columns-repeated="16"/>
          <table:table-cell table:number-columns-repeated="2" office:value-type="string">
            <text:p>Use config</text:p>
          </table:table-cell>
          <table:table-cell office:value-type="string">
            <text:p>Linen Blaz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455">
            <text:p>455</text:p>
          </table:table-cell>
          <table:table-cell office:value-type="float" office:value="0">
            <text:p>0</text:p>
          </table:table-cell>
          <table:table-cell table:number-columns-repeated="2"/>
          <table:table-cell office:value-type="string">
            <text:p>In airy lightweight linen, this blazer is classic tailoring with a warm weather twist.</text:p>
          </table:table-cell>
          <table:table-cell office:value-type="string">
            <text:p>XL</text:p>
          </table:table-cell>
          <table:table-cell office:value-type="string">
            <text:p>Long Sleeve</text:p>
          </table:table-cell>
          <table:table-cell office:value-type="string">
            <text:p>/m/s/msj012t_4.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2t_4.jpg</text:p>
          </table:table-cell>
          <table:table-cell/>
          <table:table-cell table:style-name="ce1" office:value-type="string">
            <text:p>2014-03-08 08:55:31</text:p>
          </table:table-cell>
          <table:table-cell office:value-type="string">
            <text:p>linen-blazer</text:p>
          </table:table-cell>
          <table:table-cell office:value-type="string">
            <text:p>linen-blazer-32935.html</text:p>
          </table:table-cell>
          <table:table-cell table:number-columns-repeated="2" office:value-type="float" office:value="1">
            <text:p>1</text:p>
          </table:table-cell>
          <table:table-cell table:number-columns-repeated="2"/>
          <table:table-cell office:value-type="float" office:value="14">
            <text:p>1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2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inen-blazer-2031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inen-blazer-18514.html</text:p>
          </table:table-cell>
          <table:table-cell table:number-columns-repeated="62"/>
        </table:table-row>
        <table:table-row table:style-name="ro1">
          <table:table-cell office:value-type="string">
            <text:p>msj015xs</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Blue</text:p>
          </table:table-cell>
          <table:table-cell table:number-columns-repeated="2"/>
          <table:table-cell table:style-name="ce1" office:value-type="string">
            <text:p>2013-03-12 02:25:14</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5t_5.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0">
            <text:p>0</text:p>
          </table:table-cell>
          <table:table-cell table:number-columns-repeated="2"/>
          <table:table-cell office:value-type="string">
            <text:p>Sleek and modern, our form flattering blazer carries a slightly relaxed, yet structured shape. Timeless in any time zone.</text:p>
          </table:table-cell>
          <table:table-cell office:value-type="string">
            <text:p>XS</text:p>
          </table:table-cell>
          <table:table-cell office:value-type="string">
            <text:p>Long Sleeve</text:p>
          </table:table-cell>
          <table:table-cell office:value-type="string">
            <text:p>/m/s/msj015t_5.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t_5.jpg</text:p>
          </table:table-cell>
          <table:table-cell/>
          <table:table-cell table:style-name="ce1" office:value-type="string">
            <text:p>2014-03-08 06:49:06</text:p>
          </table:table-cell>
          <table:table-cell office:value-type="string">
            <text:p>stretch-cotton-blazer</text:p>
          </table:table-cell>
          <table:table-cell office:value-type="string">
            <text:p>stretch-cotton-blazer-32695.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stretch-cotton-blazer-2027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tretch-cotton-blazer-18497.html</text:p>
          </table:table-cell>
          <table:table-cell table:number-columns-repeated="62"/>
        </table:table-row>
        <table:table-row table:style-name="ro1">
          <table:table-cell office:value-type="string">
            <text:p>msj015xl</text:p>
          </table:table-cell>
          <table:table-cell/>
          <table:table-cell office:value-type="string">
            <text:p>Clothing</text:p>
          </table:table-cell>
          <table:table-cell office:value-type="string">
            <text:p>simple</text:p>
          </table:table-cell>
          <table:table-cell office:value-type="string">
            <text:p>Men/Blazers</text:p>
          </table:table-cell>
          <table:table-cell office:value-type="string">
            <text:p>Default Category</text:p>
          </table:table-cell>
          <table:table-cell office:value-type="string">
            <text:p>base</text:p>
          </table:table-cell>
          <table:table-cell table:number-columns-repeated="2"/>
          <table:table-cell office:value-type="string">
            <text:p>Tops</text:p>
          </table:table-cell>
          <table:table-cell table:number-columns-repeated="8"/>
          <table:table-cell office:value-type="string">
            <text:p>Blue</text:p>
          </table:table-cell>
          <table:table-cell table:number-columns-repeated="2"/>
          <table:table-cell table:style-name="ce1" office:value-type="string">
            <text:p>2013-03-12 02:25:29</text:p>
          </table:table-cell>
          <table:table-cell table:number-columns-repeated="5"/>
          <table:table-cell office:value-type="string">
            <text:p>Two button, single vented, notched lapels. Slim cut through the shoulders chest and waist. Flap pockets, welt inside chest pockets. Cotton/lycra. Dry clean.</text:p>
          </table:table-cell>
          <table:table-cell table:number-columns-repeated="2"/>
          <table:table-cell office:value-type="string">
            <text:p>Slim</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m/s/msj015t_6.jpg</text:p>
          </table:table-cell>
          <table:table-cell table:number-columns-repeated="16"/>
          <table:table-cell table:number-columns-repeated="2" office:value-type="string">
            <text:p>Use config</text:p>
          </table:table-cell>
          <table:table-cell office:value-type="string">
            <text:p>Stretch Cotton Blazer</text:p>
          </table:table-cell>
          <table:table-cell table:number-columns-repeated="2"/>
          <table:table-cell table:style-name="ce1" office:value-type="string">
            <text:p>2013-03-01 00:00:00</text:p>
          </table:table-cell>
          <table:table-cell/>
          <table:table-cell office:value-type="string">
            <text:p>Evening</text:p>
          </table:table-cell>
          <table:table-cell office:value-type="string">
            <text:p>Product Info Column</text:p>
          </table:table-cell>
          <table:table-cell office:value-type="string">
            <text:p>1 column</text:p>
          </table:table-cell>
          <table:table-cell office:value-type="float" office:value="490">
            <text:p>490</text:p>
          </table:table-cell>
          <table:table-cell office:value-type="float" office:value="0">
            <text:p>0</text:p>
          </table:table-cell>
          <table:table-cell table:number-columns-repeated="2"/>
          <table:table-cell office:value-type="string">
            <text:p>Sleek and modern, our form flattering blazer carries a slightly relaxed, yet structured shape. Timeless in any time zone.</text:p>
          </table:table-cell>
          <table:table-cell office:value-type="string">
            <text:p>XL</text:p>
          </table:table-cell>
          <table:table-cell office:value-type="string">
            <text:p>Long Sleeve</text:p>
          </table:table-cell>
          <table:table-cell office:value-type="string">
            <text:p>/m/s/msj015t_6.jpg</text:p>
          </table:table-cell>
          <table:table-cell table:number-columns-repeated="4"/>
          <table:table-cell office:value-type="float" office:value="1">
            <text:p>1</text:p>
          </table:table-cell>
          <table:table-cell/>
          <table:table-cell office:value-type="float" office:value="2">
            <text:p>2</text:p>
          </table:table-cell>
          <table:table-cell office:value-type="string">
            <text:p>/m/s/msj015t_6.jpg</text:p>
          </table:table-cell>
          <table:table-cell/>
          <table:table-cell table:style-name="ce1" office:value-type="string">
            <text:p>2014-03-08 06:49:53</text:p>
          </table:table-cell>
          <table:table-cell office:value-type="string">
            <text:p>stretch-cotton-blazer</text:p>
          </table:table-cell>
          <table:table-cell office:value-type="string">
            <text:p>stretch-cotton-blazer-32696.html</text:p>
          </table:table-cell>
          <table:table-cell table:number-columns-repeated="2" office:value-type="float" office:value="1">
            <text:p>1</text:p>
          </table:table-cell>
          <table:table-cell table:number-columns-repeated="2"/>
          <table:table-cell office:value-type="float" office:value="24">
            <text:p>2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m/s/msj015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stretch-cotton-blazer-2027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stretch-cotton-blazer-18498.html</text:p>
          </table:table-cell>
          <table:table-cell table:number-columns-repeated="62"/>
        </table:table-row>
        <table:table-row table:style-name="ro1">
          <table:table-cell office:value-type="string">
            <text:p>wbk000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Blouses</text:p>
          </table:table-cell>
          <table:table-cell table:number-columns-repeated="8"/>
          <table:table-cell office:value-type="string">
            <text:p>Pink</text:p>
          </table:table-cell>
          <table:table-cell table:number-columns-repeated="2"/>
          <table:table-cell table:style-name="ce1" office:value-type="string">
            <text:p>2013-03-12 02:29:50</text:p>
          </table:table-cell>
          <table:table-cell table:number-columns-repeated="5"/>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0t_4.jpg</text:p>
          </table:table-cell>
          <table:table-cell table:number-columns-repeated="16"/>
          <table:table-cell table:number-columns-repeated="2" office:value-type="string">
            <text:p>Use config</text:p>
          </table:table-cell>
          <table:table-cell office:value-type="string">
            <text:p>NoLIta Cami</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office:value-type="string">
            <text:p>XS</text:p>
          </table:table-cell>
          <table:table-cell office:value-type="string">
            <text:p>Sleeveless</text:p>
          </table:table-cell>
          <table:table-cell office:value-type="string">
            <text:p>/w/b/wbk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0t_4.jpg</text:p>
          </table:table-cell>
          <table:table-cell/>
          <table:table-cell table:style-name="ce1" office:value-type="string">
            <text:p>2014-03-07 15:27:43</text:p>
          </table:table-cell>
          <table:table-cell office:value-type="string">
            <text:p>nolita-cami</text:p>
          </table:table-cell>
          <table:table-cell office:value-type="string">
            <text:p>nolita-cami-29684.html</text:p>
          </table:table-cell>
          <table:table-cell table:number-columns-repeated="2"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nolita-cami-1985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nolita-cami-18391.html</text:p>
          </table:table-cell>
          <table:table-cell table:number-columns-repeated="62"/>
        </table:table-row>
        <table:table-row table:style-name="ro1">
          <table:table-cell office:value-type="string">
            <text:p>wbk000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Blouses</text:p>
          </table:table-cell>
          <table:table-cell table:number-columns-repeated="8"/>
          <table:table-cell office:value-type="string">
            <text:p>Pink</text:p>
          </table:table-cell>
          <table:table-cell table:number-columns-repeated="2"/>
          <table:table-cell table:style-name="ce1" office:value-type="string">
            <text:p>2013-03-12 02:30:06</text:p>
          </table:table-cell>
          <table:table-cell table:number-columns-repeated="5"/>
          <table:table-cell office:value-type="string">
            <text:p>Silk cami. Tie front detail, with hook and eye. Ruched neckline. Loose through the chest and bodice. 100% Silk.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0t_5.jpg</text:p>
          </table:table-cell>
          <table:table-cell table:number-columns-repeated="16"/>
          <table:table-cell table:number-columns-repeated="2" office:value-type="string">
            <text:p>Use config</text:p>
          </table:table-cell>
          <table:table-cell office:value-type="string">
            <text:p>NoLIta Cami</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50">
            <text:p>150</text:p>
          </table:table-cell>
          <table:table-cell office:value-type="float" office:value="0">
            <text:p>0</text:p>
          </table:table-cell>
          <table:table-cell table:number-columns-repeated="2"/>
          <table:table-cell office:value-type="string">
            <text:p>Cut from tissue-weight silk crepe de chine, this airy style features a ruched neckline with tie and an unfinished hem for a contrastinly rugged feel. Compliment yours with skinny jeans.</text:p>
          </table:table-cell>
          <table:table-cell office:value-type="string">
            <text:p>XL</text:p>
          </table:table-cell>
          <table:table-cell office:value-type="string">
            <text:p>Sleeveless</text:p>
          </table:table-cell>
          <table:table-cell office:value-type="string">
            <text:p>/w/b/wbk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0t_5.jpg</text:p>
          </table:table-cell>
          <table:table-cell/>
          <table:table-cell table:style-name="ce1" office:value-type="string">
            <text:p>2014-03-07 15:36:42</text:p>
          </table:table-cell>
          <table:table-cell office:value-type="string">
            <text:p>nolita-cami</text:p>
          </table:table-cell>
          <table:table-cell office:value-type="string">
            <text:p>nolita-cami-29685.html</text:p>
          </table:table-cell>
          <table:table-cell table:number-columns-repeated="2" office:value-type="float" office:value="1">
            <text:p>1</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nolita-cami-1985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nolita-cami-18392.html</text:p>
          </table:table-cell>
          <table:table-cell table:number-columns-repeated="62"/>
        </table:table-row>
        <table:table-row table:style-name="ro1">
          <table:table-cell office:value-type="string">
            <text:p>wbk003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ops</text:p>
          </table:table-cell>
          <table:table-cell table:number-columns-repeated="8"/>
          <table:table-cell office:value-type="string">
            <text:p>Indigo</text:p>
          </table:table-cell>
          <table:table-cell table:number-columns-repeated="2"/>
          <table:table-cell table:style-name="ce1" office:value-type="string">
            <text:p>2013-03-12 02:32:00</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3t_4.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0">
            <text:p>0</text:p>
          </table:table-cell>
          <table:table-cell table:number-columns-repeated="2"/>
          <table:table-cell office:value-type="string">
            <text:p>A simple ribbed cotton tank. Great for layering.</text:p>
          </table:table-cell>
          <table:table-cell office:value-type="string">
            <text:p>XS</text:p>
          </table:table-cell>
          <table:table-cell office:value-type="string">
            <text:p>Sleeveless</text:p>
          </table:table-cell>
          <table:table-cell office:value-type="string">
            <text:p>/w/b/wbk003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3t_4.jpg</text:p>
          </table:table-cell>
          <table:table-cell/>
          <table:table-cell table:style-name="ce1" office:value-type="string">
            <text:p>2014-03-08 08:06:21</text:p>
          </table:table-cell>
          <table:table-cell office:value-type="string">
            <text:p>tori-tank</text:p>
          </table:table-cell>
          <table:table-cell office:value-type="string">
            <text:p>tori-tank-29534.html</text:p>
          </table:table-cell>
          <table:table-cell table:number-columns-repeated="2" office:value-type="float" office:value="1">
            <text:p>1</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3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ori-tank-1983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ori-tank-18389.html</text:p>
          </table:table-cell>
          <table:table-cell table:number-columns-repeated="62"/>
        </table:table-row>
        <table:table-row table:style-name="ro1">
          <table:table-cell office:value-type="string">
            <text:p>wbk003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Tops</text:p>
          </table:table-cell>
          <table:table-cell table:number-columns-repeated="8"/>
          <table:table-cell office:value-type="string">
            <text:p>Indigo</text:p>
          </table:table-cell>
          <table:table-cell table:number-columns-repeated="2"/>
          <table:table-cell table:style-name="ce1" office:value-type="string">
            <text:p>2013-03-12 02:32:14</text:p>
          </table:table-cell>
          <table:table-cell table:number-columns-repeated="5"/>
          <table:table-cell office:value-type="string">
            <text:p>Ribbed scoop neck tank. 100% cotton.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3t_5.jpg</text:p>
          </table:table-cell>
          <table:table-cell table:number-columns-repeated="16"/>
          <table:table-cell table:number-columns-repeated="2" office:value-type="string">
            <text:p>Use config</text:p>
          </table:table-cell>
          <table:table-cell office:value-type="string">
            <text:p>Tori Tank</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60">
            <text:p>60</text:p>
          </table:table-cell>
          <table:table-cell office:value-type="float" office:value="0">
            <text:p>0</text:p>
          </table:table-cell>
          <table:table-cell table:number-columns-repeated="2"/>
          <table:table-cell office:value-type="string">
            <text:p>A simple ribbed cotton tank. Great for layering.</text:p>
          </table:table-cell>
          <table:table-cell office:value-type="string">
            <text:p>XL</text:p>
          </table:table-cell>
          <table:table-cell office:value-type="string">
            <text:p>Sleeveless</text:p>
          </table:table-cell>
          <table:table-cell office:value-type="string">
            <text:p>/w/b/wbk003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3t_5.jpg</text:p>
          </table:table-cell>
          <table:table-cell/>
          <table:table-cell table:style-name="ce1" office:value-type="string">
            <text:p>2014-03-08 08:06:47</text:p>
          </table:table-cell>
          <table:table-cell office:value-type="string">
            <text:p>tori-tank</text:p>
          </table:table-cell>
          <table:table-cell office:value-type="string">
            <text:p>tori-tank-29535.html</text:p>
          </table:table-cell>
          <table:table-cell table:number-columns-repeated="2" office:value-type="float" office:value="1">
            <text:p>1</text:p>
          </table:table-cell>
          <table:table-cell table:number-columns-repeated="2"/>
          <table:table-cell office:value-type="float" office:value="8">
            <text:p>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3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ori-tank-1983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ori-tank-18390.html</text:p>
          </table:table-cell>
          <table:table-cell table:number-columns-repeated="62"/>
        </table:table-row>
        <table:table-row table:style-name="ro1">
          <table:table-cell office:value-type="string">
            <text:p>wbk006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Taupe</text:p>
          </table:table-cell>
          <table:table-cell table:number-columns-repeated="2"/>
          <table:table-cell table:style-name="ce1" office:value-type="string">
            <text:p>2013-03-12 02:34:11</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6t_3.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Refresh your knitwear collection with our silk blend top. Layer over a bold hue for maximum contrast.</text:p>
          </table:table-cell>
          <table:table-cell office:value-type="string">
            <text:p>XS</text:p>
          </table:table-cell>
          <table:table-cell office:value-type="string">
            <text:p>Long Sleeve</text:p>
          </table:table-cell>
          <table:table-cell office:value-type="string">
            <text:p>/w/b/wbk006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t_3.jpg</text:p>
          </table:table-cell>
          <table:table-cell/>
          <table:table-cell table:style-name="ce1" office:value-type="string">
            <text:p>2014-03-08 08:58:09</text:p>
          </table:table-cell>
          <table:table-cell office:value-type="string">
            <text:p>delancy-cardigan-sweater</text:p>
          </table:table-cell>
          <table:table-cell office:value-type="string">
            <text:p>delancy-cardigan-sweater-29375.html</text:p>
          </table:table-cell>
          <table:table-cell table:number-columns-repeated="2" office:value-type="float" office:value="1">
            <text:p>1</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6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elancy-cardigan-sweater-1982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elancy-cardigan-sweater-18391.html</text:p>
          </table:table-cell>
          <table:table-cell table:number-columns-repeated="62"/>
        </table:table-row>
        <table:table-row table:style-name="ro1">
          <table:table-cell office:value-type="string">
            <text:p>wbk006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Taupe</text:p>
          </table:table-cell>
          <table:table-cell table:number-columns-repeated="2"/>
          <table:table-cell table:style-name="ce1" office:value-type="string">
            <text:p>2013-03-12 02:34:23</text:p>
          </table:table-cell>
          <table:table-cell table:number-columns-repeated="5"/>
          <table:table-cell office:value-type="string">
            <text:p>Oversized knitted silk blend cardigan. Front button closure. Ribbed hem. Silk/rayon. Dry clean.</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6t_4.jpg</text:p>
          </table:table-cell>
          <table:table-cell table:number-columns-repeated="16"/>
          <table:table-cell table:number-columns-repeated="2" office:value-type="string">
            <text:p>Use config</text:p>
          </table:table-cell>
          <table:table-cell office:value-type="string">
            <text:p>Delancy Cardigan Sweater</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75">
            <text:p>275</text:p>
          </table:table-cell>
          <table:table-cell office:value-type="float" office:value="0">
            <text:p>0</text:p>
          </table:table-cell>
          <table:table-cell table:number-columns-repeated="2"/>
          <table:table-cell office:value-type="string">
            <text:p>Refresh your knitwear collection with our silk blend top. Layer over a bold hue for maximum contrast.</text:p>
          </table:table-cell>
          <table:table-cell office:value-type="string">
            <text:p>XL</text:p>
          </table:table-cell>
          <table:table-cell office:value-type="string">
            <text:p>Long Sleeve</text:p>
          </table:table-cell>
          <table:table-cell office:value-type="string">
            <text:p>/w/b/wbk006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6t_4.jpg</text:p>
          </table:table-cell>
          <table:table-cell/>
          <table:table-cell table:style-name="ce1" office:value-type="string">
            <text:p>2014-03-08 08:58:30</text:p>
          </table:table-cell>
          <table:table-cell office:value-type="string">
            <text:p>delancy-cardigan-sweater</text:p>
          </table:table-cell>
          <table:table-cell office:value-type="string">
            <text:p>delancy-cardigan-sweater-29376.html</text:p>
          </table:table-cell>
          <table:table-cell table:number-columns-repeated="2" office:value-type="float" office:value="1">
            <text:p>1</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6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elancy-cardigan-sweater-1982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elancy-cardigan-sweater-18392.html</text:p>
          </table:table-cell>
          <table:table-cell table:number-columns-repeated="62"/>
        </table:table-row>
        <table:table-row table:style-name="ro1">
          <table:table-cell office:value-type="string">
            <text:p>wbk009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Blouses</text:p>
          </table:table-cell>
          <table:table-cell table:number-columns-repeated="8"/>
          <table:table-cell office:value-type="string">
            <text:p>White</text:p>
          </table:table-cell>
          <table:table-cell table:number-columns-repeated="2"/>
          <table:table-cell table:style-name="ce1" office:value-type="string">
            <text:p>2013-03-12 02:36:17</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9t_5.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No matter where you are in the world, a crisp, clean oxford is always in style.</text:p>
          </table:table-cell>
          <table:table-cell office:value-type="string">
            <text:p>XS</text:p>
          </table:table-cell>
          <table:table-cell office:value-type="string">
            <text:p>Long Sleeve</text:p>
          </table:table-cell>
          <table:table-cell office:value-type="string">
            <text:p>/w/b/wbk009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_5.jpg</text:p>
          </table:table-cell>
          <table:table-cell/>
          <table:table-cell table:style-name="ce1" office:value-type="string">
            <text:p>2014-03-08 08:12:23</text:p>
          </table:table-cell>
          <table:table-cell office:value-type="string">
            <text:p>ludlow-oxford-top</text:p>
          </table:table-cell>
          <table:table-cell office:value-type="string">
            <text:p>ludlow-oxford-top-29262.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udlow-oxford-top-1981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udlow-oxford-top-18392.html</text:p>
          </table:table-cell>
          <table:table-cell table:number-columns-repeated="62"/>
        </table:table-row>
        <table:table-row table:style-name="ro1">
          <table:table-cell office:value-type="string">
            <text:p>wbk009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Blouses</text:p>
          </table:table-cell>
          <table:table-cell table:number-columns-repeated="8"/>
          <table:table-cell office:value-type="string">
            <text:p>White</text:p>
          </table:table-cell>
          <table:table-cell table:number-columns-repeated="2"/>
          <table:table-cell table:style-name="ce1" office:value-type="string">
            <text:p>2013-03-12 02:36:29</text:p>
          </table:table-cell>
          <table:table-cell table:number-columns-repeated="5"/>
          <table:table-cell office:value-type="string">
            <text:p>Oxford, fitted through the waist. V-neck, front button closure.100% 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09t_6.jpg</text:p>
          </table:table-cell>
          <table:table-cell table:number-columns-repeated="16"/>
          <table:table-cell table:number-columns-repeated="2" office:value-type="string">
            <text:p>Use config</text:p>
          </table:table-cell>
          <table:table-cell office:value-type="string">
            <text:p>Ludlow Oxford Top</text:p>
          </table:table-cell>
          <table:table-cell table:number-columns-repeated="2"/>
          <table:table-cell table:style-name="ce1" office:value-type="string">
            <text:p>2013-03-01 00:00:00</text:p>
          </table:table-cell>
          <table:table-cell/>
          <table:table-cell office:value-type="string">
            <text:p>Career</text:p>
          </table:table-cell>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No matter where you are in the world, a crisp, clean oxford is always in style.</text:p>
          </table:table-cell>
          <table:table-cell office:value-type="string">
            <text:p>XL</text:p>
          </table:table-cell>
          <table:table-cell office:value-type="string">
            <text:p>Long Sleeve</text:p>
          </table:table-cell>
          <table:table-cell office:value-type="string">
            <text:p>/w/b/wbk009t_6.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09t_6.jpg</text:p>
          </table:table-cell>
          <table:table-cell/>
          <table:table-cell table:style-name="ce1" office:value-type="string">
            <text:p>2014-03-08 08:12:50</text:p>
          </table:table-cell>
          <table:table-cell office:value-type="string">
            <text:p>ludlow-oxford-top</text:p>
          </table:table-cell>
          <table:table-cell office:value-type="string">
            <text:p>ludlow-oxford-top-29263.html</text:p>
          </table:table-cell>
          <table:table-cell table:number-columns-repeated="2" office:value-type="float" office:value="1">
            <text:p>1</text:p>
          </table:table-cell>
          <table:table-cell table:number-columns-repeated="2"/>
          <table:table-cell office:value-type="float" office:value="25">
            <text:p>2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09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ludlow-oxford-top-1981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ludlow-oxford-top-18393.html</text:p>
          </table:table-cell>
          <table:table-cell table:number-columns-repeated="62"/>
        </table:table-row>
        <table:table-row table:style-name="ro1">
          <table:table-cell office:value-type="string">
            <text:p>wbk012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White</text:p>
          </table:table-cell>
          <table:table-cell table:number-columns-repeated="2"/>
          <table:table-cell table:style-name="ce1" office:value-type="string">
            <text:p>2013-03-12 02:38:52</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b/wbk012t_5.jpg</text:p>
          </table:table-cell>
          <table:table-cell table:number-columns-repeated="16"/>
          <table:table-cell table:number-columns-repeated="2" office:value-type="string">
            <text:p>Use config</text:p>
          </table:table-cell>
          <table:table-cell office:value-type="string">
            <text:p>Elizabeth Knit Top</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office:value-type="string">
            <text:p>XS</text:p>
          </table:table-cell>
          <table:table-cell office:value-type="string">
            <text:p>Short Sleeve</text:p>
          </table:table-cell>
          <table:table-cell office:value-type="string">
            <text:p>/w/b/wbk012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12t_5.jpg</text:p>
          </table:table-cell>
          <table:table-cell/>
          <table:table-cell table:style-name="ce1" office:value-type="string">
            <text:p>2014-03-08 08:22:04</text:p>
          </table:table-cell>
          <table:table-cell office:value-type="string">
            <text:p>elizabeth-knit-top</text:p>
          </table:table-cell>
          <table:table-cell office:value-type="string">
            <text:p>elizabeth-knit-top-24744.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b/wbk012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elizabeth-knit-top-1611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elizabeth-knit-top-14871.html</text:p>
          </table:table-cell>
          <table:table-cell table:number-columns-repeated="62"/>
        </table:table-row>
        <table:table-row table:style-name="ro1">
          <table:table-cell office:value-type="string">
            <text:p>wbk012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Knits</text:p>
          </table:table-cell>
          <table:table-cell table:number-columns-repeated="8"/>
          <table:table-cell office:value-type="string">
            <text:p>White</text:p>
          </table:table-cell>
          <table:table-cell table:number-columns-repeated="2"/>
          <table:table-cell table:style-name="ce1" office:value-type="string">
            <text:p>2013-03-12 02:39:04</text:p>
          </table:table-cell>
          <table:table-cell table:number-columns-repeated="5"/>
          <table:table-cell office:value-type="string">
            <text:p>Loose fitting from the shoulders, open weave knit top. Semi sheer. <text:s/>Slips on. Faux button closure detail on the back. Linen/Cotton. Machine wash.</text:p>
          </table:table-cell>
          <table:table-cell table:number-columns-repeated="6"/>
          <table:table-cell office:value-type="string">
            <text:p>Female</text:p>
          </table:table-cell>
          <table:table-cell table:number-columns-repeated="3"/>
          <table:table-cell office:value-type="string">
            <text:p>No</text:p>
          </table:table-cell>
          <table:table-cell/>
          <table:table-cell office:value-type="float" office:value="0">
            <text:p>0</text:p>
          </table:table-cell>
          <table:table-cell table:number-columns-repeated="2"/>
          <table:table-cell office:value-type="string">
            <text:p>/w/b/wbk012t_6.jpg</text:p>
          </table:table-cell>
          <table:table-cell table:number-columns-repeated="16"/>
          <table:table-cell table:number-columns-repeated="2" office:value-type="string">
            <text:p>Use config</text:p>
          </table:table-cell>
          <table:table-cell office:value-type="string">
            <text:p>Elizabeth Knit Top White XL</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The demure Elizabeth Knit features a semi sheer open weave and a forgiving silhouette. A nude camisole underneath keeps a stylish but conservative look.</text:p>
          </table:table-cell>
          <table:table-cell office:value-type="string">
            <text:p>XL</text:p>
          </table:table-cell>
          <table:table-cell office:value-type="string">
            <text:p>Short Sleeve</text:p>
          </table:table-cell>
          <table:table-cell office:value-type="string">
            <text:p>/w/b/wbk012t_6.jpg</text:p>
          </table:table-cell>
          <table:table-cell table:number-columns-repeated="4"/>
          <table:table-cell office:value-type="float" office:value="1">
            <text:p>1</text:p>
          </table:table-cell>
          <table:table-cell/>
          <table:table-cell office:value-type="float" office:value="2">
            <text:p>2</text:p>
          </table:table-cell>
          <table:table-cell office:value-type="string">
            <text:p>/w/b/wbk012t_6.jpg</text:p>
          </table:table-cell>
          <table:table-cell/>
          <table:table-cell table:style-name="ce1" office:value-type="string">
            <text:p>2015-10-20 20:43:52</text:p>
          </table:table-cell>
          <table:table-cell office:value-type="string">
            <text:p>elizabeth-knit-top-white-xl</text:p>
          </table:table-cell>
          <table:table-cell office:value-type="string">
            <text:p>elizabeth-knit-top-white-xl.html</text:p>
          </table:table-cell>
          <table:table-cell table:number-columns-repeated="2" office:value-type="float" office:value="1">
            <text:p>1</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9"/>
          <table:table-cell table:number-columns-repeated="2" office:value-type="string">
            <text:p>all</text:p>
          </table:table-cell>
          <table:table-cell office:value-type="float" office:value="10">
            <text:p>10</text:p>
          </table:table-cell>
          <table:table-cell office:value-type="float" office:value="5">
            <text:p>5</text:p>
          </table:table-cell>
          <table:table-cell table:number-columns-repeated="3"/>
          <table:table-cell office:value-type="float" office:value="88">
            <text:p>88</text:p>
          </table:table-cell>
          <table:table-cell office:value-type="string">
            <text:p>/w/b/wbk012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24"/>
          <table:table-cell table:number-columns-repeated="2" office:value-type="string">
            <text:p>all</text:p>
          </table:table-cell>
          <table:table-cell office:value-type="float" office:value="20">
            <text:p>20</text:p>
          </table:table-cell>
          <table:table-cell office:value-type="float" office:value="2">
            <text:p>2</text:p>
          </table:table-cell>
          <table:table-cell table:number-columns-repeated="24"/>
        </table:table-row>
        <table:table-row table:style-name="ro1">
          <table:table-cell office:value-type="string">
            <text:p>wpd00526</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04</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1.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26">
            <text:p>26</text:p>
          </table:table-cell>
          <table:table-cell/>
          <table:table-cell office:value-type="string">
            <text:p>/w/p/wpd005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1.jpg</text:p>
          </table:table-cell>
          <table:table-cell/>
          <table:table-cell table:style-name="ce1" office:value-type="string">
            <text:p>2014-03-09 11:54:54</text:p>
          </table:table-cell>
          <table:table-cell office:value-type="string">
            <text:p>dumbo-boyfriend-jean</text:p>
          </table:table-cell>
          <table:table-cell office:value-type="string">
            <text:p>dumbo-boyfriend-jean-31394.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1.html</text:p>
          </table:table-cell>
          <table:table-cell table:number-columns-repeated="62"/>
        </table:table-row>
        <table:table-row table:style-name="ro1">
          <table:table-cell office:value-type="string">
            <text:p>wpd00527</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16</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2.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27">
            <text:p>27</text:p>
          </table:table-cell>
          <table:table-cell/>
          <table:table-cell office:value-type="string">
            <text:p>/w/p/wpd005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2.jpg</text:p>
          </table:table-cell>
          <table:table-cell/>
          <table:table-cell table:style-name="ce1" office:value-type="string">
            <text:p>2014-03-09 11:55:41</text:p>
          </table:table-cell>
          <table:table-cell office:value-type="string">
            <text:p>dumbo-boyfriend-jean</text:p>
          </table:table-cell>
          <table:table-cell office:value-type="string">
            <text:p>dumbo-boyfriend-jean-31395.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2.html</text:p>
          </table:table-cell>
          <table:table-cell table:number-columns-repeated="62"/>
        </table:table-row>
        <table:table-row table:style-name="ro1">
          <table:table-cell office:value-type="string">
            <text:p>wpd0052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28</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3.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28">
            <text:p>28</text:p>
          </table:table-cell>
          <table:table-cell/>
          <table:table-cell office:value-type="string">
            <text:p>/w/p/wpd005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3.jpg</text:p>
          </table:table-cell>
          <table:table-cell/>
          <table:table-cell table:style-name="ce1" office:value-type="string">
            <text:p>2014-03-09 12:30:09</text:p>
          </table:table-cell>
          <table:table-cell office:value-type="string">
            <text:p>dumbo-boyfriend-jean</text:p>
          </table:table-cell>
          <table:table-cell office:value-type="string">
            <text:p>dumbo-boyfriend-jean-31396.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3.html</text:p>
          </table:table-cell>
          <table:table-cell table:number-columns-repeated="62"/>
        </table:table-row>
        <table:table-row table:style-name="ro1">
          <table:table-cell office:value-type="string">
            <text:p>wpd00529</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39</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4.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29">
            <text:p>29</text:p>
          </table:table-cell>
          <table:table-cell/>
          <table:table-cell office:value-type="string">
            <text:p>/w/p/wpd005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4.jpg</text:p>
          </table:table-cell>
          <table:table-cell/>
          <table:table-cell table:style-name="ce1" office:value-type="string">
            <text:p>2014-03-09 12:30:31</text:p>
          </table:table-cell>
          <table:table-cell office:value-type="string">
            <text:p>dumbo-boyfriend-jean</text:p>
          </table:table-cell>
          <table:table-cell office:value-type="string">
            <text:p>dumbo-boyfriend-jean-31397.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4.html</text:p>
          </table:table-cell>
          <table:table-cell table:number-columns-repeated="62"/>
        </table:table-row>
        <table:table-row table:style-name="ro1">
          <table:table-cell office:value-type="string">
            <text:p>wpd00530</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50</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5.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30">
            <text:p>30</text:p>
          </table:table-cell>
          <table:table-cell/>
          <table:table-cell office:value-type="string">
            <text:p>/w/p/wpd005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5.jpg</text:p>
          </table:table-cell>
          <table:table-cell/>
          <table:table-cell table:style-name="ce1" office:value-type="string">
            <text:p>2014-03-09 12:30:49</text:p>
          </table:table-cell>
          <table:table-cell office:value-type="string">
            <text:p>dumbo-boyfriend-jean</text:p>
          </table:table-cell>
          <table:table-cell office:value-type="string">
            <text:p>dumbo-boyfriend-jean-31398.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5.html</text:p>
          </table:table-cell>
          <table:table-cell table:number-columns-repeated="62"/>
        </table:table-row>
        <table:table-row table:style-name="ro1">
          <table:table-cell office:value-type="string">
            <text:p>wpd00531</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2:59</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6.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31">
            <text:p>31</text:p>
          </table:table-cell>
          <table:table-cell/>
          <table:table-cell office:value-type="string">
            <text:p>/w/p/wpd005t_6.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6.jpg</text:p>
          </table:table-cell>
          <table:table-cell/>
          <table:table-cell table:style-name="ce1" office:value-type="string">
            <text:p>2014-03-09 12:32:47</text:p>
          </table:table-cell>
          <table:table-cell office:value-type="string">
            <text:p>dumbo-boyfriend-jean</text:p>
          </table:table-cell>
          <table:table-cell office:value-type="string">
            <text:p>dumbo-boyfriend-jean-31399.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7.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6.html</text:p>
          </table:table-cell>
          <table:table-cell table:number-columns-repeated="62"/>
        </table:table-row>
        <table:table-row table:style-name="ro1">
          <table:table-cell office:value-type="string">
            <text:p>wpd00532</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ue</text:p>
          </table:table-cell>
          <table:table-cell table:number-columns-repeated="2"/>
          <table:table-cell table:style-name="ce1" office:value-type="string">
            <text:p>2013-03-12 02:43:10</text:p>
          </table:table-cell>
          <table:table-cell table:number-columns-repeated="5"/>
          <table:table-cell office:value-type="string">
            <text:p>Straight leg boyfriend-fit. Distressed denim. 5 pockets. Contrast stitch detailing. Large to size, choose size down. Machine wash.</text:p>
          </table:table-cell>
          <table:table-cell table:number-columns-repeated="2"/>
          <table:table-cell office:value-type="string">
            <text:p>Regular</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5t_7.jpg</text:p>
          </table:table-cell>
          <table:table-cell table:number-columns-repeated="16"/>
          <table:table-cell table:number-columns-repeated="2" office:value-type="string">
            <text:p>Use config</text:p>
          </table:table-cell>
          <table:table-cell office:value-type="string">
            <text:p>DUMBO Boyfriend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10">
            <text:p>210</text:p>
          </table:table-cell>
          <table:table-cell office:value-type="float" office:value="0">
            <text:p>0</text:p>
          </table:table-cell>
          <table:table-cell table:number-columns-repeated="2"/>
          <table:table-cell office:value-type="string">
            <text:p>Our straight leg jeans combine the comfort of a boyfriend-fit with the clean look of tailoring. Wear yours cuffed with a collar blouse and feminine flats to look fresh even after a long flight</text:p>
          </table:table-cell>
          <table:table-cell office:value-type="float" office:value="32">
            <text:p>32</text:p>
          </table:table-cell>
          <table:table-cell/>
          <table:table-cell office:value-type="string">
            <text:p>/w/p/wpd005t_7.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5t_7.jpg</text:p>
          </table:table-cell>
          <table:table-cell/>
          <table:table-cell table:style-name="ce1" office:value-type="string">
            <text:p>2014-03-09 12:33:08</text:p>
          </table:table-cell>
          <table:table-cell office:value-type="string">
            <text:p>dumbo-boyfriend-jean</text:p>
          </table:table-cell>
          <table:table-cell office:value-type="string">
            <text:p>dumbo-boyfriend-jean-31400.html</text:p>
          </table:table-cell>
          <table:table-cell table:number-columns-repeated="2" office:value-type="float" office:value="1">
            <text:p>1</text:p>
          </table:table-cell>
          <table:table-cell table:number-columns-repeated="2"/>
          <table:table-cell office:value-type="float" office:value="10">
            <text:p>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5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dumbo-boyfriend-jean-2643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dumbo-boyfriend-jean-25297.html</text:p>
          </table:table-cell>
          <table:table-cell table:number-columns-repeated="62"/>
        </table:table-row>
        <table:table-row table:style-name="ro1">
          <table:table-cell office:value-type="string">
            <text:p>wpd00026</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4:17</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1.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5"/>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26">
            <text:p>26</text:p>
          </table:table-cell>
          <table:table-cell/>
          <table:table-cell office:value-type="string">
            <text:p>/w/p/wpd000t_1.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1.jpg</text:p>
          </table:table-cell>
          <table:table-cell/>
          <table:table-cell table:style-name="ce1" office:value-type="string">
            <text:p>2014-03-09 12:38:51</text:p>
          </table:table-cell>
          <table:table-cell office:value-type="string">
            <text:p>tribeca-skinny-jean</text:p>
          </table:table-cell>
          <table:table-cell office:value-type="string">
            <text:p>tribeca-skinny-jean-31187.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0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3.html</text:p>
          </table:table-cell>
          <table:table-cell table:number-columns-repeated="62"/>
        </table:table-row>
        <table:table-row table:style-name="ro1">
          <table:table-cell office:value-type="string">
            <text:p>wpd00027</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4:29</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2.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27">
            <text:p>27</text:p>
          </table:table-cell>
          <table:table-cell/>
          <table:table-cell office:value-type="string">
            <text:p>/w/p/wpd00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2.jpg</text:p>
          </table:table-cell>
          <table:table-cell/>
          <table:table-cell table:style-name="ce1" office:value-type="string">
            <text:p>2014-03-09 12:39:07</text:p>
          </table:table-cell>
          <table:table-cell office:value-type="string">
            <text:p>tribeca-skinny-jean</text:p>
          </table:table-cell>
          <table:table-cell office:value-type="string">
            <text:p>tribeca-skinny-jean-31188.html</text:p>
          </table:table-cell>
          <table:table-cell table:number-columns-repeated="2" office:value-type="float" office:value="1">
            <text:p>1</text:p>
          </table:table-cell>
          <table:table-cell table:number-columns-repeated="2"/>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09.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4.html</text:p>
          </table:table-cell>
          <table:table-cell table:number-columns-repeated="62"/>
        </table:table-row>
        <table:table-row table:style-name="ro1">
          <table:table-cell office:value-type="string">
            <text:p>wpd0002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4:42</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3.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28">
            <text:p>28</text:p>
          </table:table-cell>
          <table:table-cell/>
          <table:table-cell office:value-type="string">
            <text:p>/w/p/wpd00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3.jpg</text:p>
          </table:table-cell>
          <table:table-cell/>
          <table:table-cell table:style-name="ce1" office:value-type="string">
            <text:p>2014-03-09 12:39:26</text:p>
          </table:table-cell>
          <table:table-cell office:value-type="string">
            <text:p>tribeca-skinny-jean</text:p>
          </table:table-cell>
          <table:table-cell office:value-type="string">
            <text:p>tribeca-skinny-jean-31189.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10.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5.html</text:p>
          </table:table-cell>
          <table:table-cell table:number-columns-repeated="62"/>
        </table:table-row>
        <table:table-row table:style-name="ro1">
          <table:table-cell office:value-type="string">
            <text:p>wpd00029</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4:52</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4.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29">
            <text:p>29</text:p>
          </table:table-cell>
          <table:table-cell/>
          <table:table-cell office:value-type="string">
            <text:p>/w/p/wpd00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4.jpg</text:p>
          </table:table-cell>
          <table:table-cell/>
          <table:table-cell table:style-name="ce1" office:value-type="string">
            <text:p>2014-03-09 12:39:43</text:p>
          </table:table-cell>
          <table:table-cell office:value-type="string">
            <text:p>tribeca-skinny-jean</text:p>
          </table:table-cell>
          <table:table-cell office:value-type="string">
            <text:p>tribeca-skinny-jean-31190.html</text:p>
          </table:table-cell>
          <table:table-cell table:number-columns-repeated="2" office:value-type="float" office:value="1">
            <text:p>1</text:p>
          </table:table-cell>
          <table:table-cell table:number-columns-repeated="2"/>
          <table:table-cell office:value-type="float" office:value="12">
            <text:p>1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11.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6.html</text:p>
          </table:table-cell>
          <table:table-cell table:number-columns-repeated="62"/>
        </table:table-row>
        <table:table-row table:style-name="ro1">
          <table:table-cell office:value-type="string">
            <text:p>wpd00030</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5:05</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5.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30">
            <text:p>30</text:p>
          </table:table-cell>
          <table:table-cell/>
          <table:table-cell office:value-type="string">
            <text:p>/w/p/wpd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5.jpg</text:p>
          </table:table-cell>
          <table:table-cell/>
          <table:table-cell table:style-name="ce1" office:value-type="string">
            <text:p>2014-03-09 12:40:04</text:p>
          </table:table-cell>
          <table:table-cell office:value-type="string">
            <text:p>tribeca-skinny-jean</text:p>
          </table:table-cell>
          <table:table-cell office:value-type="string">
            <text:p>tribeca-skinny-jean-31191.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12.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7.html</text:p>
          </table:table-cell>
          <table:table-cell table:number-columns-repeated="62"/>
        </table:table-row>
        <table:table-row table:style-name="ro1">
          <table:table-cell office:value-type="string">
            <text:p>wpd00031</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5:16</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6.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31">
            <text:p>31</text:p>
          </table:table-cell>
          <table:table-cell/>
          <table:table-cell office:value-type="string">
            <text:p>/w/p/wpd000t_6.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6.jpg</text:p>
          </table:table-cell>
          <table:table-cell/>
          <table:table-cell table:style-name="ce1" office:value-type="string">
            <text:p>2014-03-09 12:40:30</text:p>
          </table:table-cell>
          <table:table-cell office:value-type="string">
            <text:p>tribeca-skinny-jean</text:p>
          </table:table-cell>
          <table:table-cell office:value-type="string">
            <text:p>tribeca-skinny-jean-31192.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1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8.html</text:p>
          </table:table-cell>
          <table:table-cell table:number-columns-repeated="62"/>
        </table:table-row>
        <table:table-row table:style-name="ro1">
          <table:table-cell office:value-type="string">
            <text:p>wpd00032</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enim</text:p>
          </table:table-cell>
          <table:table-cell table:number-columns-repeated="8"/>
          <table:table-cell office:value-type="string">
            <text:p>Black</text:p>
          </table:table-cell>
          <table:table-cell table:number-columns-repeated="2"/>
          <table:table-cell table:style-name="ce1" office:value-type="string">
            <text:p>2013-03-12 02:45:27</text:p>
          </table:table-cell>
          <table:table-cell table:number-columns-repeated="5"/>
          <table:table-cell office:value-type="string">
            <text:p>Ultra slim-fit, stretch denim. Mid rise. 5 pockets, tonal stitching,. Cotton. Machine wash.</text:p>
          </table:table-cell>
          <table:table-cell table:number-columns-repeated="2"/>
          <table:table-cell office:value-type="string">
            <text:p>Skinny</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00t_7.jpg</text:p>
          </table:table-cell>
          <table:table-cell table:number-columns-repeated="16"/>
          <table:table-cell table:number-columns-repeated="2" office:value-type="string">
            <text:p>Use config</text:p>
          </table:table-cell>
          <table:table-cell office:value-type="string">
            <text:p>TriBeCa Skinny Jean</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185">
            <text:p>185</text:p>
          </table:table-cell>
          <table:table-cell office:value-type="float" office:value="0">
            <text:p>0</text:p>
          </table:table-cell>
          <table:table-cell table:number-columns-repeated="2"/>
          <table:table-cell office:value-type="string">
            <text:p>The perfect jean for travel. Extra strech for a comfortable and flattering fit. Pair with a loose fit top and nude pumps for a modern silhouette.</text:p>
          </table:table-cell>
          <table:table-cell office:value-type="float" office:value="32">
            <text:p>32</text:p>
          </table:table-cell>
          <table:table-cell/>
          <table:table-cell office:value-type="string">
            <text:p>/w/p/wpd000t_7.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00t_7.jpg</text:p>
          </table:table-cell>
          <table:table-cell/>
          <table:table-cell table:style-name="ce1" office:value-type="string">
            <text:p>2014-03-09 12:40:47</text:p>
          </table:table-cell>
          <table:table-cell office:value-type="string">
            <text:p>tribeca-skinny-jean</text:p>
          </table:table-cell>
          <table:table-cell office:value-type="string">
            <text:p>tribeca-skinny-jean-31193.html</text:p>
          </table:table-cell>
          <table:table-cell table:number-columns-repeated="2" office:value-type="float" office:value="1">
            <text:p>1</text:p>
          </table:table-cell>
          <table:table-cell table:number-columns-repeated="2"/>
          <table:table-cell office:value-type="float" office:value="13">
            <text:p>1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00t_7.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tribeca-skinny-jean-2641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tribeca-skinny-jean-25299.html</text:p>
          </table:table-cell>
          <table:table-cell table:number-columns-repeated="62"/>
        </table:table-row>
        <table:table-row table:style-name="ro1">
          <table:table-cell office:value-type="string">
            <text:p>wpd01010</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12 02:53:37</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2.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10">
            <text:p>10</text:p>
          </table:table-cell>
          <table:table-cell/>
          <table:table-cell office:value-type="string">
            <text:p>/w/p/wpd010t_2.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2.jpg</text:p>
          </table:table-cell>
          <table:table-cell/>
          <table:table-cell table:style-name="ce1" office:value-type="string">
            <text:p>2014-03-08 08:40:53</text:p>
          </table:table-cell>
          <table:table-cell office:value-type="string">
            <text:p>park-avenue-pleat-front-trousers</text:p>
          </table:table-cell>
          <table:table-cell office:value-type="string">
            <text:p>park-avenue-pleat-front-trousers-54613.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t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ark-avenue-pleat-front-trousers-3857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8.html</text:p>
          </table:table-cell>
          <table:table-cell table:number-columns-repeated="62"/>
        </table:table-row>
        <table:table-row table:style-name="ro1">
          <table:table-cell office:value-type="string">
            <text:p>wpd0108</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12 02:53:58</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3.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8">
            <text:p>8</text:p>
          </table:table-cell>
          <table:table-cell/>
          <table:table-cell office:value-type="string">
            <text:p>/w/p/wpd010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3.jpg</text:p>
          </table:table-cell>
          <table:table-cell/>
          <table:table-cell table:style-name="ce1" office:value-type="string">
            <text:p>2014-03-08 08:41:06</text:p>
          </table:table-cell>
          <table:table-cell office:value-type="string">
            <text:p>park-avenue-pleat-front-trousers</text:p>
          </table:table-cell>
          <table:table-cell office:value-type="string">
            <text:p>park-avenue-pleat-front-trousers-54614.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ark-avenue-pleat-front-trousers-38575.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79.html</text:p>
          </table:table-cell>
          <table:table-cell table:number-columns-repeated="62"/>
        </table:table-row>
        <table:table-row table:style-name="ro1">
          <table:table-cell office:value-type="string">
            <text:p>wpd0106</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12 02:54:22</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4.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6">
            <text:p>6</text:p>
          </table:table-cell>
          <table:table-cell/>
          <table:table-cell office:value-type="string">
            <text:p>/w/p/wpd010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4.jpg</text:p>
          </table:table-cell>
          <table:table-cell/>
          <table:table-cell table:style-name="ce1" office:value-type="string">
            <text:p>2014-03-08 08:41:19</text:p>
          </table:table-cell>
          <table:table-cell office:value-type="string">
            <text:p>park-avenue-pleat-front-trousers</text:p>
          </table:table-cell>
          <table:table-cell office:value-type="string">
            <text:p>park-avenue-pleat-front-trousers-54615.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ark-avenue-pleat-front-trousers-38576.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80.html</text:p>
          </table:table-cell>
          <table:table-cell table:number-columns-repeated="62"/>
        </table:table-row>
        <table:table-row table:style-name="ro1">
          <table:table-cell office:value-type="string">
            <text:p>wpd0104</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12 02:54:39</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5.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4">
            <text:p>4</text:p>
          </table:table-cell>
          <table:table-cell/>
          <table:table-cell office:value-type="string">
            <text:p>/w/p/wpd01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5.jpg</text:p>
          </table:table-cell>
          <table:table-cell/>
          <table:table-cell table:style-name="ce1" office:value-type="string">
            <text:p>2014-03-08 08:41:38</text:p>
          </table:table-cell>
          <table:table-cell office:value-type="string">
            <text:p>park-avenue-pleat-front-trousers</text:p>
          </table:table-cell>
          <table:table-cell office:value-type="string">
            <text:p>park-avenue-pleat-front-trousers-54616.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ark-avenue-pleat-front-trousers-38577.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81.html</text:p>
          </table:table-cell>
          <table:table-cell table:number-columns-repeated="62"/>
        </table:table-row>
        <table:table-row table:style-name="ro1">
          <table:table-cell office:value-type="string">
            <text:p>wpd01012</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Pants</text:p>
          </table:table-cell>
          <table:table-cell table:number-columns-repeated="8"/>
          <table:table-cell office:value-type="string">
            <text:p>Taupe</text:p>
          </table:table-cell>
          <table:table-cell table:number-columns-repeated="2"/>
          <table:table-cell table:style-name="ce1" office:value-type="string">
            <text:p>2013-03-12 02:55:08</text:p>
          </table:table-cell>
          <table:table-cell table:number-columns-repeated="5"/>
          <table:table-cell office:value-type="string">
            <text:p>Wide leg pant, front pleat detail. Sits on natural waist. Wool, unlined. Dry clean.</text:p>
          </table:table-cell>
          <table:table-cell table:number-columns-repeated="2"/>
          <table:table-cell office:value-type="string">
            <text:p>Sharp</text:p>
          </table:table-cell>
          <table:table-cell table:number-columns-repeated="3"/>
          <table:table-cell office:value-type="string">
            <text:p>Female</text:p>
          </table:table-cell>
          <table:table-cell table:number-columns-repeated="5"/>
          <table:table-cell office:value-type="float" office:value="0">
            <text:p>0</text:p>
          </table:table-cell>
          <table:table-cell table:number-columns-repeated="2"/>
          <table:table-cell office:value-type="string">
            <text:p>/w/p/wpd010t_6.jpg</text:p>
          </table:table-cell>
          <table:table-cell table:number-columns-repeated="16"/>
          <table:table-cell table:number-columns-repeated="2" office:value-type="string">
            <text:p>Use config</text:p>
          </table:table-cell>
          <table:table-cell office:value-type="string">
            <text:p>Park Avenue Pleat Front Trousers</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245">
            <text:p>245</text:p>
          </table:table-cell>
          <table:table-cell office:value-type="float" office:value="0">
            <text:p>0</text:p>
          </table:table-cell>
          <table:table-cell table:number-columns-repeated="2"/>
          <table:table-cell office:value-type="string">
            <text:p>Break away from the trend with these elegant pleat front pants. The high waistline and wide leg creates a feminine sihouette that's flattering on any figure. Pair with d'Orsay pumps and a waist belt.</text:p>
          </table:table-cell>
          <table:table-cell office:value-type="float" office:value="12">
            <text:p>12</text:p>
          </table:table-cell>
          <table:table-cell/>
          <table:table-cell office:value-type="string">
            <text:p>/w/p/wpd010t_6.jpg</text:p>
          </table:table-cell>
          <table:table-cell table:number-columns-repeated="4"/>
          <table:table-cell office:value-type="float" office:value="1">
            <text:p>1</text:p>
          </table:table-cell>
          <table:table-cell/>
          <table:table-cell office:value-type="float" office:value="2">
            <text:p>2</text:p>
          </table:table-cell>
          <table:table-cell office:value-type="string">
            <text:p>/w/p/wpd010t_6.jpg</text:p>
          </table:table-cell>
          <table:table-cell/>
          <table:table-cell table:style-name="ce1" office:value-type="string">
            <text:p>2014-03-08 08:41:57</text:p>
          </table:table-cell>
          <table:table-cell office:value-type="string">
            <text:p>park-avenue-pleat-front-trousers</text:p>
          </table:table-cell>
          <table:table-cell office:value-type="string">
            <text:p>park-avenue-pleat-front-trousers-54617.html</text:p>
          </table:table-cell>
          <table:table-cell table:number-columns-repeated="2" office:value-type="float" office:value="1">
            <text:p>1</text:p>
          </table:table-cell>
          <table:table-cell table:number-columns-repeated="2"/>
          <table:table-cell office:value-type="float" office:value="20">
            <text:p>2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p/wpd010t_6.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park-avenue-pleat-front-trousers-38578.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park-avenue-pleat-front-trousers-36182.html</text:p>
          </table:table-cell>
          <table:table-cell table:number-columns-repeated="62"/>
        </table:table-row>
        <table:table-row table:style-name="ro1">
          <table:table-cell office:value-type="string">
            <text:p>wsd005xs</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resses</text:p>
          </table:table-cell>
          <table:table-cell table:number-columns-repeated="8"/>
          <table:table-cell office:value-type="string">
            <text:p>Purple</text:p>
          </table:table-cell>
          <table:table-cell table:number-columns-repeated="2"/>
          <table:table-cell table:style-name="ce1" office:value-type="string">
            <text:p>2013-03-12 03:01:42</text:p>
          </table:table-cell>
          <table:table-cell table:number-columns-repeated="5"/>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5t_3.jpg</text:p>
          </table:table-cell>
          <table:table-cell table:number-columns-repeated="16"/>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0">
            <text:p>0</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office:value-type="string">
            <text:p>XS</text:p>
          </table:table-cell>
          <table:table-cell/>
          <table:table-cell office:value-type="string">
            <text:p>/w/s/wsd005t_3.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5t_3.jpg</text:p>
          </table:table-cell>
          <table:table-cell/>
          <table:table-cell table:style-name="ce1" office:value-type="string">
            <text:p>2014-03-09 12:42:38</text:p>
          </table:table-cell>
          <table:table-cell office:value-type="string">
            <text:p>racer-back-maxi-dress</text:p>
          </table:table-cell>
          <table:table-cell office:value-type="string">
            <text:p>racer-back-maxi-dress-28524.html</text:p>
          </table:table-cell>
          <table:table-cell table:number-columns-repeated="2" office:value-type="float" office:value="1">
            <text:p>1</text:p>
          </table:table-cell>
          <table:table-cell table:number-columns-repeated="2"/>
          <table:table-cell office:value-type="float" office:value="5">
            <text:p>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racer-back-maxi-dress-19703.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racer-back-maxi-dress-18387.html</text:p>
          </table:table-cell>
          <table:table-cell table:number-columns-repeated="62"/>
        </table:table-row>
        <table:table-row table:style-name="ro1">
          <table:table-cell office:value-type="string">
            <text:p>wsd005xl</text:p>
          </table:table-cell>
          <table:table-cell/>
          <table:table-cell office:value-type="string">
            <text:p>Clothing</text:p>
          </table:table-cell>
          <table:table-cell office:value-type="string">
            <text:p>simple</text:p>
          </table:table-cell>
          <table:table-cell table:number-columns-repeated="2"/>
          <table:table-cell office:value-type="string">
            <text:p>base</text:p>
          </table:table-cell>
          <table:table-cell table:number-columns-repeated="2"/>
          <table:table-cell office:value-type="string">
            <text:p>Dresses</text:p>
          </table:table-cell>
          <table:table-cell table:number-columns-repeated="8"/>
          <table:table-cell office:value-type="string">
            <text:p>Purple</text:p>
          </table:table-cell>
          <table:table-cell table:number-columns-repeated="2"/>
          <table:table-cell table:style-name="ce1" office:value-type="string">
            <text:p>2013-03-12 03:02:00</text:p>
          </table:table-cell>
          <table:table-cell table:number-columns-repeated="5"/>
          <table:table-cell office:value-type="string">
            <text:p>Racer back maxi dress. Pull over style. Loose fitting. Straight skirt falls to floor. Viscose. </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w/s/wsd005t_4.jpg</text:p>
          </table:table-cell>
          <table:table-cell table:number-columns-repeated="16"/>
          <table:table-cell table:number-columns-repeated="2" office:value-type="string">
            <text:p>Use config</text:p>
          </table:table-cell>
          <table:table-cell office:value-type="string">
            <text:p>Racer Back Maxi Dress</text:p>
          </table:table-cell>
          <table:table-cell table:number-columns-repeated="2"/>
          <table:table-cell table:style-name="ce1" office:value-type="string">
            <text:p>2013-03-01 00:00:00</text:p>
          </table:table-cell>
          <table:table-cell/>
          <table:table-cell office:value-type="string">
            <text:p>Casual</text:p>
          </table:table-cell>
          <table:table-cell office:value-type="string">
            <text:p>Product Info Column</text:p>
          </table:table-cell>
          <table:table-cell office:value-type="string">
            <text:p>1 column</text:p>
          </table:table-cell>
          <table:table-cell office:value-type="float" office:value="280">
            <text:p>280</text:p>
          </table:table-cell>
          <table:table-cell office:value-type="float" office:value="0">
            <text:p>0</text:p>
          </table:table-cell>
          <table:table-cell table:number-columns-repeated="2"/>
          <table:table-cell office:value-type="string">
            <text:p>This classic maxi dress drapes beautifully throughout body and sweeps in a light A-line to the floor. Keep a casual chic look by pairing with a jean jacket or go glam with a statement necklace.</text:p>
          </table:table-cell>
          <table:table-cell office:value-type="string">
            <text:p>XL</text:p>
          </table:table-cell>
          <table:table-cell/>
          <table:table-cell office:value-type="string">
            <text:p>/w/s/wsd005t_4.jpg</text:p>
          </table:table-cell>
          <table:table-cell table:number-columns-repeated="4"/>
          <table:table-cell office:value-type="float" office:value="1">
            <text:p>1</text:p>
          </table:table-cell>
          <table:table-cell/>
          <table:table-cell office:value-type="float" office:value="2">
            <text:p>2</text:p>
          </table:table-cell>
          <table:table-cell office:value-type="string">
            <text:p>/w/s/wsd005t_4.jpg</text:p>
          </table:table-cell>
          <table:table-cell/>
          <table:table-cell table:style-name="ce1" office:value-type="string">
            <text:p>2014-03-09 12:42:56</text:p>
          </table:table-cell>
          <table:table-cell office:value-type="string">
            <text:p>racer-back-maxi-dress</text:p>
          </table:table-cell>
          <table:table-cell office:value-type="string">
            <text:p>racer-back-maxi-dress-28525.html</text:p>
          </table:table-cell>
          <table:table-cell table:number-columns-repeated="2" office:value-type="float" office:value="1">
            <text:p>1</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w/s/wsd005t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racer-back-maxi-dress-19704.html</text:p>
          </table:table-cell>
          <table:table-cell table:number-columns-repeated="62"/>
        </table:table-row>
        <table:table-row table:style-name="ro1">
          <table:table-cell/>
          <table:table-cell office:value-type="string">
            <text:p>german</text:p>
          </table:table-cell>
          <table:table-cell table:number-columns-repeated="87"/>
          <table:table-cell office:value-type="string">
            <text:p>racer-back-maxi-dress-18388.html</text:p>
          </table:table-cell>
          <table:table-cell table:number-columns-repeated="62"/>
        </table:table-row>
        <table:table-row table:style-name="ro1">
          <table:table-cell office:value-type="string">
            <text:p>abl009</text:p>
          </table:table-cell>
          <table:table-cell/>
          <table:table-cell office:value-type="string">
            <text:p>Accessories</text:p>
          </table:table-cell>
          <table:table-cell office:value-type="string">
            <text:p>simple</text:p>
          </table:table-cell>
          <table:table-cell table:number-columns-repeated="2"/>
          <table:table-cell office:value-type="string">
            <text:p>base</text:p>
          </table:table-cell>
          <table:table-cell/>
          <table:table-cell office:value-type="string">
            <text:p>Bags &amp; Luggage</text:p>
          </table:table-cell>
          <table:table-cell table:number-columns-repeated="2"/>
          <table:table-cell office:value-type="string">
            <text:p>Luggage</text:p>
          </table:table-cell>
          <table:table-cell table:number-columns-repeated="6"/>
          <table:table-cell office:value-type="string">
            <text:p>Black</text:p>
          </table:table-cell>
          <table:table-cell table:number-columns-repeated="2"/>
          <table:table-cell table:style-name="ce1" office:value-type="string">
            <text:p>2013-03-12 20:33:31</text:p>
          </table:table-cell>
          <table:table-cell table:number-columns-repeated="5"/>
          <table:table-cell office:value-type="string">
            <text:p>Water resistant hard polycarbonate shell. All direction spinner wheels. Zip closure. Locking, retractable metal handle. Cross strap and self repairing zipper interior. Padded side handle for lateral carry. 21" x 17" x 10".</text:p>
          </table:table-cell>
          <table:table-cell table:number-columns-repeated="6"/>
          <table:table-cell office:value-type="string">
            <text:p>Male or Female</text:p>
          </table:table-cell>
          <table:table-cell table:number-columns-repeated="5"/>
          <table:table-cell office:value-type="float" office:value="0">
            <text:p>0</text:p>
          </table:table-cell>
          <table:table-cell table:number-columns-repeated="2"/>
          <table:table-cell office:value-type="string">
            <text:p>/a/b/abl0006a_4.jpg</text:p>
          </table:table-cell>
          <table:table-cell table:number-columns-repeated="5"/>
          <table:table-cell office:value-type="string">
            <text:p>19"</text:p>
          </table:table-cell>
          <table:table-cell office:value-type="string">
            <text:p>Business</text:p>
          </table:table-cell>
          <table:table-cell office:value-type="string">
            <text:p>classic</text:p>
          </table:table-cell>
          <table:table-cell/>
          <table:table-cell office:value-type="string">
            <text:p>Other</text:p>
          </table:table-cell>
          <table:table-cell table:number-columns-repeated="6"/>
          <table:table-cell table:number-columns-repeated="2" office:value-type="string">
            <text:p>Use config</text:p>
          </table:table-cell>
          <table:table-cell office:value-type="string">
            <text:p>Classic Hardshell Suitcase 19"</text:p>
          </table:table-cell>
          <table:table-cell table:number-columns-repeated="2"/>
          <table:table-cell table:style-name="ce1" office:value-type="string">
            <text:p>2013-03-01 00:00:00</text:p>
          </table:table-cell>
          <table:table-cell table:number-columns-repeated="2"/>
          <table:table-cell office:value-type="string">
            <text:p>Product Info Column</text:p>
          </table:table-cell>
          <table:table-cell office:value-type="string">
            <text:p>1 column</text:p>
          </table:table-cell>
          <table:table-cell office:value-type="float" office:value="600">
            <text:p>600</text:p>
          </table:table-cell>
          <table:table-cell office:value-type="float" office:value="0">
            <text:p>0</text:p>
          </table:table-cell>
          <table:table-cell table:number-columns-repeated="2"/>
          <table:table-cell office:value-type="string">
            <text:p>Some like it classic. This luggage provides ample room for multiday trips.</text:p>
          </table:table-cell>
          <table:table-cell table:number-columns-repeated="2"/>
          <table:table-cell office:value-type="string">
            <text:p>/a/b/abl0006a_4.jpg</text:p>
          </table:table-cell>
          <table:table-cell table:number-columns-repeated="4"/>
          <table:table-cell office:value-type="float" office:value="1">
            <text:p>1</text:p>
          </table:table-cell>
          <table:table-cell/>
          <table:table-cell office:value-type="float" office:value="2">
            <text:p>2</text:p>
          </table:table-cell>
          <table:table-cell office:value-type="string">
            <text:p>/a/b/abl0006a_4.jpg</text:p>
          </table:table-cell>
          <table:table-cell/>
          <table:table-cell table:style-name="ce1" office:value-type="string">
            <text:p>2013-03-19 19:18:49</text:p>
          </table:table-cell>
          <table:table-cell office:value-type="string">
            <text:p>classic-hardshell-suitcase</text:p>
          </table:table-cell>
          <table:table-cell office:value-type="string">
            <text:p>classic-hardshell-suitcase-16177.html</text:p>
          </table:table-cell>
          <table:table-cell office:value-type="float" office:value="1">
            <text:p>1</text:p>
          </table:table-cell>
          <table:table-cell office:value-type="float" office:value="3">
            <text:p>3</text:p>
          </table:table-cell>
          <table:table-cell table:number-columns-repeated="2"/>
          <table:table-cell office:value-type="float" office:value="7">
            <text:p>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b/abl006b_4.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table-cell office:value-type="string">
            <text:p>french</text:p>
          </table:table-cell>
          <table:table-cell table:number-columns-repeated="87"/>
          <table:table-cell office:value-type="string">
            <text:p>classic-hardshell-suitcase-11962.html</text:p>
          </table:table-cell>
          <table:table-cell table:number-columns-repeated="41"/>
          <table:table-cell office:value-type="float" office:value="88">
            <text:p>88</text:p>
          </table:table-cell>
          <table:table-cell office:value-type="string">
            <text:p>/a/b/abl0008_3.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table-cell office:value-type="string">
            <text:p>german</text:p>
          </table:table-cell>
          <table:table-cell table:number-columns-repeated="87"/>
          <table:table-cell office:value-type="string">
            <text:p>classic-hardshell-suitcase-11255.html</text:p>
          </table:table-cell>
          <table:table-cell table:number-columns-repeated="41"/>
          <table:table-cell office:value-type="float" office:value="88">
            <text:p>88</text:p>
          </table:table-cell>
          <table:table-cell office:value-type="string">
            <text:p>/a/b/abl0006a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vip000</text:p>
          </table:table-cell>
          <table:table-cell/>
          <table:table-cell office:value-type="string">
            <text:p>Default</text:p>
          </table:table-cell>
          <table:table-cell office:value-type="string">
            <text:p>virtual</text:p>
          </table:table-cell>
          <table:table-cell table:number-columns-repeated="17"/>
          <table:table-cell table:style-name="ce1" office:value-type="string">
            <text:p>2013-03-12 23:30:50</text:p>
          </table:table-cell>
          <table:table-cell table:number-columns-repeated="5"/>
          <table:table-cell office:value-type="string">
            <text:p>Exclusive discounts on high end designer goods and services for member shoppers. <text:s/>Sales are held only on the Madison Island website and are first come first serve. Full inventory is available at the start of the sale.</text:p>
          </table:table-cell>
          <table:table-cell table:number-columns-repeated="12"/>
          <table:table-cell office:value-type="float" office:value="0">
            <text:p>0</text:p>
          </table:table-cell>
          <table:table-cell table:number-columns-repeated="2"/>
          <table:table-cell office:value-type="string">
            <text:p>no_selection</text:p>
          </table:table-cell>
          <table:table-cell table:number-columns-repeated="16"/>
          <table:table-cell table:number-columns-repeated="2" office:value-type="string">
            <text:p>Use config</text:p>
          </table:table-cell>
          <table:table-cell office:value-type="string">
            <text:p>1-Year Members Only Shopping</text:p>
          </table:table-cell>
          <table:table-cell table:number-columns-repeated="5"/>
          <table:table-cell office:value-type="string">
            <text:p>Block after Info Column</text:p>
          </table:table-cell>
          <table:table-cell/>
          <table:table-cell office:value-type="float" office:value="400">
            <text:p>400</text:p>
          </table:table-cell>
          <table:table-cell office:value-type="float" office:value="0">
            <text:p>0</text:p>
          </table:table-cell>
          <table:table-cell table:number-columns-repeated="2"/>
          <table:table-cell office:value-type="string">
            <text:p>Insider access to top designer labels at warehouse prices--everyday.</text:p>
          </table:table-cell>
          <table:table-cell table:number-columns-repeated="2"/>
          <table:table-cell office:value-type="string">
            <text:p>no_selection</text:p>
          </table:table-cell>
          <table:table-cell table:number-columns-repeated="4"/>
          <table:table-cell office:value-type="float" office:value="1">
            <text:p>1</text:p>
          </table:table-cell>
          <table:table-cell/>
          <table:table-cell office:value-type="float" office:value="0">
            <text:p>0</text:p>
          </table:table-cell>
          <table:table-cell office:value-type="string">
            <text:p>no_selection</text:p>
          </table:table-cell>
          <table:table-cell/>
          <table:table-cell table:style-name="ce1" office:value-type="string">
            <text:p>2013-03-12 23:32:06</text:p>
          </table:table-cell>
          <table:table-cell office:value-type="string">
            <text:p>1-year-members-only-shopping</text:p>
          </table:table-cell>
          <table:table-cell/>
          <table:table-cell office:value-type="float" office:value="1">
            <text:p>1</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7"/>
        </table:table-row>
        <table:table-row table:style-name="ro1">
          <table:table-cell office:value-type="string">
            <text:p>acj001c</text:p>
          </table:table-cell>
          <table:table-cell/>
          <table:table-cell office:value-type="string">
            <text:p>Jewelry</text:p>
          </table:table-cell>
          <table:table-cell office:value-type="string">
            <text:p>configurab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4"/>
          <table:table-cell table:style-name="ce1" office:value-type="string">
            <text:p>2013-03-19 15:51:18</text:p>
          </table:table-cell>
          <table:table-cell table:number-columns-repeated="5"/>
          <table:table-cell office:value-type="string">
            <text:p>AA&amp; quality 6.0-6.5mm pearls. Double knotted on silk thread. 24" strand. 14K gold hook-and-eye clasp. Made in Indonesia.</text:p>
          </table:table-cell>
          <table:table-cell table:number-columns-repeated="12"/>
          <table:table-cell office:value-type="float" office:value="1">
            <text:p>1</text:p>
          </table:table-cell>
          <table:table-cell table:number-columns-repeated="2"/>
          <table:table-cell office:value-type="string">
            <text:p>/a/c/acj001_1_2.jpg</text:p>
          </table:table-cell>
          <table:table-cell table:number-columns-repeated="16"/>
          <table:table-cell table:number-columns-repeated="2" office:value-type="string">
            <text:p>Use config</text:p>
          </table:table-cell>
          <table:table-cell office:value-type="string">
            <text:p>Pearl Strand Necklace</text:p>
          </table:table-cell>
          <table:table-cell table:number-columns-repeated="5"/>
          <table:table-cell office:value-type="string">
            <text:p>Product Info Column</text:p>
          </table:table-cell>
          <table:table-cell office:value-type="string">
            <text:p>1 column</text:p>
          </table:table-cell>
          <table:table-cell office:value-type="float" office:value="250">
            <text:p>250</text:p>
          </table:table-cell>
          <table:table-cell office:value-type="float" office:value="1">
            <text:p>1</text:p>
          </table:table-cell>
          <table:table-cell table:number-columns-repeated="2"/>
          <table:table-cell office:value-type="string">
            <text:p>For a discreet display of pure elegance. Layer multi strands or compliment with pearl or diamond studs. 18" or 24"</text:p>
          </table:table-cell>
          <table:table-cell table:number-columns-repeated="2"/>
          <table:table-cell office:value-type="string">
            <text:p>/a/c/acj001_1_2.jpg</text:p>
          </table:table-cell>
          <table:table-cell table:number-columns-repeated="4"/>
          <table:table-cell office:value-type="float" office:value="1">
            <text:p>1</text:p>
          </table:table-cell>
          <table:table-cell office:value-type="string">
            <text:p>Strand</text:p>
          </table:table-cell>
          <table:table-cell office:value-type="float" office:value="2">
            <text:p>2</text:p>
          </table:table-cell>
          <table:table-cell office:value-type="string">
            <text:p>/a/c/acj001_1_2.jpg</text:p>
          </table:table-cell>
          <table:table-cell/>
          <table:table-cell table:style-name="ce1" office:value-type="string">
            <text:p>2013-03-19 16:56:27</text:p>
          </table:table-cell>
          <table:table-cell office:value-type="string">
            <text:p>pearl-strand-necklace</text:p>
          </table:table-cell>
          <table:table-cell office:value-type="string">
            <text:p>pearl-strand-necklace.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7_1_1.jpg</text:p>
          </table:table-cell>
          <table:table-cell/>
          <table:table-cell office:value-type="float" office:value="2">
            <text:p>2</text:p>
          </table:table-cell>
          <table:table-cell office:value-type="float" office:value="0">
            <text:p>0</text:p>
          </table:table-cell>
          <table:table-cell table:number-columns-repeated="12"/>
          <table:table-cell office:value-type="string">
            <text:p>acj00118</text:p>
          </table:table-cell>
          <table:table-cell office:value-type="string">
            <text:p>necklace_length</text:p>
          </table:table-cell>
          <table:table-cell office:value-type="string">
            <text:p>18"</text:p>
          </table:table-cell>
          <table:table-cell/>
        </table:table-row>
        <table:table-row table:style-name="ro1">
          <table:table-cell table:number-columns-repeated="131"/>
          <table:table-cell office:value-type="float" office:value="88">
            <text:p>88</text:p>
          </table:table-cell>
          <table:table-cell office:value-type="string">
            <text:p>/a/c/acj001_1_2.jpg</text:p>
          </table:table-cell>
          <table:table-cell/>
          <table:table-cell office:value-type="float" office:value="1">
            <text:p>1</text:p>
          </table:table-cell>
          <table:table-cell office:value-type="float" office:value="0">
            <text:p>0</text:p>
          </table:table-cell>
          <table:table-cell table:number-columns-repeated="12"/>
          <table:table-cell office:value-type="string">
            <text:p>acj00124</text:p>
          </table:table-cell>
          <table:table-cell office:value-type="string">
            <text:p>necklace_length</text:p>
          </table:table-cell>
          <table:table-cell office:value-type="string">
            <text:p>24"</text:p>
          </table:table-cell>
          <table:table-cell office:value-type="float" office:value="30">
            <text:p>30</text:p>
          </table:table-cell>
        </table:table-row>
        <table:table-row table:style-name="ro1">
          <table:table-cell office:value-type="string">
            <text:p>acj00118</text:p>
          </table:table-cell>
          <table:table-cell/>
          <table:table-cell office:value-type="string">
            <text:p>Jewelry</text:p>
          </table:table-cell>
          <table:table-cell office:value-type="string">
            <text:p>simple</text:p>
          </table:table-cell>
          <table:table-cell table:number-columns-repeated="2"/>
          <table:table-cell office:value-type="string">
            <text:p>base</text:p>
          </table:table-cell>
          <table:table-cell table:number-columns-repeated="13"/>
          <table:table-cell office:value-type="string">
            <text:p>Indonesia</text:p>
          </table:table-cell>
          <table:table-cell table:style-name="ce1" office:value-type="string">
            <text:p>2013-03-19 15:59:21</text:p>
          </table:table-cell>
          <table:table-cell table:number-columns-repeated="5"/>
          <table:table-cell office:value-type="string">
            <text:p>AA&amp; quality 6.0-6.5mm pearls. Double knotted on silk thread. 24" strand. 14K gold hook-and-eye clasp. Made in Indonesia.</text:p>
          </table:table-cell>
          <table:table-cell table:number-columns-repeated="12"/>
          <table:table-cell office:value-type="float" office:value="0">
            <text:p>0</text:p>
          </table:table-cell>
          <table:table-cell table:number-columns-repeated="2"/>
          <table:table-cell office:value-type="string">
            <text:p>/a/c/acj001_1_3.jpg</text:p>
          </table:table-cell>
          <table:table-cell table:number-columns-repeated="16"/>
          <table:table-cell table:number-columns-repeated="2" office:value-type="string">
            <text:p>Use config</text:p>
          </table:table-cell>
          <table:table-cell office:value-type="string">
            <text:p>Pearl Strand Necklace-18"</text:p>
          </table:table-cell>
          <table:table-cell office:value-type="string">
            <text:p>18"</text:p>
          </table:table-cell>
          <table:table-cell table:number-columns-repeated="4"/>
          <table:table-cell office:value-type="string">
            <text:p>Block after Info Column</text:p>
          </table:table-cell>
          <table:table-cell/>
          <table:table-cell office:value-type="float" office:value="250">
            <text:p>250</text:p>
          </table:table-cell>
          <table:table-cell office:value-type="float" office:value="0">
            <text:p>0</text:p>
          </table:table-cell>
          <table:table-cell table:number-columns-repeated="2"/>
          <table:table-cell office:value-type="string">
            <text:p>For a discreet display of pure elegance. Layer multi strands or compliment with pearl or diamond studs. 18" or 24"</text:p>
          </table:table-cell>
          <table:table-cell table:number-columns-repeated="2"/>
          <table:table-cell office:value-type="string">
            <text:p>/a/c/acj001_1_3.jpg</text:p>
          </table:table-cell>
          <table:table-cell table:number-columns-repeated="4"/>
          <table:table-cell office:value-type="float" office:value="1">
            <text:p>1</text:p>
          </table:table-cell>
          <table:table-cell office:value-type="string">
            <text:p>Strand</text:p>
          </table:table-cell>
          <table:table-cell office:value-type="float" office:value="2">
            <text:p>2</text:p>
          </table:table-cell>
          <table:table-cell office:value-type="string">
            <text:p>/a/c/acj001_1_3.jpg</text:p>
          </table:table-cell>
          <table:table-cell/>
          <table:table-cell table:style-name="ce1" office:value-type="string">
            <text:p>2014-03-09 12:45:21</text:p>
          </table:table-cell>
          <table:table-cell office:value-type="string">
            <text:p>pearl-strand-necklace-18</text:p>
          </table:table-cell>
          <table:table-cell office:value-type="string">
            <text:p>pearl-strand-necklace-18.html</text:p>
          </table:table-cell>
          <table:table-cell office:value-type="float" office:value="1">
            <text:p>1</text:p>
          </table:table-cell>
          <table:table-cell office:value-type="float" office:value="0.5">
            <text:p>0.5</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1_1_3.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acj00124</text:p>
          </table:table-cell>
          <table:table-cell/>
          <table:table-cell office:value-type="string">
            <text:p>Jewelry</text:p>
          </table:table-cell>
          <table:table-cell office:value-type="string">
            <text:p>simple</text:p>
          </table:table-cell>
          <table:table-cell table:number-columns-repeated="2"/>
          <table:table-cell office:value-type="string">
            <text:p>base</text:p>
          </table:table-cell>
          <table:table-cell table:number-columns-repeated="13"/>
          <table:table-cell office:value-type="string">
            <text:p>Indonesia</text:p>
          </table:table-cell>
          <table:table-cell table:style-name="ce1" office:value-type="string">
            <text:p>2013-03-19 15:59:37</text:p>
          </table:table-cell>
          <table:table-cell table:number-columns-repeated="5"/>
          <table:table-cell office:value-type="string">
            <text:p>AA&amp; quality 6.0-6.5mm pearls. Double knotted on silk thread. 24" strand. 14K gold hook-and-eye clasp. Made in Indonesia.</text:p>
          </table:table-cell>
          <table:table-cell table:number-columns-repeated="12"/>
          <table:table-cell office:value-type="float" office:value="0">
            <text:p>0</text:p>
          </table:table-cell>
          <table:table-cell table:number-columns-repeated="2"/>
          <table:table-cell office:value-type="string">
            <text:p>/a/c/acj001_1_4.jpg</text:p>
          </table:table-cell>
          <table:table-cell table:number-columns-repeated="16"/>
          <table:table-cell table:number-columns-repeated="2" office:value-type="string">
            <text:p>Use config</text:p>
          </table:table-cell>
          <table:table-cell office:value-type="string">
            <text:p>Pearl Strand Necklace-24"</text:p>
          </table:table-cell>
          <table:table-cell office:value-type="string">
            <text:p>24"</text:p>
          </table:table-cell>
          <table:table-cell table:number-columns-repeated="4"/>
          <table:table-cell office:value-type="string">
            <text:p>Block after Info Column</text:p>
          </table:table-cell>
          <table:table-cell/>
          <table:table-cell office:value-type="float" office:value="250">
            <text:p>250</text:p>
          </table:table-cell>
          <table:table-cell office:value-type="float" office:value="0">
            <text:p>0</text:p>
          </table:table-cell>
          <table:table-cell table:number-columns-repeated="2"/>
          <table:table-cell office:value-type="string">
            <text:p>For a discreet display of pure elegance. Layer multi strands or compliment with pearl or diamond studs. 18" or 24"</text:p>
          </table:table-cell>
          <table:table-cell table:number-columns-repeated="2"/>
          <table:table-cell office:value-type="string">
            <text:p>/a/c/acj001_1_4.jpg</text:p>
          </table:table-cell>
          <table:table-cell table:number-columns-repeated="4"/>
          <table:table-cell office:value-type="float" office:value="1">
            <text:p>1</text:p>
          </table:table-cell>
          <table:table-cell office:value-type="string">
            <text:p>Strand</text:p>
          </table:table-cell>
          <table:table-cell office:value-type="float" office:value="2">
            <text:p>2</text:p>
          </table:table-cell>
          <table:table-cell office:value-type="string">
            <text:p>/a/c/acj001_1_4.jpg</text:p>
          </table:table-cell>
          <table:table-cell/>
          <table:table-cell table:style-name="ce1" office:value-type="string">
            <text:p>2014-03-09 12:45:43</text:p>
          </table:table-cell>
          <table:table-cell office:value-type="string">
            <text:p>pearl-strand-necklace-24</text:p>
          </table:table-cell>
          <table:table-cell office:value-type="string">
            <text:p>pearl-strand-necklace-24.html</text:p>
          </table:table-cell>
          <table:table-cell office:value-type="float" office:value="1">
            <text:p>1</text:p>
          </table:table-cell>
          <table:table-cell office:value-type="float" office:value="0.5">
            <text:p>0.5</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1_1_4.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office:value-type="string">
            <text:p>acj0006s</text:p>
          </table:table-cell>
          <table:table-cell/>
          <table:table-cell office:value-type="string">
            <text:p>Jewelry</text:p>
          </table:table-cell>
          <table:table-cell office:value-type="string">
            <text:p>simp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1"/>
          <table:table-cell office:value-type="string">
            <text:p>Blue</text:p>
          </table:table-cell>
          <table:table-cell/>
          <table:table-cell office:value-type="string">
            <text:p>India</text:p>
          </table:table-cell>
          <table:table-cell table:style-name="ce1" office:value-type="string">
            <text:p>2013-03-19 17:40:40</text:p>
          </table:table-cell>
          <table:table-cell table:number-columns-repeated="5"/>
          <table:table-cell office:value-type="string">
            <text:p>Set of 3. Glass beads on metal band. 2.75" diameter. Made in India.</text:p>
          </table:table-cell>
          <table:table-cell table:number-columns-repeated="12"/>
          <table:table-cell office:value-type="float" office:value="0">
            <text:p>0</text:p>
          </table:table-cell>
          <table:table-cell table:number-columns-repeated="2"/>
          <table:table-cell office:value-type="string">
            <text:p>/a/c/acj006_2.jpg</text:p>
          </table:table-cell>
          <table:table-cell table:number-columns-repeated="2"/>
          <table:table-cell office:value-type="string">
            <text:p>Bracelets</text:p>
          </table:table-cell>
          <table:table-cell table:number-columns-repeated="13"/>
          <table:table-cell table:number-columns-repeated="2" office:value-type="string">
            <text:p>Use config</text:p>
          </table:table-cell>
          <table:table-cell office:value-type="string">
            <text:p>Blue Horizons Bracelets</text:p>
          </table:table-cell>
          <table:table-cell table:number-columns-repeated="5"/>
          <table:table-cell office:value-type="string">
            <text:p>Block after Info Column</text:p>
          </table:table-cell>
          <table:table-cell/>
          <table:table-cell office:value-type="float" office:value="55">
            <text:p>55</text:p>
          </table:table-cell>
          <table:table-cell office:value-type="float" office:value="0">
            <text:p>0</text:p>
          </table:table-cell>
          <table:table-cell table:number-columns-repeated="2"/>
          <table:table-cell office:value-type="string">
            <text:p>Add a pop of color with these handmade bangles from India.</text:p>
          </table:table-cell>
          <table:table-cell table:number-columns-repeated="2"/>
          <table:table-cell office:value-type="string">
            <text:p>/a/c/acj006_2.jpg</text:p>
          </table:table-cell>
          <table:table-cell table:number-columns-repeated="4"/>
          <table:table-cell office:value-type="float" office:value="1">
            <text:p>1</text:p>
          </table:table-cell>
          <table:table-cell office:value-type="string">
            <text:p>Bangle</text:p>
          </table:table-cell>
          <table:table-cell office:value-type="float" office:value="2">
            <text:p>2</text:p>
          </table:table-cell>
          <table:table-cell office:value-type="string">
            <text:p>/a/c/acj006_2.jpg</text:p>
          </table:table-cell>
          <table:table-cell/>
          <table:table-cell table:style-name="ce1" office:value-type="string">
            <text:p>2013-05-13 13:39:16</text:p>
          </table:table-cell>
          <table:table-cell office:value-type="string">
            <text:p>blue-horizons-bracelets</text:p>
          </table:table-cell>
          <table:table-cell office:value-type="string">
            <text:p>blue-horizons-bracelets.html</text:p>
          </table:table-cell>
          <table:table-cell office:value-type="float" office:value="4">
            <text:p>4</text:p>
          </table:table-cell>
          <table:table-cell office:value-type="float" office:value="0.25">
            <text:p>0.25</text:p>
          </table:table-cell>
          <table:table-cell table:number-columns-repeated="2"/>
          <table:table-cell office:value-type="float" office:value="19">
            <text:p>1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string">
            <text:p>hdd006</text:p>
          </table:table-cell>
          <table:table-cell office:value-type="float" office:value="0">
            <text:p>0</text:p>
          </table:table-cell>
          <table:table-cell table:number-columns-repeated="14"/>
          <table:table-cell office:value-type="float" office:value="88">
            <text:p>88</text:p>
          </table:table-cell>
          <table:table-cell office:value-type="string">
            <text:p>/a/c/acj006_2.jpg</text:p>
          </table:table-cell>
          <table:table-cell/>
          <table:table-cell table:number-columns-repeated="2" office:value-type="float" office:value="1">
            <text:p>1</text:p>
          </table:table-cell>
          <table:table-cell table:number-columns-repeated="16"/>
        </table:table-row>
        <table:table-row table:style-name="ro1">
          <table:table-cell table:number-columns-repeated="115"/>
          <table:table-cell office:value-type="string">
            <text:p>acj004</text:p>
          </table:table-cell>
          <table:table-cell office:value-type="float" office:value="0">
            <text:p>0</text:p>
          </table:table-cell>
          <table:table-cell table:number-columns-repeated="35"/>
        </table:table-row>
        <table:table-row table:style-name="ro1">
          <table:table-cell table:number-columns-repeated="115"/>
          <table:table-cell office:value-type="string">
            <text:p>wbk002c</text:p>
          </table:table-cell>
          <table:table-cell office:value-type="float" office:value="0">
            <text:p>0</text:p>
          </table:table-cell>
          <table:table-cell table:number-columns-repeated="35"/>
        </table:table-row>
        <table:table-row table:style-name="ro1">
          <table:table-cell office:value-type="string">
            <text:p>acj003</text:p>
          </table:table-cell>
          <table:table-cell/>
          <table:table-cell office:value-type="string">
            <text:p>Jewelry</text:p>
          </table:table-cell>
          <table:table-cell office:value-type="string">
            <text:p>simp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1"/>
          <table:table-cell office:value-type="string">
            <text:p>Ivory</text:p>
          </table:table-cell>
          <table:table-cell table:number-columns-repeated="2"/>
          <table:table-cell table:style-name="ce1" office:value-type="string">
            <text:p>2013-03-19 18:03:10</text:p>
          </table:table-cell>
          <table:table-cell table:number-columns-repeated="5"/>
          <table:table-cell office:value-type="string">
            <text:p>AA&amp; quality 6.5mm pearl. 14K gold post. Made in Indonesia.</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a/c/acj003_2.jpg</text:p>
          </table:table-cell>
          <table:table-cell table:number-columns-repeated="2"/>
          <table:table-cell office:value-type="string">
            <text:p>Earrings</text:p>
          </table:table-cell>
          <table:table-cell table:number-columns-repeated="13"/>
          <table:table-cell table:number-columns-repeated="2" office:value-type="string">
            <text:p>Use config</text:p>
          </table:table-cell>
          <table:table-cell office:value-type="string">
            <text:p>Pearl Stud Earrings</text:p>
          </table:table-cell>
          <table:table-cell table:number-columns-repeated="5"/>
          <table:table-cell office:value-type="string">
            <text:p>Block after Info Column</text:p>
          </table:table-cell>
          <table:table-cell/>
          <table:table-cell office:value-type="float" office:value="110">
            <text:p>110</text:p>
          </table:table-cell>
          <table:table-cell office:value-type="float" office:value="0">
            <text:p>0</text:p>
          </table:table-cell>
          <table:table-cell table:number-columns-repeated="2"/>
          <table:table-cell office:value-type="string">
            <text:p>Prim and demure, pearl studs are a cross cultural symbol of style and refinement.</text:p>
          </table:table-cell>
          <table:table-cell table:number-columns-repeated="2"/>
          <table:table-cell office:value-type="string">
            <text:p>/a/c/acj003_2.jpg</text:p>
          </table:table-cell>
          <table:table-cell table:number-columns-repeated="4"/>
          <table:table-cell office:value-type="float" office:value="1">
            <text:p>1</text:p>
          </table:table-cell>
          <table:table-cell office:value-type="string">
            <text:p>Stud</text:p>
          </table:table-cell>
          <table:table-cell office:value-type="float" office:value="2">
            <text:p>2</text:p>
          </table:table-cell>
          <table:table-cell office:value-type="string">
            <text:p>/a/c/acj003_2.jpg</text:p>
          </table:table-cell>
          <table:table-cell/>
          <table:table-cell table:style-name="ce1" office:value-type="string">
            <text:p>2013-03-20 18:36:49</text:p>
          </table:table-cell>
          <table:table-cell office:value-type="string">
            <text:p>pearl-stud-earrings</text:p>
          </table:table-cell>
          <table:table-cell office:value-type="string">
            <text:p>pearl-stud-earrings.html</text:p>
          </table:table-cell>
          <table:table-cell office:value-type="float" office:value="4">
            <text:p>4</text:p>
          </table:table-cell>
          <table:table-cell office:value-type="float" office:value="0.25">
            <text:p>0.25</text:p>
          </table:table-cell>
          <table:table-cell table:number-columns-repeated="2"/>
          <table:table-cell office:value-type="float" office:value="15">
            <text:p>1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3_2.jpg</text:p>
          </table:table-cell>
          <table:table-cell/>
          <table:table-cell table:number-columns-repeated="2" office:value-type="float" office:value="1">
            <text:p>1</text:p>
          </table:table-cell>
          <table:table-cell table:number-columns-repeated="16"/>
        </table:table-row>
        <table:table-row table:style-name="ro1">
          <table:table-cell office:value-type="string">
            <text:p>acj004</text:p>
          </table:table-cell>
          <table:table-cell/>
          <table:table-cell office:value-type="string">
            <text:p>Jewelry</text:p>
          </table:table-cell>
          <table:table-cell office:value-type="string">
            <text:p>simp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1"/>
          <table:table-cell office:value-type="string">
            <text:p>Indigo</text:p>
          </table:table-cell>
          <table:table-cell/>
          <table:table-cell office:value-type="string">
            <text:p>Haiti</text:p>
          </table:table-cell>
          <table:table-cell table:style-name="ce1" office:value-type="string">
            <text:p>2013-03-19 18:10:45</text:p>
          </table:table-cell>
          <table:table-cell table:number-columns-repeated="5"/>
          <table:table-cell office:value-type="string">
            <text:p>Carved horn. Sterling silver hook. 2.25". Made in Haiti.</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a/c/acj004_2.jpg</text:p>
          </table:table-cell>
          <table:table-cell table:number-columns-repeated="2"/>
          <table:table-cell office:value-type="string">
            <text:p>Earrings</text:p>
          </table:table-cell>
          <table:table-cell table:number-columns-repeated="13"/>
          <table:table-cell table:number-columns-repeated="2" office:value-type="string">
            <text:p>Use config</text:p>
          </table:table-cell>
          <table:table-cell office:value-type="string">
            <text:p>Swing Time Earrings</text:p>
          </table:table-cell>
          <table:table-cell table:number-columns-repeated="5"/>
          <table:table-cell office:value-type="string">
            <text:p>Block after Info Column</text:p>
          </table:table-cell>
          <table:table-cell/>
          <table:table-cell office:value-type="float" office:value="75">
            <text:p>75</text:p>
          </table:table-cell>
          <table:table-cell office:value-type="float" office:value="0">
            <text:p>0</text:p>
          </table:table-cell>
          <table:table-cell table:number-columns-repeated="2"/>
          <table:table-cell office:value-type="string">
            <text:p>Artisans from nonprofit Comite Artisanal Haitien in Port-au-Prince fashion these tasteful earrings from shaped horn. Each pair possesses its own unique natural beauty.</text:p>
          </table:table-cell>
          <table:table-cell table:number-columns-repeated="2"/>
          <table:table-cell office:value-type="string">
            <text:p>/a/c/acj004_2.jpg</text:p>
          </table:table-cell>
          <table:table-cell table:number-columns-repeated="4"/>
          <table:table-cell office:value-type="float" office:value="1">
            <text:p>1</text:p>
          </table:table-cell>
          <table:table-cell office:value-type="string">
            <text:p>Drop</text:p>
          </table:table-cell>
          <table:table-cell office:value-type="float" office:value="2">
            <text:p>2</text:p>
          </table:table-cell>
          <table:table-cell office:value-type="string">
            <text:p>/a/c/acj004_2.jpg</text:p>
          </table:table-cell>
          <table:table-cell/>
          <table:table-cell table:style-name="ce1" office:value-type="string">
            <text:p>2013-03-20 18:37:03</text:p>
          </table:table-cell>
          <table:table-cell office:value-type="string">
            <text:p>swing-time-earrings</text:p>
          </table:table-cell>
          <table:table-cell office:value-type="string">
            <text:p>swing-time-earrings.html</text:p>
          </table:table-cell>
          <table:table-cell office:value-type="float" office:value="4">
            <text:p>4</text:p>
          </table:table-cell>
          <table:table-cell office:value-type="float" office:value="0.5">
            <text:p>0.5</text:p>
          </table:table-cell>
          <table:table-cell table:number-columns-repeated="2"/>
          <table:table-cell office:value-type="float" office:value="53">
            <text:p>5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4_2.jpg</text:p>
          </table:table-cell>
          <table:table-cell/>
          <table:table-cell table:number-columns-repeated="2" office:value-type="float" office:value="1">
            <text:p>1</text:p>
          </table:table-cell>
          <table:table-cell table:number-columns-repeated="16"/>
        </table:table-row>
        <table:table-row table:style-name="ro1">
          <table:table-cell office:value-type="string">
            <text:p>acj000</text:p>
          </table:table-cell>
          <table:table-cell/>
          <table:table-cell office:value-type="string">
            <text:p>Jewelry</text:p>
          </table:table-cell>
          <table:table-cell office:value-type="string">
            <text:p>simp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1"/>
          <table:table-cell office:value-type="string">
            <text:p>Silver</text:p>
          </table:table-cell>
          <table:table-cell/>
          <table:table-cell office:value-type="string">
            <text:p>Niger</text:p>
          </table:table-cell>
          <table:table-cell table:style-name="ce1" office:value-type="string">
            <text:p>2013-03-19 18:16:45</text:p>
          </table:table-cell>
          <table:table-cell table:number-columns-repeated="5"/>
          <table:table-cell office:value-type="string">
            <text:p>Traditional Tuareg design on hand-hammered and chiseled silver. The Tuareg of Saharan Africa are known for their decorative jewelry craft. 16". Silver, stone beads. Made in Niger.</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a/c/acj000_2.jpg</text:p>
          </table:table-cell>
          <table:table-cell table:number-columns-repeated="2"/>
          <table:table-cell office:value-type="string">
            <text:p>Necklaces</text:p>
          </table:table-cell>
          <table:table-cell table:number-columns-repeated="13"/>
          <table:table-cell office:value-type="string">
            <text:p>Use config</text:p>
          </table:table-cell>
          <table:table-cell office:value-type="string">
            <text:p>Yes</text:p>
          </table:table-cell>
          <table:table-cell office:value-type="string">
            <text:p>Silver Desert Necklace</text:p>
          </table:table-cell>
          <table:table-cell office:value-type="string">
            <text:p>18"</text:p>
          </table:table-cell>
          <table:table-cell table:number-columns-repeated="4"/>
          <table:table-cell office:value-type="string">
            <text:p>Block after Info Column</text:p>
          </table:table-cell>
          <table:table-cell/>
          <table:table-cell office:value-type="float" office:value="210">
            <text:p>210</text:p>
          </table:table-cell>
          <table:table-cell office:value-type="float" office:value="0">
            <text:p>0</text:p>
          </table:table-cell>
          <table:table-cell table:number-columns-repeated="2"/>
          <table:table-cell office:value-type="string">
            <text:p>Wear your passport by adding an edgy and artistic statement necklace. Ethnic design on hand-hammered and chiseled silver.</text:p>
          </table:table-cell>
          <table:table-cell table:number-columns-repeated="2"/>
          <table:table-cell office:value-type="string">
            <text:p>/a/c/acj000_2.jpg</text:p>
          </table:table-cell>
          <table:table-cell table:number-columns-repeated="4"/>
          <table:table-cell office:value-type="float" office:value="1">
            <text:p>1</text:p>
          </table:table-cell>
          <table:table-cell office:value-type="string">
            <text:p>Statement</text:p>
          </table:table-cell>
          <table:table-cell office:value-type="float" office:value="2">
            <text:p>2</text:p>
          </table:table-cell>
          <table:table-cell office:value-type="string">
            <text:p>/a/c/acj000_2.jpg</text:p>
          </table:table-cell>
          <table:table-cell/>
          <table:table-cell table:style-name="ce1" office:value-type="string">
            <text:p>2013-03-28 18:42:32</text:p>
          </table:table-cell>
          <table:table-cell office:value-type="string">
            <text:p>silver-desert-necklace</text:p>
          </table:table-cell>
          <table:table-cell office:value-type="string">
            <text:p>silver-desert-necklace.html</text:p>
          </table:table-cell>
          <table:table-cell office:value-type="float" office:value="4">
            <text:p>4</text:p>
          </table:table-cell>
          <table:table-cell office:value-type="float" office:value="1">
            <text:p>1</text:p>
          </table:table-cell>
          <table:table-cell table:number-columns-repeated="2"/>
          <table:table-cell office:value-type="float" office:value="43">
            <text:p>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0_2.jpg</text:p>
          </table:table-cell>
          <table:table-cell/>
          <table:table-cell table:number-columns-repeated="2" office:value-type="float" office:value="1">
            <text:p>1</text:p>
          </table:table-cell>
          <table:table-cell table:number-columns-repeated="16"/>
        </table:table-row>
        <table:table-row table:style-name="ro1">
          <table:table-cell office:value-type="string">
            <text:p>acj005</text:p>
          </table:table-cell>
          <table:table-cell/>
          <table:table-cell office:value-type="string">
            <text:p>Jewelry</text:p>
          </table:table-cell>
          <table:table-cell office:value-type="string">
            <text:p>simple</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1"/>
          <table:table-cell office:value-type="string">
            <text:p>Silver</text:p>
          </table:table-cell>
          <table:table-cell/>
          <table:table-cell office:value-type="string">
            <text:p>Switzerland</text:p>
          </table:table-cell>
          <table:table-cell table:style-name="ce1" office:value-type="string">
            <text:p>2013-03-19 18:32:13</text:p>
          </table:table-cell>
          <table:table-cell table:number-columns-repeated="5"/>
          <table:table-cell office:value-type="string">
            <text:p>Swiss quartz movement. Date function. 3-hands. Notch markers. Round, stainless steel case (42 mm x 15 x 13) and link strap (19mm x 8.25"); Traditional clasp. Pull-out crown. Water resistant 125 feet.</text:p>
          </table:table-cell>
          <table:table-cell table:number-columns-repeated="6"/>
          <table:table-cell office:value-type="string">
            <text:p>Male</text:p>
          </table:table-cell>
          <table:table-cell table:number-columns-repeated="5"/>
          <table:table-cell office:value-type="float" office:value="0">
            <text:p>0</text:p>
          </table:table-cell>
          <table:table-cell table:number-columns-repeated="2"/>
          <table:table-cell office:value-type="string">
            <text:p>/a/c/acj005_2.jpg</text:p>
          </table:table-cell>
          <table:table-cell table:number-columns-repeated="2"/>
          <table:table-cell office:value-type="string">
            <text:p>Watches</text:p>
          </table:table-cell>
          <table:table-cell table:number-columns-repeated="13"/>
          <table:table-cell table:number-columns-repeated="2" office:value-type="string">
            <text:p>Use config</text:p>
          </table:table-cell>
          <table:table-cell office:value-type="string">
            <text:p>Swiss Movement Sports Watch</text:p>
          </table:table-cell>
          <table:table-cell table:number-columns-repeated="5"/>
          <table:table-cell office:value-type="string">
            <text:p>Block after Info Column</text:p>
          </table:table-cell>
          <table:table-cell/>
          <table:table-cell office:value-type="float" office:value="500">
            <text:p>500</text:p>
          </table:table-cell>
          <table:table-cell office:value-type="float" office:value="0">
            <text:p>0</text:p>
          </table:table-cell>
          <table:table-cell table:number-columns-repeated="2"/>
          <table:table-cell office:value-type="string">
            <text:p>A traditional timepiece with edgy detailing.</text:p>
          </table:table-cell>
          <table:table-cell table:number-columns-repeated="2"/>
          <table:table-cell office:value-type="string">
            <text:p>/a/c/acj005_2.jpg</text:p>
          </table:table-cell>
          <table:table-cell table:number-columns-repeated="4"/>
          <table:table-cell office:value-type="float" office:value="1">
            <text:p>1</text:p>
          </table:table-cell>
          <table:table-cell office:value-type="string">
            <text:p>Clean</text:p>
          </table:table-cell>
          <table:table-cell office:value-type="float" office:value="2">
            <text:p>2</text:p>
          </table:table-cell>
          <table:table-cell office:value-type="string">
            <text:p>/a/c/acj005_2.jpg</text:p>
          </table:table-cell>
          <table:table-cell/>
          <table:table-cell table:style-name="ce1" office:value-type="string">
            <text:p>2013-04-16 06:01:28</text:p>
          </table:table-cell>
          <table:table-cell office:value-type="string">
            <text:p>swiss-movement-sports-watch</text:p>
          </table:table-cell>
          <table:table-cell office:value-type="string">
            <text:p>swiss-movement-sports-watch.html</text:p>
          </table:table-cell>
          <table:table-cell office:value-type="float" office:value="4">
            <text:p>4</text:p>
          </table:table-cell>
          <table:table-cell office:value-type="float" office:value="1.25">
            <text:p>1.25</text:p>
          </table:table-cell>
          <table:table-cell table:number-columns-repeated="2"/>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a/c/acj005_2.jpg</text:p>
          </table:table-cell>
          <table:table-cell/>
          <table:table-cell table:number-columns-repeated="2" office:value-type="float" office:value="1">
            <text:p>1</text:p>
          </table:table-cell>
          <table:table-cell table:number-columns-repeated="16"/>
        </table:table-row>
        <table:table-row table:style-name="ro1">
          <table:table-cell office:value-type="string">
            <text:p>acj007</text:p>
          </table:table-cell>
          <table:table-cell/>
          <table:table-cell office:value-type="string">
            <text:p>Jewelry</text:p>
          </table:table-cell>
          <table:table-cell office:value-type="string">
            <text:p>grouped</text:p>
          </table:table-cell>
          <table:table-cell office:value-type="string">
            <text:p>Accessories/Jewelry</text:p>
          </table:table-cell>
          <table:table-cell office:value-type="string">
            <text:p>Default Category</text:p>
          </table:table-cell>
          <table:table-cell office:value-type="string">
            <text:p>base</text:p>
          </table:table-cell>
          <table:table-cell table:number-columns-repeated="13"/>
          <table:table-cell office:value-type="string">
            <text:p>Indonesia</text:p>
          </table:table-cell>
          <table:table-cell table:style-name="ce1" office:value-type="string">
            <text:p>2013-03-19 18:37:46</text:p>
          </table:table-cell>
          <table:table-cell table:number-columns-repeated="5"/>
          <table:table-cell office:value-type="string">
            <text:p>AA&amp; quality 6.0-6.5mm pearls. Double knotted on silk thread. 24" strand. 14K gold hook-and-eye clasp. Made in Indonesia.</text:p>
          </table:table-cell>
          <table:table-cell table:number-columns-repeated="6"/>
          <table:table-cell office:value-type="string">
            <text:p>Female</text:p>
          </table:table-cell>
          <table:table-cell table:number-columns-repeated="5"/>
          <table:table-cell office:value-type="float" office:value="0">
            <text:p>0</text:p>
          </table:table-cell>
          <table:table-cell table:number-columns-repeated="2"/>
          <table:table-cell office:value-type="string">
            <text:p>/a/c/acj007_1_2.jpg</text:p>
          </table:table-cell>
          <table:table-cell table:number-columns-repeated="18"/>
          <table:table-cell office:value-type="string">
            <text:p>Pearl Necklace Set</text:p>
          </table:table-cell>
          <table:table-cell table:number-columns-repeated="5"/>
          <table:table-cell office:value-type="string">
            <text:p>Block after Info Column</text:p>
          </table:table-cell>
          <table:table-cell table:number-columns-repeated="2"/>
          <table:table-cell office:value-type="float" office:value="0">
            <text:p>0</text:p>
          </table:table-cell>
          <table:table-cell table:number-columns-repeated="2"/>
          <table:table-cell office:value-type="string">
            <text:p>Fresh Water Pearl Necklaces</text:p>
          </table:table-cell>
          <table:table-cell table:number-columns-repeated="2"/>
          <table:table-cell office:value-type="string">
            <text:p>/a/c/acj007_1_2.jpg</text:p>
          </table:table-cell>
          <table:table-cell table:number-columns-repeated="4"/>
          <table:table-cell office:value-type="float" office:value="1">
            <text:p>1</text:p>
          </table:table-cell>
          <table:table-cell table:number-columns-repeated="2"/>
          <table:table-cell office:value-type="string">
            <text:p>/a/c/acj007_1_2.jpg</text:p>
          </table:table-cell>
          <table:table-cell/>
          <table:table-cell table:style-name="ce1" office:value-type="string">
            <text:p>2013-03-19 22:36:21</text:p>
          </table:table-cell>
          <table:table-cell office:value-type="string">
            <text:p>pearl-necklace-set-test</text:p>
          </table:table-cell>
          <table:table-cell office:value-type="string">
            <text:p>pearl-necklace-set-test.html</text:p>
          </table:table-cell>
          <table:table-cell office:value-type="float" office:value="4">
            <text:p>4</text:p>
          </table:table-cell>
          <table:table-cell table:number-columns-repeated="3"/>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6"/>
          <table:table-cell office:value-type="string">
            <text:p>acj00118</text:p>
          </table:table-cell>
          <table:table-cell table:number-columns-repeated="2" office:value-type="float" office:value="1">
            <text:p>1</text:p>
          </table:table-cell>
          <table:table-cell table:number-columns-repeated="7"/>
          <table:table-cell office:value-type="float" office:value="88">
            <text:p>88</text:p>
          </table:table-cell>
          <table:table-cell office:value-type="string">
            <text:p>/a/c/acj007_1_2.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21"/>
          <table:table-cell office:value-type="string">
            <text:p>acj00124</text:p>
          </table:table-cell>
          <table:table-cell office:value-type="float" office:value="1">
            <text:p>1</text:p>
          </table:table-cell>
          <table:table-cell office:value-type="float" office:value="2">
            <text:p>2</text:p>
          </table:table-cell>
          <table:table-cell table:number-columns-repeated="28"/>
        </table:table-row>
        <table:table-row table:style-name="ro1">
          <table:table-cell table:number-columns-repeated="121"/>
          <table:table-cell office:value-type="string">
            <text:p>acj003</text:p>
          </table:table-cell>
          <table:table-cell office:value-type="float" office:value="1">
            <text:p>1</text:p>
          </table:table-cell>
          <table:table-cell office:value-type="float" office:value="3">
            <text:p>3</text:p>
          </table:table-cell>
          <table:table-cell table:number-columns-repeated="28"/>
        </table:table-row>
        <table:table-row table:style-name="ro1">
          <table:table-cell office:value-type="string">
            <text:p>hbm001</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Jules Verne</text:p>
          </table:table-cell>
          <table:table-cell table:number-columns-repeated="4"/>
          <table:table-cell office:value-type="string">
            <text:p>Books</text:p>
          </table:table-cell>
          <table:table-cell table:number-columns-repeated="5"/>
          <table:table-cell table:style-name="ce1" office:value-type="string">
            <text:p>2013-03-25 16:07:06</text:p>
          </table:table-cell>
          <table:table-cell table:number-columns-repeated="5"/>
          <table:table-cell office:value-type="string">
            <text:p>For a bet, Phileas Fogg sets out with his servant Passeportout to achieve an incredible journey - from London to Paris, Brindisi, Suez, Bombay, Calcutta, Singapore, Hong Kong, San Francisco, New York and back to London again, all in just eighty days. There are many alarms and surprises along the way - and a last minute setback that makes all the difference between winning and losing.</text:p>
          </table:table-cell>
          <table:table-cell table:number-columns-repeated="3"/>
          <table:table-cell office:value-type="string">
            <text:p>Downloadable</text:p>
          </table:table-cell>
          <table:table-cell table:number-columns-repeated="4"/>
          <table:table-cell office:value-type="string">
            <text:p>Adventure</text:p>
          </table:table-cell>
          <table:table-cell table:number-columns-repeated="3"/>
          <table:table-cell office:value-type="float" office:value="1">
            <text:p>1</text:p>
          </table:table-cell>
          <table:table-cell table:number-columns-repeated="2"/>
          <table:table-cell office:value-type="string">
            <text:p>/8/0/80_days.jpg</text:p>
          </table:table-cell>
          <table:table-cell table:number-columns-repeated="16"/>
          <table:table-cell table:number-columns-repeated="2" office:value-type="string">
            <text:p>Use config</text:p>
          </table:table-cell>
          <table:table-cell office:value-type="string">
            <text:p>Around the World in 80 Days</text:p>
          </table:table-cell>
          <table:table-cell table:number-columns-repeated="5"/>
          <table:table-cell office:value-type="string">
            <text:p>Product Info Column</text:p>
          </table:table-cell>
          <table:table-cell office:value-type="string">
            <text:p>1 column</text:p>
          </table:table-cell>
          <table:table-cell office:value-type="float" office:value="5">
            <text:p>5</text:p>
          </table:table-cell>
          <table:table-cell office:value-type="float" office:value="1">
            <text:p>1</text:p>
          </table:table-cell>
          <table:table-cell table:number-columns-repeated="2"/>
          <table:table-cell office:value-type="string">
            <text:p>A classic adventure novel in which a Londoner and his French valet take a bet to circumnavigate the world in 80 days.</text:p>
          </table:table-cell>
          <table:table-cell table:number-columns-repeated="2"/>
          <table:table-cell office:value-type="string">
            <text:p>/8/0/80_days_.jpg</text:p>
          </table:table-cell>
          <table:table-cell table:number-columns-repeated="4"/>
          <table:table-cell office:value-type="float" office:value="1">
            <text:p>1</text:p>
          </table:table-cell>
          <table:table-cell/>
          <table:table-cell office:value-type="float" office:value="2">
            <text:p>2</text:p>
          </table:table-cell>
          <table:table-cell office:value-type="string">
            <text:p>/8/0/80_days_.jpg</text:p>
          </table:table-cell>
          <table:table-cell/>
          <table:table-cell table:style-name="ce1" office:value-type="string">
            <text:p>2013-05-14 18:47:02</text:p>
          </table:table-cell>
          <table:table-cell office:value-type="string">
            <text:p>around-the-world-in-80-days</text:p>
          </table:table-cell>
          <table:table-cell office:value-type="string">
            <text:p>around-the-world-in-80-days.html</text:p>
          </table:table-cell>
          <table:table-cell office:value-type="float" office:value="4">
            <text:p>4</text:p>
          </table:table-cell>
          <table:table-cell table:number-columns-repeated="3"/>
          <table:table-cell office:value-type="float" office:value="9999">
            <text:p>999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8/0/80_days.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8/0/80_days_.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office:value-type="string">
            <text:p>hbm005</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I Am Not Lefthanded</text:p>
          </table:table-cell>
          <table:table-cell table:number-columns-repeated="4"/>
          <table:table-cell office:value-type="string">
            <text:p>Music</text:p>
          </table:table-cell>
          <table:table-cell table:number-columns-repeated="5"/>
          <table:table-cell table:style-name="ce1" office:value-type="string">
            <text:p>2013-03-25 19:06:32</text:p>
          </table:table-cell>
          <table:table-cell table:number-columns-repeated="5"/>
          <table:table-cell office:value-type="string">
            <text:p>Falling by <text:s/>I Am Not Lefthanded. Album: Yes Means No. Running time 3:16. Downloadable as mp3.</text:p>
          </table:table-cell>
          <table:table-cell table:number-columns-repeated="3"/>
          <table:table-cell office:value-type="string">
            <text:p>MP3</text:p>
          </table:table-cell>
          <table:table-cell table:number-columns-repeated="4"/>
          <table:table-cell office:value-type="string">
            <text:p>Rock</text:p>
          </table:table-cell>
          <table:table-cell table:number-columns-repeated="3"/>
          <table:table-cell office:value-type="float" office:value="1">
            <text:p>1</text:p>
          </table:table-cell>
          <table:table-cell table:number-columns-repeated="2"/>
          <table:table-cell office:value-type="string">
            <text:p>/l/e/lefthanded.png</text:p>
          </table:table-cell>
          <table:table-cell table:number-columns-repeated="16"/>
          <table:table-cell table:number-columns-repeated="2" office:value-type="string">
            <text:p>Use config</text:p>
          </table:table-cell>
          <table:table-cell office:value-type="string">
            <text:p>Falling by I Am Not Lefthanded</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0">
            <text:p>0</text:p>
          </table:table-cell>
          <table:table-cell table:number-columns-repeated="2"/>
          <table:table-cell office:value-type="string">
            <text:p>Single off the album Yes Means No.</text:p>
          </table:table-cell>
          <table:table-cell table:number-columns-repeated="2"/>
          <table:table-cell office:value-type="string">
            <text:p>/l/e/lefthanded_.jpg</text:p>
          </table:table-cell>
          <table:table-cell table:number-columns-repeated="4"/>
          <table:table-cell office:value-type="float" office:value="1">
            <text:p>1</text:p>
          </table:table-cell>
          <table:table-cell/>
          <table:table-cell office:value-type="float" office:value="0">
            <text:p>0</text:p>
          </table:table-cell>
          <table:table-cell office:value-type="string">
            <text:p>/l/e/lefthanded_.jpg</text:p>
          </table:table-cell>
          <table:table-cell/>
          <table:table-cell table:style-name="ce1" office:value-type="string">
            <text:p>2013-05-14 18:49:42</text:p>
          </table:table-cell>
          <table:table-cell office:value-type="string">
            <text:p>falling-by-i-am-not-lefthanded</text:p>
          </table:table-cell>
          <table:table-cell office:value-type="string">
            <text:p>falling-by-i-am-not-lefthanded.html</text:p>
          </table:table-cell>
          <table:table-cell office:value-type="float" office:value="4">
            <text:p>4</text:p>
          </table:table-cell>
          <table:table-cell table:number-columns-repeated="3"/>
          <table:table-cell office:value-type="float" office:value="9999">
            <text:p>999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l/e/lefthanded_.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l/e/lefthanded.png</text:p>
          </table:table-cell>
          <table:table-cell/>
          <table:table-cell office:value-type="float" office:value="4">
            <text:p>4</text:p>
          </table:table-cell>
          <table:table-cell office:value-type="float" office:value="1">
            <text:p>1</text:p>
          </table:table-cell>
          <table:table-cell table:number-columns-repeated="16"/>
        </table:table-row>
        <table:table-row table:style-name="ro1">
          <table:table-cell office:value-type="string">
            <text:p>hbm006</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Keshco</text:p>
          </table:table-cell>
          <table:table-cell table:number-columns-repeated="4"/>
          <table:table-cell office:value-type="string">
            <text:p>Music</text:p>
          </table:table-cell>
          <table:table-cell table:number-columns-repeated="5"/>
          <table:table-cell table:style-name="ce1" office:value-type="string">
            <text:p>2013-03-25 19:21:40</text:p>
          </table:table-cell>
          <table:table-cell table:number-columns-repeated="5"/>
          <table:table-cell office:value-type="string">
            <text:p>If You Were by Keshco. Album: Trolley Crash. Duration: 3:31. Downloadable as mp3.</text:p>
          </table:table-cell>
          <table:table-cell table:number-columns-repeated="3"/>
          <table:table-cell office:value-type="string">
            <text:p>MP3</text:p>
          </table:table-cell>
          <table:table-cell table:number-columns-repeated="4"/>
          <table:table-cell office:value-type="string">
            <text:p>Folk</text:p>
          </table:table-cell>
          <table:table-cell table:number-columns-repeated="3"/>
          <table:table-cell office:value-type="float" office:value="1">
            <text:p>1</text:p>
          </table:table-cell>
          <table:table-cell table:number-columns-repeated="2"/>
          <table:table-cell office:value-type="string">
            <text:p>/k/e/keshco.jpg</text:p>
          </table:table-cell>
          <table:table-cell table:number-columns-repeated="16"/>
          <table:table-cell table:number-columns-repeated="2" office:value-type="string">
            <text:p>Use config</text:p>
          </table:table-cell>
          <table:table-cell office:value-type="string">
            <text:p>If You Were by Keshco</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Tunes for the trip.</text:p>
          </table:table-cell>
          <table:table-cell table:number-columns-repeated="2"/>
          <table:table-cell office:value-type="string">
            <text:p>/k/e/keshco_.jpg</text:p>
          </table:table-cell>
          <table:table-cell table:number-columns-repeated="4"/>
          <table:table-cell office:value-type="float" office:value="1">
            <text:p>1</text:p>
          </table:table-cell>
          <table:table-cell/>
          <table:table-cell office:value-type="float" office:value="0">
            <text:p>0</text:p>
          </table:table-cell>
          <table:table-cell office:value-type="string">
            <text:p>/k/e/keshco_.jpg</text:p>
          </table:table-cell>
          <table:table-cell/>
          <table:table-cell table:style-name="ce1" office:value-type="string">
            <text:p>2013-05-14 18:51:55</text:p>
          </table:table-cell>
          <table:table-cell office:value-type="string">
            <text:p>if-you-were-by-keshco</text:p>
          </table:table-cell>
          <table:table-cell office:value-type="string">
            <text:p>if-you-were-by-keshco.html</text:p>
          </table:table-cell>
          <table:table-cell office:value-type="float" office:value="4">
            <text:p>4</text:p>
          </table:table-cell>
          <table:table-cell table:number-columns-repeated="3"/>
          <table:table-cell office:value-type="float" office:value="999">
            <text:p>999</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k/e/keshco.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k/e/keshco_.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office:value-type="string">
            <text:p>hbm007</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Shearer</text:p>
          </table:table-cell>
          <table:table-cell table:number-columns-repeated="4"/>
          <table:table-cell office:value-type="string">
            <text:p>Music</text:p>
          </table:table-cell>
          <table:table-cell table:number-columns-repeated="5"/>
          <table:table-cell table:style-name="ce1" office:value-type="string">
            <text:p>2013-03-25 19:37:53</text:p>
          </table:table-cell>
          <table:table-cell table:number-columns-repeated="5"/>
          <table:table-cell office:value-type="string">
            <text:p>Can't Stop It by Shearer. Album: Eve. Duration: 2:49. Downloadable as mp3.</text:p>
          </table:table-cell>
          <table:table-cell table:number-columns-repeated="3"/>
          <table:table-cell office:value-type="string">
            <text:p>MP3</text:p>
          </table:table-cell>
          <table:table-cell table:number-columns-repeated="4"/>
          <table:table-cell office:value-type="string">
            <text:p>Rock</text:p>
          </table:table-cell>
          <table:table-cell table:number-columns-repeated="3"/>
          <table:table-cell office:value-type="float" office:value="1">
            <text:p>1</text:p>
          </table:table-cell>
          <table:table-cell table:number-columns-repeated="2"/>
          <table:table-cell office:value-type="string">
            <text:p>/s/h/shearer_2.jpg</text:p>
          </table:table-cell>
          <table:table-cell table:number-columns-repeated="16"/>
          <table:table-cell table:number-columns-repeated="2" office:value-type="string">
            <text:p>Use config</text:p>
          </table:table-cell>
          <table:table-cell office:value-type="string">
            <text:p>Can't Stop It by Shearer</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Tunes for the trip.</text:p>
          </table:table-cell>
          <table:table-cell table:number-columns-repeated="2"/>
          <table:table-cell office:value-type="string">
            <text:p>/s/h/shearer__2.jpg</text:p>
          </table:table-cell>
          <table:table-cell table:number-columns-repeated="4"/>
          <table:table-cell office:value-type="float" office:value="1">
            <text:p>1</text:p>
          </table:table-cell>
          <table:table-cell/>
          <table:table-cell office:value-type="float" office:value="0">
            <text:p>0</text:p>
          </table:table-cell>
          <table:table-cell office:value-type="string">
            <text:p>/s/h/shearer__2.jpg</text:p>
          </table:table-cell>
          <table:table-cell/>
          <table:table-cell table:style-name="ce1" office:value-type="string">
            <text:p>2013-05-14 18:52:18</text:p>
          </table:table-cell>
          <table:table-cell office:value-type="string">
            <text:p>can-t-stop-it-by-shearer</text:p>
          </table:table-cell>
          <table:table-cell office:value-type="string">
            <text:p>can-t-stop-it-by-shearer.html</text:p>
          </table:table-cell>
          <table:table-cell office:value-type="float" office:value="4">
            <text:p>4</text:p>
          </table:table-cell>
          <table:table-cell table:number-columns-repeated="3"/>
          <table:table-cell office:value-type="float" office:value="1000">
            <text:p>10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s/h/shearer_.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s/h/shearer.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s/h/shearer__1.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s/h/shearer_1.jpg</text:p>
          </table:table-cell>
          <table:table-cell/>
          <table:table-cell office:value-type="float" office:value="4">
            <text:p>4</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s/h/shearer_2.jpg</text:p>
          </table:table-cell>
          <table:table-cell/>
          <table:table-cell office:value-type="float" office:value="5">
            <text:p>5</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s/h/shearer__2.jpg</text:p>
          </table:table-cell>
          <table:table-cell/>
          <table:table-cell office:value-type="float" office:value="6">
            <text:p>6</text:p>
          </table:table-cell>
          <table:table-cell office:value-type="float" office:value="0">
            <text:p>0</text:p>
          </table:table-cell>
          <table:table-cell table:number-columns-repeated="16"/>
        </table:table-row>
        <table:table-row table:style-name="ro1">
          <table:table-cell office:value-type="string">
            <text:p>hbm008</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Shearer</text:p>
          </table:table-cell>
          <table:table-cell table:number-columns-repeated="4"/>
          <table:table-cell office:value-type="string">
            <text:p>Music</text:p>
          </table:table-cell>
          <table:table-cell table:number-columns-repeated="5"/>
          <table:table-cell table:style-name="ce1" office:value-type="string">
            <text:p>2013-03-25 19:47:45</text:p>
          </table:table-cell>
          <table:table-cell table:number-columns-repeated="5"/>
          <table:table-cell office:value-type="string">
            <text:p>Love is an Eternal Lie by The Sleeping Tree. Album: Music to Accompany the World Traveller. Duration: 3:11. Downloadable as mp3.</text:p>
          </table:table-cell>
          <table:table-cell table:number-columns-repeated="3"/>
          <table:table-cell office:value-type="string">
            <text:p>MP3</text:p>
          </table:table-cell>
          <table:table-cell table:number-columns-repeated="4"/>
          <table:table-cell office:value-type="string">
            <text:p>Rock</text:p>
          </table:table-cell>
          <table:table-cell table:number-columns-repeated="3"/>
          <table:table-cell office:value-type="float" office:value="1">
            <text:p>1</text:p>
          </table:table-cell>
          <table:table-cell table:number-columns-repeated="2"/>
          <table:table-cell office:value-type="string">
            <text:p>/s/l/sleepingtree_1.jpg</text:p>
          </table:table-cell>
          <table:table-cell table:number-columns-repeated="16"/>
          <table:table-cell table:number-columns-repeated="2" office:value-type="string">
            <text:p>Use config</text:p>
          </table:table-cell>
          <table:table-cell office:value-type="string">
            <text:p>Love is an Eternal Lie by The Sleeping Tree</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Music to Accompany the World Traveller.</text:p>
          </table:table-cell>
          <table:table-cell table:number-columns-repeated="2"/>
          <table:table-cell office:value-type="string">
            <text:p>/s/l/sleepingtree_.jpg</text:p>
          </table:table-cell>
          <table:table-cell table:number-columns-repeated="4"/>
          <table:table-cell office:value-type="float" office:value="1">
            <text:p>1</text:p>
          </table:table-cell>
          <table:table-cell/>
          <table:table-cell office:value-type="float" office:value="0">
            <text:p>0</text:p>
          </table:table-cell>
          <table:table-cell office:value-type="string">
            <text:p>/s/l/sleepingtree_.jpg</text:p>
          </table:table-cell>
          <table:table-cell/>
          <table:table-cell table:style-name="ce1" office:value-type="string">
            <text:p>2013-03-27 03:57:11</text:p>
          </table:table-cell>
          <table:table-cell office:value-type="string">
            <text:p>love-is-an-eternal-lie-by-the-sleeping-tree</text:p>
          </table:table-cell>
          <table:table-cell office:value-type="string">
            <text:p>love-is-an-eternal-lie-by-the-sleeping-tree.html</text:p>
          </table:table-cell>
          <table:table-cell office:value-type="float" office:value="4">
            <text:p>4</text:p>
          </table:table-cell>
          <table:table-cell table:number-columns-repeated="3"/>
          <table:table-cell office:value-type="float" office:value="10000">
            <text:p>100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s/l/sleepingtree_.jpg</text:p>
          </table:table-cell>
          <table:table-cell/>
          <table:table-cell office:value-type="float" office:value="2">
            <text:p>2</text:p>
          </table:table-cell>
          <table:table-cell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s/l/sleepingtree_1.jpg</text:p>
          </table:table-cell>
          <table:table-cell/>
          <table:table-cell office:value-type="float" office:value="3">
            <text:p>3</text:p>
          </table:table-cell>
          <table:table-cell office:value-type="float" office:value="1">
            <text:p>1</text:p>
          </table:table-cell>
          <table:table-cell table:number-columns-repeated="16"/>
        </table:table-row>
        <table:table-row table:style-name="ro1">
          <table:table-cell office:value-type="string">
            <text:p>hbm009</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t Bird</text:p>
          </table:table-cell>
          <table:table-cell table:number-columns-repeated="4"/>
          <table:table-cell office:value-type="string">
            <text:p>Music</text:p>
          </table:table-cell>
          <table:table-cell table:number-columns-repeated="5"/>
          <table:table-cell table:style-name="ce1" office:value-type="string">
            <text:p>2013-03-25 20:02:07</text:p>
          </table:table-cell>
          <table:table-cell table:number-columns-repeated="5"/>
          <table:table-cell office:value-type="string">
            <text:p>Goin Down to the Bus Stop by TBird. Album: Best of Breitband. Duration: 2:23. Downloadable as mp3.</text:p>
          </table:table-cell>
          <table:table-cell table:number-columns-repeated="3"/>
          <table:table-cell office:value-type="string">
            <text:p>MP3</text:p>
          </table:table-cell>
          <table:table-cell table:number-columns-repeated="4"/>
          <table:table-cell office:value-type="string">
            <text:p>Funk</text:p>
          </table:table-cell>
          <table:table-cell table:number-columns-repeated="3"/>
          <table:table-cell office:value-type="float" office:value="1">
            <text:p>1</text:p>
          </table:table-cell>
          <table:table-cell table:number-columns-repeated="2"/>
          <table:table-cell office:value-type="string">
            <text:p>/t/b/tbird.jpg</text:p>
          </table:table-cell>
          <table:table-cell table:number-columns-repeated="16"/>
          <table:table-cell table:number-columns-repeated="2" office:value-type="string">
            <text:p>Use config</text:p>
          </table:table-cell>
          <table:table-cell office:value-type="string">
            <text:p>Goin Down to the Bus Stop by TBird</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Off the Best of Breitband album.</text:p>
          </table:table-cell>
          <table:table-cell table:number-columns-repeated="2"/>
          <table:table-cell office:value-type="string">
            <text:p>/t/b/tbird_.jpg</text:p>
          </table:table-cell>
          <table:table-cell table:number-columns-repeated="4"/>
          <table:table-cell office:value-type="float" office:value="2">
            <text:p>2</text:p>
          </table:table-cell>
          <table:table-cell/>
          <table:table-cell office:value-type="float" office:value="0">
            <text:p>0</text:p>
          </table:table-cell>
          <table:table-cell office:value-type="string">
            <text:p>/t/b/tbird_.jpg</text:p>
          </table:table-cell>
          <table:table-cell/>
          <table:table-cell table:style-name="ce1" office:value-type="string">
            <text:p>2013-04-25 18:50:09</text:p>
          </table:table-cell>
          <table:table-cell office:value-type="string">
            <text:p>goin-down-to-the-bus-stop-by-tbird</text:p>
          </table:table-cell>
          <table:table-cell office:value-type="string">
            <text:p>goin-down-to-the-bus-stop-by-tbird.html</text:p>
          </table:table-cell>
          <table:table-cell office:value-type="float" office:value="4">
            <text:p>4</text:p>
          </table:table-cell>
          <table:table-cell table:number-columns-repeated="3"/>
          <table:table-cell office:value-type="float" office:value="1000">
            <text:p>10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t/b/tbird_.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t/b/tbird.jpg</text:p>
          </table:table-cell>
          <table:table-cell/>
          <table:table-cell office:value-type="float" office:value="2">
            <text:p>2</text:p>
          </table:table-cell>
          <table:table-cell office:value-type="float" office:value="1">
            <text:p>1</text:p>
          </table:table-cell>
          <table:table-cell table:number-columns-repeated="16"/>
        </table:table-row>
        <table:table-row table:style-name="ro2">
          <table:table-cell office:value-type="string">
            <text:p>hbm010</text:p>
          </table:table-cell>
          <table:table-cell/>
          <table:table-cell office:value-type="string">
            <text:p>Books &amp; Music</text:p>
          </table:table-cell>
          <table:table-cell office:value-type="string">
            <text:p>downloadable</text:p>
          </table:table-cell>
          <table:table-cell office:value-type="string">
            <text:p>Home &amp; Decor/Books &amp; Music</text:p>
          </table:table-cell>
          <table:table-cell office:value-type="string">
            <text:p>Default Category</text:p>
          </table:table-cell>
          <table:table-cell office:value-type="string">
            <text:p>base</text:p>
          </table:table-cell>
          <table:table-cell table:number-columns-repeated="3"/>
          <table:table-cell office:value-type="string">
            <text:p>Unannounced Guest</text:p>
          </table:table-cell>
          <table:table-cell table:number-columns-repeated="4"/>
          <table:table-cell office:value-type="string">
            <text:p>Music</text:p>
          </table:table-cell>
          <table:table-cell table:number-columns-repeated="5"/>
          <table:table-cell table:style-name="ce1" office:value-type="string">
            <text:p>2013-03-25 20:20:16</text:p>
          </table:table-cell>
          <table:table-cell table:number-columns-repeated="5"/>
          <table:table-cell office:value-type="string">
            <text:p>Fire [Kalima remix] by Unannounced Guest. Duration: 2:48. Downloadable as mp3.</text:p>
          </table:table-cell>
          <table:table-cell table:number-columns-repeated="3"/>
          <table:table-cell office:value-type="string">
            <text:p>MP3</text:p>
          </table:table-cell>
          <table:table-cell table:number-columns-repeated="4"/>
          <table:table-cell office:value-type="string">
            <text:p>Hip Hop</text:p>
            <text:p>Funk</text:p>
          </table:table-cell>
          <table:table-cell table:number-columns-repeated="3"/>
          <table:table-cell office:value-type="float" office:value="1">
            <text:p>1</text:p>
          </table:table-cell>
          <table:table-cell table:number-columns-repeated="2"/>
          <table:table-cell office:value-type="string">
            <text:p>/u/n/unannouncedguest.jpg</text:p>
          </table:table-cell>
          <table:table-cell table:number-columns-repeated="16"/>
          <table:table-cell table:number-columns-repeated="2" office:value-type="string">
            <text:p>Use config</text:p>
          </table:table-cell>
          <table:table-cell office:value-type="string">
            <text:p>Fire [Kalima remix] by Unannounced Guest</text:p>
          </table:table-cell>
          <table:table-cell table:number-columns-repeated="5"/>
          <table:table-cell office:value-type="string">
            <text:p>Product Info Column</text:p>
          </table:table-cell>
          <table:table-cell office:value-type="string">
            <text:p>1 column</text:p>
          </table:table-cell>
          <table:table-cell office:value-type="float" office:value="2">
            <text:p>2</text:p>
          </table:table-cell>
          <table:table-cell office:value-type="float" office:value="1">
            <text:p>1</text:p>
          </table:table-cell>
          <table:table-cell table:number-columns-repeated="2"/>
          <table:table-cell office:value-type="string">
            <text:p>Tunes for the trip.</text:p>
          </table:table-cell>
          <table:table-cell table:number-columns-repeated="2"/>
          <table:table-cell office:value-type="string">
            <text:p>/u/n/unannouncedguest_.jpg</text:p>
          </table:table-cell>
          <table:table-cell table:number-columns-repeated="4"/>
          <table:table-cell office:value-type="float" office:value="1">
            <text:p>1</text:p>
          </table:table-cell>
          <table:table-cell/>
          <table:table-cell office:value-type="float" office:value="0">
            <text:p>0</text:p>
          </table:table-cell>
          <table:table-cell office:value-type="string">
            <text:p>/u/n/unannouncedguest_.jpg</text:p>
          </table:table-cell>
          <table:table-cell/>
          <table:table-cell table:style-name="ce1" office:value-type="string">
            <text:p>2013-04-03 07:43:49</text:p>
          </table:table-cell>
          <table:table-cell office:value-type="string">
            <text:p>fire-kalima-remix-by-unannounced-guest</text:p>
          </table:table-cell>
          <table:table-cell office:value-type="string">
            <text:p>fire-kalima-remix-by-unannounced-guest.html</text:p>
          </table:table-cell>
          <table:table-cell office:value-type="float" office:value="4">
            <text:p>4</text:p>
          </table:table-cell>
          <table:table-cell table:number-columns-repeated="3"/>
          <table:table-cell office:value-type="float" office:value="1000">
            <text:p>10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u/n/unannouncedguest_.jpg</text:p>
          </table:table-cell>
          <table:table-cell/>
          <table:table-cell table:number-columns-repeated="2" office:value-type="float" office:value="1">
            <text:p>1</text:p>
          </table:table-cell>
          <table:table-cell table:number-columns-repeated="16"/>
        </table:table-row>
        <table:table-row table:style-name="ro1">
          <table:table-cell table:number-columns-repeated="131"/>
          <table:table-cell office:value-type="float" office:value="88">
            <text:p>88</text:p>
          </table:table-cell>
          <table:table-cell office:value-type="string">
            <text:p>/u/n/unannouncedguest.jpg</text:p>
          </table:table-cell>
          <table:table-cell/>
          <table:table-cell office:value-type="float" office:value="2">
            <text:p>2</text:p>
          </table:table-cell>
          <table:table-cell office:value-type="float" office:value="1">
            <text:p>1</text:p>
          </table:table-cell>
          <table:table-cell table:number-columns-repeated="16"/>
        </table:table-row>
        <table:table-row table:style-name="ro4">
          <table:table-cell office:value-type="string">
            <text:p>mem000</text:p>
          </table:table-cell>
          <table:table-cell/>
          <table:table-cell office:value-type="string">
            <text:p>Default</text:p>
          </table:table-cell>
          <table:table-cell office:value-type="string">
            <text:p>virtual</text:p>
          </table:table-cell>
          <table:table-cell/>
          <table:table-cell office:value-type="string">
            <text:p>Default Category</text:p>
          </table:table-cell>
          <table:table-cell office:value-type="string">
            <text:p>base</text:p>
          </table:table-cell>
          <table:table-cell table:number-columns-repeated="14"/>
          <table:table-cell table:style-name="ce1" office:value-type="string">
            <text:p>2013-03-26 14:00:31</text:p>
          </table:table-cell>
          <table:table-cell table:number-columns-repeated="5"/>
          <table:table-cell office:value-type="string">
            <text:p>Membership is valid for ONE YEAR from the date of purchase. Members are allowed unlimited purchases with VIP pricing, however purchases are not for resale. Madison Island may, in its sole discretion, choose not to process or to cancel your order in certain circumstances. This may occur, for example, when the product you wish to purchase is out of stock, mispriced, or if we suspect the request is fraudulent.</text:p>
            <text:p/>
          </table:table-cell>
          <table:table-cell table:number-columns-repeated="12"/>
          <table:table-cell office:value-type="float" office:value="1">
            <text:p>1</text:p>
          </table:table-cell>
          <table:table-cell table:number-columns-repeated="2"/>
          <table:table-cell office:value-type="string">
            <text:p>/v/i/vip_membership.jpg</text:p>
          </table:table-cell>
          <table:table-cell table:number-columns-repeated="16"/>
          <table:table-cell table:number-columns-repeated="2" office:value-type="string">
            <text:p>Use config</text:p>
          </table:table-cell>
          <table:table-cell office:value-type="string">
            <text:p>Madison Island VIP Membership - 1 Year</text:p>
          </table:table-cell>
          <table:table-cell table:number-columns-repeated="5"/>
          <table:table-cell office:value-type="string">
            <text:p>Product Info Column</text:p>
          </table:table-cell>
          <table:table-cell/>
          <table:table-cell office:value-type="float" office:value="350">
            <text:p>350</text:p>
          </table:table-cell>
          <table:table-cell office:value-type="float" office:value="1">
            <text:p>1</text:p>
          </table:table-cell>
          <table:table-cell table:number-columns-repeated="2"/>
          <table:table-cell office:value-type="string">
            <text:p>Gain insider access to the best styles for fashion and home at up to 40% off. Join and discover some fabulous finds. </text:p>
            <text:p/>
            <text:p>Membership will be reviewed and approved by a Sales Associate.</text:p>
            <text:p/>
          </table:table-cell>
          <table:table-cell table:number-columns-repeated="2"/>
          <table:table-cell office:value-type="string">
            <text:p>/v/i/vip_membership.jpg</text:p>
          </table:table-cell>
          <table:table-cell table:number-columns-repeated="4"/>
          <table:table-cell office:value-type="float" office:value="1">
            <text:p>1</text:p>
          </table:table-cell>
          <table:table-cell/>
          <table:table-cell office:value-type="float" office:value="0">
            <text:p>0</text:p>
          </table:table-cell>
          <table:table-cell office:value-type="string">
            <text:p>/v/i/vip_membership.jpg</text:p>
          </table:table-cell>
          <table:table-cell/>
          <table:table-cell table:style-name="ce1" office:value-type="string">
            <text:p>2013-06-20 09:00:03</text:p>
          </table:table-cell>
          <table:table-cell office:value-type="string">
            <text:p>madison-island-vip-membership-1-year</text:p>
          </table:table-cell>
          <table:table-cell office:value-type="string">
            <text:p>madison-island-vip-membership-1-year.html</text:p>
          </table:table-cell>
          <table:table-cell office:value-type="float" office:value="2">
            <text:p>2</text:p>
          </table:table-cell>
          <table:table-cell table:number-columns-repeated="3"/>
          <table:table-cell office:value-type="float" office:value="1000">
            <text:p>10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v/i/vip_membership.jpg</text:p>
          </table:table-cell>
          <table:table-cell/>
          <table:table-cell table:number-columns-repeated="2" office:value-type="float" office:value="1">
            <text:p>1</text:p>
          </table:table-cell>
          <table:table-cell/>
          <table:table-cell office:value-type="string">
            <text:p>date</text:p>
          </table:table-cell>
          <table:table-cell office:value-type="string">
            <text:p>Membership start date</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number-columns-repeated="8"/>
        </table:table-row>
        <table:table-row table:style-name="ro1">
          <table:table-cell office:value-type="string">
            <text:p>Pmo000xs</text:p>
          </table:table-cell>
          <table:table-cell/>
          <table:table-cell office:value-type="string">
            <text:p>Clothing</text:p>
          </table:table-cell>
          <table:table-cell office:value-type="string">
            <text:p>simple</text:p>
          </table:table-cell>
          <table:table-cell table:number-columns-repeated="5"/>
          <table:table-cell office:value-type="string">
            <text:p>Outerwear</text:p>
          </table:table-cell>
          <table:table-cell table:number-columns-repeated="8"/>
          <table:table-cell office:value-type="string">
            <text:p>Black</text:p>
          </table:table-cell>
          <table:table-cell table:number-columns-repeated="2"/>
          <table:table-cell table:style-name="ce1" office:value-type="string">
            <text:p>2013-04-18 08:13:45</text:p>
          </table:table-cell>
          <table:table-cell table:number-columns-repeated="5"/>
          <table:table-cell office:value-type="string">
            <text:p>Double breasted overcoat with front button front closure and belt.Two side slit pockets and vented back. Two interior patch pockets. Available in Black. Imported. Poly/cotton/polyurethane.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0a_5.jpg</text:p>
          </table:table-cell>
          <table:table-cell table:number-columns-repeated="18"/>
          <table:table-cell office:value-type="string">
            <text:p>Thomas Overcoat</text:p>
          </table:table-cell>
          <table:table-cell table:number-columns-repeated="5"/>
          <table:table-cell office:value-type="string">
            <text:p>Product Info Column</text:p>
          </table:table-cell>
          <table:table-cell/>
          <table:table-cell office:value-type="float" office:value="590">
            <text:p>590</text:p>
          </table:table-cell>
          <table:table-cell office:value-type="float" office:value="0">
            <text:p>0</text:p>
          </table:table-cell>
          <table:table-cell table:number-columns-repeated="2"/>
          <table:table-cell office:value-type="string">
            <text:p>Sharply tailored and perfect for spring season.</text:p>
          </table:table-cell>
          <table:table-cell office:value-type="string">
            <text:p>XS</text:p>
          </table:table-cell>
          <table:table-cell office:value-type="string">
            <text:p>Long Sleeve</text:p>
          </table:table-cell>
          <table:table-cell office:value-type="string">
            <text:p>/p/m/pmo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0t_5.jpg</text:p>
          </table:table-cell>
          <table:table-cell/>
          <table:table-cell table:style-name="ce1" office:value-type="string">
            <text:p>2013-04-18 08:37:43</text:p>
          </table:table-cell>
          <table:table-cell office:value-type="string">
            <text:p>thomas-overcoat</text:p>
          </table:table-cell>
          <table:table-cell office:value-type="string">
            <text:p>thomas-overcoat.html</text:p>
          </table:table-cell>
          <table:table-cell table:number-columns-repeated="2" office:value-type="float" office:value="1">
            <text:p>1</text:p>
          </table:table-cell>
          <table:table-cell table:number-columns-repeated="2"/>
          <table:table-cell office:value-type="float" office:value="32">
            <text:p>32</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a_5.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b_5.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c_5.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Pmo000s</text:p>
          </table:table-cell>
          <table:table-cell/>
          <table:table-cell office:value-type="string">
            <text:p>Clothing</text:p>
          </table:table-cell>
          <table:table-cell office:value-type="string">
            <text:p>simple</text:p>
          </table:table-cell>
          <table:table-cell table:number-columns-repeated="5"/>
          <table:table-cell office:value-type="string">
            <text:p>Outerwear</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Double breasted overcoat with front button front closure and belt.Two side slit pockets and vented back. Two interior patch pockets. Available in Black. Imported. Poly/cotton/polyurethane.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0a_5.jpg</text:p>
          </table:table-cell>
          <table:table-cell table:number-columns-repeated="18"/>
          <table:table-cell office:value-type="string">
            <text:p>Thomas Overcoat</text:p>
          </table:table-cell>
          <table:table-cell table:number-columns-repeated="5"/>
          <table:table-cell office:value-type="string">
            <text:p>Product Info Column</text:p>
          </table:table-cell>
          <table:table-cell/>
          <table:table-cell office:value-type="float" office:value="590">
            <text:p>590</text:p>
          </table:table-cell>
          <table:table-cell office:value-type="float" office:value="0">
            <text:p>0</text:p>
          </table:table-cell>
          <table:table-cell table:number-columns-repeated="2"/>
          <table:table-cell office:value-type="string">
            <text:p>Sharply tailored and perfect for spring season.</text:p>
          </table:table-cell>
          <table:table-cell office:value-type="string">
            <text:p>S</text:p>
          </table:table-cell>
          <table:table-cell office:value-type="string">
            <text:p>Long Sleeve</text:p>
          </table:table-cell>
          <table:table-cell office:value-type="string">
            <text:p>/p/m/pmo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0t_5.jpg</text:p>
          </table:table-cell>
          <table:table-cell/>
          <table:table-cell table:style-name="ce1" office:value-type="string">
            <text:p>2013-04-18 08:37:43</text:p>
          </table:table-cell>
          <table:table-cell office:value-type="string">
            <text:p>thomas-overcoat</text:p>
          </table:table-cell>
          <table:table-cell office:value-type="string">
            <text:p>thomas-overcoat-809.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a_5.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b_5.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c_5.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Pmo000m</text:p>
          </table:table-cell>
          <table:table-cell/>
          <table:table-cell office:value-type="string">
            <text:p>Clothing</text:p>
          </table:table-cell>
          <table:table-cell office:value-type="string">
            <text:p>simple</text:p>
          </table:table-cell>
          <table:table-cell table:number-columns-repeated="5"/>
          <table:table-cell office:value-type="string">
            <text:p>Outerwear</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Double breasted overcoat with front button front closure and belt.Two side slit pockets and vented back. Two interior patch pockets. Available in Black. Imported. Poly/cotton/polyurethane.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0a_5.jpg</text:p>
          </table:table-cell>
          <table:table-cell table:number-columns-repeated="18"/>
          <table:table-cell office:value-type="string">
            <text:p>Thomas Overcoat</text:p>
          </table:table-cell>
          <table:table-cell table:number-columns-repeated="5"/>
          <table:table-cell office:value-type="string">
            <text:p>Product Info Column</text:p>
          </table:table-cell>
          <table:table-cell/>
          <table:table-cell office:value-type="float" office:value="590">
            <text:p>590</text:p>
          </table:table-cell>
          <table:table-cell office:value-type="float" office:value="0">
            <text:p>0</text:p>
          </table:table-cell>
          <table:table-cell table:number-columns-repeated="2"/>
          <table:table-cell office:value-type="string">
            <text:p>Sharply tailored and perfect for spring season.</text:p>
          </table:table-cell>
          <table:table-cell office:value-type="string">
            <text:p>M</text:p>
          </table:table-cell>
          <table:table-cell office:value-type="string">
            <text:p>Long Sleeve</text:p>
          </table:table-cell>
          <table:table-cell office:value-type="string">
            <text:p>/p/m/pmo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0t_5.jpg</text:p>
          </table:table-cell>
          <table:table-cell/>
          <table:table-cell table:style-name="ce1" office:value-type="string">
            <text:p>2013-04-18 08:37:43</text:p>
          </table:table-cell>
          <table:table-cell office:value-type="string">
            <text:p>thomas-overcoat</text:p>
          </table:table-cell>
          <table:table-cell office:value-type="string">
            <text:p>thomas-overcoat-810.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a_5.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b_5.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c_5.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Pmo000l</text:p>
          </table:table-cell>
          <table:table-cell/>
          <table:table-cell office:value-type="string">
            <text:p>Clothing</text:p>
          </table:table-cell>
          <table:table-cell office:value-type="string">
            <text:p>simple</text:p>
          </table:table-cell>
          <table:table-cell table:number-columns-repeated="5"/>
          <table:table-cell office:value-type="string">
            <text:p>Outerwear</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Double breasted overcoat with front button front closure and belt.Two side slit pockets and vented back. Two interior patch pockets. Available in Black. Imported. Poly/cotton/polyurethane.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0a_5.jpg</text:p>
          </table:table-cell>
          <table:table-cell table:number-columns-repeated="18"/>
          <table:table-cell office:value-type="string">
            <text:p>Thomas Overcoat</text:p>
          </table:table-cell>
          <table:table-cell table:number-columns-repeated="5"/>
          <table:table-cell office:value-type="string">
            <text:p>Product Info Column</text:p>
          </table:table-cell>
          <table:table-cell/>
          <table:table-cell office:value-type="float" office:value="590">
            <text:p>590</text:p>
          </table:table-cell>
          <table:table-cell office:value-type="float" office:value="0">
            <text:p>0</text:p>
          </table:table-cell>
          <table:table-cell table:number-columns-repeated="2"/>
          <table:table-cell office:value-type="string">
            <text:p>Sharply tailored and perfect for spring season.</text:p>
          </table:table-cell>
          <table:table-cell office:value-type="string">
            <text:p>L</text:p>
          </table:table-cell>
          <table:table-cell office:value-type="string">
            <text:p>Long Sleeve</text:p>
          </table:table-cell>
          <table:table-cell office:value-type="string">
            <text:p>/p/m/pmo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0t_5.jpg</text:p>
          </table:table-cell>
          <table:table-cell/>
          <table:table-cell table:style-name="ce1" office:value-type="string">
            <text:p>2013-04-18 08:37:43</text:p>
          </table:table-cell>
          <table:table-cell office:value-type="string">
            <text:p>thomas-overcoat</text:p>
          </table:table-cell>
          <table:table-cell office:value-type="string">
            <text:p>thomas-overcoat-811.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a_5.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b_5.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c_5.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Pmo000xl</text:p>
          </table:table-cell>
          <table:table-cell/>
          <table:table-cell office:value-type="string">
            <text:p>Clothing</text:p>
          </table:table-cell>
          <table:table-cell office:value-type="string">
            <text:p>simple</text:p>
          </table:table-cell>
          <table:table-cell table:number-columns-repeated="5"/>
          <table:table-cell office:value-type="string">
            <text:p>Outerwear</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Double breasted overcoat with front button front closure and belt.Two side slit pockets and vented back. Two interior patch pockets. Available in Black. Imported. Poly/cotton/polyurethane.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0a_5.jpg</text:p>
          </table:table-cell>
          <table:table-cell table:number-columns-repeated="18"/>
          <table:table-cell office:value-type="string">
            <text:p>Thomas Overcoat</text:p>
          </table:table-cell>
          <table:table-cell table:number-columns-repeated="5"/>
          <table:table-cell office:value-type="string">
            <text:p>Product Info Column</text:p>
          </table:table-cell>
          <table:table-cell/>
          <table:table-cell office:value-type="float" office:value="590">
            <text:p>590</text:p>
          </table:table-cell>
          <table:table-cell office:value-type="float" office:value="0">
            <text:p>0</text:p>
          </table:table-cell>
          <table:table-cell table:number-columns-repeated="2"/>
          <table:table-cell office:value-type="string">
            <text:p>Sharply tailored and perfect for spring season.</text:p>
          </table:table-cell>
          <table:table-cell office:value-type="string">
            <text:p>XL</text:p>
          </table:table-cell>
          <table:table-cell office:value-type="string">
            <text:p>Long Sleeve</text:p>
          </table:table-cell>
          <table:table-cell office:value-type="string">
            <text:p>/p/m/pmo000t_5.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0t_5.jpg</text:p>
          </table:table-cell>
          <table:table-cell/>
          <table:table-cell table:style-name="ce1" office:value-type="string">
            <text:p>2013-04-18 08:37:43</text:p>
          </table:table-cell>
          <table:table-cell office:value-type="string">
            <text:p>thomas-overcoat</text:p>
          </table:table-cell>
          <table:table-cell office:value-type="string">
            <text:p>thomas-overcoat-812.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0t_5.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a_5.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b_5.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0c_5.jpg</text:p>
          </table:table-cell>
          <table:table-cell/>
          <table:table-cell office:value-type="float" office:value="4">
            <text:p>4</text:p>
          </table:table-cell>
          <table:table-cell office:value-type="float" office:value="0">
            <text:p>0</text:p>
          </table:table-cell>
          <table:table-cell table:number-columns-repeated="16"/>
        </table:table-row>
        <table:table-row table:style-name="ro1">
          <table:table-cell office:value-type="string">
            <text:p>Pmo001xs</text:p>
          </table:table-cell>
          <table:table-cell/>
          <table:table-cell office:value-type="string">
            <text:p>Clothing</text:p>
          </table:table-cell>
          <table:table-cell office:value-type="string">
            <text:p>simple</text:p>
          </table:table-cell>
          <table:table-cell table:number-columns-repeated="5"/>
          <table:table-cell office:value-type="string">
            <text:p>Blazers</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Two-button closure. Notch lapels. Front welt pockets and chest pocket. Single vent. Fully lined with interior pockets. Available in Black. Made in Italy.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1a_1.jpg</text:p>
          </table:table-cell>
          <table:table-cell table:number-columns-repeated="18"/>
          <table:table-cell office:value-type="string">
            <text:p>Draper Suit Coat</text:p>
          </table:table-cell>
          <table:table-cell table:number-columns-repeated="5"/>
          <table:table-cell office:value-type="string">
            <text:p>Product Info Column</text:p>
          </table:table-cell>
          <table:table-cell/>
          <table:table-cell office:value-type="float" office:value="510">
            <text:p>510</text:p>
          </table:table-cell>
          <table:table-cell office:value-type="float" office:value="0">
            <text:p>0</text:p>
          </table:table-cell>
          <table:table-cell table:number-columns-repeated="2"/>
          <table:table-cell office:value-type="string">
            <text:p>A smart suit coat made from refined wool and shaped with a classic sihouette.</text:p>
          </table:table-cell>
          <table:table-cell office:value-type="string">
            <text:p>XS</text:p>
          </table:table-cell>
          <table:table-cell office:value-type="string">
            <text:p>Long Sleeve</text:p>
          </table:table-cell>
          <table:table-cell office:value-type="string">
            <text:p>/p/m/pmo001t_1.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1t_1.jpg</text:p>
          </table:table-cell>
          <table:table-cell/>
          <table:table-cell table:style-name="ce1" office:value-type="string">
            <text:p>2013-04-18 08:37:43</text:p>
          </table:table-cell>
          <table:table-cell office:value-type="string">
            <text:p>draper-suit-coat</text:p>
          </table:table-cell>
          <table:table-cell office:value-type="string">
            <text:p>draper-suit-coat.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1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1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1t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Pmo001s</text:p>
          </table:table-cell>
          <table:table-cell/>
          <table:table-cell office:value-type="string">
            <text:p>Clothing</text:p>
          </table:table-cell>
          <table:table-cell office:value-type="string">
            <text:p>simple</text:p>
          </table:table-cell>
          <table:table-cell table:number-columns-repeated="5"/>
          <table:table-cell office:value-type="string">
            <text:p>Blazers</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Two-button closure. Notch lapels. Front welt pockets and chest pocket. Single vent. Fully lined with interior pockets. Available in Black. Made in Italy.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1a_1.jpg</text:p>
          </table:table-cell>
          <table:table-cell table:number-columns-repeated="18"/>
          <table:table-cell office:value-type="string">
            <text:p>Draper Suit Coat</text:p>
          </table:table-cell>
          <table:table-cell table:number-columns-repeated="5"/>
          <table:table-cell office:value-type="string">
            <text:p>Product Info Column</text:p>
          </table:table-cell>
          <table:table-cell/>
          <table:table-cell office:value-type="float" office:value="510">
            <text:p>510</text:p>
          </table:table-cell>
          <table:table-cell office:value-type="float" office:value="0">
            <text:p>0</text:p>
          </table:table-cell>
          <table:table-cell table:number-columns-repeated="2"/>
          <table:table-cell office:value-type="string">
            <text:p>A smart suit coat made from refined wool and shaped with a classic sihouette.</text:p>
          </table:table-cell>
          <table:table-cell office:value-type="string">
            <text:p>S</text:p>
          </table:table-cell>
          <table:table-cell office:value-type="string">
            <text:p>Long Sleeve</text:p>
          </table:table-cell>
          <table:table-cell office:value-type="string">
            <text:p>/p/m/pmo001t_1.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1t_1.jpg</text:p>
          </table:table-cell>
          <table:table-cell/>
          <table:table-cell table:style-name="ce1" office:value-type="string">
            <text:p>2013-04-18 08:37:43</text:p>
          </table:table-cell>
          <table:table-cell office:value-type="string">
            <text:p>draper-suit-coat</text:p>
          </table:table-cell>
          <table:table-cell office:value-type="string">
            <text:p>draper-suit-coat-810.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6"/>
          <table:table-cell office:value-type="float" office:value="88">
            <text:p>88</text:p>
          </table:table-cell>
          <table:table-cell office:value-type="string">
            <text:p>/p/m/pmo001a_1.jpg</text:p>
          </table:table-cell>
          <table:table-cell/>
          <table:table-cell office:value-type="float" office:value="1">
            <text:p>1</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1b_1.jpg</text:p>
          </table:table-cell>
          <table:table-cell/>
          <table:table-cell office:value-type="float" office:value="2">
            <text:p>2</text:p>
          </table:table-cell>
          <table:table-cell office:value-type="float" office:value="0">
            <text:p>0</text:p>
          </table:table-cell>
          <table:table-cell table:number-columns-repeated="16"/>
        </table:table-row>
        <table:table-row table:style-name="ro1">
          <table:table-cell table:number-columns-repeated="131"/>
          <table:table-cell office:value-type="float" office:value="88">
            <text:p>88</text:p>
          </table:table-cell>
          <table:table-cell office:value-type="string">
            <text:p>/p/m/pmo001t_1.jpg</text:p>
          </table:table-cell>
          <table:table-cell/>
          <table:table-cell office:value-type="float" office:value="3">
            <text:p>3</text:p>
          </table:table-cell>
          <table:table-cell office:value-type="float" office:value="0">
            <text:p>0</text:p>
          </table:table-cell>
          <table:table-cell table:number-columns-repeated="16"/>
        </table:table-row>
        <table:table-row table:style-name="ro1">
          <table:table-cell office:value-type="string">
            <text:p>Pmo001m</text:p>
          </table:table-cell>
          <table:table-cell/>
          <table:table-cell office:value-type="string">
            <text:p>Clothing</text:p>
          </table:table-cell>
          <table:table-cell office:value-type="string">
            <text:p>simple</text:p>
          </table:table-cell>
          <table:table-cell table:number-columns-repeated="5"/>
          <table:table-cell office:value-type="string">
            <text:p>Blazers</text:p>
          </table:table-cell>
          <table:table-cell table:number-columns-repeated="8"/>
          <table:table-cell office:value-type="string">
            <text:p>Black</text:p>
          </table:table-cell>
          <table:table-cell table:number-columns-repeated="2"/>
          <table:table-cell table:style-name="ce1" office:value-type="string">
            <text:p>2013-04-18 08:35:30</text:p>
          </table:table-cell>
          <table:table-cell table:number-columns-repeated="5"/>
          <table:table-cell office:value-type="string">
            <text:p>Two-button closure. Notch lapels. Front welt pockets and chest pocket. Single vent. Fully lined with interior pockets. Available in Black. Made in Italy. Wool. Dry clean.</text:p>
          </table:table-cell>
          <table:table-cell table:number-columns-repeated="2"/>
          <table:table-cell office:value-type="string">
            <text:p>Regular</text:p>
          </table:table-cell>
          <table:table-cell table:number-columns-repeated="3"/>
          <table:table-cell office:value-type="string">
            <text:p>Male</text:p>
          </table:table-cell>
          <table:table-cell table:number-columns-repeated="5"/>
          <table:table-cell office:value-type="float" office:value="0">
            <text:p>0</text:p>
          </table:table-cell>
          <table:table-cell table:number-columns-repeated="2"/>
          <table:table-cell office:value-type="string">
            <text:p>/p/m/pmo001a_1.jpg</text:p>
          </table:table-cell>
          <table:table-cell table:number-columns-repeated="18"/>
          <table:table-cell office:value-type="string">
            <text:p>Draper Suit Coat</text:p>
          </table:table-cell>
          <table:table-cell table:number-columns-repeated="5"/>
          <table:table-cell office:value-type="string">
            <text:p>Product Info Column</text:p>
          </table:table-cell>
          <table:table-cell/>
          <table:table-cell office:value-type="float" office:value="510">
            <text:p>510</text:p>
          </table:table-cell>
          <table:table-cell office:value-type="float" office:value="0">
            <text:p>0</text:p>
          </table:table-cell>
          <table:table-cell table:number-columns-repeated="2"/>
          <table:table-cell office:value-type="string">
            <text:p>A smart suit coat made from refined wool and shaped with a classic sihouette.</text:p>
          </table:table-cell>
          <table:table-cell office:value-type="string">
            <text:p>M</text:p>
          </table:table-cell>
          <table:table-cell office:value-type="string">
            <text:p>Long Sleeve</text:p>
          </table:table-cell>
          <table:table-cell office:value-type="string">
            <text:p>/p/m/pmo001t_1.jpg</text:p>
          </table:table-cell>
          <table:table-cell table:number-columns-repeated="4"/>
          <table:table-cell office:value-type="float" office:value="1">
            <text:p>1</text:p>
          </table:table-cell>
          <table:table-cell/>
          <table:table-cell office:value-type="float" office:value="2">
            <text:p>2</text:p>
          </table:table-cell>
          <table:table-cell office:value-type="string">
            <text:p>/p/m/pmo001t_1.jpg</text:p>
          </table:table-cell>
          <table:table-cell/>
          <table:table-cell table:style-name="ce1" office:value-type="string">
            <text:p>2013-04-18 08:37:43</text:p>
          </table:table-cell>
          <table:table-cell office:value-type="string">
            <text:p>draper-suit-coat</text:p>
          </table:table-cell>
          <table:table-cell office:value-type="string">
            <text:p>draper-suit-coat-811.html</text:p>
          </table:table-cell>
          <table:table-cell table:number-columns-repeated="2" office:value-type="float" office:value="1">
            <text:p>1</text:p>
          </table:table-cell>
          <table:table-cell table:number-columns-repeated="2"/>
          <table:table-cell office:value-type="float" office:value="33">
            <text:p>33</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4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min-decimal-places="2" number:min-integer-digits="1" number:grouping="true"/>
    </number:currency-style>
    <number:currency-style style:name="N104">
      <style:text-properties fo:color="#ff0000"/>
      <number:text>-</number:text>
      <number:currency-symbol number:language="en" number:country="US">$</number:currency-symbol>
      <number:number number:decimal-places="2" 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1" meta:cell-count="19876" meta:object-count="0"/>
  </office:meta>
</office:document-meta>
</file>